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co26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1.7409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7693in" fo:break-before="auto" style:use-optimal-row-height="true"/>
    </style:style>
    <style:style style:name="ro17" style:family="table-row">
      <style:table-row-properties style:row-height="1.9071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4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4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8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8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0" style:family="table-cell" style:parent-style-name="Default">
      <style:table-cell-properties fo:wrap-option="wrap" fo:border="0.0008in solid #000000"/>
    </style:style>
    <style:style style:name="ce9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9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9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4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5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6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6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7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7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">
            <text:p>2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6" office:value-type="string">
            <text:p>Remove Tien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6" office:value-type="string">
            <text:p>Update:</text:p>
            <text:p>- Remove HuongDT</text:p>
            <text:p>- Add rows to calculate no of off-work / working staffs</text:p>
          </table:table-cell>
          <table:table-cell table:style-name="ce26" office:value-type="string">
            <text:p>Thuy Le-Thi-Thanh</text:p>
          </table:table-cell>
          <table:table-cell table:style-name="ce27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6" office:value-type="string">
            <text:p>Update:</text:p>
            <text:p>- Remove Huy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6" office:value-type="string">
            <text:p>Update:</text:p>
            <text:p>- Remove LocNP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6" office:value-type="string">
            <text:p>Update:</text:p>
            <text:p>- Remove PhongV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:</text:p>
            <text:p>- Remove Viet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6" office:value-type="string">
            <text:p>Update:</text:p>
            <text:p>- Remove LocNP</text:p>
            <text:p>- Add ThoNX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">
            <text:p>1.0</text:p>
          </table:table-cell>
          <table:table-cell table:style-name="ce26" office:value-type="string">
            <text:p>Update:</text:p>
            <text:p>- Remove MinhHA, Hang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1">
            <text:p>1.1</text:p>
          </table:table-cell>
          <table:table-cell table:style-name="ce26" office:value-type="string">
            <text:p>Update:</text:p>
            <text:p>- Remove ThoNX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6" office:value-type="string">
            <text:p>Update:</text:p>
            <text:p>- Remove ChanhLH</text:p>
            <text:p>- Add ThangHM, MaiNTT, LoanN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3">
            <text:p>1.3</text:p>
          </table:table-cell>
          <table:table-cell table:style-name="ce26" office:value-type="string">
            <text:p>Update:</text:p>
            <text:p>- Remove LoanN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:</text:p>
            <text:p>- Remove ThangH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6" office:value-type="string">
            <text:p>Update:</text:p>
            <text:p>- Remove ThienTN</text:p>
            <text:p>- Add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9-03">
            <text:p>September 03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6">
            <text:p>1.6</text:p>
          </table:table-cell>
          <table:table-cell table:style-name="ce26" office:value-type="string">
            <text:p>Update:</text:p>
            <text:p>- Remove NamTD, NhuDT</text:p>
            <text:p>- Add TruyenTVC, Phuong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09-28">
            <text:p>September 28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7">
            <text:p>1.7</text:p>
          </table:table-cell>
          <table:table-cell table:style-name="ce26" office:value-type="string">
            <text:p>Update:</text:p>
            <text:p>- Remove LongNH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10-15">
            <text:p>October 1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8">
            <text:p>1.8</text:p>
          </table:table-cell>
          <table:table-cell table:style-name="ce26" office:value-type="string">
            <text:p>Update:</text:p>
            <text:p>- Remove ThaoTP</text:p>
            <text:p>- Add KienPT, ThanhBTN, CuongNH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10-30">
            <text:p>October 30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9">
            <text:p>1.9</text:p>
          </table:table-cell>
          <table:table-cell table:style-name="ce26" office:value-type="string">
            <text:p>Update:</text:p>
            <text:p>- Remove NhanNV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11-06">
            <text:p>November 0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">
            <text:p>2.0</text:p>
          </table:table-cell>
          <table:table-cell table:style-name="ce26" office:value-type="string">
            <text:p>Update:</text:p>
            <text:p>- Remove ThieuNV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11-13">
            <text:p>November 1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1">
            <text:p>2.1</text:p>
          </table:table-cell>
          <table:table-cell table:style-name="ce26" office:value-type="string">
            <text:p>Update:</text:p>
            <text:p>- Remove ThucTC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12-09">
            <text:p>December 0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2">
            <text:p>2.2</text:p>
          </table:table-cell>
          <table:table-cell table:style-name="ce26" office:value-type="string">
            <text:p>Update:</text:p>
            <text:p>- Remove Dong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5-12-11">
            <text:p>December 11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9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row table:style-name="ro10">
          <table:table-cell table:style-name="ce79" office:value-type="string">
            <text:p>Tổng hợp ngày nghỉ 2015</text:p>
          </table:table-cell>
          <table:table-cell table:style-name="ce33" table:number-columns-repeated="6"/>
          <table:table-cell table:style-name="ce87"/>
          <table:table-cell table:style-name="ce33" table:number-columns-repeated="4"/>
        </table:table-row>
        <table:table-row table:style-name="ro10" table:number-rows-repeated="4">
          <table:table-cell table:style-name="ce79"/>
          <table:table-cell table:style-name="ce33" table:number-columns-repeated="6"/>
          <table:table-cell table:style-name="ce87"/>
          <table:table-cell table:style-name="ce33" table:number-columns-repeated="4"/>
        </table:table-row>
        <table:table-row table:style-name="ro11">
          <table:table-cell table:style-name="ce80" office:value-type="string">
            <text:p>No.</text:p>
          </table:table-cell>
          <table:table-cell table:style-name="ce80" office:value-type="string">
            <text:p>Name</text:p>
          </table:table-cell>
          <table:table-cell table:style-name="ce82" office:value-type="string">
            <office:annotation draw:style-name="gr10" draw:text-style-name="P1" svg:width="3.4126in" svg:height="1.3232in" svg:x="2.9559in" svg:y="0.137in" draw:caption-point-x="-0.7689in" draw:caption-point-y="1.226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2" office:value-type="string">
            <office:annotation draw:style-name="gr2" draw:text-style-name="P1" svg:width="1.1413in" svg:height="0.5457in" svg:x="3.3161in" svg:y="0.7665in" draw:caption-point-x="-0.2402in" draw:caption-point-y="0.596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2" office:value-type="string">
            <text:p>Working To</text:p>
          </table:table-cell>
          <table:table-cell table:style-name="ce82" office:value-type="string">
            <office:annotation draw:style-name="gr3" draw:text-style-name="P1" svg:width="1.1413in" svg:height="0.7012in" svg:x="5.2969in" svg:y="0.7665in" draw:caption-point-x="-0.2622in" draw:caption-point-y="0.596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2" office:value-type="string">
            <office:annotation draw:style-name="gr2" draw:text-style-name="P1" svg:width="1.1413in" svg:height="0.5457in" svg:x="6.1638in" svg:y="0.7665in" draw:caption-point-x="-0.2402in" draw:caption-point-y="0.596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88" office:value-type="string">
            <office:annotation draw:style-name="gr4" draw:text-style-name="P1" svg:width="1.1413in" svg:height="0.3902in" svg:x="7.0528in" svg:y="0.7665in" draw:caption-point-x="-0.2402in" draw:caption-point-y="0.596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2" office:value-type="string">
            <text:p>Remaining Leave Days</text:p>
          </table:table-cell>
          <table:table-cell table:style-name="ce82" office:value-type="string">
            <text:p>Leave Days Already Subtracted From Salary</text:p>
          </table:table-cell>
          <table:table-cell table:style-name="ce82" office:value-type="string">
            <office:annotation office:display="true" draw:style-name="gr11" draw:text-style-name="P1" svg:width="1.9224in" svg:height="1.4787in" svg:x="10.9283in" svg:y="0.6496in" draw:caption-point-x="-1.4484in" draw:caption-point-y="0.713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0" office:value-type="string">
            <text:p>Notes</text:p>
          </table:table-cell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83" office:value-type="float" office:value="2.5">
            <text:p>2.5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7]);DATE(YEAR([.D7]);12;31);NOW())" office:value-type="date" office:date-value="2015-12-31">
            <text:p>12/31/15</text:p>
          </table:table-cell>
          <table:table-cell table:style-name="ce85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86" table:formula="of:=SUMPRODUCT([Thong_Tin_Ngay_Nghi_201501.$B$3:.$B$20]=[.B7];[Thong_Tin_Ngay_Nghi_201501.$C$3:.$C$20]) + SUMPRODUCT([Thong_Tin_Ngay_Nghi_201502.$B$5:.$B$26]=[.B7];[Thong_Tin_Ngay_Nghi_201502.$C$5:.$C$26])  + SUMPRODUCT([Thong_Tin_Ngay_Nghi_201503.$B$5:.$B$25]=[.B7];[Thong_Tin_Ngay_Nghi_201503.$C$5:.$C$25])" office:value-type="float" office:value="5">
            <text:p>5</text:p>
          </table:table-cell>
          <table:table-cell table:style-name="ce89" table:formula="of:=SUMPRODUCT([Thong_Tin_Ngay_Nghi_201501.$B$3:.$B$20]=[.B7];[Thong_Tin_Ngay_Nghi_201501.$C$3:.$C$20]) + SUMPRODUCT([Thong_Tin_Ngay_Nghi_201502.$B$5:.$B$26]=[.B7];[Thong_Tin_Ngay_Nghi_201502.$C$5:.$C$26])  + SUMPRODUCT([Thong_Tin_Ngay_Nghi_201503.$B$5:.$B$25]=[.B7];[Thong_Tin_Ngay_Nghi_201503.$C$5:.$C$25]) +  SUMPRODUCT([Thong_Tin_Ngay_Nghi_201504.$B$5:.$B$31]=[.B7];[Thong_Tin_Ngay_Nghi_201504.$C$5:.$C$31]) + SUMPRODUCT([Thong_Tin_Ngay_Nghi_201505.$B$5:.$B$32]=[.B7];[Thong_Tin_Ngay_Nghi_201505.$C$5:.$C$32]) + SUMPRODUCT([Thong_Tin_Ngay_Nghi_201506.$B$4:.$B$33]=[.B7];[Thong_Tin_Ngay_Nghi_201506.$C$4:.$C$33])  + SUMPRODUCT([Thong_Tin_Ngay_Nghi_201507.$B$4:.$B$38]=[.B7];[Thong_Tin_Ngay_Nghi_201507.$C$4:.$C$38]) + SUMPRODUCT([Thong_Tin_Ngay_Nghi_201508.$B$4:.$B$38]=[.B7];[Thong_Tin_Ngay_Nghi_201508.$C$4:.$C$38]) +  SUMPRODUCT([Thong_Tin_Ngay_Nghi_201509.$B$4:.$B$43]=[.B7];[Thong_Tin_Ngay_Nghi_201509.$C$4:.$C$43]) + SUMPRODUCT([Thong_Tin_Ngay_Nghi_201510.$B$4:.$B$43]=[.B7];[Thong_Tin_Ngay_Nghi_201510.$C$4:.$C$43]) + SUMPRODUCT([Thong_Tin_Ngay_Nghi_201511.$B$4:.$B$48]=[.B7];[Thong_Tin_Ngay_Nghi_201511.$C$4:.$C$48]) + SUMPRODUCT([Thong_Tin_Ngay_Nghi_201512.$B$4:.$B$48]=[.B7];[Thong_Tin_Ngay_Nghi_201512.$C$4:.$C$48])" office:value-type="float" office:value="12">
            <text:p>12</text:p>
          </table:table-cell>
          <table:table-cell table:style-name="ce83" table:formula="of:=IF(DATE(YEAR([.E7]);MONTH([.E7]);DAY([.E7]))&lt;=DATE(YEAR([.E7]);3;31); [.C7]-[.G7] + [.F7]; IF([.G7]-[.C7]&lt;0;[.G7] + [.F7] -[.H7];[.F7]+[.C7]-[.H7]))" office:value-type="float" office:value="2.5">
            <text:p>2.5</text:p>
          </table:table-cell>
          <table:table-cell table:style-name="ce83"/>
          <table:table-cell table:style-name="ce83" table:formula="of:=[.I7]+[.J7]" office:value-type="float" office:value="2.5">
            <text:p>2.5</text:p>
          </table:table-cell>
          <table:table-cell table:style-name="ce90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7-06">
            <text:p>07/06/15</text:p>
          </table:table-cell>
          <table:table-cell table:style-name="ce84" table:formula="of:=IF(YEAR(NOW())&gt;YEAR([.D8]);DATE(YEAR([.D8]);12;31);NOW())" office:value-type="date" office:date-value="2015-12-31">
            <text:p>12/31/15</text:p>
          </table:table-cell>
          <table:table-cell table:style-name="ce85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86"/>
          <table:table-cell table:style-name="ce89" table:formula="of:=SUMPRODUCT([Thong_Tin_Ngay_Nghi_201501.$B$3:.$B$20]=[.B8];[Thong_Tin_Ngay_Nghi_201501.$C$3:.$C$20]) + SUMPRODUCT([Thong_Tin_Ngay_Nghi_201502.$B$5:.$B$26]=[.B8];[Thong_Tin_Ngay_Nghi_201502.$C$5:.$C$26])  + SUMPRODUCT([Thong_Tin_Ngay_Nghi_201503.$B$5:.$B$25]=[.B8];[Thong_Tin_Ngay_Nghi_201503.$C$5:.$C$25]) +  SUMPRODUCT([Thong_Tin_Ngay_Nghi_201504.$B$5:.$B$31]=[.B8];[Thong_Tin_Ngay_Nghi_201504.$C$5:.$C$31]) + SUMPRODUCT([Thong_Tin_Ngay_Nghi_201505.$B$5:.$B$32]=[.B8];[Thong_Tin_Ngay_Nghi_201505.$C$5:.$C$32]) + SUMPRODUCT([Thong_Tin_Ngay_Nghi_201506.$B$4:.$B$33]=[.B8];[Thong_Tin_Ngay_Nghi_201506.$C$4:.$C$33])  + SUMPRODUCT([Thong_Tin_Ngay_Nghi_201507.$B$4:.$B$38]=[.B8];[Thong_Tin_Ngay_Nghi_201507.$C$4:.$C$38]) + SUMPRODUCT([Thong_Tin_Ngay_Nghi_201508.$B$4:.$B$38]=[.B8];[Thong_Tin_Ngay_Nghi_201508.$C$4:.$C$38]) +  SUMPRODUCT([Thong_Tin_Ngay_Nghi_201509.$B$4:.$B$43]=[.B8];[Thong_Tin_Ngay_Nghi_201509.$C$4:.$C$43]) + SUMPRODUCT([Thong_Tin_Ngay_Nghi_201510.$B$4:.$B$43]=[.B8];[Thong_Tin_Ngay_Nghi_201510.$C$4:.$C$43]) + SUMPRODUCT([Thong_Tin_Ngay_Nghi_201511.$B$4:.$B$48]=[.B8];[Thong_Tin_Ngay_Nghi_201511.$C$4:.$C$48]) + SUMPRODUCT([Thong_Tin_Ngay_Nghi_201512.$B$4:.$B$48]=[.B8];[Thong_Tin_Ngay_Nghi_201512.$C$4:.$C$48])" office:value-type="float" office:value="7">
            <text:p>7</text:p>
          </table:table-cell>
          <table:table-cell table:style-name="ce83" table:formula="of:=IF(DATE(YEAR([.E8]);MONTH([.E8]);DAY([.E8]))&lt;=DATE(YEAR([.E8]);3;31); [.C8]-[.G8] + [.F8]; IF([.G8]-[.C8]&lt;0;[.G8] + [.F8] -[.H8];[.F8]+[.C8]-[.H8]))" office:value-type="float" office:value="-1">
            <text:p>-1</text:p>
          </table:table-cell>
          <table:table-cell table:style-name="ce83"/>
          <table:table-cell table:style-name="ce83" table:formula="of:=[.I8]+[.J8]" office:value-type="float" office:value="-1">
            <text:p>-1</text:p>
          </table:table-cell>
          <table:table-cell table:style-name="ce90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83" office:value-type="float" office:value="8">
            <text:p>8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9]);DATE(YEAR([.D9]);12;31);NOW())" office:value-type="date" office:date-value="2015-12-31">
            <text:p>12/31/15</text:p>
          </table:table-cell>
          <table:table-cell table:style-name="ce85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86" table:formula="of:=SUMPRODUCT([Thong_Tin_Ngay_Nghi_201501.$B$3:.$B$20]=[.B9];[Thong_Tin_Ngay_Nghi_201501.$C$3:.$C$20]) + SUMPRODUCT([Thong_Tin_Ngay_Nghi_201502.$B$5:.$B$26]=[.B9];[Thong_Tin_Ngay_Nghi_201502.$C$5:.$C$26])  + SUMPRODUCT([Thong_Tin_Ngay_Nghi_201503.$B$5:.$B$25]=[.B9];[Thong_Tin_Ngay_Nghi_201503.$C$5:.$C$25])" office:value-type="float" office:value="2.5">
            <text:p>2.5</text:p>
          </table:table-cell>
          <table:table-cell table:style-name="ce89" table:formula="of:=SUMPRODUCT([Thong_Tin_Ngay_Nghi_201501.$B$3:.$B$20]=[.B9];[Thong_Tin_Ngay_Nghi_201501.$C$3:.$C$20]) + SUMPRODUCT([Thong_Tin_Ngay_Nghi_201502.$B$5:.$B$26]=[.B9];[Thong_Tin_Ngay_Nghi_201502.$C$5:.$C$26])  + SUMPRODUCT([Thong_Tin_Ngay_Nghi_201503.$B$5:.$B$25]=[.B9];[Thong_Tin_Ngay_Nghi_201503.$C$5:.$C$25]) +  SUMPRODUCT([Thong_Tin_Ngay_Nghi_201504.$B$5:.$B$31]=[.B9];[Thong_Tin_Ngay_Nghi_201504.$C$5:.$C$31]) + SUMPRODUCT([Thong_Tin_Ngay_Nghi_201505.$B$5:.$B$32]=[.B9];[Thong_Tin_Ngay_Nghi_201505.$C$5:.$C$32]) + SUMPRODUCT([Thong_Tin_Ngay_Nghi_201506.$B$4:.$B$33]=[.B9];[Thong_Tin_Ngay_Nghi_201506.$C$4:.$C$33])  + SUMPRODUCT([Thong_Tin_Ngay_Nghi_201507.$B$4:.$B$38]=[.B9];[Thong_Tin_Ngay_Nghi_201507.$C$4:.$C$38]) + SUMPRODUCT([Thong_Tin_Ngay_Nghi_201508.$B$4:.$B$38]=[.B9];[Thong_Tin_Ngay_Nghi_201508.$C$4:.$C$38]) +  SUMPRODUCT([Thong_Tin_Ngay_Nghi_201509.$B$4:.$B$43]=[.B9];[Thong_Tin_Ngay_Nghi_201509.$C$4:.$C$43]) + SUMPRODUCT([Thong_Tin_Ngay_Nghi_201510.$B$4:.$B$43]=[.B9];[Thong_Tin_Ngay_Nghi_201510.$C$4:.$C$43]) + SUMPRODUCT([Thong_Tin_Ngay_Nghi_201511.$B$4:.$B$48]=[.B9];[Thong_Tin_Ngay_Nghi_201511.$C$4:.$C$48]) + SUMPRODUCT([Thong_Tin_Ngay_Nghi_201512.$B$4:.$B$48]=[.B9];[Thong_Tin_Ngay_Nghi_201512.$C$4:.$C$48])" office:value-type="float" office:value="8">
            <text:p>8</text:p>
          </table:table-cell>
          <table:table-cell table:style-name="ce83" table:formula="of:=IF(DATE(YEAR([.E9]);MONTH([.E9]);DAY([.E9]))&lt;=DATE(YEAR([.E9]);3;31); [.C9]-[.G9] + [.F9]; IF([.G9]-[.C9]&lt;0;[.G9] + [.F9] -[.H9];[.F9]+[.C9]-[.H9]))" office:value-type="float" office:value="6.5">
            <text:p>6.5</text:p>
          </table:table-cell>
          <table:table-cell table:style-name="ce83"/>
          <table:table-cell table:style-name="ce83" table:formula="of:=[.I9]+[.J9]" office:value-type="float" office:value="6.5">
            <text:p>6.5</text:p>
          </table:table-cell>
          <table:table-cell table:style-name="ce90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11-02">
            <text:p>11/02/15</text:p>
          </table:table-cell>
          <table:table-cell table:style-name="ce84" table:formula="of:=IF(YEAR(NOW())&gt;YEAR([.D10]);DATE(YEAR([.D10]);12;31);NOW())" office:value-type="date" office:date-value="2015-12-31">
            <text:p>12/31/15</text:p>
          </table:table-cell>
          <table:table-cell table:style-name="ce85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2">
            <text:p>2</text:p>
          </table:table-cell>
          <table:table-cell table:style-name="ce86"/>
          <table:table-cell table:style-name="ce89" table:formula="of:=SUMPRODUCT([Thong_Tin_Ngay_Nghi_201501.$B$3:.$B$20]=[.B10];[Thong_Tin_Ngay_Nghi_201501.$C$3:.$C$20]) + SUMPRODUCT([Thong_Tin_Ngay_Nghi_201502.$B$5:.$B$26]=[.B10];[Thong_Tin_Ngay_Nghi_201502.$C$5:.$C$26])  + SUMPRODUCT([Thong_Tin_Ngay_Nghi_201503.$B$5:.$B$25]=[.B10];[Thong_Tin_Ngay_Nghi_201503.$C$5:.$C$25]) +  SUMPRODUCT([Thong_Tin_Ngay_Nghi_201504.$B$5:.$B$31]=[.B10];[Thong_Tin_Ngay_Nghi_201504.$C$5:.$C$31]) + SUMPRODUCT([Thong_Tin_Ngay_Nghi_201505.$B$5:.$B$32]=[.B10];[Thong_Tin_Ngay_Nghi_201505.$C$5:.$C$32]) + SUMPRODUCT([Thong_Tin_Ngay_Nghi_201506.$B$4:.$B$33]=[.B10];[Thong_Tin_Ngay_Nghi_201506.$C$4:.$C$33])  + SUMPRODUCT([Thong_Tin_Ngay_Nghi_201507.$B$4:.$B$38]=[.B10];[Thong_Tin_Ngay_Nghi_201507.$C$4:.$C$38]) + SUMPRODUCT([Thong_Tin_Ngay_Nghi_201508.$B$4:.$B$38]=[.B10];[Thong_Tin_Ngay_Nghi_201508.$C$4:.$C$38]) +  SUMPRODUCT([Thong_Tin_Ngay_Nghi_201509.$B$4:.$B$43]=[.B10];[Thong_Tin_Ngay_Nghi_201509.$C$4:.$C$43]) + SUMPRODUCT([Thong_Tin_Ngay_Nghi_201510.$B$4:.$B$43]=[.B10];[Thong_Tin_Ngay_Nghi_201510.$C$4:.$C$43]) + SUMPRODUCT([Thong_Tin_Ngay_Nghi_201511.$B$4:.$B$48]=[.B10];[Thong_Tin_Ngay_Nghi_201511.$C$4:.$C$48]) + SUMPRODUCT([Thong_Tin_Ngay_Nghi_201512.$B$4:.$B$48]=[.B10];[Thong_Tin_Ngay_Nghi_201512.$C$4:.$C$48])" office:value-type="float" office:value="0">
            <text:p>0</text:p>
          </table:table-cell>
          <table:table-cell table:style-name="ce83" table:formula="of:=IF(DATE(YEAR([.E10]);MONTH([.E10]);DAY([.E10]))&lt;=DATE(YEAR([.E10]);3;31); [.C10]-[.G10] + [.F10]; IF([.G10]-[.C10]&lt;0;[.G10] + [.F10] -[.H10];[.F10]+[.C10]-[.H10]))" office:value-type="float" office:value="2">
            <text:p>2</text:p>
          </table:table-cell>
          <table:table-cell table:style-name="ce83"/>
          <table:table-cell table:style-name="ce83" table:formula="of:=[.I10]+[.J10]" office:value-type="float" office:value="2">
            <text:p>2</text:p>
          </table:table-cell>
          <table:table-cell table:style-name="ce90"/>
        </table:table-row>
        <table:table-row table:style-name="ro12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83" office:value-type="float" office:value="2">
            <text:p>2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11]);DATE(YEAR([.D11]);12;31);NOW())" office:value-type="date" office:date-value="2015-12-31">
            <text:p>12/31/15</text:p>
          </table:table-cell>
          <table:table-cell table:style-name="ce85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86" table:formula="of:=SUMPRODUCT([Thong_Tin_Ngay_Nghi_201501.$B$3:.$B$20]=[.B11];[Thong_Tin_Ngay_Nghi_201501.$C$3:.$C$20]) + SUMPRODUCT([Thong_Tin_Ngay_Nghi_201502.$B$5:.$B$26]=[.B11];[Thong_Tin_Ngay_Nghi_201502.$C$5:.$C$26])  + SUMPRODUCT([Thong_Tin_Ngay_Nghi_201503.$B$5:.$B$25]=[.B11];[Thong_Tin_Ngay_Nghi_201503.$C$5:.$C$25])" office:value-type="float" office:value="8.5">
            <text:p>8.5</text:p>
          </table:table-cell>
          <table:table-cell table:style-name="ce89" table:formula="of:=SUMPRODUCT([Thong_Tin_Ngay_Nghi_201501.$B$3:.$B$20]=[.B11];[Thong_Tin_Ngay_Nghi_201501.$C$3:.$C$20]) + SUMPRODUCT([Thong_Tin_Ngay_Nghi_201502.$B$5:.$B$26]=[.B11];[Thong_Tin_Ngay_Nghi_201502.$C$5:.$C$26])  + SUMPRODUCT([Thong_Tin_Ngay_Nghi_201503.$B$5:.$B$25]=[.B11];[Thong_Tin_Ngay_Nghi_201503.$C$5:.$C$25]) +  SUMPRODUCT([Thong_Tin_Ngay_Nghi_201504.$B$5:.$B$31]=[.B11];[Thong_Tin_Ngay_Nghi_201504.$C$5:.$C$31]) + SUMPRODUCT([Thong_Tin_Ngay_Nghi_201505.$B$5:.$B$32]=[.B11];[Thong_Tin_Ngay_Nghi_201505.$C$5:.$C$32]) + SUMPRODUCT([Thong_Tin_Ngay_Nghi_201506.$B$4:.$B$33]=[.B11];[Thong_Tin_Ngay_Nghi_201506.$C$4:.$C$33])  + SUMPRODUCT([Thong_Tin_Ngay_Nghi_201507.$B$4:.$B$38]=[.B11];[Thong_Tin_Ngay_Nghi_201507.$C$4:.$C$38]) + SUMPRODUCT([Thong_Tin_Ngay_Nghi_201508.$B$4:.$B$38]=[.B11];[Thong_Tin_Ngay_Nghi_201508.$C$4:.$C$38]) +  SUMPRODUCT([Thong_Tin_Ngay_Nghi_201509.$B$4:.$B$43]=[.B11];[Thong_Tin_Ngay_Nghi_201509.$C$4:.$C$43]) + SUMPRODUCT([Thong_Tin_Ngay_Nghi_201510.$B$4:.$B$43]=[.B11];[Thong_Tin_Ngay_Nghi_201510.$C$4:.$C$43]) + SUMPRODUCT([Thong_Tin_Ngay_Nghi_201511.$B$4:.$B$48]=[.B11];[Thong_Tin_Ngay_Nghi_201511.$C$4:.$C$48]) + SUMPRODUCT([Thong_Tin_Ngay_Nghi_201512.$B$4:.$B$48]=[.B11];[Thong_Tin_Ngay_Nghi_201512.$C$4:.$C$48])" office:value-type="float" office:value="25">
            <text:p>25</text:p>
          </table:table-cell>
          <table:table-cell table:style-name="ce83" table:formula="of:=IF(DATE(YEAR([.E11]);MONTH([.E11]);DAY([.E11]))&lt;=DATE(YEAR([.E11]);3;31); [.C11]-[.G11] + [.F11]; IF([.G11]-[.C11]&lt;0;[.G11] + [.F11] -[.H11];[.F11]+[.C11]-[.H11]))" office:value-type="float" office:value="-11">
            <text:p>-11</text:p>
          </table:table-cell>
          <table:table-cell table:style-name="ce83" table:formula="of:=3.5+3.5+3" office:value-type="float" office:value="10">
            <text:p>10</text:p>
          </table:table-cell>
          <table:table-cell table:style-name="ce83" table:formula="of:=[.I11]+[.J11]" office:value-type="float" office:value="-1">
            <text:p>-1</text:p>
          </table:table-cell>
          <table:table-cell table:style-name="ce90" office:value-type="string">
            <text:p>- Đã trừ 3.5 ngày nghỉ vào lương T3</text:p>
            <text:p>- Đã trừ 3.5 ngày nghỉ vào lương T9</text:p>
            <text:p>- Đã trừ 3 ngày nghỉ vào lương T10</text:p>
            <text:p/>
            <text:p>=&gt; ko trừ ngày này vào phép nữa</text:p>
          </table:table-cell>
        </table:table-row>
        <table:table-row table:style-name="ro13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5-13">
            <text:p>05/13/15</text:p>
          </table:table-cell>
          <table:table-cell table:style-name="ce84" table:formula="of:=IF(YEAR(NOW())&gt;YEAR([.D12]);DATE(YEAR([.D12]);12;31);NOW())" office:value-type="date" office:date-value="2015-12-31">
            <text:p>12/31/15</text:p>
          </table:table-cell>
          <table:table-cell table:style-name="ce85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86"/>
          <table:table-cell table:style-name="ce89" table:formula="of:=SUMPRODUCT([Thong_Tin_Ngay_Nghi_201501.$B$3:.$B$20]=[.B12];[Thong_Tin_Ngay_Nghi_201501.$C$3:.$C$20]) + SUMPRODUCT([Thong_Tin_Ngay_Nghi_201502.$B$5:.$B$26]=[.B12];[Thong_Tin_Ngay_Nghi_201502.$C$5:.$C$26])  + SUMPRODUCT([Thong_Tin_Ngay_Nghi_201503.$B$5:.$B$25]=[.B12];[Thong_Tin_Ngay_Nghi_201503.$C$5:.$C$25]) +  SUMPRODUCT([Thong_Tin_Ngay_Nghi_201504.$B$5:.$B$31]=[.B12];[Thong_Tin_Ngay_Nghi_201504.$C$5:.$C$31]) + SUMPRODUCT([Thong_Tin_Ngay_Nghi_201505.$B$5:.$B$32]=[.B12];[Thong_Tin_Ngay_Nghi_201505.$C$5:.$C$32]) + SUMPRODUCT([Thong_Tin_Ngay_Nghi_201506.$B$4:.$B$33]=[.B12];[Thong_Tin_Ngay_Nghi_201506.$C$4:.$C$33])  + SUMPRODUCT([Thong_Tin_Ngay_Nghi_201507.$B$4:.$B$38]=[.B12];[Thong_Tin_Ngay_Nghi_201507.$C$4:.$C$38]) + SUMPRODUCT([Thong_Tin_Ngay_Nghi_201508.$B$4:.$B$38]=[.B12];[Thong_Tin_Ngay_Nghi_201508.$C$4:.$C$38]) +  SUMPRODUCT([Thong_Tin_Ngay_Nghi_201509.$B$4:.$B$43]=[.B12];[Thong_Tin_Ngay_Nghi_201509.$C$4:.$C$43]) + SUMPRODUCT([Thong_Tin_Ngay_Nghi_201510.$B$4:.$B$43]=[.B12];[Thong_Tin_Ngay_Nghi_201510.$C$4:.$C$43]) + SUMPRODUCT([Thong_Tin_Ngay_Nghi_201511.$B$4:.$B$48]=[.B12];[Thong_Tin_Ngay_Nghi_201511.$C$4:.$C$48]) + SUMPRODUCT([Thong_Tin_Ngay_Nghi_201512.$B$4:.$B$48]=[.B12];[Thong_Tin_Ngay_Nghi_201512.$C$4:.$C$48])" office:value-type="float" office:value="4">
            <text:p>4</text:p>
          </table:table-cell>
          <table:table-cell table:style-name="ce83" table:formula="of:=IF(DATE(YEAR([.E12]);MONTH([.E12]);DAY([.E12]))&lt;=DATE(YEAR([.E12]);3;31); [.C12]-[.G12] + [.F12]; IF([.G12]-[.C12]&lt;0;[.G12] + [.F12] -[.H12];[.F12]+[.C12]-[.H12]))" office:value-type="float" office:value="4">
            <text:p>4</text:p>
          </table:table-cell>
          <table:table-cell table:style-name="ce83" table:formula="of:=1+1.5+1" office:value-type="float" office:value="3.5">
            <text:p>3.5</text:p>
          </table:table-cell>
          <table:table-cell table:style-name="ce83" table:formula="of:=[.I12]+[.J12]" office:value-type="float" office:value="7.5">
            <text:p>7.5</text:p>
          </table:table-cell>
          <table:table-cell table:style-name="ce90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</table:table-row>
        <table:table-row table:style-name="ro14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4-20">
            <text:p>04/20/15</text:p>
          </table:table-cell>
          <table:table-cell table:style-name="ce84" table:formula="of:=IF(YEAR(NOW())&gt;YEAR([.D13]);DATE(YEAR([.D13]);12;31);NOW())" office:value-type="date" office:date-value="2015-12-31">
            <text:p>12/31/15</text:p>
          </table:table-cell>
          <table:table-cell table:style-name="ce85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86"/>
          <table:table-cell table:style-name="ce89" table:formula="of:=SUMPRODUCT([Thong_Tin_Ngay_Nghi_201501.$B$3:.$B$20]=[.B13];[Thong_Tin_Ngay_Nghi_201501.$C$3:.$C$20]) + SUMPRODUCT([Thong_Tin_Ngay_Nghi_201502.$B$5:.$B$26]=[.B13];[Thong_Tin_Ngay_Nghi_201502.$C$5:.$C$26])  + SUMPRODUCT([Thong_Tin_Ngay_Nghi_201503.$B$5:.$B$25]=[.B13];[Thong_Tin_Ngay_Nghi_201503.$C$5:.$C$25]) +  SUMPRODUCT([Thong_Tin_Ngay_Nghi_201504.$B$5:.$B$31]=[.B13];[Thong_Tin_Ngay_Nghi_201504.$C$5:.$C$31]) + SUMPRODUCT([Thong_Tin_Ngay_Nghi_201505.$B$5:.$B$32]=[.B13];[Thong_Tin_Ngay_Nghi_201505.$C$5:.$C$32]) + SUMPRODUCT([Thong_Tin_Ngay_Nghi_201506.$B$4:.$B$33]=[.B13];[Thong_Tin_Ngay_Nghi_201506.$C$4:.$C$33])  + SUMPRODUCT([Thong_Tin_Ngay_Nghi_201507.$B$4:.$B$38]=[.B13];[Thong_Tin_Ngay_Nghi_201507.$C$4:.$C$38]) + SUMPRODUCT([Thong_Tin_Ngay_Nghi_201508.$B$4:.$B$38]=[.B13];[Thong_Tin_Ngay_Nghi_201508.$C$4:.$C$38]) +  SUMPRODUCT([Thong_Tin_Ngay_Nghi_201509.$B$4:.$B$43]=[.B13];[Thong_Tin_Ngay_Nghi_201509.$C$4:.$C$43]) + SUMPRODUCT([Thong_Tin_Ngay_Nghi_201510.$B$4:.$B$43]=[.B13];[Thong_Tin_Ngay_Nghi_201510.$C$4:.$C$43]) + SUMPRODUCT([Thong_Tin_Ngay_Nghi_201511.$B$4:.$B$48]=[.B13];[Thong_Tin_Ngay_Nghi_201511.$C$4:.$C$48]) + SUMPRODUCT([Thong_Tin_Ngay_Nghi_201512.$B$4:.$B$48]=[.B13];[Thong_Tin_Ngay_Nghi_201512.$C$4:.$C$48])" office:value-type="float" office:value="5">
            <text:p>5</text:p>
          </table:table-cell>
          <table:table-cell table:style-name="ce83" table:formula="of:=IF(DATE(YEAR([.E13]);MONTH([.E13]);DAY([.E13]))&lt;=DATE(YEAR([.E13]);3;31); [.C13]-[.G13] + [.F13]; IF([.G13]-[.C13]&lt;0;[.G13] + [.F13] -[.H13];[.F13]+[.C13]-[.H13]))" office:value-type="float" office:value="3">
            <text:p>3</text:p>
          </table:table-cell>
          <table:table-cell table:style-name="ce83" office:value-type="float" office:value="1">
            <text:p>1</text:p>
          </table:table-cell>
          <table:table-cell table:style-name="ce83" table:formula="of:=[.I13]+[.J13]" office:value-type="float" office:value="4">
            <text:p>4</text:p>
          </table:table-cell>
          <table:table-cell table:style-name="ce90" office:value-type="string">
            <text:p>- Đã trừ 1 ngày nghỉ vào lương T6</text:p>
            <text:p/>
            <text:p>=&gt; ko trừ ngày này vào phép nữa</text:p>
          </table:table-cell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83" office:value-type="float" office:value="1">
            <text:p>1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14]);DATE(YEAR([.D14]);12;31);NOW())" office:value-type="date" office:date-value="2015-12-31">
            <text:p>12/31/15</text:p>
          </table:table-cell>
          <table:table-cell table:style-name="ce85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2">
            <text:p>12</text:p>
          </table:table-cell>
          <table:table-cell table:style-name="ce86" table:formula="of:=SUMPRODUCT([Thong_Tin_Ngay_Nghi_201501.$B$3:.$B$20]=[.B14];[Thong_Tin_Ngay_Nghi_201501.$C$3:.$C$20]) + SUMPRODUCT([Thong_Tin_Ngay_Nghi_201502.$B$5:.$B$26]=[.B14];[Thong_Tin_Ngay_Nghi_201502.$C$5:.$C$26])  + SUMPRODUCT([Thong_Tin_Ngay_Nghi_201503.$B$5:.$B$25]=[.B14];[Thong_Tin_Ngay_Nghi_201503.$C$5:.$C$25])" office:value-type="float" office:value="3">
            <text:p>3</text:p>
          </table:table-cell>
          <table:table-cell table:style-name="ce89" table:formula="of:=SUMPRODUCT([Thong_Tin_Ngay_Nghi_201501.$B$3:.$B$20]=[.B14];[Thong_Tin_Ngay_Nghi_201501.$C$3:.$C$20]) + SUMPRODUCT([Thong_Tin_Ngay_Nghi_201502.$B$5:.$B$26]=[.B14];[Thong_Tin_Ngay_Nghi_201502.$C$5:.$C$26])  + SUMPRODUCT([Thong_Tin_Ngay_Nghi_201503.$B$5:.$B$25]=[.B14];[Thong_Tin_Ngay_Nghi_201503.$C$5:.$C$25]) +  SUMPRODUCT([Thong_Tin_Ngay_Nghi_201504.$B$5:.$B$31]=[.B14];[Thong_Tin_Ngay_Nghi_201504.$C$5:.$C$31]) + SUMPRODUCT([Thong_Tin_Ngay_Nghi_201505.$B$5:.$B$32]=[.B14];[Thong_Tin_Ngay_Nghi_201505.$C$5:.$C$32]) + SUMPRODUCT([Thong_Tin_Ngay_Nghi_201506.$B$4:.$B$33]=[.B14];[Thong_Tin_Ngay_Nghi_201506.$C$4:.$C$33])  + SUMPRODUCT([Thong_Tin_Ngay_Nghi_201507.$B$4:.$B$38]=[.B14];[Thong_Tin_Ngay_Nghi_201507.$C$4:.$C$38]) + SUMPRODUCT([Thong_Tin_Ngay_Nghi_201508.$B$4:.$B$38]=[.B14];[Thong_Tin_Ngay_Nghi_201508.$C$4:.$C$38]) +  SUMPRODUCT([Thong_Tin_Ngay_Nghi_201509.$B$4:.$B$43]=[.B14];[Thong_Tin_Ngay_Nghi_201509.$C$4:.$C$43]) + SUMPRODUCT([Thong_Tin_Ngay_Nghi_201510.$B$4:.$B$43]=[.B14];[Thong_Tin_Ngay_Nghi_201510.$C$4:.$C$43]) + SUMPRODUCT([Thong_Tin_Ngay_Nghi_201511.$B$4:.$B$48]=[.B14];[Thong_Tin_Ngay_Nghi_201511.$C$4:.$C$48]) + SUMPRODUCT([Thong_Tin_Ngay_Nghi_201512.$B$4:.$B$48]=[.B14];[Thong_Tin_Ngay_Nghi_201512.$C$4:.$C$48])" office:value-type="float" office:value="7.5">
            <text:p>7.5</text:p>
          </table:table-cell>
          <table:table-cell table:style-name="ce83" table:formula="of:=IF(DATE(YEAR([.E14]);MONTH([.E14]);DAY([.E14]))&lt;=DATE(YEAR([.E14]);3;31); [.C14]-[.G14] + [.F14]; IF([.G14]-[.C14]&lt;0;[.G14] + [.F14] -[.H14];[.F14]+[.C14]-[.H14]))" office:value-type="float" office:value="5.5">
            <text:p>5.5</text:p>
          </table:table-cell>
          <table:table-cell table:style-name="ce83"/>
          <table:table-cell table:style-name="ce83" table:formula="of:=[.I14]+[.J14]" office:value-type="float" office:value="5.5">
            <text:p>5.5</text:p>
          </table:table-cell>
          <table:table-cell table:style-name="ce90"/>
        </table:table-row>
        <table:table-row table:style-name="ro12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4-01">
            <text:p>04/01/15</text:p>
          </table:table-cell>
          <table:table-cell table:style-name="ce84" table:formula="of:=IF(YEAR(NOW())&gt;YEAR([.D15]);DATE(YEAR([.D15]);12;31);NOW())" office:value-type="date" office:date-value="2015-12-31">
            <text:p>12/31/15</text:p>
          </table:table-cell>
          <table:table-cell table:style-name="ce85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9">
            <text:p>9</text:p>
          </table:table-cell>
          <table:table-cell table:style-name="ce86" table:formula="of:=SUMPRODUCT([Thong_Tin_Ngay_Nghi_201501.$B$3:.$B$20]=[.B15];[Thong_Tin_Ngay_Nghi_201501.$C$3:.$C$20]) + SUMPRODUCT([Thong_Tin_Ngay_Nghi_201502.$B$5:.$B$26]=[.B15];[Thong_Tin_Ngay_Nghi_201502.$C$5:.$C$26])  + SUMPRODUCT([Thong_Tin_Ngay_Nghi_201503.$B$5:.$B$25]=[.B15];[Thong_Tin_Ngay_Nghi_201503.$C$5:.$C$25])" office:value-type="float" office:value="0">
            <text:p>0</text:p>
          </table:table-cell>
          <table:table-cell table:style-name="ce89" table:formula="of:=SUMPRODUCT([Thong_Tin_Ngay_Nghi_201501.$B$3:.$B$20]=[.B15];[Thong_Tin_Ngay_Nghi_201501.$C$3:.$C$20]) + SUMPRODUCT([Thong_Tin_Ngay_Nghi_201502.$B$5:.$B$26]=[.B15];[Thong_Tin_Ngay_Nghi_201502.$C$5:.$C$26])  + SUMPRODUCT([Thong_Tin_Ngay_Nghi_201503.$B$5:.$B$25]=[.B15];[Thong_Tin_Ngay_Nghi_201503.$C$5:.$C$25]) +  SUMPRODUCT([Thong_Tin_Ngay_Nghi_201504.$B$5:.$B$31]=[.B15];[Thong_Tin_Ngay_Nghi_201504.$C$5:.$C$31]) + SUMPRODUCT([Thong_Tin_Ngay_Nghi_201505.$B$5:.$B$32]=[.B15];[Thong_Tin_Ngay_Nghi_201505.$C$5:.$C$32]) + SUMPRODUCT([Thong_Tin_Ngay_Nghi_201506.$B$4:.$B$33]=[.B15];[Thong_Tin_Ngay_Nghi_201506.$C$4:.$C$33])  + SUMPRODUCT([Thong_Tin_Ngay_Nghi_201507.$B$4:.$B$38]=[.B15];[Thong_Tin_Ngay_Nghi_201507.$C$4:.$C$38]) + SUMPRODUCT([Thong_Tin_Ngay_Nghi_201508.$B$4:.$B$38]=[.B15];[Thong_Tin_Ngay_Nghi_201508.$C$4:.$C$38]) +  SUMPRODUCT([Thong_Tin_Ngay_Nghi_201509.$B$4:.$B$43]=[.B15];[Thong_Tin_Ngay_Nghi_201509.$C$4:.$C$43]) + SUMPRODUCT([Thong_Tin_Ngay_Nghi_201510.$B$4:.$B$43]=[.B15];[Thong_Tin_Ngay_Nghi_201510.$C$4:.$C$43]) + SUMPRODUCT([Thong_Tin_Ngay_Nghi_201511.$B$4:.$B$48]=[.B15];[Thong_Tin_Ngay_Nghi_201511.$C$4:.$C$48]) + SUMPRODUCT([Thong_Tin_Ngay_Nghi_201512.$B$4:.$B$48]=[.B15];[Thong_Tin_Ngay_Nghi_201512.$C$4:.$C$48])" office:value-type="float" office:value="22">
            <text:p>22</text:p>
          </table:table-cell>
          <table:table-cell table:style-name="ce83" table:formula="of:=IF(DATE(YEAR([.E15]);MONTH([.E15]);DAY([.E15]))&lt;=DATE(YEAR([.E15]);3;31); [.C15]-[.G15] + [.F15]; IF([.G15]-[.C15]&lt;0;[.G15] + [.F15] -[.H15];[.F15]+[.C15]-[.H15]))" office:value-type="float" office:value="-13">
            <text:p>-13</text:p>
          </table:table-cell>
          <table:table-cell table:style-name="ce83" table:formula="of:=3.5+3+5.5" office:value-type="float" office:value="12">
            <text:p>12</text:p>
          </table:table-cell>
          <table:table-cell table:style-name="ce83" table:formula="of:=[.I15]+[.J15]" office:value-type="float" office:value="-1">
            <text:p>-1</text:p>
          </table:table-cell>
          <table:table-cell table:style-name="ce90" office:value-type="string">
            <text:p>- Đã trừ 3.5 ngày nghỉ vào lương T4</text:p>
            <text:p>- Đã trừ 3 ngày nghỉ vào lương T5</text:p>
            <text:p>- Đã trừ 5.5 ngày nghỉ vào lương T12</text:p>
            <text:p/>
            <text:p>=&gt; ko trừ ngày này vào phép nữa</text:p>
          </table:table-cell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16]);DATE(YEAR([.D16]);12;31);NOW())" office:value-type="date" office:date-value="2015-12-31">
            <text:p>12/31/15</text:p>
          </table:table-cell>
          <table:table-cell table:style-name="ce85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86" table:formula="of:=SUMPRODUCT([Thong_Tin_Ngay_Nghi_201501.$B$3:.$B$20]=[.B16];[Thong_Tin_Ngay_Nghi_201501.$C$3:.$C$20]) + SUMPRODUCT([Thong_Tin_Ngay_Nghi_201502.$B$5:.$B$26]=[.B16];[Thong_Tin_Ngay_Nghi_201502.$C$5:.$C$26])  + SUMPRODUCT([Thong_Tin_Ngay_Nghi_201503.$B$5:.$B$25]=[.B16];[Thong_Tin_Ngay_Nghi_201503.$C$5:.$C$25])" office:value-type="float" office:value="7">
            <text:p>7</text:p>
          </table:table-cell>
          <table:table-cell table:style-name="ce89" table:formula="of:=SUMPRODUCT([Thong_Tin_Ngay_Nghi_201501.$B$3:.$B$20]=[.B16];[Thong_Tin_Ngay_Nghi_201501.$C$3:.$C$20]) + SUMPRODUCT([Thong_Tin_Ngay_Nghi_201502.$B$5:.$B$26]=[.B16];[Thong_Tin_Ngay_Nghi_201502.$C$5:.$C$26])  + SUMPRODUCT([Thong_Tin_Ngay_Nghi_201503.$B$5:.$B$25]=[.B16];[Thong_Tin_Ngay_Nghi_201503.$C$5:.$C$25]) +  SUMPRODUCT([Thong_Tin_Ngay_Nghi_201504.$B$5:.$B$31]=[.B16];[Thong_Tin_Ngay_Nghi_201504.$C$5:.$C$31]) + SUMPRODUCT([Thong_Tin_Ngay_Nghi_201505.$B$5:.$B$32]=[.B16];[Thong_Tin_Ngay_Nghi_201505.$C$5:.$C$32]) + SUMPRODUCT([Thong_Tin_Ngay_Nghi_201506.$B$4:.$B$33]=[.B16];[Thong_Tin_Ngay_Nghi_201506.$C$4:.$C$33])  + SUMPRODUCT([Thong_Tin_Ngay_Nghi_201507.$B$4:.$B$38]=[.B16];[Thong_Tin_Ngay_Nghi_201507.$C$4:.$C$38]) + SUMPRODUCT([Thong_Tin_Ngay_Nghi_201508.$B$4:.$B$38]=[.B16];[Thong_Tin_Ngay_Nghi_201508.$C$4:.$C$38]) +  SUMPRODUCT([Thong_Tin_Ngay_Nghi_201509.$B$4:.$B$43]=[.B16];[Thong_Tin_Ngay_Nghi_201509.$C$4:.$C$43]) + SUMPRODUCT([Thong_Tin_Ngay_Nghi_201510.$B$4:.$B$43]=[.B16];[Thong_Tin_Ngay_Nghi_201510.$C$4:.$C$43]) + SUMPRODUCT([Thong_Tin_Ngay_Nghi_201511.$B$4:.$B$48]=[.B16];[Thong_Tin_Ngay_Nghi_201511.$C$4:.$C$48]) + SUMPRODUCT([Thong_Tin_Ngay_Nghi_201512.$B$4:.$B$48]=[.B16];[Thong_Tin_Ngay_Nghi_201512.$C$4:.$C$48])" office:value-type="float" office:value="21.5">
            <text:p>21.5</text:p>
          </table:table-cell>
          <table:table-cell table:style-name="ce83" table:formula="of:=IF(DATE(YEAR([.E16]);MONTH([.E16]);DAY([.E16]))&lt;=DATE(YEAR([.E16]);3;31); [.C16]-[.G16] + [.F16]; IF([.G16]-[.C16]&lt;0;[.G16] + [.F16] -[.H16];[.F16]+[.C16]-[.H16]))" office:value-type="float" office:value="-9.5">
            <text:p>-9.5</text:p>
          </table:table-cell>
          <table:table-cell table:style-name="ce83"/>
          <table:table-cell table:style-name="ce83" table:formula="of:=[.I16]+[.J16]" office:value-type="float" office:value="-9.5">
            <text:p>-9.5</text:p>
          </table:table-cell>
          <table:table-cell table:style-name="ce90"/>
        </table:table-row>
        <table:table-row table:style-name="ro15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9-16">
            <text:p>09/16/15</text:p>
          </table:table-cell>
          <table:table-cell table:style-name="ce84" table:formula="of:=IF(YEAR(NOW())&gt;YEAR([.D17]);DATE(YEAR([.D17]);12;31);NOW())" office:value-type="date" office:date-value="2015-12-31">
            <text:p>12/31/15</text:p>
          </table:table-cell>
          <table:table-cell table:style-name="ce85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86"/>
          <table:table-cell table:style-name="ce89" table:formula="of:=SUMPRODUCT([Thong_Tin_Ngay_Nghi_201501.$B$3:.$B$20]=[.B17];[Thong_Tin_Ngay_Nghi_201501.$C$3:.$C$20]) + SUMPRODUCT([Thong_Tin_Ngay_Nghi_201502.$B$5:.$B$26]=[.B17];[Thong_Tin_Ngay_Nghi_201502.$C$5:.$C$26])  + SUMPRODUCT([Thong_Tin_Ngay_Nghi_201503.$B$5:.$B$25]=[.B17];[Thong_Tin_Ngay_Nghi_201503.$C$5:.$C$25]) +  SUMPRODUCT([Thong_Tin_Ngay_Nghi_201504.$B$5:.$B$31]=[.B17];[Thong_Tin_Ngay_Nghi_201504.$C$5:.$C$31]) + SUMPRODUCT([Thong_Tin_Ngay_Nghi_201505.$B$5:.$B$32]=[.B17];[Thong_Tin_Ngay_Nghi_201505.$C$5:.$C$32]) + SUMPRODUCT([Thong_Tin_Ngay_Nghi_201506.$B$4:.$B$33]=[.B17];[Thong_Tin_Ngay_Nghi_201506.$C$4:.$C$33])  + SUMPRODUCT([Thong_Tin_Ngay_Nghi_201507.$B$4:.$B$38]=[.B17];[Thong_Tin_Ngay_Nghi_201507.$C$4:.$C$38]) + SUMPRODUCT([Thong_Tin_Ngay_Nghi_201508.$B$4:.$B$38]=[.B17];[Thong_Tin_Ngay_Nghi_201508.$C$4:.$C$38]) +  SUMPRODUCT([Thong_Tin_Ngay_Nghi_201509.$B$4:.$B$43]=[.B17];[Thong_Tin_Ngay_Nghi_201509.$C$4:.$C$43]) + SUMPRODUCT([Thong_Tin_Ngay_Nghi_201510.$B$4:.$B$43]=[.B17];[Thong_Tin_Ngay_Nghi_201510.$C$4:.$C$43]) + SUMPRODUCT([Thong_Tin_Ngay_Nghi_201511.$B$4:.$B$48]=[.B17];[Thong_Tin_Ngay_Nghi_201511.$C$4:.$C$48]) + SUMPRODUCT([Thong_Tin_Ngay_Nghi_201512.$B$4:.$B$48]=[.B17];[Thong_Tin_Ngay_Nghi_201512.$C$4:.$C$48])" office:value-type="float" office:value="2.5">
            <text:p>2.5</text:p>
          </table:table-cell>
          <table:table-cell table:style-name="ce83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style-name="ce83" table:formula="of:=1+0.5" office:value-type="float" office:value="1.5">
            <text:p>1.5</text:p>
          </table:table-cell>
          <table:table-cell table:style-name="ce83" table:formula="of:=[.I17]+[.J17]" office:value-type="float" office:value="3">
            <text:p>3</text:p>
          </table:table-cell>
          <table:table-cell table:style-name="ce90" office:value-type="string">
            <text:p>- Đã trừ 1ngày nghỉ vào lương T10</text:p>
            <text:p>- Đã trừ 0.5 ngày nghỉ vào lương T11</text:p>
            <text:p>=&gt; ko trừ ngày này vào phép nữa</text:p>
          </table:table-cell>
        </table:table-row>
        <table:table-row table:style-name="ro14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4-01">
            <text:p>04/01/15</text:p>
          </table:table-cell>
          <table:table-cell table:style-name="ce84" table:formula="of:=IF(YEAR(NOW())&gt;YEAR([.D18]);DATE(YEAR([.D18]);12;31);NOW())" office:value-type="date" office:date-value="2015-12-31">
            <text:p>12/31/15</text:p>
          </table:table-cell>
          <table:table-cell table:style-name="ce85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9">
            <text:p>9</text:p>
          </table:table-cell>
          <table:table-cell table:style-name="ce86" table:formula="of:=SUMPRODUCT([Thong_Tin_Ngay_Nghi_201501.$B$3:.$B$20]=[.B18];[Thong_Tin_Ngay_Nghi_201501.$C$3:.$C$20]) + SUMPRODUCT([Thong_Tin_Ngay_Nghi_201502.$B$5:.$B$26]=[.B18];[Thong_Tin_Ngay_Nghi_201502.$C$5:.$C$26])  + SUMPRODUCT([Thong_Tin_Ngay_Nghi_201503.$B$5:.$B$25]=[.B18];[Thong_Tin_Ngay_Nghi_201503.$C$5:.$C$25])" office:value-type="float" office:value="0">
            <text:p>0</text:p>
          </table:table-cell>
          <table:table-cell table:style-name="ce89" table:formula="of:=SUMPRODUCT([Thong_Tin_Ngay_Nghi_201501.$B$3:.$B$20]=[.B18];[Thong_Tin_Ngay_Nghi_201501.$C$3:.$C$20]) + SUMPRODUCT([Thong_Tin_Ngay_Nghi_201502.$B$5:.$B$26]=[.B18];[Thong_Tin_Ngay_Nghi_201502.$C$5:.$C$26])  + SUMPRODUCT([Thong_Tin_Ngay_Nghi_201503.$B$5:.$B$25]=[.B18];[Thong_Tin_Ngay_Nghi_201503.$C$5:.$C$25]) +  SUMPRODUCT([Thong_Tin_Ngay_Nghi_201504.$B$5:.$B$31]=[.B18];[Thong_Tin_Ngay_Nghi_201504.$C$5:.$C$31]) + SUMPRODUCT([Thong_Tin_Ngay_Nghi_201505.$B$5:.$B$32]=[.B18];[Thong_Tin_Ngay_Nghi_201505.$C$5:.$C$32]) + SUMPRODUCT([Thong_Tin_Ngay_Nghi_201506.$B$4:.$B$33]=[.B18];[Thong_Tin_Ngay_Nghi_201506.$C$4:.$C$33])  + SUMPRODUCT([Thong_Tin_Ngay_Nghi_201507.$B$4:.$B$38]=[.B18];[Thong_Tin_Ngay_Nghi_201507.$C$4:.$C$38]) + SUMPRODUCT([Thong_Tin_Ngay_Nghi_201508.$B$4:.$B$38]=[.B18];[Thong_Tin_Ngay_Nghi_201508.$C$4:.$C$38]) +  SUMPRODUCT([Thong_Tin_Ngay_Nghi_201509.$B$4:.$B$43]=[.B18];[Thong_Tin_Ngay_Nghi_201509.$C$4:.$C$43]) + SUMPRODUCT([Thong_Tin_Ngay_Nghi_201510.$B$4:.$B$43]=[.B18];[Thong_Tin_Ngay_Nghi_201510.$C$4:.$C$43]) + SUMPRODUCT([Thong_Tin_Ngay_Nghi_201511.$B$4:.$B$48]=[.B18];[Thong_Tin_Ngay_Nghi_201511.$C$4:.$C$48]) + SUMPRODUCT([Thong_Tin_Ngay_Nghi_201512.$B$4:.$B$48]=[.B18];[Thong_Tin_Ngay_Nghi_201512.$C$4:.$C$48])" office:value-type="float" office:value="4.5">
            <text:p>4.5</text:p>
          </table:table-cell>
          <table:table-cell table:style-name="ce83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style-name="ce83" office:value-type="float" office:value="1">
            <text:p>1</text:p>
          </table:table-cell>
          <table:table-cell table:style-name="ce83" table:formula="of:=[.I18]+[.J18]" office:value-type="float" office:value="5.5">
            <text:p>5.5</text:p>
          </table:table-cell>
          <table:table-cell table:style-name="ce90" office:value-type="string">
            <text:p>- Đã trừ 1 ngày nghỉ vào lương T4</text:p>
            <text:p/>
            <text:p>=&gt; ko trừ ngày này vào phép nữa</text:p>
          </table:table-cell>
        </table:table-row>
        <table:table-row table:style-name="ro14">
          <table:table-cell table:style-name="ce32" office:value-type="float" office:value="13">
            <text:p>13</text:p>
          </table:table-cell>
          <table:table-cell table:style-name="ce34" office:value-type="string">
            <text:p>HiepNH</text:p>
          </table:table-cell>
          <table:table-cell table:style-name="ce83" office:value-type="float" office:value="8">
            <text:p>8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19]);DATE(YEAR([.D19]);12;31);NOW())" office:value-type="date" office:date-value="2015-12-31">
            <text:p>12/31/15</text:p>
          </table:table-cell>
          <table:table-cell table:style-name="ce85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86" table:formula="of:=SUMPRODUCT([Thong_Tin_Ngay_Nghi_201501.$B$3:.$B$20]=[.B19];[Thong_Tin_Ngay_Nghi_201501.$C$3:.$C$20]) + SUMPRODUCT([Thong_Tin_Ngay_Nghi_201502.$B$5:.$B$26]=[.B19];[Thong_Tin_Ngay_Nghi_201502.$C$5:.$C$26])  + SUMPRODUCT([Thong_Tin_Ngay_Nghi_201503.$B$5:.$B$25]=[.B19];[Thong_Tin_Ngay_Nghi_201503.$C$5:.$C$25])" office:value-type="float" office:value="6">
            <text:p>6</text:p>
          </table:table-cell>
          <table:table-cell table:style-name="ce89" table:formula="of:=SUMPRODUCT([Thong_Tin_Ngay_Nghi_201501.$B$3:.$B$20]=[.B19];[Thong_Tin_Ngay_Nghi_201501.$C$3:.$C$20]) + SUMPRODUCT([Thong_Tin_Ngay_Nghi_201502.$B$5:.$B$26]=[.B19];[Thong_Tin_Ngay_Nghi_201502.$C$5:.$C$26])  + SUMPRODUCT([Thong_Tin_Ngay_Nghi_201503.$B$5:.$B$25]=[.B19];[Thong_Tin_Ngay_Nghi_201503.$C$5:.$C$25]) +  SUMPRODUCT([Thong_Tin_Ngay_Nghi_201504.$B$5:.$B$31]=[.B19];[Thong_Tin_Ngay_Nghi_201504.$C$5:.$C$31]) + SUMPRODUCT([Thong_Tin_Ngay_Nghi_201505.$B$5:.$B$32]=[.B19];[Thong_Tin_Ngay_Nghi_201505.$C$5:.$C$32]) + SUMPRODUCT([Thong_Tin_Ngay_Nghi_201506.$B$4:.$B$33]=[.B19];[Thong_Tin_Ngay_Nghi_201506.$C$4:.$C$33])  + SUMPRODUCT([Thong_Tin_Ngay_Nghi_201507.$B$4:.$B$38]=[.B19];[Thong_Tin_Ngay_Nghi_201507.$C$4:.$C$38]) + SUMPRODUCT([Thong_Tin_Ngay_Nghi_201508.$B$4:.$B$38]=[.B19];[Thong_Tin_Ngay_Nghi_201508.$C$4:.$C$38]) +  SUMPRODUCT([Thong_Tin_Ngay_Nghi_201509.$B$4:.$B$43]=[.B19];[Thong_Tin_Ngay_Nghi_201509.$C$4:.$C$43]) + SUMPRODUCT([Thong_Tin_Ngay_Nghi_201510.$B$4:.$B$43]=[.B19];[Thong_Tin_Ngay_Nghi_201510.$C$4:.$C$43]) + SUMPRODUCT([Thong_Tin_Ngay_Nghi_201511.$B$4:.$B$48]=[.B19];[Thong_Tin_Ngay_Nghi_201511.$C$4:.$C$48]) + SUMPRODUCT([Thong_Tin_Ngay_Nghi_201512.$B$4:.$B$48]=[.B19];[Thong_Tin_Ngay_Nghi_201512.$C$4:.$C$48])" office:value-type="float" office:value="14.5">
            <text:p>14.5</text:p>
          </table:table-cell>
          <table:table-cell table:style-name="ce83" table:formula="of:=IF(DATE(YEAR([.E19]);MONTH([.E19]);DAY([.E19]))&lt;=DATE(YEAR([.E19]);3;31); [.C19]-[.G19] + [.F19]; IF([.G19]-[.C19]&lt;0;[.G19] + [.F19] -[.H19];[.F19]+[.C19]-[.H19])) + 2" office:value-type="float" office:value="5.5">
            <text:p>5.5</text:p>
          </table:table-cell>
          <table:table-cell table:style-name="ce83"/>
          <table:table-cell table:style-name="ce83" table:formula="of:=[.I19]+[.J19]" office:value-type="float" office:value="5.5">
            <text:p>5.5</text:p>
          </table:table-cell>
          <table:table-cell table:style-name="ce90" office:value-type="string">
            <text:p>Vì lý do cv nên 'ko sử dụng hết ngày phép trước 313/2015. Được cty approved extend ngày phép năm 2014 tới hết tháng 6/2015</text:p>
          </table:table-cell>
        </table:table-row>
        <table:table-row table:style-name="ro8">
          <table:table-cell table:style-name="ce32" office:value-type="float" office:value="14">
            <text:p>14</text:p>
          </table:table-cell>
          <table:table-cell table:style-name="ce34" office:value-type="string">
            <text:p>HungPN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7-01">
            <text:p>07/01/15</text:p>
          </table:table-cell>
          <table:table-cell table:style-name="ce84" table:formula="of:=IF(YEAR(NOW())&gt;YEAR([.D20]);DATE(YEAR([.D20]);12;31);NOW())" office:value-type="date" office:date-value="2015-12-31">
            <text:p>12/31/15</text:p>
          </table:table-cell>
          <table:table-cell table:style-name="ce85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86"/>
          <table:table-cell table:style-name="ce89" table:formula="of:=SUMPRODUCT([Thong_Tin_Ngay_Nghi_201501.$B$3:.$B$20]=[.B20];[Thong_Tin_Ngay_Nghi_201501.$C$3:.$C$20]) + SUMPRODUCT([Thong_Tin_Ngay_Nghi_201502.$B$5:.$B$26]=[.B20];[Thong_Tin_Ngay_Nghi_201502.$C$5:.$C$26])  + SUMPRODUCT([Thong_Tin_Ngay_Nghi_201503.$B$5:.$B$25]=[.B20];[Thong_Tin_Ngay_Nghi_201503.$C$5:.$C$25]) +  SUMPRODUCT([Thong_Tin_Ngay_Nghi_201504.$B$5:.$B$31]=[.B20];[Thong_Tin_Ngay_Nghi_201504.$C$5:.$C$31]) + SUMPRODUCT([Thong_Tin_Ngay_Nghi_201505.$B$5:.$B$32]=[.B20];[Thong_Tin_Ngay_Nghi_201505.$C$5:.$C$32]) + SUMPRODUCT([Thong_Tin_Ngay_Nghi_201506.$B$4:.$B$33]=[.B20];[Thong_Tin_Ngay_Nghi_201506.$C$4:.$C$33])  + SUMPRODUCT([Thong_Tin_Ngay_Nghi_201507.$B$4:.$B$38]=[.B20];[Thong_Tin_Ngay_Nghi_201507.$C$4:.$C$38]) + SUMPRODUCT([Thong_Tin_Ngay_Nghi_201508.$B$4:.$B$38]=[.B20];[Thong_Tin_Ngay_Nghi_201508.$C$4:.$C$38]) +  SUMPRODUCT([Thong_Tin_Ngay_Nghi_201509.$B$4:.$B$43]=[.B20];[Thong_Tin_Ngay_Nghi_201509.$C$4:.$C$43]) + SUMPRODUCT([Thong_Tin_Ngay_Nghi_201510.$B$4:.$B$43]=[.B20];[Thong_Tin_Ngay_Nghi_201510.$C$4:.$C$43]) + SUMPRODUCT([Thong_Tin_Ngay_Nghi_201511.$B$4:.$B$48]=[.B20];[Thong_Tin_Ngay_Nghi_201511.$C$4:.$C$48]) + SUMPRODUCT([Thong_Tin_Ngay_Nghi_201512.$B$4:.$B$48]=[.B20];[Thong_Tin_Ngay_Nghi_201512.$C$4:.$C$48])" office:value-type="float" office:value="5.5">
            <text:p>5.5</text:p>
          </table:table-cell>
          <table:table-cell table:style-name="ce83" table:formula="of:=IF(DATE(YEAR([.E20]);MONTH([.E20]);DAY([.E20]))&lt;=DATE(YEAR([.E20]);3;31); [.C20]-[.G20] + [.F20]; IF([.G20]-[.C20]&lt;0;[.G20] + [.F20] -[.H20];[.F20]+[.C20]-[.H20]))" office:value-type="float" office:value="0.5">
            <text:p>0.5</text:p>
          </table:table-cell>
          <table:table-cell table:style-name="ce83" office:value-type="float" office:value="1.5">
            <text:p>1.5</text:p>
          </table:table-cell>
          <table:table-cell table:style-name="ce83" table:formula="of:=[.I20]+[.J20]" office:value-type="float" office:value="2">
            <text:p>2</text:p>
          </table:table-cell>
          <table:table-cell table:style-name="ce90" office:value-type="string">
            <text:p>- Đã trừ 1.5 ngày nghỉ vào lương T8</text:p>
            <text:p>=&gt; ko trừ ngày này vào phép nữa</text:p>
          </table:table-cell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yenHT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9-07">
            <text:p>09/07/15</text:p>
          </table:table-cell>
          <table:table-cell table:style-name="ce84" table:formula="of:=IF(YEAR(NOW())&gt;YEAR([.D21]);DATE(YEAR([.D21]);12;31);NOW())" office:value-type="date" office:date-value="2015-12-31">
            <text:p>12/31/15</text:p>
          </table:table-cell>
          <table:table-cell table:style-name="ce85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4">
            <text:p>4</text:p>
          </table:table-cell>
          <table:table-cell table:style-name="ce86"/>
          <table:table-cell table:style-name="ce89" table:formula="of:=SUMPRODUCT([Thong_Tin_Ngay_Nghi_201501.$B$3:.$B$20]=[.B21];[Thong_Tin_Ngay_Nghi_201501.$C$3:.$C$20]) + SUMPRODUCT([Thong_Tin_Ngay_Nghi_201502.$B$5:.$B$26]=[.B21];[Thong_Tin_Ngay_Nghi_201502.$C$5:.$C$26])  + SUMPRODUCT([Thong_Tin_Ngay_Nghi_201503.$B$5:.$B$25]=[.B21];[Thong_Tin_Ngay_Nghi_201503.$C$5:.$C$25]) +  SUMPRODUCT([Thong_Tin_Ngay_Nghi_201504.$B$5:.$B$31]=[.B21];[Thong_Tin_Ngay_Nghi_201504.$C$5:.$C$31]) + SUMPRODUCT([Thong_Tin_Ngay_Nghi_201505.$B$5:.$B$32]=[.B21];[Thong_Tin_Ngay_Nghi_201505.$C$5:.$C$32]) + SUMPRODUCT([Thong_Tin_Ngay_Nghi_201506.$B$4:.$B$33]=[.B21];[Thong_Tin_Ngay_Nghi_201506.$C$4:.$C$33])  + SUMPRODUCT([Thong_Tin_Ngay_Nghi_201507.$B$4:.$B$38]=[.B21];[Thong_Tin_Ngay_Nghi_201507.$C$4:.$C$38]) + SUMPRODUCT([Thong_Tin_Ngay_Nghi_201508.$B$4:.$B$38]=[.B21];[Thong_Tin_Ngay_Nghi_201508.$C$4:.$C$38]) +  SUMPRODUCT([Thong_Tin_Ngay_Nghi_201509.$B$4:.$B$43]=[.B21];[Thong_Tin_Ngay_Nghi_201509.$C$4:.$C$43]) + SUMPRODUCT([Thong_Tin_Ngay_Nghi_201510.$B$4:.$B$43]=[.B21];[Thong_Tin_Ngay_Nghi_201510.$C$4:.$C$43]) + SUMPRODUCT([Thong_Tin_Ngay_Nghi_201511.$B$4:.$B$48]=[.B21];[Thong_Tin_Ngay_Nghi_201511.$C$4:.$C$48]) + SUMPRODUCT([Thong_Tin_Ngay_Nghi_201512.$B$4:.$B$48]=[.B21];[Thong_Tin_Ngay_Nghi_201512.$C$4:.$C$48])" office:value-type="float" office:value="2">
            <text:p>2</text:p>
          </table:table-cell>
          <table:table-cell table:style-name="ce83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style-name="ce83" office:value-type="float" office:value="0">
            <text:p>0</text:p>
          </table:table-cell>
          <table:table-cell table:style-name="ce83" table:formula="of:=[.I21]+[.J21]" office:value-type="float" office:value="2">
            <text:p>2</text:p>
          </table:table-cell>
          <table:table-cell table:style-name="ce90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hoiNLD</text:p>
          </table:table-cell>
          <table:table-cell table:style-name="ce83" office:value-type="float" office:value="2">
            <text:p>2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22]);DATE(YEAR([.D22]);12;31);NOW())" office:value-type="date" office:date-value="2015-12-31">
            <text:p>12/31/15</text:p>
          </table:table-cell>
          <table:table-cell table:style-name="ce85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2">
            <text:p>12</text:p>
          </table:table-cell>
          <table:table-cell table:style-name="ce86" table:formula="of:=SUMPRODUCT([Thong_Tin_Ngay_Nghi_201501.$B$3:.$B$20]=[.B22];[Thong_Tin_Ngay_Nghi_201501.$C$3:.$C$20]) + SUMPRODUCT([Thong_Tin_Ngay_Nghi_201502.$B$5:.$B$26]=[.B22];[Thong_Tin_Ngay_Nghi_201502.$C$5:.$C$26])  + SUMPRODUCT([Thong_Tin_Ngay_Nghi_201503.$B$5:.$B$25]=[.B22];[Thong_Tin_Ngay_Nghi_201503.$C$5:.$C$25])" office:value-type="float" office:value="3.5">
            <text:p>3.5</text:p>
          </table:table-cell>
          <table:table-cell table:style-name="ce89" table:formula="of:=SUMPRODUCT([Thong_Tin_Ngay_Nghi_201501.$B$3:.$B$20]=[.B22];[Thong_Tin_Ngay_Nghi_201501.$C$3:.$C$20]) + SUMPRODUCT([Thong_Tin_Ngay_Nghi_201502.$B$5:.$B$26]=[.B22];[Thong_Tin_Ngay_Nghi_201502.$C$5:.$C$26])  + SUMPRODUCT([Thong_Tin_Ngay_Nghi_201503.$B$5:.$B$25]=[.B22];[Thong_Tin_Ngay_Nghi_201503.$C$5:.$C$25]) +  SUMPRODUCT([Thong_Tin_Ngay_Nghi_201504.$B$5:.$B$31]=[.B22];[Thong_Tin_Ngay_Nghi_201504.$C$5:.$C$31]) + SUMPRODUCT([Thong_Tin_Ngay_Nghi_201505.$B$5:.$B$32]=[.B22];[Thong_Tin_Ngay_Nghi_201505.$C$5:.$C$32]) + SUMPRODUCT([Thong_Tin_Ngay_Nghi_201506.$B$4:.$B$33]=[.B22];[Thong_Tin_Ngay_Nghi_201506.$C$4:.$C$33])  + SUMPRODUCT([Thong_Tin_Ngay_Nghi_201507.$B$4:.$B$38]=[.B22];[Thong_Tin_Ngay_Nghi_201507.$C$4:.$C$38]) + SUMPRODUCT([Thong_Tin_Ngay_Nghi_201508.$B$4:.$B$38]=[.B22];[Thong_Tin_Ngay_Nghi_201508.$C$4:.$C$38]) +  SUMPRODUCT([Thong_Tin_Ngay_Nghi_201509.$B$4:.$B$43]=[.B22];[Thong_Tin_Ngay_Nghi_201509.$C$4:.$C$43]) + SUMPRODUCT([Thong_Tin_Ngay_Nghi_201510.$B$4:.$B$43]=[.B22];[Thong_Tin_Ngay_Nghi_201510.$C$4:.$C$43]) + SUMPRODUCT([Thong_Tin_Ngay_Nghi_201511.$B$4:.$B$48]=[.B22];[Thong_Tin_Ngay_Nghi_201511.$C$4:.$C$48]) + SUMPRODUCT([Thong_Tin_Ngay_Nghi_201512.$B$4:.$B$48]=[.B22];[Thong_Tin_Ngay_Nghi_201512.$C$4:.$C$48])" office:value-type="float" office:value="15">
            <text:p>15</text:p>
          </table:table-cell>
          <table:table-cell table:style-name="ce83" table:formula="of:=IF(DATE(YEAR([.E22]);MONTH([.E22]);DAY([.E22]))&lt;=DATE(YEAR([.E22]);3;31); [.C22]-[.G22] + [.F22]; IF([.G22]-[.C22]&lt;0;[.G22] + [.F22] -[.H22];[.F22]+[.C22]-[.H22]))" office:value-type="float" office:value="-1">
            <text:p>-1</text:p>
          </table:table-cell>
          <table:table-cell table:style-name="ce83"/>
          <table:table-cell table:style-name="ce83" table:formula="of:=[.I22]+[.J22]" office:value-type="float" office:value="-1">
            <text:p>-1</text:p>
          </table:table-cell>
          <table:table-cell table:style-name="ce90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83"/>
          <table:table-cell table:style-name="ce84" office:value-type="date" office:date-value="2015-11-02">
            <text:p>11/02/15</text:p>
          </table:table-cell>
          <table:table-cell table:style-name="ce84" table:formula="of:=IF(YEAR(NOW())&gt;YEAR([.D23]);DATE(YEAR([.D23]);12;31);NOW())" office:value-type="date" office:date-value="2015-12-31">
            <text:p>12/31/15</text:p>
          </table:table-cell>
          <table:table-cell table:style-name="ce85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86"/>
          <table:table-cell table:style-name="ce89" table:formula="of:=SUMPRODUCT([Thong_Tin_Ngay_Nghi_201501.$B$3:.$B$20]=[.B23];[Thong_Tin_Ngay_Nghi_201501.$C$3:.$C$20]) + SUMPRODUCT([Thong_Tin_Ngay_Nghi_201502.$B$5:.$B$26]=[.B23];[Thong_Tin_Ngay_Nghi_201502.$C$5:.$C$26])  + SUMPRODUCT([Thong_Tin_Ngay_Nghi_201503.$B$5:.$B$25]=[.B23];[Thong_Tin_Ngay_Nghi_201503.$C$5:.$C$25]) +  SUMPRODUCT([Thong_Tin_Ngay_Nghi_201504.$B$5:.$B$31]=[.B23];[Thong_Tin_Ngay_Nghi_201504.$C$5:.$C$31]) + SUMPRODUCT([Thong_Tin_Ngay_Nghi_201505.$B$5:.$B$32]=[.B23];[Thong_Tin_Ngay_Nghi_201505.$C$5:.$C$32]) + SUMPRODUCT([Thong_Tin_Ngay_Nghi_201506.$B$4:.$B$33]=[.B23];[Thong_Tin_Ngay_Nghi_201506.$C$4:.$C$33])  + SUMPRODUCT([Thong_Tin_Ngay_Nghi_201507.$B$4:.$B$38]=[.B23];[Thong_Tin_Ngay_Nghi_201507.$C$4:.$C$38]) + SUMPRODUCT([Thong_Tin_Ngay_Nghi_201508.$B$4:.$B$38]=[.B23];[Thong_Tin_Ngay_Nghi_201508.$C$4:.$C$38]) +  SUMPRODUCT([Thong_Tin_Ngay_Nghi_201509.$B$4:.$B$43]=[.B23];[Thong_Tin_Ngay_Nghi_201509.$C$4:.$C$43]) + SUMPRODUCT([Thong_Tin_Ngay_Nghi_201510.$B$4:.$B$43]=[.B23];[Thong_Tin_Ngay_Nghi_201510.$C$4:.$C$43]) + SUMPRODUCT([Thong_Tin_Ngay_Nghi_201511.$B$4:.$B$48]=[.B23];[Thong_Tin_Ngay_Nghi_201511.$C$4:.$C$48]) + SUMPRODUCT([Thong_Tin_Ngay_Nghi_201512.$B$4:.$B$48]=[.B23];[Thong_Tin_Ngay_Nghi_201512.$C$4:.$C$48])" office:value-type="float" office:value="0">
            <text:p>0</text:p>
          </table:table-cell>
          <table:table-cell table:style-name="ce83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style-name="ce83"/>
          <table:table-cell table:style-name="ce83" table:formula="of:=[.I23]+[.J23]" office:value-type="float" office:value="2">
            <text:p>2</text:p>
          </table:table-cell>
          <table:table-cell table:style-name="ce90"/>
        </table:table-row>
        <table:table-row table:style-name="ro16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6-08">
            <text:p>06/08/15</text:p>
          </table:table-cell>
          <table:table-cell table:style-name="ce84" table:formula="of:=IF(YEAR(NOW())&gt;YEAR([.D24]);DATE(YEAR([.D24]);12;31);NOW())" office:value-type="date" office:date-value="2015-12-31">
            <text:p>12/31/15</text:p>
          </table:table-cell>
          <table:table-cell table:style-name="ce85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86"/>
          <table:table-cell table:style-name="ce89" table:formula="of:=SUMPRODUCT([Thong_Tin_Ngay_Nghi_201501.$B$3:.$B$20]=[.B24];[Thong_Tin_Ngay_Nghi_201501.$C$3:.$C$20]) + SUMPRODUCT([Thong_Tin_Ngay_Nghi_201502.$B$5:.$B$26]=[.B24];[Thong_Tin_Ngay_Nghi_201502.$C$5:.$C$26])  + SUMPRODUCT([Thong_Tin_Ngay_Nghi_201503.$B$5:.$B$25]=[.B24];[Thong_Tin_Ngay_Nghi_201503.$C$5:.$C$25]) +  SUMPRODUCT([Thong_Tin_Ngay_Nghi_201504.$B$5:.$B$31]=[.B24];[Thong_Tin_Ngay_Nghi_201504.$C$5:.$C$31]) + SUMPRODUCT([Thong_Tin_Ngay_Nghi_201505.$B$5:.$B$32]=[.B24];[Thong_Tin_Ngay_Nghi_201505.$C$5:.$C$32]) + SUMPRODUCT([Thong_Tin_Ngay_Nghi_201506.$B$4:.$B$33]=[.B24];[Thong_Tin_Ngay_Nghi_201506.$C$4:.$C$33])  + SUMPRODUCT([Thong_Tin_Ngay_Nghi_201507.$B$4:.$B$38]=[.B24];[Thong_Tin_Ngay_Nghi_201507.$C$4:.$C$38]) + SUMPRODUCT([Thong_Tin_Ngay_Nghi_201508.$B$4:.$B$38]=[.B24];[Thong_Tin_Ngay_Nghi_201508.$C$4:.$C$38]) +  SUMPRODUCT([Thong_Tin_Ngay_Nghi_201509.$B$4:.$B$43]=[.B24];[Thong_Tin_Ngay_Nghi_201509.$C$4:.$C$43]) + SUMPRODUCT([Thong_Tin_Ngay_Nghi_201510.$B$4:.$B$43]=[.B24];[Thong_Tin_Ngay_Nghi_201510.$C$4:.$C$43]) + SUMPRODUCT([Thong_Tin_Ngay_Nghi_201511.$B$4:.$B$48]=[.B24];[Thong_Tin_Ngay_Nghi_201511.$C$4:.$C$48]) + SUMPRODUCT([Thong_Tin_Ngay_Nghi_201512.$B$4:.$B$48]=[.B24];[Thong_Tin_Ngay_Nghi_201512.$C$4:.$C$48])" office:value-type="float" office:value="1">
            <text:p>1</text:p>
          </table:table-cell>
          <table:table-cell table:style-name="ce83" table:formula="of:=IF(DATE(YEAR([.E24]);MONTH([.E24]);DAY([.E24]))&lt;=DATE(YEAR([.E24]);3;31); [.C24]-[.G24] + [.F24]; IF([.G24]-[.C24]&lt;0;[.G24] + [.F24] -[.H24];[.F24]+[.C24]-[.H24]))" office:value-type="float" office:value="6">
            <text:p>6</text:p>
          </table:table-cell>
          <table:table-cell table:style-name="ce83" office:value-type="float" office:value="1">
            <text:p>1</text:p>
          </table:table-cell>
          <table:table-cell table:style-name="ce83" table:formula="of:=[.I24]+[.J24]" office:value-type="float" office:value="7">
            <text:p>7</text:p>
          </table:table-cell>
          <table:table-cell table:style-name="ce90" office:value-type="string">
            <text:p>- Đã trừ 1 ngày nghỉ vào lương T8</text:p>
            <text:p>=&gt; ko trừ ngày này vào phép nữa</text:p>
          </table:table-cell>
        </table:table-row>
        <table:table-row table:style-name="ro14">
          <table:table-cell table:style-name="ce32" office:value-type="float" office:value="19">
            <text:p>19</text:p>
          </table:table-cell>
          <table:table-cell table:style-name="ce34" office:value-type="string">
            <text:p>MaiDTP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25]);DATE(YEAR([.D25]);12;31);NOW())" office:value-type="date" office:date-value="2015-12-31">
            <text:p>12/31/15</text:p>
          </table:table-cell>
          <table:table-cell table:style-name="ce85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2">
            <text:p>12</text:p>
          </table:table-cell>
          <table:table-cell table:style-name="ce86" table:formula="of:=SUMPRODUCT([Thong_Tin_Ngay_Nghi_201501.$B$3:.$B$20]=[.B25];[Thong_Tin_Ngay_Nghi_201501.$C$3:.$C$20]) + SUMPRODUCT([Thong_Tin_Ngay_Nghi_201502.$B$5:.$B$26]=[.B25];[Thong_Tin_Ngay_Nghi_201502.$C$5:.$C$26])  + SUMPRODUCT([Thong_Tin_Ngay_Nghi_201503.$B$5:.$B$25]=[.B25];[Thong_Tin_Ngay_Nghi_201503.$C$5:.$C$25])" office:value-type="float" office:value="9">
            <text:p>9</text:p>
          </table:table-cell>
          <table:table-cell table:style-name="ce89" table:formula="of:=SUMPRODUCT([Thong_Tin_Ngay_Nghi_201501.$B$3:.$B$20]=[.B25];[Thong_Tin_Ngay_Nghi_201501.$C$3:.$C$20]) + SUMPRODUCT([Thong_Tin_Ngay_Nghi_201502.$B$5:.$B$26]=[.B25];[Thong_Tin_Ngay_Nghi_201502.$C$5:.$C$26])  + SUMPRODUCT([Thong_Tin_Ngay_Nghi_201503.$B$5:.$B$25]=[.B25];[Thong_Tin_Ngay_Nghi_201503.$C$5:.$C$25]) +  SUMPRODUCT([Thong_Tin_Ngay_Nghi_201504.$B$5:.$B$31]=[.B25];[Thong_Tin_Ngay_Nghi_201504.$C$5:.$C$31]) + SUMPRODUCT([Thong_Tin_Ngay_Nghi_201505.$B$5:.$B$32]=[.B25];[Thong_Tin_Ngay_Nghi_201505.$C$5:.$C$32]) + SUMPRODUCT([Thong_Tin_Ngay_Nghi_201506.$B$4:.$B$33]=[.B25];[Thong_Tin_Ngay_Nghi_201506.$C$4:.$C$33])  + SUMPRODUCT([Thong_Tin_Ngay_Nghi_201507.$B$4:.$B$38]=[.B25];[Thong_Tin_Ngay_Nghi_201507.$C$4:.$C$38]) + SUMPRODUCT([Thong_Tin_Ngay_Nghi_201508.$B$4:.$B$38]=[.B25];[Thong_Tin_Ngay_Nghi_201508.$C$4:.$C$38]) +  SUMPRODUCT([Thong_Tin_Ngay_Nghi_201509.$B$4:.$B$43]=[.B25];[Thong_Tin_Ngay_Nghi_201509.$C$4:.$C$43]) + SUMPRODUCT([Thong_Tin_Ngay_Nghi_201510.$B$4:.$B$43]=[.B25];[Thong_Tin_Ngay_Nghi_201510.$C$4:.$C$43]) + SUMPRODUCT([Thong_Tin_Ngay_Nghi_201511.$B$4:.$B$48]=[.B25];[Thong_Tin_Ngay_Nghi_201511.$C$4:.$C$48]) + SUMPRODUCT([Thong_Tin_Ngay_Nghi_201512.$B$4:.$B$48]=[.B25];[Thong_Tin_Ngay_Nghi_201512.$C$4:.$C$48])" office:value-type="float" office:value="18">
            <text:p>18</text:p>
          </table:table-cell>
          <table:table-cell table:style-name="ce83" table:formula="of:=IF(DATE(YEAR([.E25]);MONTH([.E25]);DAY([.E25]))&lt;=DATE(YEAR([.E25]);3;31); [.C25]-[.G25] + [.F25]; IF([.G25]-[.C25]&lt;0;[.G25] + [.F25] -[.H25];[.F25]+[.C25]-[.H25]))" office:value-type="float" office:value="-6">
            <text:p>-6</text:p>
          </table:table-cell>
          <table:table-cell table:style-name="ce83" office:value-type="float" office:value="7">
            <text:p>7</text:p>
          </table:table-cell>
          <table:table-cell table:style-name="ce83" table:formula="of:=[.I25]+[.J25]" office:value-type="float" office:value="1">
            <text:p>1</text:p>
          </table:table-cell>
          <table:table-cell table:style-name="ce90" office:value-type="string">
            <text:p>- Đã trừ 7 ngày nghỉ vào lương T1 </text:p>
            <text:p/>
            <text:p>=&gt; ko trừ ngày này vào phép nữa</text:p>
          </table:table-cell>
        </table:table-row>
        <table:table-row table:style-name="ro8">
          <table:table-cell table:style-name="ce32" office:value-type="float" office:value="20">
            <text:p>20</text:p>
          </table:table-cell>
          <table:table-cell table:style-name="ce34" office:value-type="string">
            <text:p>MaiNTT</text:p>
          </table:table-cell>
          <table:table-cell table:style-name="ce83"/>
          <table:table-cell table:style-name="ce84" office:value-type="date" office:date-value="2015-07-20">
            <text:p>07/20/15</text:p>
          </table:table-cell>
          <table:table-cell table:style-name="ce84" table:formula="of:=IF(YEAR(NOW())&gt;YEAR([.D26]);DATE(YEAR([.D26]);12;31);NOW())" office:value-type="date" office:date-value="2015-12-31">
            <text:p>12/31/15</text:p>
          </table:table-cell>
          <table:table-cell table:style-name="ce85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5">
            <text:p>5</text:p>
          </table:table-cell>
          <table:table-cell table:style-name="ce86"/>
          <table:table-cell table:style-name="ce89" table:formula="of:=SUMPRODUCT([Thong_Tin_Ngay_Nghi_201501.$B$3:.$B$20]=[.B26];[Thong_Tin_Ngay_Nghi_201501.$C$3:.$C$20]) + SUMPRODUCT([Thong_Tin_Ngay_Nghi_201502.$B$5:.$B$26]=[.B26];[Thong_Tin_Ngay_Nghi_201502.$C$5:.$C$26])  + SUMPRODUCT([Thong_Tin_Ngay_Nghi_201503.$B$5:.$B$25]=[.B26];[Thong_Tin_Ngay_Nghi_201503.$C$5:.$C$25]) +  SUMPRODUCT([Thong_Tin_Ngay_Nghi_201504.$B$5:.$B$31]=[.B26];[Thong_Tin_Ngay_Nghi_201504.$C$5:.$C$31]) + SUMPRODUCT([Thong_Tin_Ngay_Nghi_201505.$B$5:.$B$32]=[.B26];[Thong_Tin_Ngay_Nghi_201505.$C$5:.$C$32]) + SUMPRODUCT([Thong_Tin_Ngay_Nghi_201506.$B$4:.$B$33]=[.B26];[Thong_Tin_Ngay_Nghi_201506.$C$4:.$C$33])  + SUMPRODUCT([Thong_Tin_Ngay_Nghi_201507.$B$4:.$B$38]=[.B26];[Thong_Tin_Ngay_Nghi_201507.$C$4:.$C$38]) + SUMPRODUCT([Thong_Tin_Ngay_Nghi_201508.$B$4:.$B$38]=[.B26];[Thong_Tin_Ngay_Nghi_201508.$C$4:.$C$38]) +  SUMPRODUCT([Thong_Tin_Ngay_Nghi_201509.$B$4:.$B$43]=[.B26];[Thong_Tin_Ngay_Nghi_201509.$C$4:.$C$43]) + SUMPRODUCT([Thong_Tin_Ngay_Nghi_201510.$B$4:.$B$43]=[.B26];[Thong_Tin_Ngay_Nghi_201510.$C$4:.$C$43]) + SUMPRODUCT([Thong_Tin_Ngay_Nghi_201511.$B$4:.$B$48]=[.B26];[Thong_Tin_Ngay_Nghi_201511.$C$4:.$C$48]) + SUMPRODUCT([Thong_Tin_Ngay_Nghi_201512.$B$4:.$B$48]=[.B26];[Thong_Tin_Ngay_Nghi_201512.$C$4:.$C$48])" office:value-type="float" office:value="4">
            <text:p>4</text:p>
          </table:table-cell>
          <table:table-cell table:style-name="ce83" table:formula="of:=IF(DATE(YEAR([.E26]);MONTH([.E26]);DAY([.E26]))&lt;=DATE(YEAR([.E26]);3;31); [.C26]-[.G26] + [.F26]; IF([.G26]-[.C26]&lt;0;[.G26] + [.F26] -[.H26];[.F26]+[.C26]-[.H26]))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3" table:formula="of:=[.I26]+[.J26]" office:value-type="float" office:value="2">
            <text:p>2</text:p>
          </table:table-cell>
          <table:table-cell table:style-name="ce90" office:value-type="string">
            <text:p>- Đã trừ 1 ngày nghỉ vào lương T8</text:p>
            <text:p>=&gt; ko trừ ngày này vào phép nữa</text:p>
          </table:table-cell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MinhTD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6-17">
            <text:p>06/17/15</text:p>
          </table:table-cell>
          <table:table-cell table:style-name="ce84" table:formula="of:=IF(YEAR(NOW())&gt;YEAR([.D27]);DATE(YEAR([.D27]);12;31);NOW())" office:value-type="date" office:date-value="2015-12-31">
            <text:p>12/31/15</text:p>
          </table:table-cell>
          <table:table-cell table:style-name="ce85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6">
            <text:p>6</text:p>
          </table:table-cell>
          <table:table-cell table:style-name="ce86"/>
          <table:table-cell table:style-name="ce89" table:formula="of:=SUMPRODUCT([Thong_Tin_Ngay_Nghi_201501.$B$3:.$B$20]=[.B27];[Thong_Tin_Ngay_Nghi_201501.$C$3:.$C$20]) + SUMPRODUCT([Thong_Tin_Ngay_Nghi_201502.$B$5:.$B$26]=[.B27];[Thong_Tin_Ngay_Nghi_201502.$C$5:.$C$26])  + SUMPRODUCT([Thong_Tin_Ngay_Nghi_201503.$B$5:.$B$25]=[.B27];[Thong_Tin_Ngay_Nghi_201503.$C$5:.$C$25]) +  SUMPRODUCT([Thong_Tin_Ngay_Nghi_201504.$B$5:.$B$31]=[.B27];[Thong_Tin_Ngay_Nghi_201504.$C$5:.$C$31]) + SUMPRODUCT([Thong_Tin_Ngay_Nghi_201505.$B$5:.$B$32]=[.B27];[Thong_Tin_Ngay_Nghi_201505.$C$5:.$C$32]) + SUMPRODUCT([Thong_Tin_Ngay_Nghi_201506.$B$4:.$B$33]=[.B27];[Thong_Tin_Ngay_Nghi_201506.$C$4:.$C$33])  + SUMPRODUCT([Thong_Tin_Ngay_Nghi_201507.$B$4:.$B$38]=[.B27];[Thong_Tin_Ngay_Nghi_201507.$C$4:.$C$38]) + SUMPRODUCT([Thong_Tin_Ngay_Nghi_201508.$B$4:.$B$38]=[.B27];[Thong_Tin_Ngay_Nghi_201508.$C$4:.$C$38]) +  SUMPRODUCT([Thong_Tin_Ngay_Nghi_201509.$B$4:.$B$43]=[.B27];[Thong_Tin_Ngay_Nghi_201509.$C$4:.$C$43]) + SUMPRODUCT([Thong_Tin_Ngay_Nghi_201510.$B$4:.$B$43]=[.B27];[Thong_Tin_Ngay_Nghi_201510.$C$4:.$C$43]) + SUMPRODUCT([Thong_Tin_Ngay_Nghi_201511.$B$4:.$B$48]=[.B27];[Thong_Tin_Ngay_Nghi_201511.$C$4:.$C$48]) + SUMPRODUCT([Thong_Tin_Ngay_Nghi_201512.$B$4:.$B$48]=[.B27];[Thong_Tin_Ngay_Nghi_201512.$C$4:.$C$48])" office:value-type="float" office:value="1">
            <text:p>1</text:p>
          </table:table-cell>
          <table:table-cell table:style-name="ce83" table:formula="of:=IF(DATE(YEAR([.E27]);MONTH([.E27]);DAY([.E27]))&lt;=DATE(YEAR([.E27]);3;31); [.C27]-[.G27] + [.F27]; IF([.G27]-[.C27]&lt;0;[.G27] + [.F27] -[.H27];[.F27]+[.C27]-[.H27]))" office:value-type="float" office:value="5">
            <text:p>5</text:p>
          </table:table-cell>
          <table:table-cell table:style-name="ce83"/>
          <table:table-cell table:style-name="ce83" table:formula="of:=[.I27]+[.J27]" office:value-type="float" office:value="5">
            <text:p>5</text:p>
          </table:table-cell>
          <table:table-cell table:style-name="ce90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amTV</text:p>
          </table:table-cell>
          <table:table-cell table:style-name="ce83" office:value-type="float" office:value="2">
            <text:p>2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28]);DATE(YEAR([.D28]);12;31);NOW())" office:value-type="date" office:date-value="2015-12-31">
            <text:p>12/31/15</text:p>
          </table:table-cell>
          <table:table-cell table:style-name="ce85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86" table:formula="of:=SUMPRODUCT([Thong_Tin_Ngay_Nghi_201501.$B$3:.$B$20]=[.B28];[Thong_Tin_Ngay_Nghi_201501.$C$3:.$C$20]) + SUMPRODUCT([Thong_Tin_Ngay_Nghi_201502.$B$5:.$B$26]=[.B28];[Thong_Tin_Ngay_Nghi_201502.$C$5:.$C$26])  + SUMPRODUCT([Thong_Tin_Ngay_Nghi_201503.$B$5:.$B$25]=[.B28];[Thong_Tin_Ngay_Nghi_201503.$C$5:.$C$25])" office:value-type="float" office:value="4.5">
            <text:p>4.5</text:p>
          </table:table-cell>
          <table:table-cell table:style-name="ce89" table:formula="of:=SUMPRODUCT([Thong_Tin_Ngay_Nghi_201501.$B$3:.$B$20]=[.B28];[Thong_Tin_Ngay_Nghi_201501.$C$3:.$C$20]) + SUMPRODUCT([Thong_Tin_Ngay_Nghi_201502.$B$5:.$B$26]=[.B28];[Thong_Tin_Ngay_Nghi_201502.$C$5:.$C$26])  + SUMPRODUCT([Thong_Tin_Ngay_Nghi_201503.$B$5:.$B$25]=[.B28];[Thong_Tin_Ngay_Nghi_201503.$C$5:.$C$25]) +  SUMPRODUCT([Thong_Tin_Ngay_Nghi_201504.$B$5:.$B$31]=[.B28];[Thong_Tin_Ngay_Nghi_201504.$C$5:.$C$31]) + SUMPRODUCT([Thong_Tin_Ngay_Nghi_201505.$B$5:.$B$32]=[.B28];[Thong_Tin_Ngay_Nghi_201505.$C$5:.$C$32]) + SUMPRODUCT([Thong_Tin_Ngay_Nghi_201506.$B$4:.$B$33]=[.B28];[Thong_Tin_Ngay_Nghi_201506.$C$4:.$C$33])  + SUMPRODUCT([Thong_Tin_Ngay_Nghi_201507.$B$4:.$B$38]=[.B28];[Thong_Tin_Ngay_Nghi_201507.$C$4:.$C$38]) + SUMPRODUCT([Thong_Tin_Ngay_Nghi_201508.$B$4:.$B$38]=[.B28];[Thong_Tin_Ngay_Nghi_201508.$C$4:.$C$38]) +  SUMPRODUCT([Thong_Tin_Ngay_Nghi_201509.$B$4:.$B$43]=[.B28];[Thong_Tin_Ngay_Nghi_201509.$C$4:.$C$43]) + SUMPRODUCT([Thong_Tin_Ngay_Nghi_201510.$B$4:.$B$43]=[.B28];[Thong_Tin_Ngay_Nghi_201510.$C$4:.$C$43]) + SUMPRODUCT([Thong_Tin_Ngay_Nghi_201511.$B$4:.$B$48]=[.B28];[Thong_Tin_Ngay_Nghi_201511.$C$4:.$C$48]) + SUMPRODUCT([Thong_Tin_Ngay_Nghi_201512.$B$4:.$B$48]=[.B28];[Thong_Tin_Ngay_Nghi_201512.$C$4:.$C$48])" office:value-type="float" office:value="8.5">
            <text:p>8.5</text:p>
          </table:table-cell>
          <table:table-cell table:style-name="ce83" table:formula="of:=IF(DATE(YEAR([.E28]);MONTH([.E28]);DAY([.E28]))&lt;=DATE(YEAR([.E28]);3;31); [.C28]-[.G28] + [.F28]; IF([.G28]-[.C28]&lt;0;[.G28] + [.F28] -[.H28];[.F28]+[.C28]-[.H28]))" office:value-type="float" office:value="5.5">
            <text:p>5.5</text:p>
          </table:table-cell>
          <table:table-cell table:style-name="ce83"/>
          <table:table-cell table:style-name="ce83" table:formula="of:=[.I28]+[.J28]" office:value-type="float" office:value="5.5">
            <text:p>5.5</text:p>
          </table:table-cell>
          <table:table-cell table:style-name="ce90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NguyenHTT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29]);DATE(YEAR([.D29]);12;31);NOW())" office:value-type="date" office:date-value="2015-12-31">
            <text:p>12/31/15</text:p>
          </table:table-cell>
          <table:table-cell table:style-name="ce85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86" table:formula="of:=SUMPRODUCT([Thong_Tin_Ngay_Nghi_201501.$B$3:.$B$20]=[.B29];[Thong_Tin_Ngay_Nghi_201501.$C$3:.$C$20]) + SUMPRODUCT([Thong_Tin_Ngay_Nghi_201502.$B$5:.$B$26]=[.B29];[Thong_Tin_Ngay_Nghi_201502.$C$5:.$C$26])  + SUMPRODUCT([Thong_Tin_Ngay_Nghi_201503.$B$5:.$B$25]=[.B29];[Thong_Tin_Ngay_Nghi_201503.$C$5:.$C$25])" office:value-type="float" office:value="2.5">
            <text:p>2.5</text:p>
          </table:table-cell>
          <table:table-cell table:style-name="ce89" table:formula="of:=SUMPRODUCT([Thong_Tin_Ngay_Nghi_201501.$B$3:.$B$20]=[.B29];[Thong_Tin_Ngay_Nghi_201501.$C$3:.$C$20]) + SUMPRODUCT([Thong_Tin_Ngay_Nghi_201502.$B$5:.$B$26]=[.B29];[Thong_Tin_Ngay_Nghi_201502.$C$5:.$C$26])  + SUMPRODUCT([Thong_Tin_Ngay_Nghi_201503.$B$5:.$B$25]=[.B29];[Thong_Tin_Ngay_Nghi_201503.$C$5:.$C$25]) +  SUMPRODUCT([Thong_Tin_Ngay_Nghi_201504.$B$5:.$B$31]=[.B29];[Thong_Tin_Ngay_Nghi_201504.$C$5:.$C$31]) + SUMPRODUCT([Thong_Tin_Ngay_Nghi_201505.$B$5:.$B$32]=[.B29];[Thong_Tin_Ngay_Nghi_201505.$C$5:.$C$32]) + SUMPRODUCT([Thong_Tin_Ngay_Nghi_201506.$B$4:.$B$33]=[.B29];[Thong_Tin_Ngay_Nghi_201506.$C$4:.$C$33])  + SUMPRODUCT([Thong_Tin_Ngay_Nghi_201507.$B$4:.$B$38]=[.B29];[Thong_Tin_Ngay_Nghi_201507.$C$4:.$C$38]) + SUMPRODUCT([Thong_Tin_Ngay_Nghi_201508.$B$4:.$B$38]=[.B29];[Thong_Tin_Ngay_Nghi_201508.$C$4:.$C$38]) +  SUMPRODUCT([Thong_Tin_Ngay_Nghi_201509.$B$4:.$B$43]=[.B29];[Thong_Tin_Ngay_Nghi_201509.$C$4:.$C$43]) + SUMPRODUCT([Thong_Tin_Ngay_Nghi_201510.$B$4:.$B$43]=[.B29];[Thong_Tin_Ngay_Nghi_201510.$C$4:.$C$43]) + SUMPRODUCT([Thong_Tin_Ngay_Nghi_201511.$B$4:.$B$48]=[.B29];[Thong_Tin_Ngay_Nghi_201511.$C$4:.$C$48]) + SUMPRODUCT([Thong_Tin_Ngay_Nghi_201512.$B$4:.$B$48]=[.B29];[Thong_Tin_Ngay_Nghi_201512.$C$4:.$C$48])" office:value-type="float" office:value="4.5">
            <text:p>4.5</text:p>
          </table:table-cell>
          <table:table-cell table:style-name="ce83" table:formula="of:=IF(DATE(YEAR([.E29]);MONTH([.E29]);DAY([.E29]))&lt;=DATE(YEAR([.E29]);3;31); [.C29]-[.G29] + [.F29]; IF([.G29]-[.C29]&lt;0;[.G29] + [.F29] -[.H29];[.F29]+[.C29]-[.H29]))" office:value-type="float" office:value="7.5">
            <text:p>7.5</text:p>
          </table:table-cell>
          <table:table-cell table:style-name="ce83"/>
          <table:table-cell table:style-name="ce83" table:formula="of:=[.I29]+[.J29]" office:value-type="float" office:value="7.5">
            <text:p>7.5</text:p>
          </table:table-cell>
          <table:table-cell table:style-name="ce90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NhanNM</text:p>
          </table:table-cell>
          <table:table-cell table:style-name="ce83" office:value-type="float" office:value="3">
            <text:p>3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30]);DATE(YEAR([.D30]);12;31);NOW())" office:value-type="date" office:date-value="2015-12-31">
            <text:p>12/31/15</text:p>
          </table:table-cell>
          <table:table-cell table:style-name="ce85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86" table:formula="of:=SUMPRODUCT([Thong_Tin_Ngay_Nghi_201501.$B$3:.$B$20]=[.B30];[Thong_Tin_Ngay_Nghi_201501.$C$3:.$C$20]) + SUMPRODUCT([Thong_Tin_Ngay_Nghi_201502.$B$5:.$B$26]=[.B30];[Thong_Tin_Ngay_Nghi_201502.$C$5:.$C$26])  + SUMPRODUCT([Thong_Tin_Ngay_Nghi_201503.$B$5:.$B$25]=[.B30];[Thong_Tin_Ngay_Nghi_201503.$C$5:.$C$25])" office:value-type="float" office:value="5">
            <text:p>5</text:p>
          </table:table-cell>
          <table:table-cell table:style-name="ce89" table:formula="of:=SUMPRODUCT([Thong_Tin_Ngay_Nghi_201501.$B$3:.$B$20]=[.B30];[Thong_Tin_Ngay_Nghi_201501.$C$3:.$C$20]) + SUMPRODUCT([Thong_Tin_Ngay_Nghi_201502.$B$5:.$B$26]=[.B30];[Thong_Tin_Ngay_Nghi_201502.$C$5:.$C$26])  + SUMPRODUCT([Thong_Tin_Ngay_Nghi_201503.$B$5:.$B$25]=[.B30];[Thong_Tin_Ngay_Nghi_201503.$C$5:.$C$25]) +  SUMPRODUCT([Thong_Tin_Ngay_Nghi_201504.$B$5:.$B$31]=[.B30];[Thong_Tin_Ngay_Nghi_201504.$C$5:.$C$31]) + SUMPRODUCT([Thong_Tin_Ngay_Nghi_201505.$B$5:.$B$32]=[.B30];[Thong_Tin_Ngay_Nghi_201505.$C$5:.$C$32]) + SUMPRODUCT([Thong_Tin_Ngay_Nghi_201506.$B$4:.$B$33]=[.B30];[Thong_Tin_Ngay_Nghi_201506.$C$4:.$C$33])  + SUMPRODUCT([Thong_Tin_Ngay_Nghi_201507.$B$4:.$B$38]=[.B30];[Thong_Tin_Ngay_Nghi_201507.$C$4:.$C$38]) + SUMPRODUCT([Thong_Tin_Ngay_Nghi_201508.$B$4:.$B$38]=[.B30];[Thong_Tin_Ngay_Nghi_201508.$C$4:.$C$38]) +  SUMPRODUCT([Thong_Tin_Ngay_Nghi_201509.$B$4:.$B$43]=[.B30];[Thong_Tin_Ngay_Nghi_201509.$C$4:.$C$43]) + SUMPRODUCT([Thong_Tin_Ngay_Nghi_201510.$B$4:.$B$43]=[.B30];[Thong_Tin_Ngay_Nghi_201510.$C$4:.$C$43]) + SUMPRODUCT([Thong_Tin_Ngay_Nghi_201511.$B$4:.$B$48]=[.B30];[Thong_Tin_Ngay_Nghi_201511.$C$4:.$C$48]) + SUMPRODUCT([Thong_Tin_Ngay_Nghi_201512.$B$4:.$B$48]=[.B30];[Thong_Tin_Ngay_Nghi_201512.$C$4:.$C$48])" office:value-type="float" office:value="9">
            <text:p>9</text:p>
          </table:table-cell>
          <table:table-cell table:style-name="ce83" table:formula="of:=IF(DATE(YEAR([.E30]);MONTH([.E30]);DAY([.E30]))&lt;=DATE(YEAR([.E30]);3;31); [.C30]-[.G30] + [.F30]; IF([.G30]-[.C30]&lt;0;[.G30] + [.F30] -[.H30];[.F30]+[.C30]-[.H30]))" office:value-type="float" office:value="6">
            <text:p>6</text:p>
          </table:table-cell>
          <table:table-cell table:style-name="ce83"/>
          <table:table-cell table:style-name="ce83" table:formula="of:=[.I30]+[.J30]" office:value-type="float" office:value="6">
            <text:p>6</text:p>
          </table:table-cell>
          <table:table-cell table:style-name="ce90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PhuongTH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9-28">
            <text:p>09/28/15</text:p>
          </table:table-cell>
          <table:table-cell table:style-name="ce84" table:formula="of:=IF(YEAR(NOW())&gt;YEAR([.D31]);DATE(YEAR([.D31]);12;31);NOW())" office:value-type="date" office:date-value="2015-12-31">
            <text:p>12/31/15</text:p>
          </table:table-cell>
          <table:table-cell table:style-name="ce85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3">
            <text:p>3</text:p>
          </table:table-cell>
          <table:table-cell table:style-name="ce86"/>
          <table:table-cell table:style-name="ce89" table:formula="of:=SUMPRODUCT([Thong_Tin_Ngay_Nghi_201501.$B$3:.$B$20]=[.B31];[Thong_Tin_Ngay_Nghi_201501.$C$3:.$C$20]) + SUMPRODUCT([Thong_Tin_Ngay_Nghi_201502.$B$5:.$B$26]=[.B31];[Thong_Tin_Ngay_Nghi_201502.$C$5:.$C$26])  + SUMPRODUCT([Thong_Tin_Ngay_Nghi_201503.$B$5:.$B$25]=[.B31];[Thong_Tin_Ngay_Nghi_201503.$C$5:.$C$25]) +  SUMPRODUCT([Thong_Tin_Ngay_Nghi_201504.$B$5:.$B$31]=[.B31];[Thong_Tin_Ngay_Nghi_201504.$C$5:.$C$31]) + SUMPRODUCT([Thong_Tin_Ngay_Nghi_201505.$B$5:.$B$32]=[.B31];[Thong_Tin_Ngay_Nghi_201505.$C$5:.$C$32]) + SUMPRODUCT([Thong_Tin_Ngay_Nghi_201506.$B$4:.$B$33]=[.B31];[Thong_Tin_Ngay_Nghi_201506.$C$4:.$C$33])  + SUMPRODUCT([Thong_Tin_Ngay_Nghi_201507.$B$4:.$B$38]=[.B31];[Thong_Tin_Ngay_Nghi_201507.$C$4:.$C$38]) + SUMPRODUCT([Thong_Tin_Ngay_Nghi_201508.$B$4:.$B$38]=[.B31];[Thong_Tin_Ngay_Nghi_201508.$C$4:.$C$38]) +  SUMPRODUCT([Thong_Tin_Ngay_Nghi_201509.$B$4:.$B$43]=[.B31];[Thong_Tin_Ngay_Nghi_201509.$C$4:.$C$43]) + SUMPRODUCT([Thong_Tin_Ngay_Nghi_201510.$B$4:.$B$43]=[.B31];[Thong_Tin_Ngay_Nghi_201510.$C$4:.$C$43]) + SUMPRODUCT([Thong_Tin_Ngay_Nghi_201511.$B$4:.$B$48]=[.B31];[Thong_Tin_Ngay_Nghi_201511.$C$4:.$C$48]) + SUMPRODUCT([Thong_Tin_Ngay_Nghi_201512.$B$4:.$B$48]=[.B31];[Thong_Tin_Ngay_Nghi_201512.$C$4:.$C$48])" office:value-type="float" office:value="0.5">
            <text:p>0.5</text:p>
          </table:table-cell>
          <table:table-cell table:style-name="ce83" table:formula="of:=IF(DATE(YEAR([.E31]);MONTH([.E31]);DAY([.E31]))&lt;=DATE(YEAR([.E31]);3;31); [.C31]-[.G31] + [.F31]; IF([.G31]-[.C31]&lt;0;[.G31] + [.F31] -[.H31];[.F31]+[.C31]-[.H31]))" office:value-type="float" office:value="2.5">
            <text:p>2.5</text:p>
          </table:table-cell>
          <table:table-cell table:style-name="ce83"/>
          <table:table-cell table:style-name="ce83" table:formula="of:=[.I31]+[.J31]" office:value-type="float" office:value="2.5">
            <text:p>2.5</text:p>
          </table:table-cell>
          <table:table-cell table:style-name="ce90"/>
        </table:table-row>
        <table:table-row table:style-name="ro14">
          <table:table-cell table:style-name="ce32" office:value-type="float" office:value="26">
            <text:p>26</text:p>
          </table:table-cell>
          <table:table-cell table:style-name="ce34" office:value-type="string">
            <text:p>SonPX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9-15">
            <text:p>09/15/15</text:p>
          </table:table-cell>
          <table:table-cell table:style-name="ce84" table:formula="of:=IF(YEAR(NOW())&gt;YEAR([.D32]);DATE(YEAR([.D32]);12;31);NOW())" office:value-type="date" office:date-value="2015-12-31">
            <text:p>12/31/15</text:p>
          </table:table-cell>
          <table:table-cell table:style-name="ce85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4">
            <text:p>4</text:p>
          </table:table-cell>
          <table:table-cell table:style-name="ce86"/>
          <table:table-cell table:style-name="ce89" table:formula="of:=SUMPRODUCT([Thong_Tin_Ngay_Nghi_201501.$B$3:.$B$20]=[.B32];[Thong_Tin_Ngay_Nghi_201501.$C$3:.$C$20]) + SUMPRODUCT([Thong_Tin_Ngay_Nghi_201502.$B$5:.$B$26]=[.B32];[Thong_Tin_Ngay_Nghi_201502.$C$5:.$C$26])  + SUMPRODUCT([Thong_Tin_Ngay_Nghi_201503.$B$5:.$B$25]=[.B32];[Thong_Tin_Ngay_Nghi_201503.$C$5:.$C$25]) +  SUMPRODUCT([Thong_Tin_Ngay_Nghi_201504.$B$5:.$B$31]=[.B32];[Thong_Tin_Ngay_Nghi_201504.$C$5:.$C$31]) + SUMPRODUCT([Thong_Tin_Ngay_Nghi_201505.$B$5:.$B$32]=[.B32];[Thong_Tin_Ngay_Nghi_201505.$C$5:.$C$32]) + SUMPRODUCT([Thong_Tin_Ngay_Nghi_201506.$B$4:.$B$33]=[.B32];[Thong_Tin_Ngay_Nghi_201506.$C$4:.$C$33])  + SUMPRODUCT([Thong_Tin_Ngay_Nghi_201507.$B$4:.$B$38]=[.B32];[Thong_Tin_Ngay_Nghi_201507.$C$4:.$C$38]) + SUMPRODUCT([Thong_Tin_Ngay_Nghi_201508.$B$4:.$B$38]=[.B32];[Thong_Tin_Ngay_Nghi_201508.$C$4:.$C$38]) +  SUMPRODUCT([Thong_Tin_Ngay_Nghi_201509.$B$4:.$B$43]=[.B32];[Thong_Tin_Ngay_Nghi_201509.$C$4:.$C$43]) + SUMPRODUCT([Thong_Tin_Ngay_Nghi_201510.$B$4:.$B$43]=[.B32];[Thong_Tin_Ngay_Nghi_201510.$C$4:.$C$43]) + SUMPRODUCT([Thong_Tin_Ngay_Nghi_201511.$B$4:.$B$48]=[.B32];[Thong_Tin_Ngay_Nghi_201511.$C$4:.$C$48]) + SUMPRODUCT([Thong_Tin_Ngay_Nghi_201512.$B$4:.$B$48]=[.B32];[Thong_Tin_Ngay_Nghi_201512.$C$4:.$C$48])" office:value-type="float" office:value="1">
            <text:p>1</text:p>
          </table:table-cell>
          <table:table-cell table:style-name="ce83" table:formula="of:=IF(DATE(YEAR([.E32]);MONTH([.E32]);DAY([.E32]))&lt;=DATE(YEAR([.E32]);3;31); [.C32]-[.G32] + [.F32]; IF([.G32]-[.C32]&lt;0;[.G32] + [.F32] -[.H32];[.F32]+[.C32]-[.H32]))" office:value-type="float" office:value="3">
            <text:p>3</text:p>
          </table:table-cell>
          <table:table-cell table:style-name="ce83" office:value-type="float" office:value="0.5">
            <text:p>0.5</text:p>
          </table:table-cell>
          <table:table-cell table:style-name="ce83" table:formula="of:=[.I32]+[.J32]" office:value-type="float" office:value="3.5">
            <text:p>3.5</text:p>
          </table:table-cell>
          <table:table-cell table:style-name="ce90" office:value-type="string">
            <text:p>- Đã trừ 0.5 ngày nghỉ vào lương T10</text:p>
            <text:p/>
            <text:p>=&gt; ko trừ ngày này vào phép nữa</text:p>
          </table:table-cell>
        </table:table-row>
        <table:table-row table:style-name="ro17">
          <table:table-cell table:style-name="ce32" office:value-type="float" office:value="27">
            <text:p>27</text:p>
          </table:table-cell>
          <table:table-cell table:style-name="ce34" office:value-type="string">
            <text:p>ThachBK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33]);DATE(YEAR([.D33]);12;31);NOW())" office:value-type="date" office:date-value="2015-12-31">
            <text:p>12/31/15</text:p>
          </table:table-cell>
          <table:table-cell table:style-name="ce85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2">
            <text:p>12</text:p>
          </table:table-cell>
          <table:table-cell table:style-name="ce86" table:formula="of:=SUMPRODUCT([Thong_Tin_Ngay_Nghi_201501.$B$3:.$B$20]=[.B33];[Thong_Tin_Ngay_Nghi_201501.$C$3:.$C$20]) + SUMPRODUCT([Thong_Tin_Ngay_Nghi_201502.$B$5:.$B$26]=[.B33];[Thong_Tin_Ngay_Nghi_201502.$C$5:.$C$26])  + SUMPRODUCT([Thong_Tin_Ngay_Nghi_201503.$B$5:.$B$25]=[.B33];[Thong_Tin_Ngay_Nghi_201503.$C$5:.$C$25])" office:value-type="float" office:value="11">
            <text:p>11</text:p>
          </table:table-cell>
          <table:table-cell table:style-name="ce89" table:formula="of:=SUMPRODUCT([Thong_Tin_Ngay_Nghi_201501.$B$3:.$B$20]=[.B33];[Thong_Tin_Ngay_Nghi_201501.$C$3:.$C$20]) + SUMPRODUCT([Thong_Tin_Ngay_Nghi_201502.$B$5:.$B$26]=[.B33];[Thong_Tin_Ngay_Nghi_201502.$C$5:.$C$26])  + SUMPRODUCT([Thong_Tin_Ngay_Nghi_201503.$B$5:.$B$25]=[.B33];[Thong_Tin_Ngay_Nghi_201503.$C$5:.$C$25]) +  SUMPRODUCT([Thong_Tin_Ngay_Nghi_201504.$B$5:.$B$31]=[.B33];[Thong_Tin_Ngay_Nghi_201504.$C$5:.$C$31]) + SUMPRODUCT([Thong_Tin_Ngay_Nghi_201505.$B$5:.$B$32]=[.B33];[Thong_Tin_Ngay_Nghi_201505.$C$5:.$C$32]) + SUMPRODUCT([Thong_Tin_Ngay_Nghi_201506.$B$4:.$B$33]=[.B33];[Thong_Tin_Ngay_Nghi_201506.$C$4:.$C$33])  + SUMPRODUCT([Thong_Tin_Ngay_Nghi_201507.$B$4:.$B$38]=[.B33];[Thong_Tin_Ngay_Nghi_201507.$C$4:.$C$38]) + SUMPRODUCT([Thong_Tin_Ngay_Nghi_201508.$B$4:.$B$38]=[.B33];[Thong_Tin_Ngay_Nghi_201508.$C$4:.$C$38]) +  SUMPRODUCT([Thong_Tin_Ngay_Nghi_201509.$B$4:.$B$43]=[.B33];[Thong_Tin_Ngay_Nghi_201509.$C$4:.$C$43]) + SUMPRODUCT([Thong_Tin_Ngay_Nghi_201510.$B$4:.$B$43]=[.B33];[Thong_Tin_Ngay_Nghi_201510.$C$4:.$C$43]) + SUMPRODUCT([Thong_Tin_Ngay_Nghi_201511.$B$4:.$B$48]=[.B33];[Thong_Tin_Ngay_Nghi_201511.$C$4:.$C$48]) + SUMPRODUCT([Thong_Tin_Ngay_Nghi_201512.$B$4:.$B$48]=[.B33];[Thong_Tin_Ngay_Nghi_201512.$C$4:.$C$48])" office:value-type="float" office:value="44">
            <text:p>44</text:p>
          </table:table-cell>
          <table:table-cell table:style-name="ce83" table:formula="of:=IF(DATE(YEAR([.E33]);MONTH([.E33]);DAY([.E33]))&lt;=DATE(YEAR([.E33]);3;31); [.C33]-[.G33] + [.F33]; IF([.G33]-[.C33]&lt;0;[.G33] + [.F33] -[.H33];[.F33]+[.C33]-[.H33]))" office:value-type="float" office:value="-32">
            <text:p>-32</text:p>
          </table:table-cell>
          <table:table-cell table:style-name="ce83" table:formula="of:=5+5+5+5.5" office:value-type="float" office:value="20.5">
            <text:p>20.5</text:p>
          </table:table-cell>
          <table:table-cell table:style-name="ce83" table:formula="of:=[.I33]+[.J33]" office:value-type="float" office:value="-11.5">
            <text:p>-11.5</text:p>
          </table:table-cell>
          <table:table-cell table:style-name="ce90" office:value-type="string">
            <text:p>- Đã trừ 5 ngày nghỉ vào lương T9</text:p>
            <text:p>- Đã trừ 5 ngày nghỉ vào lương T10</text:p>
            <text:p>- Đã trừ 5 ngày nghỉ vào lương T11</text:p>
            <text:p>- Đã trừ 5.5 ngày nghỉ vào lương T12</text:p>
            <text:p/>
            <text:p>=&gt; ko trừ ngày này vào phép nữa</text:p>
          </table:table-cell>
        </table:table-row>
        <table:table-row table:style-name="ro14">
          <table:table-cell table:style-name="ce32" office:value-type="float" office:value="28">
            <text:p>28</text:p>
          </table:table-cell>
          <table:table-cell table:style-name="ce34" office:value-type="string">
            <text:p>ThanhBTN</text:p>
          </table:table-cell>
          <table:table-cell table:style-name="ce83"/>
          <table:table-cell table:style-name="ce84" office:value-type="date" office:date-value="2015-11-02">
            <text:p>11/02/15</text:p>
          </table:table-cell>
          <table:table-cell table:style-name="ce84" table:formula="of:=IF(YEAR(NOW())&gt;YEAR([.D34]);DATE(YEAR([.D34]);12;31);NOW())" office:value-type="date" office:date-value="2015-12-31">
            <text:p>12/31/15</text:p>
          </table:table-cell>
          <table:table-cell table:style-name="ce85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86"/>
          <table:table-cell table:style-name="ce89" table:formula="of:=SUMPRODUCT([Thong_Tin_Ngay_Nghi_201501.$B$3:.$B$20]=[.B34];[Thong_Tin_Ngay_Nghi_201501.$C$3:.$C$20]) + SUMPRODUCT([Thong_Tin_Ngay_Nghi_201502.$B$5:.$B$26]=[.B34];[Thong_Tin_Ngay_Nghi_201502.$C$5:.$C$26])  + SUMPRODUCT([Thong_Tin_Ngay_Nghi_201503.$B$5:.$B$25]=[.B34];[Thong_Tin_Ngay_Nghi_201503.$C$5:.$C$25]) +  SUMPRODUCT([Thong_Tin_Ngay_Nghi_201504.$B$5:.$B$31]=[.B34];[Thong_Tin_Ngay_Nghi_201504.$C$5:.$C$31]) + SUMPRODUCT([Thong_Tin_Ngay_Nghi_201505.$B$5:.$B$32]=[.B34];[Thong_Tin_Ngay_Nghi_201505.$C$5:.$C$32]) + SUMPRODUCT([Thong_Tin_Ngay_Nghi_201506.$B$4:.$B$33]=[.B34];[Thong_Tin_Ngay_Nghi_201506.$C$4:.$C$33])  + SUMPRODUCT([Thong_Tin_Ngay_Nghi_201507.$B$4:.$B$38]=[.B34];[Thong_Tin_Ngay_Nghi_201507.$C$4:.$C$38]) + SUMPRODUCT([Thong_Tin_Ngay_Nghi_201508.$B$4:.$B$38]=[.B34];[Thong_Tin_Ngay_Nghi_201508.$C$4:.$C$38]) +  SUMPRODUCT([Thong_Tin_Ngay_Nghi_201509.$B$4:.$B$43]=[.B34];[Thong_Tin_Ngay_Nghi_201509.$C$4:.$C$43]) + SUMPRODUCT([Thong_Tin_Ngay_Nghi_201510.$B$4:.$B$43]=[.B34];[Thong_Tin_Ngay_Nghi_201510.$C$4:.$C$43]) + SUMPRODUCT([Thong_Tin_Ngay_Nghi_201511.$B$4:.$B$48]=[.B34];[Thong_Tin_Ngay_Nghi_201511.$C$4:.$C$48]) + SUMPRODUCT([Thong_Tin_Ngay_Nghi_201512.$B$4:.$B$48]=[.B34];[Thong_Tin_Ngay_Nghi_201512.$C$4:.$C$48])" office:value-type="float" office:value="2">
            <text:p>2</text:p>
          </table:table-cell>
          <table:table-cell table:style-name="ce83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table:formula="of:=[.I34]+[.J34]" office:value-type="float" office:value="2">
            <text:p>2</text:p>
          </table:table-cell>
          <table:table-cell table:style-name="ce90" office:value-type="string">
            <text:p>- Đã trừ 2 ngày nghỉ vào lương T11</text:p>
            <text:p/>
            <text:p>=&gt; ko trừ ngày này vào phép nữa</text:p>
          </table:table-cell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2-02">
            <text:p>02/02/15</text:p>
          </table:table-cell>
          <table:table-cell table:style-name="ce84" table:formula="of:=IF(YEAR(NOW())&gt;YEAR([.D35]);DATE(YEAR([.D35]);12;31);NOW())" office:value-type="date" office:date-value="2015-12-31">
            <text:p>12/31/15</text:p>
          </table:table-cell>
          <table:table-cell table:style-name="ce85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1">
            <text:p>11</text:p>
          </table:table-cell>
          <table:table-cell table:style-name="ce86" table:formula="of:=SUMPRODUCT([Thong_Tin_Ngay_Nghi_201501.$B$3:.$B$20]=[.B35];[Thong_Tin_Ngay_Nghi_201501.$C$3:.$C$20]) + SUMPRODUCT([Thong_Tin_Ngay_Nghi_201502.$B$5:.$B$26]=[.B35];[Thong_Tin_Ngay_Nghi_201502.$C$5:.$C$26])  + SUMPRODUCT([Thong_Tin_Ngay_Nghi_201503.$B$5:.$B$25]=[.B35];[Thong_Tin_Ngay_Nghi_201503.$C$5:.$C$25])" office:value-type="float" office:value="2.5">
            <text:p>2.5</text:p>
          </table:table-cell>
          <table:table-cell table:style-name="ce89" table:formula="of:=SUMPRODUCT([Thong_Tin_Ngay_Nghi_201501.$B$3:.$B$20]=[.B35];[Thong_Tin_Ngay_Nghi_201501.$C$3:.$C$20]) + SUMPRODUCT([Thong_Tin_Ngay_Nghi_201502.$B$5:.$B$26]=[.B35];[Thong_Tin_Ngay_Nghi_201502.$C$5:.$C$26])  + SUMPRODUCT([Thong_Tin_Ngay_Nghi_201503.$B$5:.$B$25]=[.B35];[Thong_Tin_Ngay_Nghi_201503.$C$5:.$C$25]) +  SUMPRODUCT([Thong_Tin_Ngay_Nghi_201504.$B$5:.$B$31]=[.B35];[Thong_Tin_Ngay_Nghi_201504.$C$5:.$C$31]) + SUMPRODUCT([Thong_Tin_Ngay_Nghi_201505.$B$5:.$B$32]=[.B35];[Thong_Tin_Ngay_Nghi_201505.$C$5:.$C$32]) + SUMPRODUCT([Thong_Tin_Ngay_Nghi_201506.$B$4:.$B$33]=[.B35];[Thong_Tin_Ngay_Nghi_201506.$C$4:.$C$33])  + SUMPRODUCT([Thong_Tin_Ngay_Nghi_201507.$B$4:.$B$38]=[.B35];[Thong_Tin_Ngay_Nghi_201507.$C$4:.$C$38]) + SUMPRODUCT([Thong_Tin_Ngay_Nghi_201508.$B$4:.$B$38]=[.B35];[Thong_Tin_Ngay_Nghi_201508.$C$4:.$C$38]) +  SUMPRODUCT([Thong_Tin_Ngay_Nghi_201509.$B$4:.$B$43]=[.B35];[Thong_Tin_Ngay_Nghi_201509.$C$4:.$C$43]) + SUMPRODUCT([Thong_Tin_Ngay_Nghi_201510.$B$4:.$B$43]=[.B35];[Thong_Tin_Ngay_Nghi_201510.$C$4:.$C$43]) + SUMPRODUCT([Thong_Tin_Ngay_Nghi_201511.$B$4:.$B$48]=[.B35];[Thong_Tin_Ngay_Nghi_201511.$C$4:.$C$48]) + SUMPRODUCT([Thong_Tin_Ngay_Nghi_201512.$B$4:.$B$48]=[.B35];[Thong_Tin_Ngay_Nghi_201512.$C$4:.$C$48])" office:value-type="float" office:value="10">
            <text:p>10</text:p>
          </table:table-cell>
          <table:table-cell table:style-name="ce83" table:formula="of:=IF(DATE(YEAR([.E35]);MONTH([.E35]);DAY([.E35]))&lt;=DATE(YEAR([.E35]);3;31); [.C35]-[.G35] + [.F35]; IF([.G35]-[.C35]&lt;0;[.G35] + [.F35] -[.H35];[.F35]+[.C35]-[.H35]))" office:value-type="float" office:value="1">
            <text:p>1</text:p>
          </table:table-cell>
          <table:table-cell table:style-name="ce83"/>
          <table:table-cell table:style-name="ce83" table:formula="of:=[.I35]+[.J35]" office:value-type="float" office:value="1">
            <text:p>1</text:p>
          </table:table-cell>
          <table:table-cell table:style-name="ce90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83" office:value-type="float" office:value="6">
            <text:p>6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36]);DATE(YEAR([.D36]);12;31);NOW())" office:value-type="date" office:date-value="2015-12-31">
            <text:p>12/31/15</text:p>
          </table:table-cell>
          <table:table-cell table:style-name="ce85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2">
            <text:p>12</text:p>
          </table:table-cell>
          <table:table-cell table:style-name="ce86" table:formula="of:=SUMPRODUCT([Thong_Tin_Ngay_Nghi_201501.$B$3:.$B$20]=[.B36];[Thong_Tin_Ngay_Nghi_201501.$C$3:.$C$20]) + SUMPRODUCT([Thong_Tin_Ngay_Nghi_201502.$B$5:.$B$26]=[.B36];[Thong_Tin_Ngay_Nghi_201502.$C$5:.$C$26])  + SUMPRODUCT([Thong_Tin_Ngay_Nghi_201503.$B$5:.$B$25]=[.B36];[Thong_Tin_Ngay_Nghi_201503.$C$5:.$C$25])" office:value-type="float" office:value="10">
            <text:p>10</text:p>
          </table:table-cell>
          <table:table-cell table:style-name="ce89" table:formula="of:=SUMPRODUCT([Thong_Tin_Ngay_Nghi_201501.$B$3:.$B$20]=[.B36];[Thong_Tin_Ngay_Nghi_201501.$C$3:.$C$20]) + SUMPRODUCT([Thong_Tin_Ngay_Nghi_201502.$B$5:.$B$26]=[.B36];[Thong_Tin_Ngay_Nghi_201502.$C$5:.$C$26])  + SUMPRODUCT([Thong_Tin_Ngay_Nghi_201503.$B$5:.$B$25]=[.B36];[Thong_Tin_Ngay_Nghi_201503.$C$5:.$C$25]) +  SUMPRODUCT([Thong_Tin_Ngay_Nghi_201504.$B$5:.$B$31]=[.B36];[Thong_Tin_Ngay_Nghi_201504.$C$5:.$C$31]) + SUMPRODUCT([Thong_Tin_Ngay_Nghi_201505.$B$5:.$B$32]=[.B36];[Thong_Tin_Ngay_Nghi_201505.$C$5:.$C$32]) + SUMPRODUCT([Thong_Tin_Ngay_Nghi_201506.$B$4:.$B$33]=[.B36];[Thong_Tin_Ngay_Nghi_201506.$C$4:.$C$33])  + SUMPRODUCT([Thong_Tin_Ngay_Nghi_201507.$B$4:.$B$38]=[.B36];[Thong_Tin_Ngay_Nghi_201507.$C$4:.$C$38]) + SUMPRODUCT([Thong_Tin_Ngay_Nghi_201508.$B$4:.$B$38]=[.B36];[Thong_Tin_Ngay_Nghi_201508.$C$4:.$C$38]) +  SUMPRODUCT([Thong_Tin_Ngay_Nghi_201509.$B$4:.$B$43]=[.B36];[Thong_Tin_Ngay_Nghi_201509.$C$4:.$C$43]) + SUMPRODUCT([Thong_Tin_Ngay_Nghi_201510.$B$4:.$B$43]=[.B36];[Thong_Tin_Ngay_Nghi_201510.$C$4:.$C$43]) + SUMPRODUCT([Thong_Tin_Ngay_Nghi_201511.$B$4:.$B$48]=[.B36];[Thong_Tin_Ngay_Nghi_201511.$C$4:.$C$48]) + SUMPRODUCT([Thong_Tin_Ngay_Nghi_201512.$B$4:.$B$48]=[.B36];[Thong_Tin_Ngay_Nghi_201512.$C$4:.$C$48])" office:value-type="float" office:value="16">
            <text:p>16</text:p>
          </table:table-cell>
          <table:table-cell table:style-name="ce83" table:formula="of:=IF(DATE(YEAR([.E36]);MONTH([.E36]);DAY([.E36]))&lt;=DATE(YEAR([.E36]);3;31); [.C36]-[.G36] + [.F36]; IF([.G36]-[.C36]&lt;0;[.G36] + [.F36] -[.H36];[.F36]+[.C36]-[.H36]))" office:value-type="float" office:value="2">
            <text:p>2</text:p>
          </table:table-cell>
          <table:table-cell table:style-name="ce83"/>
          <table:table-cell table:style-name="ce83" table:formula="of:=[.I36]+[.J36]" office:value-type="float" office:value="2">
            <text:p>2</text:p>
          </table:table-cell>
          <table:table-cell table:style-name="ce90"/>
        </table:table-row>
        <table:table-row table:style-name="ro14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4-13">
            <text:p>04/13/15</text:p>
          </table:table-cell>
          <table:table-cell table:style-name="ce84" table:formula="of:=IF(YEAR(NOW())&gt;YEAR([.D37]);DATE(YEAR([.D37]);12;31);NOW())" office:value-type="date" office:date-value="2015-12-31">
            <text:p>12/31/15</text:p>
          </table:table-cell>
          <table:table-cell table:style-name="ce85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9">
            <text:p>9</text:p>
          </table:table-cell>
          <table:table-cell table:style-name="ce86" table:formula="of:=SUMPRODUCT([Thong_Tin_Ngay_Nghi_201501.$B$3:.$B$20]=[.B37];[Thong_Tin_Ngay_Nghi_201501.$C$3:.$C$20]) + SUMPRODUCT([Thong_Tin_Ngay_Nghi_201502.$B$5:.$B$26]=[.B37];[Thong_Tin_Ngay_Nghi_201502.$C$5:.$C$26])  + SUMPRODUCT([Thong_Tin_Ngay_Nghi_201503.$B$5:.$B$25]=[.B37];[Thong_Tin_Ngay_Nghi_201503.$C$5:.$C$25])" office:value-type="float" office:value="0">
            <text:p>0</text:p>
          </table:table-cell>
          <table:table-cell table:style-name="ce89" table:formula="of:=SUMPRODUCT([Thong_Tin_Ngay_Nghi_201501.$B$3:.$B$20]=[.B37];[Thong_Tin_Ngay_Nghi_201501.$C$3:.$C$20]) + SUMPRODUCT([Thong_Tin_Ngay_Nghi_201502.$B$5:.$B$26]=[.B37];[Thong_Tin_Ngay_Nghi_201502.$C$5:.$C$26])  + SUMPRODUCT([Thong_Tin_Ngay_Nghi_201503.$B$5:.$B$25]=[.B37];[Thong_Tin_Ngay_Nghi_201503.$C$5:.$C$25]) +  SUMPRODUCT([Thong_Tin_Ngay_Nghi_201504.$B$5:.$B$31]=[.B37];[Thong_Tin_Ngay_Nghi_201504.$C$5:.$C$31]) + SUMPRODUCT([Thong_Tin_Ngay_Nghi_201505.$B$5:.$B$32]=[.B37];[Thong_Tin_Ngay_Nghi_201505.$C$5:.$C$32]) + SUMPRODUCT([Thong_Tin_Ngay_Nghi_201506.$B$4:.$B$33]=[.B37];[Thong_Tin_Ngay_Nghi_201506.$C$4:.$C$33])  + SUMPRODUCT([Thong_Tin_Ngay_Nghi_201507.$B$4:.$B$38]=[.B37];[Thong_Tin_Ngay_Nghi_201507.$C$4:.$C$38]) + SUMPRODUCT([Thong_Tin_Ngay_Nghi_201508.$B$4:.$B$38]=[.B37];[Thong_Tin_Ngay_Nghi_201508.$C$4:.$C$38]) +  SUMPRODUCT([Thong_Tin_Ngay_Nghi_201509.$B$4:.$B$43]=[.B37];[Thong_Tin_Ngay_Nghi_201509.$C$4:.$C$43]) + SUMPRODUCT([Thong_Tin_Ngay_Nghi_201510.$B$4:.$B$43]=[.B37];[Thong_Tin_Ngay_Nghi_201510.$C$4:.$C$43]) + SUMPRODUCT([Thong_Tin_Ngay_Nghi_201511.$B$4:.$B$48]=[.B37];[Thong_Tin_Ngay_Nghi_201511.$C$4:.$C$48]) + SUMPRODUCT([Thong_Tin_Ngay_Nghi_201512.$B$4:.$B$48]=[.B37];[Thong_Tin_Ngay_Nghi_201512.$C$4:.$C$48])" office:value-type="float" office:value="6">
            <text:p>6</text:p>
          </table:table-cell>
          <table:table-cell table:style-name="ce83" table:formula="of:=IF(DATE(YEAR([.E37]);MONTH([.E37]);DAY([.E37]))&lt;=DATE(YEAR([.E37]);3;31); [.C37]-[.G37] + [.F37]; IF([.G37]-[.C37]&lt;0;[.G37] + [.F37] -[.H37];[.F37]+[.C37]-[.H37]))" office:value-type="float" office:value="3">
            <text:p>3</text:p>
          </table:table-cell>
          <table:table-cell table:style-name="ce83" office:value-type="float" office:value="1.5">
            <text:p>1.5</text:p>
          </table:table-cell>
          <table:table-cell table:style-name="ce83" table:formula="of:=[.I37]+[.J37]" office:value-type="float" office:value="4.5">
            <text:p>4.5</text:p>
          </table:table-cell>
          <table:table-cell table:style-name="ce90" office:value-type="string">
            <text:p>- Đã trừ 1.5 ngày nghỉ vào lương T6</text:p>
            <text:p/>
            <text:p>=&gt; ko trừ ngày này vào phép nữa</text:p>
          </table:table-cell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7-06">
            <text:p>07/06/15</text:p>
          </table:table-cell>
          <table:table-cell table:style-name="ce84" table:formula="of:=IF(YEAR(NOW())&gt;YEAR([.D38]);DATE(YEAR([.D38]);12;31);NOW())" office:value-type="date" office:date-value="2015-12-31">
            <text:p>12/31/15</text:p>
          </table:table-cell>
          <table:table-cell table:style-name="ce85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6">
            <text:p>6</text:p>
          </table:table-cell>
          <table:table-cell table:style-name="ce86"/>
          <table:table-cell table:style-name="ce89" table:formula="of:=SUMPRODUCT([Thong_Tin_Ngay_Nghi_201501.$B$3:.$B$20]=[.B38];[Thong_Tin_Ngay_Nghi_201501.$C$3:.$C$20]) + SUMPRODUCT([Thong_Tin_Ngay_Nghi_201502.$B$5:.$B$26]=[.B38];[Thong_Tin_Ngay_Nghi_201502.$C$5:.$C$26])  + SUMPRODUCT([Thong_Tin_Ngay_Nghi_201503.$B$5:.$B$25]=[.B38];[Thong_Tin_Ngay_Nghi_201503.$C$5:.$C$25]) +  SUMPRODUCT([Thong_Tin_Ngay_Nghi_201504.$B$5:.$B$31]=[.B38];[Thong_Tin_Ngay_Nghi_201504.$C$5:.$C$31]) + SUMPRODUCT([Thong_Tin_Ngay_Nghi_201505.$B$5:.$B$32]=[.B38];[Thong_Tin_Ngay_Nghi_201505.$C$5:.$C$32]) + SUMPRODUCT([Thong_Tin_Ngay_Nghi_201506.$B$4:.$B$33]=[.B38];[Thong_Tin_Ngay_Nghi_201506.$C$4:.$C$33])  + SUMPRODUCT([Thong_Tin_Ngay_Nghi_201507.$B$4:.$B$38]=[.B38];[Thong_Tin_Ngay_Nghi_201507.$C$4:.$C$38]) + SUMPRODUCT([Thong_Tin_Ngay_Nghi_201508.$B$4:.$B$38]=[.B38];[Thong_Tin_Ngay_Nghi_201508.$C$4:.$C$38]) +  SUMPRODUCT([Thong_Tin_Ngay_Nghi_201509.$B$4:.$B$43]=[.B38];[Thong_Tin_Ngay_Nghi_201509.$C$4:.$C$43]) + SUMPRODUCT([Thong_Tin_Ngay_Nghi_201510.$B$4:.$B$43]=[.B38];[Thong_Tin_Ngay_Nghi_201510.$C$4:.$C$43]) + SUMPRODUCT([Thong_Tin_Ngay_Nghi_201511.$B$4:.$B$48]=[.B38];[Thong_Tin_Ngay_Nghi_201511.$C$4:.$C$48]) + SUMPRODUCT([Thong_Tin_Ngay_Nghi_201512.$B$4:.$B$48]=[.B38];[Thong_Tin_Ngay_Nghi_201512.$C$4:.$C$48])" office:value-type="float" office:value="5">
            <text:p>5</text:p>
          </table:table-cell>
          <table:table-cell table:style-name="ce83" table:formula="of:=IF(DATE(YEAR([.E38]);MONTH([.E38]);DAY([.E38]))&lt;=DATE(YEAR([.E38]);3;31); [.C38]-[.G38] + [.F38]; IF([.G38]-[.C38]&lt;0;[.G38] + [.F38] -[.H38];[.F38]+[.C38]-[.H38]))" office:value-type="float" office:value="1">
            <text:p>1</text:p>
          </table:table-cell>
          <table:table-cell table:style-name="ce83"/>
          <table:table-cell table:style-name="ce83" table:formula="of:=[.I38]+[.J38]" office:value-type="float" office:value="1">
            <text:p>1</text:p>
          </table:table-cell>
          <table:table-cell table:style-name="ce90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83" office:value-type="float" office:value="1">
            <text:p>1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39]);DATE(YEAR([.D39]);12;31);NOW())" office:value-type="date" office:date-value="2015-12-31">
            <text:p>12/31/15</text:p>
          </table:table-cell>
          <table:table-cell table:style-name="ce85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2">
            <text:p>12</text:p>
          </table:table-cell>
          <table:table-cell table:style-name="ce86" table:formula="of:=SUMPRODUCT([Thong_Tin_Ngay_Nghi_201501.$B$3:.$B$20]=[.B39];[Thong_Tin_Ngay_Nghi_201501.$C$3:.$C$20]) + SUMPRODUCT([Thong_Tin_Ngay_Nghi_201502.$B$5:.$B$26]=[.B39];[Thong_Tin_Ngay_Nghi_201502.$C$5:.$C$26])  + SUMPRODUCT([Thong_Tin_Ngay_Nghi_201503.$B$5:.$B$25]=[.B39];[Thong_Tin_Ngay_Nghi_201503.$C$5:.$C$25])" office:value-type="float" office:value="7.5">
            <text:p>7.5</text:p>
          </table:table-cell>
          <table:table-cell table:style-name="ce89" table:formula="of:=SUMPRODUCT([Thong_Tin_Ngay_Nghi_201501.$B$3:.$B$20]=[.B39];[Thong_Tin_Ngay_Nghi_201501.$C$3:.$C$20]) + SUMPRODUCT([Thong_Tin_Ngay_Nghi_201502.$B$5:.$B$26]=[.B39];[Thong_Tin_Ngay_Nghi_201502.$C$5:.$C$26])  + SUMPRODUCT([Thong_Tin_Ngay_Nghi_201503.$B$5:.$B$25]=[.B39];[Thong_Tin_Ngay_Nghi_201503.$C$5:.$C$25]) +  SUMPRODUCT([Thong_Tin_Ngay_Nghi_201504.$B$5:.$B$31]=[.B39];[Thong_Tin_Ngay_Nghi_201504.$C$5:.$C$31]) + SUMPRODUCT([Thong_Tin_Ngay_Nghi_201505.$B$5:.$B$32]=[.B39];[Thong_Tin_Ngay_Nghi_201505.$C$5:.$C$32]) + SUMPRODUCT([Thong_Tin_Ngay_Nghi_201506.$B$4:.$B$33]=[.B39];[Thong_Tin_Ngay_Nghi_201506.$C$4:.$C$33])  + SUMPRODUCT([Thong_Tin_Ngay_Nghi_201507.$B$4:.$B$38]=[.B39];[Thong_Tin_Ngay_Nghi_201507.$C$4:.$C$38]) + SUMPRODUCT([Thong_Tin_Ngay_Nghi_201508.$B$4:.$B$38]=[.B39];[Thong_Tin_Ngay_Nghi_201508.$C$4:.$C$38]) +  SUMPRODUCT([Thong_Tin_Ngay_Nghi_201509.$B$4:.$B$43]=[.B39];[Thong_Tin_Ngay_Nghi_201509.$C$4:.$C$43]) + SUMPRODUCT([Thong_Tin_Ngay_Nghi_201510.$B$4:.$B$43]=[.B39];[Thong_Tin_Ngay_Nghi_201510.$C$4:.$C$43]) + SUMPRODUCT([Thong_Tin_Ngay_Nghi_201511.$B$4:.$B$48]=[.B39];[Thong_Tin_Ngay_Nghi_201511.$C$4:.$C$48]) + SUMPRODUCT([Thong_Tin_Ngay_Nghi_201512.$B$4:.$B$48]=[.B39];[Thong_Tin_Ngay_Nghi_201512.$C$4:.$C$48])" office:value-type="float" office:value="29">
            <text:p>29</text:p>
          </table:table-cell>
          <table:table-cell table:style-name="ce83" table:formula="of:=IF(DATE(YEAR([.E39]);MONTH([.E39]);DAY([.E39]))&lt;=DATE(YEAR([.E39]);3;31); [.C39]-[.G39] + [.F39]; IF([.G39]-[.C39]&lt;0;[.G39] + [.F39] -[.H39];[.F39]+[.C39]-[.H39]))" office:value-type="float" office:value="-16">
            <text:p>-16</text:p>
          </table:table-cell>
          <table:table-cell table:style-name="ce83"/>
          <table:table-cell table:style-name="ce83" table:formula="of:=[.I39]+[.J39]" office:value-type="float" office:value="-16">
            <text:p>-16</text:p>
          </table:table-cell>
          <table:table-cell table:style-name="ce90"/>
        </table:table-row>
        <table:table-row table:style-name="ro14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7-21">
            <text:p>07/21/15</text:p>
          </table:table-cell>
          <table:table-cell table:style-name="ce84" table:formula="of:=IF(YEAR(NOW())&gt;YEAR([.D40]);DATE(YEAR([.D40]);12;31);NOW())" office:value-type="date" office:date-value="2015-12-31">
            <text:p>12/31/15</text:p>
          </table:table-cell>
          <table:table-cell table:style-name="ce85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86"/>
          <table:table-cell table:style-name="ce89" table:formula="of:=SUMPRODUCT([Thong_Tin_Ngay_Nghi_201501.$B$3:.$B$20]=[.B40];[Thong_Tin_Ngay_Nghi_201501.$C$3:.$C$20]) + SUMPRODUCT([Thong_Tin_Ngay_Nghi_201502.$B$5:.$B$26]=[.B40];[Thong_Tin_Ngay_Nghi_201502.$C$5:.$C$26])  + SUMPRODUCT([Thong_Tin_Ngay_Nghi_201503.$B$5:.$B$25]=[.B40];[Thong_Tin_Ngay_Nghi_201503.$C$5:.$C$25]) +  SUMPRODUCT([Thong_Tin_Ngay_Nghi_201504.$B$5:.$B$31]=[.B40];[Thong_Tin_Ngay_Nghi_201504.$C$5:.$C$31]) + SUMPRODUCT([Thong_Tin_Ngay_Nghi_201505.$B$5:.$B$32]=[.B40];[Thong_Tin_Ngay_Nghi_201505.$C$5:.$C$32]) + SUMPRODUCT([Thong_Tin_Ngay_Nghi_201506.$B$4:.$B$33]=[.B40];[Thong_Tin_Ngay_Nghi_201506.$C$4:.$C$33])  + SUMPRODUCT([Thong_Tin_Ngay_Nghi_201507.$B$4:.$B$38]=[.B40];[Thong_Tin_Ngay_Nghi_201507.$C$4:.$C$38]) + SUMPRODUCT([Thong_Tin_Ngay_Nghi_201508.$B$4:.$B$38]=[.B40];[Thong_Tin_Ngay_Nghi_201508.$C$4:.$C$38]) +  SUMPRODUCT([Thong_Tin_Ngay_Nghi_201509.$B$4:.$B$43]=[.B40];[Thong_Tin_Ngay_Nghi_201509.$C$4:.$C$43]) + SUMPRODUCT([Thong_Tin_Ngay_Nghi_201510.$B$4:.$B$43]=[.B40];[Thong_Tin_Ngay_Nghi_201510.$C$4:.$C$43]) + SUMPRODUCT([Thong_Tin_Ngay_Nghi_201511.$B$4:.$B$48]=[.B40];[Thong_Tin_Ngay_Nghi_201511.$C$4:.$C$48]) + SUMPRODUCT([Thong_Tin_Ngay_Nghi_201512.$B$4:.$B$48]=[.B40];[Thong_Tin_Ngay_Nghi_201512.$C$4:.$C$48])" office:value-type="float" office:value="2">
            <text:p>2</text:p>
          </table:table-cell>
          <table:table-cell table:style-name="ce83" table:formula="of:=IF(DATE(YEAR([.E40]);MONTH([.E40]);DAY([.E40]))&lt;=DATE(YEAR([.E40]);3;31); [.C40]-[.G40] + [.F40]; IF([.G40]-[.C40]&lt;0;[.G40] + [.F40] -[.H40];[.F40]+[.C40]-[.H40]))" office:value-type="float" office:value="3">
            <text:p>3</text:p>
          </table:table-cell>
          <table:table-cell table:style-name="ce83" office:value-type="float" office:value="0.5">
            <text:p>0.5</text:p>
          </table:table-cell>
          <table:table-cell table:style-name="ce83" table:formula="of:=[.I40]+[.J40]" office:value-type="float" office:value="3.5">
            <text:p>3.5</text:p>
          </table:table-cell>
          <table:table-cell table:style-name="ce90" office:value-type="string">
            <text:p>- Đã trừ 0.5 ngày nghỉ vào lương T9</text:p>
            <text:p/>
            <text:p>=&gt; ko trừ ngày này vào phép nữa</text:p>
          </table:table-cell>
        </table:table-row>
        <table:table-row table:style-name="ro14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9-28">
            <text:p>09/28/15</text:p>
          </table:table-cell>
          <table:table-cell table:style-name="ce84" table:formula="of:=IF(YEAR(NOW())&gt;YEAR([.D41]);DATE(YEAR([.D41]);12;31);NOW())" office:value-type="date" office:date-value="2015-12-31">
            <text:p>12/31/15</text:p>
          </table:table-cell>
          <table:table-cell table:style-name="ce85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3">
            <text:p>3</text:p>
          </table:table-cell>
          <table:table-cell table:style-name="ce86"/>
          <table:table-cell table:style-name="ce89" table:formula="of:=SUMPRODUCT([Thong_Tin_Ngay_Nghi_201501.$B$3:.$B$20]=[.B41];[Thong_Tin_Ngay_Nghi_201501.$C$3:.$C$20]) + SUMPRODUCT([Thong_Tin_Ngay_Nghi_201502.$B$5:.$B$26]=[.B41];[Thong_Tin_Ngay_Nghi_201502.$C$5:.$C$26])  + SUMPRODUCT([Thong_Tin_Ngay_Nghi_201503.$B$5:.$B$25]=[.B41];[Thong_Tin_Ngay_Nghi_201503.$C$5:.$C$25]) +  SUMPRODUCT([Thong_Tin_Ngay_Nghi_201504.$B$5:.$B$31]=[.B41];[Thong_Tin_Ngay_Nghi_201504.$C$5:.$C$31]) + SUMPRODUCT([Thong_Tin_Ngay_Nghi_201505.$B$5:.$B$32]=[.B41];[Thong_Tin_Ngay_Nghi_201505.$C$5:.$C$32]) + SUMPRODUCT([Thong_Tin_Ngay_Nghi_201506.$B$4:.$B$33]=[.B41];[Thong_Tin_Ngay_Nghi_201506.$C$4:.$C$33])  + SUMPRODUCT([Thong_Tin_Ngay_Nghi_201507.$B$4:.$B$38]=[.B41];[Thong_Tin_Ngay_Nghi_201507.$C$4:.$C$38]) + SUMPRODUCT([Thong_Tin_Ngay_Nghi_201508.$B$4:.$B$38]=[.B41];[Thong_Tin_Ngay_Nghi_201508.$C$4:.$C$38]) +  SUMPRODUCT([Thong_Tin_Ngay_Nghi_201509.$B$4:.$B$43]=[.B41];[Thong_Tin_Ngay_Nghi_201509.$C$4:.$C$43]) + SUMPRODUCT([Thong_Tin_Ngay_Nghi_201510.$B$4:.$B$43]=[.B41];[Thong_Tin_Ngay_Nghi_201510.$C$4:.$C$43]) + SUMPRODUCT([Thong_Tin_Ngay_Nghi_201511.$B$4:.$B$48]=[.B41];[Thong_Tin_Ngay_Nghi_201511.$C$4:.$C$48]) + SUMPRODUCT([Thong_Tin_Ngay_Nghi_201512.$B$4:.$B$48]=[.B41];[Thong_Tin_Ngay_Nghi_201512.$C$4:.$C$48])" office:value-type="float" office:value="3">
            <text:p>3</text:p>
          </table:table-cell>
          <table:table-cell table:style-name="ce83" table:formula="of:=IF(DATE(YEAR([.E41]);MONTH([.E41]);DAY([.E41]))&lt;=DATE(YEAR([.E41]);3;31); [.C41]-[.G41] + [.F41]; IF([.G41]-[.C41]&lt;0;[.G41] + [.F41] -[.H41];[.F41]+[.C41]-[.H41]))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table:formula="of:=[.I41]+[.J41]" office:value-type="float" office:value="2">
            <text:p>2</text:p>
          </table:table-cell>
          <table:table-cell table:style-name="ce90" office:value-type="string">
            <text:p>- Đã trừ 2 ngày nghỉ vào lương T11</text:p>
            <text:p/>
            <text:p>=&gt; ko trừ ngày này vào phép nữa</text:p>
          </table:table-cell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4-01">
            <text:p>04/01/15</text:p>
          </table:table-cell>
          <table:table-cell table:style-name="ce84" table:formula="of:=IF(YEAR(NOW())&gt;YEAR([.D42]);DATE(YEAR([.D42]);12;31);NOW())" office:value-type="date" office:date-value="2015-12-31">
            <text:p>12/31/15</text:p>
          </table:table-cell>
          <table:table-cell table:style-name="ce85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9">
            <text:p>9</text:p>
          </table:table-cell>
          <table:table-cell table:style-name="ce86" table:formula="of:=SUMPRODUCT([Thong_Tin_Ngay_Nghi_201501.$B$3:.$B$20]=[.B42];[Thong_Tin_Ngay_Nghi_201501.$C$3:.$C$20]) + SUMPRODUCT([Thong_Tin_Ngay_Nghi_201502.$B$5:.$B$26]=[.B42];[Thong_Tin_Ngay_Nghi_201502.$C$5:.$C$26])  + SUMPRODUCT([Thong_Tin_Ngay_Nghi_201503.$B$5:.$B$25]=[.B42];[Thong_Tin_Ngay_Nghi_201503.$C$5:.$C$25])" office:value-type="float" office:value="0">
            <text:p>0</text:p>
          </table:table-cell>
          <table:table-cell table:style-name="ce89" table:formula="of:=SUMPRODUCT([Thong_Tin_Ngay_Nghi_201501.$B$3:.$B$20]=[.B42];[Thong_Tin_Ngay_Nghi_201501.$C$3:.$C$20]) + SUMPRODUCT([Thong_Tin_Ngay_Nghi_201502.$B$5:.$B$26]=[.B42];[Thong_Tin_Ngay_Nghi_201502.$C$5:.$C$26])  + SUMPRODUCT([Thong_Tin_Ngay_Nghi_201503.$B$5:.$B$25]=[.B42];[Thong_Tin_Ngay_Nghi_201503.$C$5:.$C$25]) +  SUMPRODUCT([Thong_Tin_Ngay_Nghi_201504.$B$5:.$B$31]=[.B42];[Thong_Tin_Ngay_Nghi_201504.$C$5:.$C$31]) + SUMPRODUCT([Thong_Tin_Ngay_Nghi_201505.$B$5:.$B$32]=[.B42];[Thong_Tin_Ngay_Nghi_201505.$C$5:.$C$32]) + SUMPRODUCT([Thong_Tin_Ngay_Nghi_201506.$B$4:.$B$33]=[.B42];[Thong_Tin_Ngay_Nghi_201506.$C$4:.$C$33])  + SUMPRODUCT([Thong_Tin_Ngay_Nghi_201507.$B$4:.$B$38]=[.B42];[Thong_Tin_Ngay_Nghi_201507.$C$4:.$C$38]) + SUMPRODUCT([Thong_Tin_Ngay_Nghi_201508.$B$4:.$B$38]=[.B42];[Thong_Tin_Ngay_Nghi_201508.$C$4:.$C$38]) +  SUMPRODUCT([Thong_Tin_Ngay_Nghi_201509.$B$4:.$B$43]=[.B42];[Thong_Tin_Ngay_Nghi_201509.$C$4:.$C$43]) + SUMPRODUCT([Thong_Tin_Ngay_Nghi_201510.$B$4:.$B$43]=[.B42];[Thong_Tin_Ngay_Nghi_201510.$C$4:.$C$43]) + SUMPRODUCT([Thong_Tin_Ngay_Nghi_201511.$B$4:.$B$48]=[.B42];[Thong_Tin_Ngay_Nghi_201511.$C$4:.$C$48]) + SUMPRODUCT([Thong_Tin_Ngay_Nghi_201512.$B$4:.$B$48]=[.B42];[Thong_Tin_Ngay_Nghi_201512.$C$4:.$C$48])" office:value-type="float" office:value="4.5">
            <text:p>4.5</text:p>
          </table:table-cell>
          <table:table-cell table:style-name="ce83" table:formula="of:=IF(DATE(YEAR([.E42]);MONTH([.E42]);DAY([.E42]))&lt;=DATE(YEAR([.E42]);3;31); [.C42]-[.G42] + [.F42]; IF([.G42]-[.C42]&lt;0;[.G42] + [.F42] -[.H42];[.F42]+[.C42]-[.H42]))" office:value-type="float" office:value="4.5">
            <text:p>4.5</text:p>
          </table:table-cell>
          <table:table-cell table:style-name="ce83"/>
          <table:table-cell table:style-name="ce83" table:formula="of:=[.I42]+[.J42]" office:value-type="float" office:value="4.5">
            <text:p>4.5</text:p>
          </table:table-cell>
          <table:table-cell table:style-name="ce90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83" office:value-type="float" office:value="1">
            <text:p>1</text:p>
          </table:table-cell>
          <table:table-cell table:style-name="ce84" office:value-type="date" office:date-value="2015-01-01">
            <text:p>01/01/15</text:p>
          </table:table-cell>
          <table:table-cell table:style-name="ce84" table:formula="of:=IF(YEAR(NOW())&gt;YEAR([.D43]);DATE(YEAR([.D43]);12;31);NOW())" office:value-type="date" office:date-value="2015-12-31">
            <text:p>12/31/15</text:p>
          </table:table-cell>
          <table:table-cell table:style-name="ce85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2">
            <text:p>12</text:p>
          </table:table-cell>
          <table:table-cell table:style-name="ce86" table:formula="of:=SUMPRODUCT([Thong_Tin_Ngay_Nghi_201501.$B$3:.$B$20]=[.B43];[Thong_Tin_Ngay_Nghi_201501.$C$3:.$C$20]) + SUMPRODUCT([Thong_Tin_Ngay_Nghi_201502.$B$5:.$B$26]=[.B43];[Thong_Tin_Ngay_Nghi_201502.$C$5:.$C$26])  + SUMPRODUCT([Thong_Tin_Ngay_Nghi_201503.$B$5:.$B$25]=[.B43];[Thong_Tin_Ngay_Nghi_201503.$C$5:.$C$25])" office:value-type="float" office:value="1.5">
            <text:p>1.5</text:p>
          </table:table-cell>
          <table:table-cell table:style-name="ce89" table:formula="of:=SUMPRODUCT([Thong_Tin_Ngay_Nghi_201501.$B$3:.$B$20]=[.B43];[Thong_Tin_Ngay_Nghi_201501.$C$3:.$C$20]) + SUMPRODUCT([Thong_Tin_Ngay_Nghi_201502.$B$5:.$B$26]=[.B43];[Thong_Tin_Ngay_Nghi_201502.$C$5:.$C$26])  + SUMPRODUCT([Thong_Tin_Ngay_Nghi_201503.$B$5:.$B$25]=[.B43];[Thong_Tin_Ngay_Nghi_201503.$C$5:.$C$25]) +  SUMPRODUCT([Thong_Tin_Ngay_Nghi_201504.$B$5:.$B$31]=[.B43];[Thong_Tin_Ngay_Nghi_201504.$C$5:.$C$31]) + SUMPRODUCT([Thong_Tin_Ngay_Nghi_201505.$B$5:.$B$32]=[.B43];[Thong_Tin_Ngay_Nghi_201505.$C$5:.$C$32]) + SUMPRODUCT([Thong_Tin_Ngay_Nghi_201506.$B$4:.$B$33]=[.B43];[Thong_Tin_Ngay_Nghi_201506.$C$4:.$C$33])  + SUMPRODUCT([Thong_Tin_Ngay_Nghi_201507.$B$4:.$B$38]=[.B43];[Thong_Tin_Ngay_Nghi_201507.$C$4:.$C$38]) + SUMPRODUCT([Thong_Tin_Ngay_Nghi_201508.$B$4:.$B$38]=[.B43];[Thong_Tin_Ngay_Nghi_201508.$C$4:.$C$38]) +  SUMPRODUCT([Thong_Tin_Ngay_Nghi_201509.$B$4:.$B$43]=[.B43];[Thong_Tin_Ngay_Nghi_201509.$C$4:.$C$43]) + SUMPRODUCT([Thong_Tin_Ngay_Nghi_201510.$B$4:.$B$43]=[.B43];[Thong_Tin_Ngay_Nghi_201510.$C$4:.$C$43]) + SUMPRODUCT([Thong_Tin_Ngay_Nghi_201511.$B$4:.$B$48]=[.B43];[Thong_Tin_Ngay_Nghi_201511.$C$4:.$C$48]) + SUMPRODUCT([Thong_Tin_Ngay_Nghi_201512.$B$4:.$B$48]=[.B43];[Thong_Tin_Ngay_Nghi_201512.$C$4:.$C$48])" office:value-type="float" office:value="11.5">
            <text:p>11.5</text:p>
          </table:table-cell>
          <table:table-cell table:style-name="ce83" table:formula="of:=IF(DATE(YEAR([.E43]);MONTH([.E43]);DAY([.E43]))&lt;=DATE(YEAR([.E43]);3;31); [.C43]-[.G43] + [.F43]; IF([.G43]-[.C43]&lt;0;[.G43] + [.F43] -[.H43];[.F43]+[.C43]-[.H43]))" office:value-type="float" office:value="1.5">
            <text:p>1.5</text:p>
          </table:table-cell>
          <table:table-cell table:style-name="ce83"/>
          <table:table-cell table:style-name="ce83" table:formula="of:=[.I43]+[.J43]" office:value-type="float" office:value="1.5">
            <text:p>1.5</text:p>
          </table:table-cell>
          <table:table-cell table:style-name="ce90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81" office:value-type="string">
            <text:p>VinhP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7-07">
            <text:p>07/07/15</text:p>
          </table:table-cell>
          <table:table-cell table:style-name="ce84" table:formula="of:=IF(YEAR(NOW())&gt;YEAR([.D44]);DATE(YEAR([.D44]);12;31);NOW())" office:value-type="date" office:date-value="2015-12-31">
            <text:p>12/31/15</text:p>
          </table:table-cell>
          <table:table-cell table:style-name="ce85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86"/>
          <table:table-cell table:style-name="ce89" table:formula="of:=SUMPRODUCT([Thong_Tin_Ngay_Nghi_201501.$B$3:.$B$20]=[.B44];[Thong_Tin_Ngay_Nghi_201501.$C$3:.$C$20]) + SUMPRODUCT([Thong_Tin_Ngay_Nghi_201502.$B$5:.$B$26]=[.B44];[Thong_Tin_Ngay_Nghi_201502.$C$5:.$C$26])  + SUMPRODUCT([Thong_Tin_Ngay_Nghi_201503.$B$5:.$B$25]=[.B44];[Thong_Tin_Ngay_Nghi_201503.$C$5:.$C$25]) +  SUMPRODUCT([Thong_Tin_Ngay_Nghi_201504.$B$5:.$B$31]=[.B44];[Thong_Tin_Ngay_Nghi_201504.$C$5:.$C$31]) + SUMPRODUCT([Thong_Tin_Ngay_Nghi_201505.$B$5:.$B$32]=[.B44];[Thong_Tin_Ngay_Nghi_201505.$C$5:.$C$32]) + SUMPRODUCT([Thong_Tin_Ngay_Nghi_201506.$B$4:.$B$33]=[.B44];[Thong_Tin_Ngay_Nghi_201506.$C$4:.$C$33])  + SUMPRODUCT([Thong_Tin_Ngay_Nghi_201507.$B$4:.$B$38]=[.B44];[Thong_Tin_Ngay_Nghi_201507.$C$4:.$C$38]) + SUMPRODUCT([Thong_Tin_Ngay_Nghi_201508.$B$4:.$B$38]=[.B44];[Thong_Tin_Ngay_Nghi_201508.$C$4:.$C$38]) +  SUMPRODUCT([Thong_Tin_Ngay_Nghi_201509.$B$4:.$B$43]=[.B44];[Thong_Tin_Ngay_Nghi_201509.$C$4:.$C$43]) + SUMPRODUCT([Thong_Tin_Ngay_Nghi_201510.$B$4:.$B$43]=[.B44];[Thong_Tin_Ngay_Nghi_201510.$C$4:.$C$43]) + SUMPRODUCT([Thong_Tin_Ngay_Nghi_201511.$B$4:.$B$48]=[.B44];[Thong_Tin_Ngay_Nghi_201511.$C$4:.$C$48]) + SUMPRODUCT([Thong_Tin_Ngay_Nghi_201512.$B$4:.$B$48]=[.B44];[Thong_Tin_Ngay_Nghi_201512.$C$4:.$C$48])" office:value-type="float" office:value="3">
            <text:p>3</text:p>
          </table:table-cell>
          <table:table-cell table:style-name="ce83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style-name="ce83"/>
          <table:table-cell table:style-name="ce83" table:formula="of:=[.I44]+[.J44]" office:value-type="float" office:value="3">
            <text:p>3</text:p>
          </table:table-cell>
          <table:table-cell table:style-name="ce90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83" office:value-type="float" office:value="0">
            <text:p>0</text:p>
          </table:table-cell>
          <table:table-cell table:style-name="ce84" office:value-type="date" office:date-value="2015-04-01">
            <text:p>04/01/15</text:p>
          </table:table-cell>
          <table:table-cell table:style-name="ce84" table:formula="of:=IF(YEAR(NOW())&gt;YEAR([.D45]);DATE(YEAR([.D45]);12;31);NOW())" office:value-type="date" office:date-value="2015-12-31">
            <text:p>12/31/15</text:p>
          </table:table-cell>
          <table:table-cell table:style-name="ce85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9">
            <text:p>9</text:p>
          </table:table-cell>
          <table:table-cell table:style-name="ce86" table:formula="of:=SUMPRODUCT([Thong_Tin_Ngay_Nghi_201501.$B$3:.$B$20]=[.B45];[Thong_Tin_Ngay_Nghi_201501.$C$3:.$C$20]) + SUMPRODUCT([Thong_Tin_Ngay_Nghi_201502.$B$5:.$B$26]=[.B45];[Thong_Tin_Ngay_Nghi_201502.$C$5:.$C$26])  + SUMPRODUCT([Thong_Tin_Ngay_Nghi_201503.$B$5:.$B$25]=[.B45];[Thong_Tin_Ngay_Nghi_201503.$C$5:.$C$25])" office:value-type="float" office:value="0">
            <text:p>0</text:p>
          </table:table-cell>
          <table:table-cell table:style-name="ce89" table:formula="of:=SUMPRODUCT([Thong_Tin_Ngay_Nghi_201501.$B$3:.$B$20]=[.B45];[Thong_Tin_Ngay_Nghi_201501.$C$3:.$C$20]) + SUMPRODUCT([Thong_Tin_Ngay_Nghi_201502.$B$5:.$B$26]=[.B45];[Thong_Tin_Ngay_Nghi_201502.$C$5:.$C$26])  + SUMPRODUCT([Thong_Tin_Ngay_Nghi_201503.$B$5:.$B$25]=[.B45];[Thong_Tin_Ngay_Nghi_201503.$C$5:.$C$25]) +  SUMPRODUCT([Thong_Tin_Ngay_Nghi_201504.$B$5:.$B$31]=[.B45];[Thong_Tin_Ngay_Nghi_201504.$C$5:.$C$31]) + SUMPRODUCT([Thong_Tin_Ngay_Nghi_201505.$B$5:.$B$32]=[.B45];[Thong_Tin_Ngay_Nghi_201505.$C$5:.$C$32]) + SUMPRODUCT([Thong_Tin_Ngay_Nghi_201506.$B$4:.$B$33]=[.B45];[Thong_Tin_Ngay_Nghi_201506.$C$4:.$C$33])  + SUMPRODUCT([Thong_Tin_Ngay_Nghi_201507.$B$4:.$B$38]=[.B45];[Thong_Tin_Ngay_Nghi_201507.$C$4:.$C$38]) + SUMPRODUCT([Thong_Tin_Ngay_Nghi_201508.$B$4:.$B$38]=[.B45];[Thong_Tin_Ngay_Nghi_201508.$C$4:.$C$38]) +  SUMPRODUCT([Thong_Tin_Ngay_Nghi_201509.$B$4:.$B$43]=[.B45];[Thong_Tin_Ngay_Nghi_201509.$C$4:.$C$43]) + SUMPRODUCT([Thong_Tin_Ngay_Nghi_201510.$B$4:.$B$43]=[.B45];[Thong_Tin_Ngay_Nghi_201510.$C$4:.$C$43]) + SUMPRODUCT([Thong_Tin_Ngay_Nghi_201511.$B$4:.$B$48]=[.B45];[Thong_Tin_Ngay_Nghi_201511.$C$4:.$C$48]) + SUMPRODUCT([Thong_Tin_Ngay_Nghi_201512.$B$4:.$B$48]=[.B45];[Thong_Tin_Ngay_Nghi_201512.$C$4:.$C$48])" office:value-type="float" office:value="3">
            <text:p>3</text:p>
          </table:table-cell>
          <table:table-cell table:style-name="ce83" table:formula="of:=IF(DATE(YEAR([.E45]);MONTH([.E45]);DAY([.E45]))&lt;=DATE(YEAR([.E45]);3;31); [.C45]-[.G45] + [.F45]; IF([.G45]-[.C45]&lt;0;[.G45] + [.F45] -[.H45];[.F45]+[.C45]-[.H45]))" office:value-type="float" office:value="6">
            <text:p>6</text:p>
          </table:table-cell>
          <table:table-cell table:style-name="ce83"/>
          <table:table-cell table:style-name="ce83" table:formula="of:=[.I45]+[.J45]" office:value-type="float" office:value="6">
            <text:p>6</text:p>
          </table:table-cell>
          <table:table-cell table:style-name="ce9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18">
          <table:table-cell table:number-columns-repeated="12"/>
        </table:table-row>
        <table:table-row table:style-name="ro2" table:number-rows-repeated="104851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50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47" office:value-type="string" table:number-columns-spanned="31" table:number-rows-spanned="1">
            <text:p>January</text:p>
          </table:table-cell>
          <table:covered-table-cell table:number-columns-repeated="30" table:style-name="ce50"/>
          <table:table-cell table:style-name="ce52" table:number-columns-repeated="975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48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48" office:value-type="float" office:value="2">
            <office:annotation draw:style-name="gr4" draw:text-style-name="P1" svg:width="1.1413in" svg:height="0.3902in" svg:x="2.928in" svg:y="0in" draw:caption-point-x="-0.2402in" draw:caption-point-y="0.2374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48" office:value-type="float" office:value="-3">
            <text:p>-3</text:p>
          </table:table-cell>
          <table:table-cell table:style-name="ce48" office:value-type="float" office:value="-4">
            <text:p>-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office:annotation draw:style-name="gr4" draw:text-style-name="P1" svg:width="1.1413in" svg:height="0.3902in" svg:x="5.8835in" svg:y="0in" draw:caption-point-x="-0.2402in" draw:caption-point-y="0.2374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48" office:value-type="float" office:value="-11">
            <text:p>-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51" office:value-type="float" office:value="-17">
            <text:p>-17</text:p>
          </table:table-cell>
          <table:table-cell table:style-name="ce48" office:value-type="float" office:value="-18">
            <text:p>-18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-24">
            <text:p>-24</text:p>
          </table:table-cell>
          <table:table-cell table:style-name="ce48" office:value-type="float" office:value="-25">
            <text:p>-25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-31">
            <text:p>-31</text:p>
          </table:table-cell>
          <table:table-cell table:style-name="ce52" table:number-columns-repeated="955"/>
          <table:table-cell table:number-columns-repeated="20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46" table:formula="of:=SUM([.D3:.AH3])" office:value-type="float" office:value="3">
            <text:p>3</text:p>
          </table:table-cell>
          <table:table-cell table:style-name="ce49" table:number-columns-repeated="11"/>
          <table:table-cell table:style-name="ce49" office:value-type="float" office:value="0">
            <office:annotation draw:style-name="gr3" draw:text-style-name="P1" svg:width="1.1413in" svg:height="0.7012in" svg:x="6.6224in" svg:y="0.0079in" draw:caption-point-x="-0.2402in" draw:caption-point-y="0.477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9.578in" svg:y="0.0079in" draw:caption-point-x="-0.2402in" draw:caption-point-y="0.477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46" table:formula="of:=SUM([.D4:.AH4])" office:value-type="float" office:value="2.5">
            <text:p>2.5</text:p>
          </table:table-cell>
          <table:table-cell table:style-name="ce49" table:number-columns-repeated="4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.5">
            <text:p>0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46" table:formula="of:=SUM([.D5:.AH5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46" table:formula="of:=SUM([.D6:.AH6])" office:value-type="float" office:value="0">
            <text:p>0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0">
            <office:annotation draw:style-name="gr6" draw:text-style-name="P1" svg:width="1.1413in" svg:height="0.2346in" svg:x="5.8835in" svg:y="0.7185in" draw:caption-point-x="-0.2402in" draw:caption-point-y="0.5094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49"/>
          <table:table-cell table:style-name="ce49" office:value-type="float" office:value="0">
            <office:annotation draw:style-name="gr2" draw:text-style-name="P1" svg:width="1.1413in" svg:height="0.5457in" svg:x="6.6224in" svg:y="0.7252in" draw:caption-point-x="-0.2402in" draw:caption-point-y="0.5028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office:annotation draw:style-name="gr4" draw:text-style-name="P1" svg:width="1.1413in" svg:height="0.3902in" svg:x="9.2087in" svg:y="0.7252in" draw:caption-point-x="-0.2402in" draw:caption-point-y="0.502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office:annotation draw:style-name="gr4" draw:text-style-name="P1" svg:width="1.1413in" svg:height="0.3902in" svg:x="11.7949in" svg:y="0.7252in" draw:caption-point-x="-0.2402in" draw:caption-point-y="0.502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46" table:formula="of:=SUM([.D7:.AH7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46" table:formula="of:=SUM([.D8:.AH8])" office:value-type="float" office:value="2">
            <text:p>2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46" table:formula="of:=SUM([.D9:.AH9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46" table:formula="of:=SUM([.D10:.AH10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46" table:formula="of:=SUM([.D11:.AH11])" office:value-type="float" office:value="7">
            <text:p>7</text:p>
          </table:table-cell>
          <table:table-cell table:style-name="ce49" table:number-columns-repeated="4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4.4059in" svg:y="2.1205in" draw:caption-point-x="-0.2402in" draw:caption-point-y="0.3461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5.1449in" svg:y="2.122in" draw:caption-point-x="-0.2402in" draw:caption-point-y="0.3445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6.9921in" svg:y="2.1252in" draw:caption-point-x="-0.2402in" draw:caption-point-y="0.3413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7.7307in" svg:y="2.1268in" draw:caption-point-x="-0.2402in" draw:caption-point-y="0.3398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9.578in" svg:y="2.1291in" draw:caption-point-x="-0.2402in" draw:caption-point-y="0.3374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10.3169in" svg:y="2.1339in" draw:caption-point-x="-0.2402in" draw:caption-point-y="0.3327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0.5">
            <office:annotation draw:style-name="gr4" draw:text-style-name="P1" svg:width="1.1413in" svg:height="0.3902in" svg:x="12.1642in" svg:y="2.1339in" draw:caption-point-x="-0.2402in" draw:caption-point-y="0.3327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office:annotation draw:style-name="gr6" draw:text-style-name="P1" svg:width="1.1413in" svg:height="0.2346in" svg:x="12.9031in" svg:y="2.1339in" draw:caption-point-x="-0.2402in" draw:caption-point-y="0.3327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46" table:formula="of:=SUM([.D12:.AH12])" office:value-type="float" office:value="1">
            <text:p>1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46" table:formula="of:=SUM([.D13:.AH13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46" table:formula="of:=SUM([.D14:.AH14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46" table:formula="of:=SUM([.D15:.AH15])" office:value-type="float" office:value="3">
            <text:p>3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/>
          <table:table-cell table:style-name="ce49" office:value-type="float" office:value="1">
            <office:annotation draw:style-name="gr6" draw:text-style-name="P1" svg:width="1.1413in" svg:height="0.2346in" svg:x="6.6224in" svg:y="3.202in" draw:caption-point-x="-0.2402in" draw:caption-point-y="0.2551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ThamDT</text:p>
          </table:table-cell>
          <table:table-cell table:style-name="ce46" table:formula="of:=SUM([.D16:.AH16])" office:value-type="float" office:value="1">
            <text:p>1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7" draw:text-style-name="P1" svg:width="1.1413in" svg:height="0.2634in" svg:x="12.1642in" svg:y="3.4862in" draw:caption-point-x="-0.2402in" draw:caption-point-y="0.2185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ThuyLTT</text:p>
          </table:table-cell>
          <table:table-cell table:style-name="ce46" table:formula="of:=SUM([.D17:.AH17])" office:value-type="float" office:value="4">
            <text:p>4</text:p>
          </table:table-cell>
          <table:table-cell table:style-name="ce49" table:number-columns-repeated="4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4.4059in" svg:y="3.752in" draw:caption-point-x="-0.2402in" draw:caption-point-y="0.200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49" office:value-type="float" office:value="1">
            <office:annotation draw:style-name="gr6" draw:text-style-name="P1" svg:width="1.1413in" svg:height="0.2346in" svg:x="4.7752in" svg:y="3.752in" draw:caption-point-x="-0.2402in" draw:caption-point-y="0.200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VietBA</text:p>
          </table:table-cell>
          <table:table-cell table:style-name="ce46" table:formula="of:=SUM([.D18:.AH18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2" table:number-rows-repeated="65406">
          <table:table-cell table:style-name="ce33" table:number-columns-repeated="989"/>
          <table:table-cell table:number-columns-repeated="20"/>
        </table:table-row>
        <table:table-row table:style-name="ro2" table:number-rows-repeated="98315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56" office:value-type="string" table:number-columns-spanned="28" table:number-rows-spanned="1">
            <text:p>Febuary</text:p>
          </table:table-cell>
          <table:covered-table-cell table:number-columns-repeated="27" table:style-name="ce60"/>
          <table:table-cell table:style-name="ce52" table:number-columns-repeated="975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7" office:value-type="float" office:value="-1">
            <text:p>-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-7">
            <text:p>-7</text:p>
          </table:table-cell>
          <table:table-cell table:style-name="ce57" office:value-type="float" office:value="-8">
            <text:p>-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-14">
            <text:p>-14</text:p>
          </table:table-cell>
          <table:table-cell table:style-name="ce57" office:value-type="float" office:value="-15">
            <text:p>-15</text:p>
          </table:table-cell>
          <table:table-cell table:style-name="ce5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office:annotation draw:style-name="gr6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57" office:value-type="float" office:value="19">
            <office:annotation draw:style-name="gr6" draw:text-style-name="P1" svg:width="1.1413in" svg:height="0.2346in" svg:x="9.2087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57" office:value-type="float" office:value="20">
            <office:annotation draw:style-name="gr6" draw:text-style-name="P1" svg:width="1.1413in" svg:height="0.2346in" svg:x="9.578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57" office:value-type="float" office:value="-21">
            <text:p>-21</text:p>
          </table:table-cell>
          <table:table-cell table:style-name="ce57" office:value-type="float" office:value="-22">
            <text:p>-22</text:p>
          </table:table-cell>
          <table:table-cell table:style-name="ce57" office:value-type="float" office:value="23">
            <office:annotation draw:style-name="gr6" draw:text-style-name="P1" svg:width="1.1413in" svg:height="0.2346in" svg:x="10.6866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57" office:value-type="float" office:value="24">
            <office:annotation draw:style-name="gr6" draw:text-style-name="P1" svg:width="1.1413in" svg:height="0.2346in" svg:x="11.0559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7">
            <text:p>27</text:p>
          </table:table-cell>
          <table:table-cell table:style-name="ce57" office:value-type="float" office:value="-28">
            <text:p>-28</text:p>
          </table:table-cell>
          <table:table-cell table:style-name="ce52" table:number-columns-repeated="955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58" table:formula="of:=SUM([.D5:.D21])" office:value-type="float" office:value="0">
            <text:p>0</text:p>
          </table:table-cell>
          <table:table-cell table:style-name="ce58" table:formula="of:=SUM([.E5:.E21])" office:value-type="float" office:value="0">
            <text:p>0</text:p>
          </table:table-cell>
          <table:table-cell table:style-name="ce58" table:formula="of:=SUM([.F5:.F21])" office:value-type="float" office:value="0">
            <text:p>0</text:p>
          </table:table-cell>
          <table:table-cell table:style-name="ce58" table:formula="of:=SUM([.G5:.G21])" office:value-type="float" office:value="0">
            <text:p>0</text:p>
          </table:table-cell>
          <table:table-cell table:style-name="ce58" table:formula="of:=SUM([.H5:.H21])" office:value-type="float" office:value="0.5">
            <text:p>0.5</text:p>
          </table:table-cell>
          <table:table-cell table:style-name="ce58" table:formula="of:=SUM([.I5:.I21])" office:value-type="float" office:value="1">
            <text:p>1</text:p>
          </table:table-cell>
          <table:table-cell table:style-name="ce58" table:formula="of:=SUM([.J5:.J21])" office:value-type="float" office:value="0">
            <text:p>0</text:p>
          </table:table-cell>
          <table:table-cell table:style-name="ce58" table:formula="of:=SUM([.K5:.K21])" office:value-type="float" office:value="0">
            <text:p>0</text:p>
          </table:table-cell>
          <table:table-cell table:style-name="ce58" table:formula="of:=SUM([.L5:.L21])" office:value-type="float" office:value="1.5">
            <text:p>1.5</text:p>
          </table:table-cell>
          <table:table-cell table:style-name="ce58" table:formula="of:=SUM([.M5:.M21])" office:value-type="float" office:value="0">
            <text:p>0</text:p>
          </table:table-cell>
          <table:table-cell table:style-name="ce58" table:formula="of:=SUM([.N5:.N21])" office:value-type="float" office:value="0">
            <text:p>0</text:p>
          </table:table-cell>
          <table:table-cell table:style-name="ce58" table:formula="of:=SUM([.O5:.O21])" office:value-type="float" office:value="0">
            <text:p>0</text:p>
          </table:table-cell>
          <table:table-cell table:style-name="ce58" table:formula="of:=SUM([.P5:.P21])" office:value-type="float" office:value="3">
            <text:p>3</text:p>
          </table:table-cell>
          <table:table-cell table:style-name="ce58" table:formula="of:=SUM([.Q5:.Q21])" office:value-type="float" office:value="0">
            <text:p>0</text:p>
          </table:table-cell>
          <table:table-cell table:style-name="ce58" table:formula="of:=SUM([.R5:.R21])" office:value-type="float" office:value="0">
            <text:p>0</text:p>
          </table:table-cell>
          <table:table-cell table:style-name="ce58" table:formula="of:=SUM([.S5:.S21])" office:value-type="float" office:value="14">
            <text:p>14</text:p>
          </table:table-cell>
          <table:table-cell table:style-name="ce58" table:formula="of:=SUM([.T5:.T21])" office:value-type="float" office:value="15">
            <text:p>15</text:p>
          </table:table-cell>
          <table:table-cell table:style-name="ce58" table:formula="of:=SUM([.U5:.U21])" office:value-type="float" office:value="0">
            <text:p>0</text:p>
          </table:table-cell>
          <table:table-cell table:style-name="ce58" table:formula="of:=SUM([.V5:.V21])" office:value-type="float" office:value="0">
            <text:p>0</text:p>
          </table:table-cell>
          <table:table-cell table:style-name="ce58" table:formula="of:=SUM([.W5:.W21])" office:value-type="float" office:value="0">
            <text:p>0</text:p>
          </table:table-cell>
          <table:table-cell table:style-name="ce58" table:formula="of:=SUM([.X5:.X21])" office:value-type="float" office:value="0">
            <text:p>0</text:p>
          </table:table-cell>
          <table:table-cell table:style-name="ce58" table:formula="of:=SUM([.Y5:.Y21])" office:value-type="float" office:value="0">
            <text:p>0</text:p>
          </table:table-cell>
          <table:table-cell table:style-name="ce58" table:formula="of:=SUM([.Z5:.Z21])" office:value-type="float" office:value="0">
            <text:p>0</text:p>
          </table:table-cell>
          <table:table-cell table:style-name="ce58" table:formula="of:=SUM([.AA5:.AA21])" office:value-type="float" office:value="0">
            <text:p>0</text:p>
          </table:table-cell>
          <table:table-cell table:style-name="ce58" table:formula="of:=SUM([.AB5:.AB21])" office:value-type="float" office:value="8">
            <text:p>8</text:p>
          </table:table-cell>
          <table:table-cell table:style-name="ce58" table:formula="of:=SUM([.AC5:.AC21])" office:value-type="float" office:value="7">
            <text:p>7</text:p>
          </table:table-cell>
          <table:table-cell table:style-name="ce58" table:formula="of:=SUM([.AD5:.AD21])" office:value-type="float" office:value="7">
            <text:p>7</text:p>
          </table:table-cell>
          <table:table-cell table:style-name="ce58" table:formula="of:=SUM([.AE5:.AE21])" office:value-type="float" office:value="0">
            <text:p>0</text:p>
          </table:table-cell>
          <table:table-cell table:style-name="ce52" table:number-columns-repeated="955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58" table:formula="of:=ROWS([.D5:.D21])-[.D3]" office:value-type="float" office:value="17">
            <text:p>17</text:p>
          </table:table-cell>
          <table:table-cell table:style-name="ce58" table:formula="of:=ROWS([.E5:.E21])-[.E3]" office:value-type="float" office:value="17">
            <text:p>17</text:p>
          </table:table-cell>
          <table:table-cell table:style-name="ce58" table:formula="of:=ROWS([.F5:.F21])-[.F3]" office:value-type="float" office:value="17">
            <text:p>17</text:p>
          </table:table-cell>
          <table:table-cell table:style-name="ce58" table:formula="of:=ROWS([.G5:.G21])-[.G3]" office:value-type="float" office:value="17">
            <text:p>17</text:p>
          </table:table-cell>
          <table:table-cell table:style-name="ce58" table:formula="of:=ROWS([.H5:.H21])-[.H3]" office:value-type="float" office:value="16.5">
            <text:p>16.5</text:p>
          </table:table-cell>
          <table:table-cell table:style-name="ce58" table:formula="of:=ROWS([.I5:.I21])-[.I3]" office:value-type="float" office:value="16">
            <text:p>16</text:p>
          </table:table-cell>
          <table:table-cell table:style-name="ce58" table:formula="of:=ROWS([.J5:.J21])-[.J3]" office:value-type="float" office:value="17">
            <text:p>17</text:p>
          </table:table-cell>
          <table:table-cell table:style-name="ce58" table:formula="of:=ROWS([.K5:.K21])-[.K3]" office:value-type="float" office:value="17">
            <text:p>17</text:p>
          </table:table-cell>
          <table:table-cell table:style-name="ce58" table:formula="of:=ROWS([.L5:.L21])-[.L3]" office:value-type="float" office:value="15.5">
            <text:p>15.5</text:p>
          </table:table-cell>
          <table:table-cell table:style-name="ce58" table:formula="of:=ROWS([.M5:.M21])-[.M3]" office:value-type="float" office:value="17">
            <text:p>17</text:p>
          </table:table-cell>
          <table:table-cell table:style-name="ce58" table:formula="of:=ROWS([.N5:.N21])-[.N3]" office:value-type="float" office:value="17">
            <text:p>17</text:p>
          </table:table-cell>
          <table:table-cell table:style-name="ce58" table:formula="of:=ROWS([.O5:.O21])-[.O3]" office:value-type="float" office:value="17">
            <text:p>17</text:p>
          </table:table-cell>
          <table:table-cell table:style-name="ce58" table:formula="of:=ROWS([.P5:.P21])-[.P3]" office:value-type="float" office:value="14">
            <text:p>14</text:p>
          </table:table-cell>
          <table:table-cell table:style-name="ce58" table:formula="of:=ROWS([.Q5:.Q21])-[.Q3]" office:value-type="float" office:value="17">
            <text:p>17</text:p>
          </table:table-cell>
          <table:table-cell table:style-name="ce58" table:formula="of:=ROWS([.R5:.R21])-[.R3]" office:value-type="float" office:value="17">
            <text:p>17</text:p>
          </table:table-cell>
          <table:table-cell table:style-name="ce58" table:formula="of:=ROWS([.S5:.S21])-[.S3]" office:value-type="float" office:value="3">
            <text:p>3</text:p>
          </table:table-cell>
          <table:table-cell table:style-name="ce58" table:formula="of:=ROWS([.T5:.T21])-[.T3]" office:value-type="float" office:value="2">
            <text:p>2</text:p>
          </table:table-cell>
          <table:table-cell table:style-name="ce58" table:formula="of:=ROWS([.U5:.U21])-[.U3]" office:value-type="float" office:value="17">
            <text:p>17</text:p>
          </table:table-cell>
          <table:table-cell table:style-name="ce58" table:formula="of:=ROWS([.V5:.V21])-[.V3]" office:value-type="float" office:value="17">
            <text:p>17</text:p>
          </table:table-cell>
          <table:table-cell table:style-name="ce58" table:formula="of:=ROWS([.W5:.W21])-[.W3]" office:value-type="float" office:value="17">
            <text:p>17</text:p>
          </table:table-cell>
          <table:table-cell table:style-name="ce58" table:formula="of:=ROWS([.X5:.X21])-[.X3]" office:value-type="float" office:value="17">
            <text:p>17</text:p>
          </table:table-cell>
          <table:table-cell table:style-name="ce58" table:formula="of:=ROWS([.Y5:.Y21])-[.Y3]" office:value-type="float" office:value="17">
            <text:p>17</text:p>
          </table:table-cell>
          <table:table-cell table:style-name="ce58" table:formula="of:=ROWS([.Z5:.Z21])-[.Z3]" office:value-type="float" office:value="17">
            <text:p>17</text:p>
          </table:table-cell>
          <table:table-cell table:style-name="ce58" table:formula="of:=ROWS([.AA5:.AA21])-[.AA3]" office:value-type="float" office:value="17">
            <text:p>17</text:p>
          </table:table-cell>
          <table:table-cell table:style-name="ce58" table:formula="of:=ROWS([.AB5:.AB21])-[.AB3]" office:value-type="float" office:value="9">
            <text:p>9</text:p>
          </table:table-cell>
          <table:table-cell table:style-name="ce58" table:formula="of:=ROWS([.AC5:.AC21])-[.AC3]" office:value-type="float" office:value="10">
            <text:p>10</text:p>
          </table:table-cell>
          <table:table-cell table:style-name="ce58" table:formula="of:=ROWS([.AD5:.AD21])-[.AD3]" office:value-type="float" office:value="10">
            <text:p>10</text:p>
          </table:table-cell>
          <table:table-cell table:style-name="ce58" table:formula="of:=ROWS([.AE5:.AE21])-[.AE3]" office:value-type="float" office:value="17">
            <text:p>17</text:p>
          </table:table-cell>
          <table:table-cell table:style-name="ce52" table:number-columns-repeated="955"/>
          <table:table-cell table:number-columns-repeated="20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55" table:formula="of:=SUM([.D5:.AE5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55" table:formula="of:=SUM([.D6:.AE6])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55" table:formula="of:=SUM([.D7:.AE7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55" table:formula="of:=SUM([.D8:.AE8])" office:value-type="float" office:value="6">
            <text:p>6</text:p>
          </table:table-cell>
          <table:table-cell table:style-name="ce59"/>
          <table:table-cell table:style-name="ce59" office:value-type="float" office:value="0">
            <office:annotation draw:style-name="gr4" draw:text-style-name="P1" svg:width="1.1413in" svg:height="0.3902in" svg:x="2.928in" svg:y="1.0862in" draw:caption-point-x="-0.2402in" draw:caption-point-y="0.6083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office:annotation draw:style-name="gr4" draw:text-style-name="P1" svg:width="1.1413in" svg:height="0.3902in" svg:x="4.4059in" svg:y="1.0882in" draw:caption-point-x="-0.2402in" draw:caption-point-y="0.6063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55" table:formula="of:=SUM([.D9:.AE9])" office:value-type="float" office:value="3">
            <text:p>3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55" table:formula="of:=SUM([.D10:.AE10])" office:value-type="float" office:value="3.5">
            <text:p>3.5</text:p>
          </table:table-cell>
          <table:table-cell table:style-name="ce59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4.0362in" svg:y="1.5921in" draw:caption-point-x="-0.2402in" draw:caption-point-y="0.5976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55" table:formula="of:=SUM([.D11:.AE11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55" table:formula="of:=SUM([.D12:.AE12])" office:value-type="float" office:value="2.5">
            <text:p>2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6.9921in" svg:y="2.0921in" draw:caption-point-x="-0.2402in" draw:caption-point-y="0.592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55" table:formula="of:=SUM([.D13:.AE13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55" table:formula="of:=SUM([.D14:.AE14])" office:value-type="float" office:value="3">
            <text:p>3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1">
            <office:annotation draw:style-name="gr6" draw:text-style-name="P1" svg:width="1.1413in" svg:height="0.2346in" svg:x="5.5142in" svg:y="2.5858in" draw:caption-point-x="-0.2402in" draw:caption-point-y="0.5945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55" table:formula="of:=SUM([.D15:.AE15])" office:value-type="float" office:value="2.5">
            <text:p>2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6.9921in" svg:y="2.8354in" draw:caption-point-x="-0.2402in" draw:caption-point-y="0.5925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55" table:formula="of:=SUM([.D16:.AE16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55" table:formula="of:=SUM([.D17:.AE17])" office:value-type="float" office:value="6.5">
            <text:p>6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office:annotation draw:style-name="gr4" draw:text-style-name="P1" svg:width="1.1413in" svg:height="0.3902in" svg:x="5.5142in" svg:y="3.3283in" draw:caption-point-x="-0.2402in" draw:caption-point-y="0.5953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ThaoDTH</text:p>
          </table:table-cell>
          <table:table-cell table:style-name="ce55" table:formula="of:=SUM([.D18:.AE18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ThamDT</text:p>
          </table:table-cell>
          <table:table-cell table:style-name="ce55" table:formula="of:=SUM([.D19:.AE19])" office:value-type="float" office:value="6">
            <text:p>6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ThuyLTT</text:p>
          </table:table-cell>
          <table:table-cell table:style-name="ce55" table:formula="of:=SUM([.D20:.AE20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VietBA</text:p>
          </table:table-cell>
          <table:table-cell table:style-name="ce55" table:formula="of:=SUM([.D21:.AE21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2" table:number-rows-repeated="65406">
          <table:table-cell table:style-name="ce33" table:number-columns-repeated="986"/>
          <table:table-cell table:number-columns-repeated="20"/>
        </table:table-row>
        <table:table-row table:style-name="ro2" table:number-rows-repeated="98314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62" office:value-type="string" table:number-columns-spanned="31" table:number-rows-spanned="1">
            <text:p>March</text:p>
          </table:table-cell>
          <table:covered-table-cell table:number-columns-repeated="10" table:style-name="ce66"/>
          <table:covered-table-cell table:style-name="ce66" office:value-type="string">
            <text:p>x</text:p>
          </table:covered-table-cell>
          <table:covered-table-cell table:number-columns-repeated="19" table:style-name="ce66"/>
          <table:table-cell table:style-name="ce52" table:number-columns-repeated="97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3" office:value-type="float" office:value="-1">
            <text:p>-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-7">
            <text:p>-7</text:p>
          </table:table-cell>
          <table:table-cell table:style-name="ce63" office:value-type="float" office:value="-8">
            <text:p>-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13">
            <text:p>13</text:p>
          </table:table-cell>
          <table:table-cell table:style-name="ce63" office:value-type="float" office:value="-14">
            <text:p>-14</text:p>
          </table:table-cell>
          <table:table-cell table:style-name="ce63" office:value-type="float" office:value="-15">
            <text:p>-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19">
            <text:p>19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-21">
            <text:p>-21</text:p>
          </table:table-cell>
          <table:table-cell table:style-name="ce63" office:value-type="float" office:value="-22">
            <text:p>-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26">
            <text:p>26</text:p>
          </table:table-cell>
          <table:table-cell table:style-name="ce63" office:value-type="float" office:value="27">
            <text:p>27</text:p>
          </table:table-cell>
          <table:table-cell table:style-name="ce63" office:value-type="float" office:value="-28">
            <text:p>-28</text:p>
          </table:table-cell>
          <table:table-cell table:style-name="ce63" office:value-type="float" office:value="-29">
            <text:p>-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64" table:formula="of:=SUM([.D5:.D21])" office:value-type="float" office:value="0">
            <text:p>0</text:p>
          </table:table-cell>
          <table:table-cell table:style-name="ce64" table:formula="of:=SUM([.E5:.E21])" office:value-type="float" office:value="1">
            <text:p>1</text:p>
          </table:table-cell>
          <table:table-cell table:style-name="ce64" table:formula="of:=SUM([.F5:.F21])" office:value-type="float" office:value="0">
            <text:p>0</text:p>
          </table:table-cell>
          <table:table-cell table:style-name="ce64" table:formula="of:=SUM([.G5:.G21])" office:value-type="float" office:value="0">
            <text:p>0</text:p>
          </table:table-cell>
          <table:table-cell table:style-name="ce64" table:formula="of:=SUM([.H5:.H21])" office:value-type="float" office:value="0">
            <text:p>0</text:p>
          </table:table-cell>
          <table:table-cell table:style-name="ce64" table:formula="of:=SUM([.I5:.I21])" office:value-type="float" office:value="1">
            <text:p>1</text:p>
          </table:table-cell>
          <table:table-cell table:style-name="ce64" table:formula="of:=SUM([.J5:.J21])" office:value-type="float" office:value="0">
            <text:p>0</text:p>
          </table:table-cell>
          <table:table-cell table:style-name="ce64" table:formula="of:=SUM([.K5:.K21])" office:value-type="float" office:value="0">
            <text:p>0</text:p>
          </table:table-cell>
          <table:table-cell table:style-name="ce64" table:formula="of:=SUM([.L5:.L21])" office:value-type="float" office:value="0.5">
            <text:p>0.5</text:p>
          </table:table-cell>
          <table:table-cell table:style-name="ce64" table:formula="of:=SUM([.M5:.M21])" office:value-type="float" office:value="0.5">
            <text:p>0.5</text:p>
          </table:table-cell>
          <table:table-cell table:style-name="ce64" table:formula="of:=SUM([.N5:.N21])" office:value-type="float" office:value="0">
            <text:p>0</text:p>
          </table:table-cell>
          <table:table-cell table:style-name="ce64" table:formula="of:=SUM([.O5:.O21])" office:value-type="float" office:value="1.5">
            <text:p>1.5</text:p>
          </table:table-cell>
          <table:table-cell table:style-name="ce64" table:formula="of:=SUM([.P5:.P21])" office:value-type="float" office:value="1.5">
            <text:p>1.5</text:p>
          </table:table-cell>
          <table:table-cell table:style-name="ce64" table:formula="of:=SUM([.Q5:.Q21])" office:value-type="float" office:value="0">
            <text:p>0</text:p>
          </table:table-cell>
          <table:table-cell table:style-name="ce64" table:formula="of:=SUM([.R5:.R21])" office:value-type="float" office:value="0">
            <text:p>0</text:p>
          </table:table-cell>
          <table:table-cell table:style-name="ce64" table:formula="of:=SUM([.S5:.S21])" office:value-type="float" office:value="0.5">
            <text:p>0.5</text:p>
          </table:table-cell>
          <table:table-cell table:style-name="ce64" table:formula="of:=SUM([.T5:.T21])" office:value-type="float" office:value="0">
            <text:p>0</text:p>
          </table:table-cell>
          <table:table-cell table:style-name="ce64" table:formula="of:=SUM([.U5:.U21])" office:value-type="float" office:value="1">
            <text:p>1</text:p>
          </table:table-cell>
          <table:table-cell table:style-name="ce64" table:formula="of:=SUM([.V5:.V21])" office:value-type="float" office:value="0.5">
            <text:p>0.5</text:p>
          </table:table-cell>
          <table:table-cell table:style-name="ce64" table:formula="of:=SUM([.W5:.W21])" office:value-type="float" office:value="0">
            <text:p>0</text:p>
          </table:table-cell>
          <table:table-cell table:style-name="ce64" table:formula="of:=SUM([.X5:.X21])" office:value-type="float" office:value="0">
            <text:p>0</text:p>
          </table:table-cell>
          <table:table-cell table:style-name="ce64" table:formula="of:=SUM([.Y5:.Y21])" office:value-type="float" office:value="0">
            <text:p>0</text:p>
          </table:table-cell>
          <table:table-cell table:style-name="ce64" table:formula="of:=SUM([.Z5:.Z21])" office:value-type="float" office:value="0.5">
            <text:p>0.5</text:p>
          </table:table-cell>
          <table:table-cell table:style-name="ce64" table:formula="of:=SUM([.AA5:.AA21])" office:value-type="float" office:value="2">
            <text:p>2</text:p>
          </table:table-cell>
          <table:table-cell table:style-name="ce64" table:formula="of:=SUM([.AB5:.AB21])" office:value-type="float" office:value="0">
            <text:p>0</text:p>
          </table:table-cell>
          <table:table-cell table:style-name="ce64" table:formula="of:=SUM([.AC5:.AC21])" office:value-type="float" office:value="1">
            <text:p>1</text:p>
          </table:table-cell>
          <table:table-cell table:style-name="ce64" table:formula="of:=SUM([.AD5:.AD21])" office:value-type="float" office:value="1">
            <text:p>1</text:p>
          </table:table-cell>
          <table:table-cell table:style-name="ce64" table:formula="of:=SUM([.AE5:.AE21])" office:value-type="float" office:value="0">
            <text:p>0</text:p>
          </table:table-cell>
          <table:table-cell table:style-name="ce64" table:formula="of:=SUM([.AF5:.AF21])" office:value-type="float" office:value="0">
            <text:p>0</text:p>
          </table:table-cell>
          <table:table-cell table:style-name="ce64" table:formula="of:=SUM([.AG5:.AG21])" office:value-type="float" office:value="1">
            <text:p>1</text:p>
          </table:table-cell>
          <table:table-cell table:style-name="ce64" table:formula="of:=SUM([.AH5:.AH21])" office:value-type="float" office:value="1">
            <text:p>1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64" table:formula="of:=ROWS([.D5:.D21])-[.D3]" office:value-type="float" office:value="17">
            <text:p>17</text:p>
          </table:table-cell>
          <table:table-cell table:style-name="ce64" table:formula="of:=ROWS([.E5:.E21])-[.E3]" office:value-type="float" office:value="16">
            <text:p>16</text:p>
          </table:table-cell>
          <table:table-cell table:style-name="ce64" table:formula="of:=ROWS([.F5:.F21])-[.F3]" office:value-type="float" office:value="17">
            <text:p>17</text:p>
          </table:table-cell>
          <table:table-cell table:style-name="ce64" table:formula="of:=ROWS([.G5:.G21])-[.G3]" office:value-type="float" office:value="17">
            <text:p>17</text:p>
          </table:table-cell>
          <table:table-cell table:style-name="ce64" table:formula="of:=ROWS([.H5:.H21])-[.H3]" office:value-type="float" office:value="17">
            <text:p>17</text:p>
          </table:table-cell>
          <table:table-cell table:style-name="ce64" table:formula="of:=ROWS([.I5:.I21])-[.I3]" office:value-type="float" office:value="16">
            <text:p>16</text:p>
          </table:table-cell>
          <table:table-cell table:style-name="ce64" table:formula="of:=ROWS([.J5:.J21])-[.J3]" office:value-type="float" office:value="17">
            <text:p>17</text:p>
          </table:table-cell>
          <table:table-cell table:style-name="ce64" table:formula="of:=ROWS([.K5:.K21])-[.K3]" office:value-type="float" office:value="17">
            <text:p>17</text:p>
          </table:table-cell>
          <table:table-cell table:style-name="ce64" table:formula="of:=ROWS([.L5:.L21])-[.L3]" office:value-type="float" office:value="16.5">
            <text:p>16.5</text:p>
          </table:table-cell>
          <table:table-cell table:style-name="ce64" table:formula="of:=ROWS([.M5:.M21])-[.M3]" office:value-type="float" office:value="16.5">
            <text:p>16.5</text:p>
          </table:table-cell>
          <table:table-cell table:style-name="ce64" table:formula="of:=ROWS([.N5:.N21])-[.N3]" office:value-type="float" office:value="17">
            <text:p>17</text:p>
          </table:table-cell>
          <table:table-cell table:style-name="ce64" table:formula="of:=ROWS([.O5:.O21])-[.O3]" office:value-type="float" office:value="15.5">
            <text:p>15.5</text:p>
          </table:table-cell>
          <table:table-cell table:style-name="ce64" table:formula="of:=ROWS([.P5:.P21])-[.P3]" office:value-type="float" office:value="15.5">
            <text:p>15.5</text:p>
          </table:table-cell>
          <table:table-cell table:style-name="ce64" table:formula="of:=ROWS([.Q5:.Q21])-[.Q3]" office:value-type="float" office:value="17">
            <text:p>17</text:p>
          </table:table-cell>
          <table:table-cell table:style-name="ce64" table:formula="of:=ROWS([.R5:.R21])-[.R3]" office:value-type="float" office:value="17">
            <text:p>17</text:p>
          </table:table-cell>
          <table:table-cell table:style-name="ce64" table:formula="of:=ROWS([.S5:.S21])-[.S3]" office:value-type="float" office:value="16.5">
            <text:p>16.5</text:p>
          </table:table-cell>
          <table:table-cell table:style-name="ce64" table:formula="of:=ROWS([.T5:.T21])-[.T3]" office:value-type="float" office:value="17">
            <text:p>17</text:p>
          </table:table-cell>
          <table:table-cell table:style-name="ce64" table:formula="of:=ROWS([.U5:.U21])-[.U3]" office:value-type="float" office:value="16">
            <text:p>16</text:p>
          </table:table-cell>
          <table:table-cell table:style-name="ce64" table:formula="of:=ROWS([.V5:.V21])-[.V3]" office:value-type="float" office:value="16.5">
            <text:p>16.5</text:p>
          </table:table-cell>
          <table:table-cell table:style-name="ce64" table:formula="of:=ROWS([.W5:.W21])-[.W3]" office:value-type="float" office:value="17">
            <text:p>17</text:p>
          </table:table-cell>
          <table:table-cell table:style-name="ce64" table:formula="of:=ROWS([.X5:.X21])-[.X3]" office:value-type="float" office:value="17">
            <text:p>17</text:p>
          </table:table-cell>
          <table:table-cell table:style-name="ce64" table:formula="of:=ROWS([.Y5:.Y21])-[.Y3]" office:value-type="float" office:value="17">
            <text:p>17</text:p>
          </table:table-cell>
          <table:table-cell table:style-name="ce64" table:formula="of:=ROWS([.Z5:.Z21])-[.Z3]" office:value-type="float" office:value="16.5">
            <text:p>16.5</text:p>
          </table:table-cell>
          <table:table-cell table:style-name="ce64" table:formula="of:=ROWS([.AA5:.AA21])-[.AA3]" office:value-type="float" office:value="15">
            <text:p>15</text:p>
          </table:table-cell>
          <table:table-cell table:style-name="ce64" table:formula="of:=ROWS([.AB5:.AB21])-[.AB3]" office:value-type="float" office:value="17">
            <text:p>17</text:p>
          </table:table-cell>
          <table:table-cell table:style-name="ce64" table:formula="of:=ROWS([.AC5:.AC21])-[.AC3]" office:value-type="float" office:value="16">
            <text:p>16</text:p>
          </table:table-cell>
          <table:table-cell table:style-name="ce64" table:formula="of:=ROWS([.AD5:.AD21])-[.AD3]" office:value-type="float" office:value="16">
            <text:p>16</text:p>
          </table:table-cell>
          <table:table-cell table:style-name="ce64" table:formula="of:=ROWS([.AE5:.AE21])-[.AE3]" office:value-type="float" office:value="17">
            <text:p>17</text:p>
          </table:table-cell>
          <table:table-cell table:style-name="ce64" table:formula="of:=ROWS([.AF5:.AF21])-[.AF3]" office:value-type="float" office:value="17">
            <text:p>17</text:p>
          </table:table-cell>
          <table:table-cell table:style-name="ce64" table:formula="of:=ROWS([.AG5:.AG21])-[.AG3]" office:value-type="float" office:value="16">
            <text:p>16</text:p>
          </table:table-cell>
          <table:table-cell table:style-name="ce64" table:formula="of:=ROWS([.AH5:.AH21])-[.AH3]" office:value-type="float" office:value="16">
            <text:p>16</text:p>
          </table:table-cell>
          <table:table-cell table:style-name="ce52" table:number-columns-repeated="952"/>
          <table:table-cell table:number-columns-repeated="20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1" table:formula="of:=SUM([.D6:.AH6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61" table:formula="of:=SUM([.D7:.AH7])" office:value-type="float" office:value="1">
            <text:p>1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6.2531in" svg:y="0.8331in" draw:caption-point-x="-0.2402in" draw:caption-point-y="0.6134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61" table:formula="of:=SUM([.D8:.AH8])" office:value-type="float" office:value="2.5">
            <text:p>2.5</text:p>
          </table:table-cell>
          <table:table-cell table:style-name="ce65"/>
          <table:table-cell table:style-name="ce65" office:value-type="float" office:value="0.5">
            <office:annotation draw:style-name="gr7" draw:text-style-name="P1" svg:width="1.1413in" svg:height="0.2634in" svg:x="2.928in" svg:y="1.0791in" draw:caption-point-x="-0.2402in" draw:caption-point-y="0.615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7" draw:text-style-name="P1" svg:width="1.1413in" svg:height="0.2634in" svg:x="5.5142in" svg:y="1.0791in" draw:caption-point-x="-0.2402in" draw:caption-point-y="0.615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8.1004in" svg:y="1.0843in" draw:caption-point-x="-0.2402in" draw:caption-point-y="0.6102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0.6866in" svg:y="1.0917in" draw:caption-point-x="-0.2402in" draw:caption-point-y="0.6028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3.2724in" svg:y="1.0917in" draw:caption-point-x="-0.2402in" draw:caption-point-y="0.6028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61" table:formula="of:=SUM([.D9:.AH9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61" table:formula="of:=SUM([.D10:.AH10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61" table:formula="of:=SUM([.D11:.AH11])" office:value-type="float" office:value="1">
            <text:p>1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5457in" svg:x="3.6669in" svg:y="1.8331in" draw:caption-point-x="-0.2402in" draw:caption-point-y="0.6043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5.8835in" svg:y="1.8339in" draw:caption-point-x="-0.2402in" draw:caption-point-y="0.6035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634in" svg:x="6.6224in" svg:y="1.8346in" draw:caption-point-x="-0.2402in" draw:caption-point-y="0.6028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61" table:formula="of:=SUM([.D12:.AH12])" office:value-type="float" office:value="1">
            <text:p>1</text:p>
          </table:table-cell>
          <table:table-cell table:style-name="ce65"/>
          <table:table-cell table:style-name="ce65" office:value-type="float" office:value="0.5">
            <office:annotation draw:style-name="gr4" draw:text-style-name="P1" svg:width="1.1413in" svg:height="0.3902in" svg:x="2.928in" svg:y="2.0799in" draw:caption-point-x="-0.2402in" draw:caption-point-y="0.6051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65" office:value-type="float" office:value="0">
            <office:annotation draw:style-name="gr2" draw:text-style-name="P1" svg:width="1.1413in" svg:height="0.5457in" svg:x="3.2976in" svg:y="2.0807in" draw:caption-point-x="-0.2402in" draw:caption-point-y="0.6043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3.2724in" svg:y="2.0902in" draw:caption-point-x="-0.2402in" draw:caption-point-y="0.5949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61" table:formula="of:=SUM([.D13:.AH13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5.8835in" svg:y="2.3291in" draw:caption-point-x="-0.2402in" draw:caption-point-y="0.6035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61" table:formula="of:=SUM([.D14:.AH14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61" table:formula="of:=SUM([.D15:.AH15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5457in" svg:x="8.8394in" svg:y="2.8291in" draw:caption-point-x="-0.2402in" draw:caption-point-y="0.5988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61" table:formula="of:=SUM([.D16:.AH16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61" table:formula="of:=SUM([.D17:.AH17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6" draw:text-style-name="P1" svg:width="1.1413in" svg:height="0.2346in" svg:x="11.7949in" svg:y="3.328in" draw:caption-point-x="-0.2402in" draw:caption-point-y="0.5957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ThaoDTH</text:p>
          </table:table-cell>
          <table:table-cell table:style-name="ce61" table:formula="of:=SUM([.D18:.AH18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634in" svg:x="6.6224in" svg:y="3.5689in" draw:caption-point-x="-0.2402in" draw:caption-point-y="0.6024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ThamDT</text:p>
          </table:table-cell>
          <table:table-cell table:style-name="ce61" table:formula="of:=SUM([.D19:.AH19])" office:value-type="float" office:value="3">
            <text:p>3</text:p>
          </table:table-cell>
          <table:table-cell table:style-name="ce65"/>
          <table:table-cell table:style-name="ce65" office:value-type="float" office:value="0">
            <office:annotation draw:style-name="gr4" draw:text-style-name="P1" svg:width="1.1413in" svg:height="0.3902in" svg:x="2.928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3.2976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3.6669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4.0362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1">
            <office:annotation draw:style-name="gr4" draw:text-style-name="P1" svg:width="1.1413in" svg:height="0.3902in" svg:x="4.4059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5" table:number-columns-repeated="2"/>
          <table:table-cell table:style-name="ce65" office:value-type="float" office:value="0">
            <office:annotation draw:style-name="gr4" draw:text-style-name="P1" svg:width="1.1413in" svg:height="0.3902in" svg:x="5.5142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5.8835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6.2531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6.6224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65" office:value-type="float" office:value="1">
            <office:annotation draw:style-name="gr4" draw:text-style-name="P1" svg:width="1.1413in" svg:height="0.3902in" svg:x="6.9921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6" draw:text-style-name="P1" svg:width="1.1413in" svg:height="0.2346in" svg:x="11.0559in" svg:y="3.8228in" draw:caption-point-x="-0.2402in" draw:caption-point-y="0.5961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ThuyLTT</text:p>
          </table:table-cell>
          <table:table-cell table:style-name="ce61" table:formula="of:=SUM([.D20:.AH20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6.9921in" svg:y="4.0587in" draw:caption-point-x="-0.2402in" draw:caption-point-y="0.6079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VietBA</text:p>
          </table:table-cell>
          <table:table-cell table:style-name="ce61" table:formula="of:=SUM([.D21:.AH21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6" draw:text-style-name="P1" svg:width="1.1413in" svg:height="0.2346in" svg:x="13.2724in" svg:y="4.3126in" draw:caption-point-x="-0.2402in" draw:caption-point-y="0.601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2" table:number-rows-repeated="65406">
          <table:table-cell table:style-name="ce33" table:number-columns-repeated="986"/>
          <table:table-cell table:number-columns-repeated="20"/>
        </table:table-row>
        <table:table-row table:style-name="ro2" table:number-rows-repeated="98314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10" table:style-name="ce72"/>
          <table:covered-table-cell table:style-name="ce72" office:value-type="string">
            <text:p>x</text:p>
          </table:covered-table-cell>
          <table:covered-table-cell table:number-columns-repeated="18" table:style-name="ce72"/>
          <table:table-cell table:style-name="ce52" table:number-columns-repeated="97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-4">
            <text:p>-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-11">
            <text:p>-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-18">
            <text:p>-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-25">
            <office:annotation draw:style-name="gr4" draw:text-style-name="P1" svg:width="1.1413in" svg:height="0.3902in" svg:x="11.4252in" svg:y="0in" draw:caption-point-x="-0.2402in" draw:caption-point-y="0.2374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69" office:value-type="float" office:value="-26">
            <text:p>-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office:annotation draw:style-name="gr4" draw:text-style-name="P1" svg:width="1.1413in" svg:height="0.3902in" svg:x="12.5335in" svg:y="0in" draw:caption-point-x="-0.2402in" draw:caption-point-y="0.2374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69" office:value-type="float" office:value="29">
            <office:annotation draw:style-name="gr4" draw:text-style-name="P1" svg:width="1.1413in" svg:height="0.3902in" svg:x="12.9031in" svg:y="0in" draw:caption-point-x="-0.2402in" draw:caption-point-y="0.2374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69" office:value-type="float" office:value="30">
            <office:annotation draw:style-name="gr4" draw:text-style-name="P1" svg:width="1.1413in" svg:height="0.3902in" svg:x="13.2724in" svg:y="0in" draw:caption-point-x="-0.2402in" draw:caption-point-y="0.2374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70" table:formula="of:=SUM([.D5:.D25])" office:value-type="float" office:value="0">
            <text:p>0</text:p>
          </table:table-cell>
          <table:table-cell table:style-name="ce70" table:formula="of:=SUM([.E5:.E25])" office:value-type="float" office:value="0.5">
            <text:p>0.5</text:p>
          </table:table-cell>
          <table:table-cell table:style-name="ce70" table:formula="of:=SUM([.F5:.F25])" office:value-type="float" office:value="1">
            <text:p>1</text:p>
          </table:table-cell>
          <table:table-cell table:style-name="ce70" table:formula="of:=SUM([.G5:.G25])" office:value-type="float" office:value="0">
            <text:p>0</text:p>
          </table:table-cell>
          <table:table-cell table:style-name="ce70" table:formula="of:=SUM([.H5:.H25])" office:value-type="float" office:value="0">
            <text:p>0</text:p>
          </table:table-cell>
          <table:table-cell table:style-name="ce70" table:formula="of:=SUM([.I5:.I25])" office:value-type="float" office:value="0">
            <text:p>0</text:p>
          </table:table-cell>
          <table:table-cell table:style-name="ce70" table:formula="of:=SUM([.J5:.J25])" office:value-type="float" office:value="0.5">
            <text:p>0.5</text:p>
          </table:table-cell>
          <table:table-cell table:style-name="ce70" table:formula="of:=SUM([.K5:.K25])" office:value-type="float" office:value="0.5">
            <text:p>0.5</text:p>
          </table:table-cell>
          <table:table-cell table:style-name="ce70" table:formula="of:=SUM([.L5:.L25])" office:value-type="float" office:value="2">
            <text:p>2</text:p>
          </table:table-cell>
          <table:table-cell table:style-name="ce70" table:formula="of:=SUM([.M5:.M25])" office:value-type="float" office:value="1">
            <text:p>1</text:p>
          </table:table-cell>
          <table:table-cell table:style-name="ce70" table:formula="of:=SUM([.N5:.N25])" office:value-type="float" office:value="0">
            <text:p>0</text:p>
          </table:table-cell>
          <table:table-cell table:style-name="ce70" table:formula="of:=SUM([.O5:.O25])" office:value-type="float" office:value="0">
            <text:p>0</text:p>
          </table:table-cell>
          <table:table-cell table:style-name="ce70" table:formula="of:=SUM([.P5:.P25])" office:value-type="float" office:value="3.5">
            <text:p>3.5</text:p>
          </table:table-cell>
          <table:table-cell table:style-name="ce70" table:formula="of:=SUM([.Q5:.Q25])" office:value-type="float" office:value="1.5">
            <text:p>1.5</text:p>
          </table:table-cell>
          <table:table-cell table:style-name="ce70" table:formula="of:=SUM([.R5:.R25])" office:value-type="float" office:value="0">
            <text:p>0</text:p>
          </table:table-cell>
          <table:table-cell table:style-name="ce70" table:formula="of:=SUM([.S5:.S25])" office:value-type="float" office:value="1">
            <text:p>1</text:p>
          </table:table-cell>
          <table:table-cell table:style-name="ce70" table:formula="of:=SUM([.T5:.T25])" office:value-type="float" office:value="0">
            <text:p>0</text:p>
          </table:table-cell>
          <table:table-cell table:style-name="ce70" table:formula="of:=SUM([.U5:.U25])" office:value-type="float" office:value="0">
            <text:p>0</text:p>
          </table:table-cell>
          <table:table-cell table:style-name="ce70" table:formula="of:=SUM([.V5:.V25])" office:value-type="float" office:value="0">
            <text:p>0</text:p>
          </table:table-cell>
          <table:table-cell table:style-name="ce70" table:formula="of:=SUM([.W5:.W25])" office:value-type="float" office:value="0.5">
            <text:p>0.5</text:p>
          </table:table-cell>
          <table:table-cell table:style-name="ce70" table:formula="of:=SUM([.X5:.X25])" office:value-type="float" office:value="1.5">
            <text:p>1.5</text:p>
          </table:table-cell>
          <table:table-cell table:style-name="ce70" table:formula="of:=SUM([.Y5:.Y25])" office:value-type="float" office:value="0.5">
            <text:p>0.5</text:p>
          </table:table-cell>
          <table:table-cell table:style-name="ce70" table:formula="of:=SUM([.Z5:.Z25])" office:value-type="float" office:value="2">
            <text:p>2</text:p>
          </table:table-cell>
          <table:table-cell table:style-name="ce70" table:formula="of:=SUM([.AA5:.AA25])" office:value-type="float" office:value="1.5">
            <text:p>1.5</text:p>
          </table:table-cell>
          <table:table-cell table:style-name="ce70" table:formula="of:=SUM([.AB5:.AB25])" office:value-type="float" office:value="1">
            <text:p>1</text:p>
          </table:table-cell>
          <table:table-cell table:style-name="ce70" table:formula="of:=SUM([.AC5:.AC25])" office:value-type="float" office:value="0">
            <text:p>0</text:p>
          </table:table-cell>
          <table:table-cell table:style-name="ce70" table:formula="of:=SUM([.AD5:.AD25])" office:value-type="float" office:value="2">
            <text:p>2</text:p>
          </table:table-cell>
          <table:table-cell table:style-name="ce70" table:formula="of:=SUM([.AE5:.AE25])" office:value-type="float" office:value="0">
            <text:p>0</text:p>
          </table:table-cell>
          <table:table-cell table:style-name="ce70" table:formula="of:=SUM([.AF5:.AF25])" office:value-type="float" office:value="0">
            <text:p>0</text:p>
          </table:table-cell>
          <table:table-cell table:style-name="ce70" table:formula="of:=SUM([.AG5:.AG25])" office:value-type="float" office:value="0">
            <text:p>0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70" table:formula="of:=ROWS([.D5:.D26])-[.D3]" office:value-type="float" office:value="22">
            <text:p>22</text:p>
          </table:table-cell>
          <table:table-cell table:style-name="ce70" table:formula="of:=ROWS([.E5:.E26])-[.E3]" office:value-type="float" office:value="21.5">
            <text:p>21.5</text:p>
          </table:table-cell>
          <table:table-cell table:style-name="ce70" table:formula="of:=ROWS([.F5:.F26])-[.F3]" office:value-type="float" office:value="21">
            <text:p>21</text:p>
          </table:table-cell>
          <table:table-cell table:style-name="ce70" table:formula="of:=ROWS([.G5:.G26])-[.G3]" office:value-type="float" office:value="22">
            <text:p>22</text:p>
          </table:table-cell>
          <table:table-cell table:style-name="ce70" table:formula="of:=ROWS([.H5:.H26])-[.H3]" office:value-type="float" office:value="22">
            <text:p>22</text:p>
          </table:table-cell>
          <table:table-cell table:style-name="ce70" table:formula="of:=ROWS([.I5:.I26])-[.I3]" office:value-type="float" office:value="22">
            <text:p>22</text:p>
          </table:table-cell>
          <table:table-cell table:style-name="ce70" table:formula="of:=ROWS([.J5:.J26])-[.J3]" office:value-type="float" office:value="21.5">
            <text:p>21.5</text:p>
          </table:table-cell>
          <table:table-cell table:style-name="ce70" table:formula="of:=ROWS([.K5:.K26])-[.K3]" office:value-type="float" office:value="21.5">
            <text:p>21.5</text:p>
          </table:table-cell>
          <table:table-cell table:style-name="ce70" table:formula="of:=ROWS([.L5:.L26])-[.L3]" office:value-type="float" office:value="20">
            <text:p>20</text:p>
          </table:table-cell>
          <table:table-cell table:style-name="ce70" table:formula="of:=ROWS([.M5:.M26])-[.M3]" office:value-type="float" office:value="21">
            <text:p>21</text:p>
          </table:table-cell>
          <table:table-cell table:style-name="ce70" table:formula="of:=ROWS([.N5:.N26])-[.N3]" office:value-type="float" office:value="22">
            <text:p>22</text:p>
          </table:table-cell>
          <table:table-cell table:style-name="ce70" table:formula="of:=ROWS([.O5:.O26])-[.O3]" office:value-type="float" office:value="22">
            <text:p>22</text:p>
          </table:table-cell>
          <table:table-cell table:style-name="ce70" table:formula="of:=ROWS([.P5:.P26])-[.P3]" office:value-type="float" office:value="18.5">
            <text:p>18.5</text:p>
          </table:table-cell>
          <table:table-cell table:style-name="ce70" table:formula="of:=ROWS([.Q5:.Q26])-[.Q3]" office:value-type="float" office:value="20.5">
            <text:p>20.5</text:p>
          </table:table-cell>
          <table:table-cell table:style-name="ce70" table:formula="of:=ROWS([.R5:.R26])-[.R3]" office:value-type="float" office:value="22">
            <text:p>22</text:p>
          </table:table-cell>
          <table:table-cell table:style-name="ce70" table:formula="of:=ROWS([.S5:.S26])-[.S3]" office:value-type="float" office:value="21">
            <text:p>21</text:p>
          </table:table-cell>
          <table:table-cell table:style-name="ce70" table:formula="of:=ROWS([.T5:.T26])-[.T3]" office:value-type="float" office:value="22">
            <text:p>22</text:p>
          </table:table-cell>
          <table:table-cell table:style-name="ce70" table:formula="of:=ROWS([.U5:.U26])-[.U3]" office:value-type="float" office:value="22">
            <text:p>22</text:p>
          </table:table-cell>
          <table:table-cell table:style-name="ce70" table:formula="of:=ROWS([.V5:.V26])-[.V3]" office:value-type="float" office:value="22">
            <text:p>22</text:p>
          </table:table-cell>
          <table:table-cell table:style-name="ce70" table:formula="of:=ROWS([.W5:.W26])-[.W3]" office:value-type="float" office:value="21.5">
            <text:p>21.5</text:p>
          </table:table-cell>
          <table:table-cell table:style-name="ce70" table:formula="of:=ROWS([.X5:.X26])-[.X3]" office:value-type="float" office:value="20.5">
            <text:p>20.5</text:p>
          </table:table-cell>
          <table:table-cell table:style-name="ce70" table:formula="of:=ROWS([.Y5:.Y26])-[.Y3]" office:value-type="float" office:value="21.5">
            <text:p>21.5</text:p>
          </table:table-cell>
          <table:table-cell table:style-name="ce70" table:formula="of:=ROWS([.Z5:.Z26])-[.Z3]" office:value-type="float" office:value="20">
            <text:p>20</text:p>
          </table:table-cell>
          <table:table-cell table:style-name="ce70" table:formula="of:=ROWS([.AA5:.AA26])-[.AA3]" office:value-type="float" office:value="20.5">
            <text:p>20.5</text:p>
          </table:table-cell>
          <table:table-cell table:style-name="ce70" table:formula="of:=ROWS([.AB5:.AB26])-[.AB3]" office:value-type="float" office:value="21">
            <text:p>21</text:p>
          </table:table-cell>
          <table:table-cell table:style-name="ce70" table:formula="of:=ROWS([.AC5:.AC26])-[.AC3]" office:value-type="float" office:value="22">
            <text:p>22</text:p>
          </table:table-cell>
          <table:table-cell table:style-name="ce70" table:formula="of:=ROWS([.AD5:.AD26])-[.AD3]" office:value-type="float" office:value="20">
            <text:p>20</text:p>
          </table:table-cell>
          <table:table-cell table:style-name="ce70" table:formula="of:=ROWS([.AE5:.AE26])-[.AE3]" office:value-type="float" office:value="22">
            <text:p>22</text:p>
          </table:table-cell>
          <table:table-cell table:style-name="ce70" table:formula="of:=ROWS([.AF5:.AF26])-[.AF3]" office:value-type="float" office:value="22">
            <text:p>22</text:p>
          </table:table-cell>
          <table:table-cell table:style-name="ce70" table:formula="of:=ROWS([.AG5:.AG26])-[.AG3]" office:value-type="float" office:value="22">
            <text:p>22</text:p>
          </table:table-cell>
          <table:table-cell table:style-name="ce52" table:number-columns-repeated="952"/>
          <table:table-cell table:number-columns-repeated="20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7" table:formula="of:=SUM([.D5:.AG5])" office:value-type="float" office:value="1"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3" draw:text-style-name="P1" svg:width="1.1413in" svg:height="0.7012in" svg:x="4.7752in" svg:y="0.3437in" draw:caption-point-x="-0.2402in" draw:caption-point-y="0.6075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0.6866in" svg:y="0.35in" draw:caption-point-x="-0.2402in" draw:caption-point-y="0.6012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7" table:formula="of:=SUM([.D6:.AG6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67" table:formula="of:=SUM([.D7:.AG7])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3.2976in" svg:y="0.8299in" draw:caption-point-x="-0.2402in" draw:caption-point-y="0.6165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GiauNV</text:p>
          </table:table-cell>
          <table:table-cell table:style-name="ce67" table:formula="of:=SUM([.D8:.AG8])" office:value-type="float" office:value="0">
            <text:p>0</text:p>
          </table:table-cell>
          <table:table-cell table:style-name="ce71" table:number-columns-repeated="19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67" table:formula="of:=SUM([.D9:.AG9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HaiNM</text:p>
          </table:table-cell>
          <table:table-cell table:style-name="ce67" table:formula="of:=SUM([.D10:.AG10])" office:value-type="float" office:value="4">
            <text:p>4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1449in" svg:y="1.5866in" draw:caption-point-x="-0.2402in" draw:caption-point-y="0.6031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5.8835in" svg:y="1.5929in" draw:caption-point-x="-0.2402in" draw:caption-point-y="0.5969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6.9921in" svg:y="1.5902in" draw:caption-point-x="-0.2402in" draw:caption-point-y="0.5996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1" office:value-type="float" office:value="1">
            <office:annotation draw:style-name="gr4" draw:text-style-name="P1" svg:width="1.1413in" svg:height="0.3902in" svg:x="7.3614in" svg:y="1.589in" draw:caption-point-x="-0.2402in" draw:caption-point-y="0.6008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9.578in" svg:y="1.5929in" draw:caption-point-x="-0.2402in" draw:caption-point-y="0.596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1" office:value-type="float" office:value="0.5">
            <office:annotation draw:style-name="gr4" draw:text-style-name="P1" svg:width="1.1413in" svg:height="0.3902in" svg:x="9.9476in" svg:y="1.5929in" draw:caption-point-x="-0.2402in" draw:caption-point-y="0.596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4252in" svg:y="1.5976in" draw:caption-point-x="-0.2402in" draw:caption-point-y="0.5921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ienNV</text:p>
          </table:table-cell>
          <table:table-cell table:style-name="ce67" table:formula="of:=SUM([.D11:.AG11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iepNH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uPT</text:p>
          </table:table-cell>
          <table:table-cell table:style-name="ce67" table:formula="of:=SUM([.D13:.AG13])" office:value-type="float" office:value="1"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8" draw:text-style-name="P1" svg:width="1.1413in" svg:height="0.8567in" svg:x="10.6866in" svg:y="2.3421in" draw:caption-point-x="-0.2402in" draw:caption-point-y="0.5906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KhoiNLD</text:p>
          </table:table-cell>
          <table:table-cell table:style-name="ce67" table:formula="of:=SUM([.D14:.AG14])" office:value-type="float" office:value="0.5"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7.3614in" svg:y="2.5799in" draw:caption-point-x="-0.2402in" draw:caption-point-y="0.6004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12.1642in" svg:y="2.5906in" draw:caption-point-x="-0.2402in" draw:caption-point-y="0.5898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MaiDTP</text:p>
          </table:table-cell>
          <table:table-cell table:style-name="ce67" table:formula="of:=SUM([.D15:.AG15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5.5142in" svg:y="2.8244in" draw:caption-point-x="-0.2402in" draw:caption-point-y="0.6035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9.9476in" svg:y="2.8319in" draw:caption-point-x="-0.2402in" draw:caption-point-y="0.5961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NamTV</text:p>
          </table:table-cell>
          <table:table-cell table:style-name="ce67" table:formula="of:=SUM([.D16:.AG16])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0559in" svg:y="3.0819in" draw:caption-point-x="-0.2402in" draw:caption-point-y="0.5937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NguyenHTT</text:p>
          </table:table-cell>
          <table:table-cell table:style-name="ce67" table:formula="of:=SUM([.D17:.AG17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5.5142in" svg:y="3.3197in" draw:caption-point-x="-0.2402in" draw:caption-point-y="0.6039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NhanNM</text:p>
          </table:table-cell>
          <table:table-cell table:style-name="ce67" table:formula="of:=SUM([.D18:.AG18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4" draw:text-style-name="P1" svg:width="1.1413in" svg:height="0.3902in" svg:x="4.4059in" svg:y="3.5661in" draw:caption-point-x="-0.2402in" draw:caption-point-y="0.6051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ThachBK</text:p>
          </table:table-cell>
          <table:table-cell table:style-name="ce67" table:formula="of:=SUM([.D19:.AG19])" office:value-type="float" office:value="3.5">
            <text:p>3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5142in" svg:y="3.8165in" draw:caption-point-x="-0.2402in" draw:caption-point-y="0.6024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6.9921in" svg:y="3.8181in" draw:caption-point-x="-0.2402in" draw:caption-point-y="0.6008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8.1004in" svg:y="3.8205in" draw:caption-point-x="-0.2402in" draw:caption-point-y="0.5984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0.3169in" svg:y="3.824in" draw:caption-point-x="-0.2402in" draw:caption-point-y="0.5949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71" office:value-type="float" office:value="1">
            <office:annotation draw:style-name="gr4" draw:text-style-name="P1" svg:width="1.1413in" svg:height="0.3902in" svg:x="12.1642in" svg:y="3.8268in" draw:caption-point-x="-0.2402in" draw:caption-point-y="0.5921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ThaoDTH</text:p>
          </table:table-cell>
          <table:table-cell table:style-name="ce67" table:formula="of:=SUM([.D20:.AG20])" office:value-type="float" office:value="0.5"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4.4059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7752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1449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5142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8835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3" draw:text-style-name="P1" svg:width="1.1413in" svg:height="0.7012in" svg:x="6.9921in" svg:y="4.0661in" draw:caption-point-x="-0.2402in" draw:caption-point-y="0.6004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ThamDT</text:p>
          </table:table-cell>
          <table:table-cell table:style-name="ce67" table:formula="of:=SUM([.D21:.AG21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8835in" svg:y="4.3118in" draw:caption-point-x="-0.2402in" draw:caption-point-y="0.6024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1">
            <office:annotation draw:style-name="gr4" draw:text-style-name="P1" svg:width="1.1413in" svg:height="0.3902in" svg:x="6.9921in" svg:y="4.3118in" draw:caption-point-x="-0.2402in" draw:caption-point-y="0.6024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0.6866in" svg:y="4.3205in" draw:caption-point-x="-0.2402in" draw:caption-point-y="0.5937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ThinhT</text:p>
          </table:table-cell>
          <table:table-cell table:style-name="ce67" table:formula="of:=SUM([.D22:.AG22])" office:value-type="float" office:value="0">
            <text:p>0</text:p>
          </table:table-cell>
          <table:table-cell table:style-name="ce71" table:number-columns-repeated="1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12.1642in" svg:y="4.5713in" draw:caption-point-x="-0.2402in" draw:caption-point-y="0.5906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ThuyLTT</text:p>
          </table:table-cell>
          <table:table-cell table:style-name="ce67" table:formula="of:=SUM([.D23:.AG23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4252in" svg:y="4.8169in" draw:caption-point-x="-0.2402in" draw:caption-point-y="0.5925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1"/>
          <table:table-cell table:style-name="ce71" office:value-type="float" office:value="1">
            <office:annotation draw:style-name="gr4" draw:text-style-name="P1" svg:width="1.1413in" svg:height="0.3902in" svg:x="12.1642in" svg:y="4.8173in" draw:caption-point-x="-0.2402in" draw:caption-point-y="0.5921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TuanND</text:p>
          </table:table-cell>
          <table:table-cell table:style-name="ce67" table:formula="of:=SUM([.D24:.AG24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VietBA</text:p>
          </table:table-cell>
          <table:table-cell table:style-name="ce67" table:formula="of:=SUM([.D25:.AG25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VuNA</text:p>
          </table:table-cell>
          <table:table-cell table:style-name="ce67" table:formula="of:=SUM([.D26:.AG26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2" table:number-rows-repeated="65404">
          <table:table-cell table:style-name="ce33" table:number-columns-repeated="985"/>
          <table:table-cell table:number-columns-repeated="20"/>
        </table:table-row>
        <table:table-row table:style-name="ro2" table:number-rows-repeated="983145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74" office:value-type="string" table:number-columns-spanned="31" table:number-rows-spanned="1">
            <text:p>May</text:p>
          </table:table-cell>
          <table:covered-table-cell table:number-columns-repeated="10" table:style-name="ce78"/>
          <table:covered-table-cell table:style-name="ce78" office:value-type="string">
            <text:p>x</text:p>
          </table:covered-table-cell>
          <table:covered-table-cell table:number-columns-repeated="19" table:style-name="ce78"/>
          <table:table-cell table:style-name="ce52" table:number-columns-repeated="960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75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75" office:value-type="float" office:value="-2">
            <text:p>-2</text:p>
          </table:table-cell>
          <table:table-cell table:style-name="ce75" office:value-type="float" office:value="-3">
            <text:p>-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 office:value-type="float" office:value="-9">
            <text:p>-9</text:p>
          </table:table-cell>
          <table:table-cell table:style-name="ce75" office:value-type="float" office:value="-10">
            <text:p>-10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5">
            <text:p>15</text:p>
          </table:table-cell>
          <table:table-cell table:style-name="ce75" office:value-type="float" office:value="-16">
            <text:p>-16</text:p>
          </table:table-cell>
          <table:table-cell table:style-name="ce75" office:value-type="float" office:value="-17">
            <text:p>-17</text:p>
          </table:table-cell>
          <table:table-cell table:style-name="ce75" office:value-type="float" office:value="18">
            <text:p>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22">
            <text:p>22</text:p>
          </table:table-cell>
          <table:table-cell table:style-name="ce75" office:value-type="float" office:value="-23">
            <text:p>-23</text:p>
          </table:table-cell>
          <table:table-cell table:style-name="ce75" office:value-type="float" office:value="-24">
            <text:p>-24</text:p>
          </table:table-cell>
          <table:table-cell table:style-name="ce75" office:value-type="float" office:value="25">
            <text:p>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text:p>28</text:p>
          </table:table-cell>
          <table:table-cell table:style-name="ce75" office:value-type="float" office:value="29">
            <text:p>29</text:p>
          </table:table-cell>
          <table:table-cell table:style-name="ce75" office:value-type="float" office:value="-30">
            <text:p>-30</text:p>
          </table:table-cell>
          <table:table-cell table:style-name="ce75" office:value-type="float" office:value="-31">
            <text:p>-31</text:p>
          </table:table-cell>
          <table:table-cell table:style-name="ce52" table:number-columns-repeated="952"/>
          <table:table-cell table:number-columns-repeated="8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76" table:formula="of:=SUM([.D5:.D26])" office:value-type="float" office:value="0">
            <text:p>0</text:p>
          </table:table-cell>
          <table:table-cell table:style-name="ce76" table:formula="of:=SUM([.E5:.E26])" office:value-type="float" office:value="0">
            <text:p>0</text:p>
          </table:table-cell>
          <table:table-cell table:style-name="ce76" table:formula="of:=SUM([.F5:.F26])" office:value-type="float" office:value="0">
            <text:p>0</text:p>
          </table:table-cell>
          <table:table-cell table:style-name="ce76" table:formula="of:=SUM([.G5:.G26])" office:value-type="float" office:value="3">
            <text:p>3</text:p>
          </table:table-cell>
          <table:table-cell table:style-name="ce76" table:formula="of:=SUM([.H5:.H26])" office:value-type="float" office:value="0">
            <text:p>0</text:p>
          </table:table-cell>
          <table:table-cell table:style-name="ce76" table:formula="of:=SUM([.I5:.I26])" office:value-type="float" office:value="0">
            <text:p>0</text:p>
          </table:table-cell>
          <table:table-cell table:style-name="ce76" table:formula="of:=SUM([.J5:.J26])" office:value-type="float" office:value="1.5">
            <text:p>1.5</text:p>
          </table:table-cell>
          <table:table-cell table:style-name="ce76" table:formula="of:=SUM([.K5:.K26])" office:value-type="float" office:value="0">
            <text:p>0</text:p>
          </table:table-cell>
          <table:table-cell table:style-name="ce76" table:formula="of:=SUM([.L5:.L26])" office:value-type="float" office:value="0">
            <text:p>0</text:p>
          </table:table-cell>
          <table:table-cell table:style-name="ce76" table:formula="of:=SUM([.M5:.M26])" office:value-type="float" office:value="0">
            <text:p>0</text:p>
          </table:table-cell>
          <table:table-cell table:style-name="ce76" table:formula="of:=SUM([.N5:.N26])" office:value-type="float" office:value="2">
            <text:p>2</text:p>
          </table:table-cell>
          <table:table-cell table:style-name="ce76" table:formula="of:=SUM([.O5:.O26])" office:value-type="float" office:value="1.5">
            <text:p>1.5</text:p>
          </table:table-cell>
          <table:table-cell table:style-name="ce76" table:formula="of:=SUM([.P5:.P26])" office:value-type="float" office:value="0">
            <text:p>0</text:p>
          </table:table-cell>
          <table:table-cell table:style-name="ce76" table:formula="of:=SUM([.Q5:.Q26])" office:value-type="float" office:value="0">
            <text:p>0</text:p>
          </table:table-cell>
          <table:table-cell table:style-name="ce76" table:formula="of:=SUM([.R5:.R26])" office:value-type="float" office:value="1">
            <text:p>1</text:p>
          </table:table-cell>
          <table:table-cell table:style-name="ce76" table:formula="of:=SUM([.S5:.S26])" office:value-type="float" office:value="0">
            <text:p>0</text:p>
          </table:table-cell>
          <table:table-cell table:style-name="ce76" table:formula="of:=SUM([.T5:.T26])" office:value-type="float" office:value="0">
            <text:p>0</text:p>
          </table:table-cell>
          <table:table-cell table:style-name="ce76" table:formula="of:=SUM([.U5:.U26])" office:value-type="float" office:value="2.5">
            <text:p>2.5</text:p>
          </table:table-cell>
          <table:table-cell table:style-name="ce76" table:formula="of:=SUM([.V5:.V26])" office:value-type="float" office:value="0">
            <text:p>0</text:p>
          </table:table-cell>
          <table:table-cell table:style-name="ce76" table:formula="of:=SUM([.W5:.W26])" office:value-type="float" office:value="0">
            <text:p>0</text:p>
          </table:table-cell>
          <table:table-cell table:style-name="ce76" table:formula="of:=SUM([.X5:.X26])" office:value-type="float" office:value="0.5">
            <text:p>0.5</text:p>
          </table:table-cell>
          <table:table-cell table:style-name="ce76" table:formula="of:=SUM([.Y5:.Y26])" office:value-type="float" office:value="1">
            <text:p>1</text:p>
          </table:table-cell>
          <table:table-cell table:style-name="ce76" table:formula="of:=SUM([.Z5:.Z26])" office:value-type="float" office:value="0">
            <text:p>0</text:p>
          </table:table-cell>
          <table:table-cell table:style-name="ce76" table:formula="of:=SUM([.AA5:.AA26])" office:value-type="float" office:value="0">
            <text:p>0</text:p>
          </table:table-cell>
          <table:table-cell table:style-name="ce76" table:formula="of:=SUM([.AB5:.AB26])" office:value-type="float" office:value="2">
            <text:p>2</text:p>
          </table:table-cell>
          <table:table-cell table:style-name="ce76" table:formula="of:=SUM([.AC5:.AC26])" office:value-type="float" office:value="0">
            <text:p>0</text:p>
          </table:table-cell>
          <table:table-cell table:style-name="ce76" table:formula="of:=SUM([.AD5:.AD26])" office:value-type="float" office:value="0">
            <text:p>0</text:p>
          </table:table-cell>
          <table:table-cell table:style-name="ce76" table:formula="of:=SUM([.AE5:.AE26])" office:value-type="float" office:value="0.5">
            <text:p>0.5</text:p>
          </table:table-cell>
          <table:table-cell table:style-name="ce76" table:formula="of:=SUM([.AF5:.AF26])" office:value-type="float" office:value="0.5">
            <text:p>0.5</text:p>
          </table:table-cell>
          <table:table-cell table:style-name="ce76" table:formula="of:=SUM([.AG5:.AG26])" office:value-type="float" office:value="0">
            <text:p>0</text:p>
          </table:table-cell>
          <table:table-cell table:style-name="ce76" table:formula="of:=SUM([.AH5:.AH26])" office:value-type="float" office:value="0">
            <text:p>0</text:p>
          </table:table-cell>
          <table:table-cell table:style-name="ce52" table:number-columns-repeated="952"/>
          <table:table-cell table:number-columns-repeated="8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76" table:formula="of:=ROWS([.D5:.D27])-[.D3]" office:value-type="float" office:value="23">
            <text:p>23</text:p>
          </table:table-cell>
          <table:table-cell table:style-name="ce76" table:formula="of:=ROWS([.E5:.E27])-[.E3]" office:value-type="float" office:value="23">
            <text:p>23</text:p>
          </table:table-cell>
          <table:table-cell table:style-name="ce76" table:formula="of:=ROWS([.F5:.F27])-[.F3]" office:value-type="float" office:value="23">
            <text:p>23</text:p>
          </table:table-cell>
          <table:table-cell table:style-name="ce76" table:formula="of:=ROWS([.G5:.G27])-[.G3]" office:value-type="float" office:value="20">
            <text:p>20</text:p>
          </table:table-cell>
          <table:table-cell table:style-name="ce76" table:formula="of:=ROWS([.H5:.H27])-[.H3]" office:value-type="float" office:value="23">
            <text:p>23</text:p>
          </table:table-cell>
          <table:table-cell table:style-name="ce76" table:formula="of:=ROWS([.I5:.I27])-[.I3]" office:value-type="float" office:value="23">
            <text:p>23</text:p>
          </table:table-cell>
          <table:table-cell table:style-name="ce76" table:formula="of:=ROWS([.J5:.J27])-[.J3]" office:value-type="float" office:value="21.5">
            <text:p>21.5</text:p>
          </table:table-cell>
          <table:table-cell table:style-name="ce76" table:formula="of:=ROWS([.K5:.K27])-[.K3]" office:value-type="float" office:value="23">
            <text:p>23</text:p>
          </table:table-cell>
          <table:table-cell table:style-name="ce76" table:formula="of:=ROWS([.L5:.L27])-[.L3]" office:value-type="float" office:value="23">
            <text:p>23</text:p>
          </table:table-cell>
          <table:table-cell table:style-name="ce76" table:formula="of:=ROWS([.M5:.M27])-[.M3]" office:value-type="float" office:value="23">
            <text:p>23</text:p>
          </table:table-cell>
          <table:table-cell table:style-name="ce76" table:formula="of:=ROWS([.N5:.N27])-[.N3]" office:value-type="float" office:value="21">
            <text:p>21</text:p>
          </table:table-cell>
          <table:table-cell table:style-name="ce76" table:formula="of:=ROWS([.O5:.O27])-[.O3]" office:value-type="float" office:value="21.5">
            <text:p>21.5</text:p>
          </table:table-cell>
          <table:table-cell table:style-name="ce76" table:formula="of:=ROWS([.P5:.P27])-[.P3]" office:value-type="float" office:value="23">
            <text:p>23</text:p>
          </table:table-cell>
          <table:table-cell table:style-name="ce76" table:formula="of:=ROWS([.Q5:.Q27])-[.Q3]" office:value-type="float" office:value="23">
            <text:p>23</text:p>
          </table:table-cell>
          <table:table-cell table:style-name="ce76" table:formula="of:=ROWS([.R5:.R27])-[.R3]" office:value-type="float" office:value="22">
            <text:p>22</text:p>
          </table:table-cell>
          <table:table-cell table:style-name="ce76" table:formula="of:=ROWS([.S5:.S27])-[.S3]" office:value-type="float" office:value="23">
            <text:p>23</text:p>
          </table:table-cell>
          <table:table-cell table:style-name="ce76" table:formula="of:=ROWS([.T5:.T27])-[.T3]" office:value-type="float" office:value="23">
            <text:p>23</text:p>
          </table:table-cell>
          <table:table-cell table:style-name="ce76" table:formula="of:=ROWS([.U5:.U27])-[.U3]" office:value-type="float" office:value="20.5">
            <text:p>20.5</text:p>
          </table:table-cell>
          <table:table-cell table:style-name="ce76" table:formula="of:=ROWS([.V5:.V27])-[.V3]" office:value-type="float" office:value="23">
            <text:p>23</text:p>
          </table:table-cell>
          <table:table-cell table:style-name="ce76" table:formula="of:=ROWS([.W5:.W27])-[.W3]" office:value-type="float" office:value="23">
            <text:p>23</text:p>
          </table:table-cell>
          <table:table-cell table:style-name="ce76" table:formula="of:=ROWS([.X5:.X27])-[.X3]" office:value-type="float" office:value="22.5">
            <text:p>22.5</text:p>
          </table:table-cell>
          <table:table-cell table:style-name="ce76" table:formula="of:=ROWS([.Y5:.Y27])-[.Y3]" office:value-type="float" office:value="22">
            <text:p>22</text:p>
          </table:table-cell>
          <table:table-cell table:style-name="ce76" table:formula="of:=ROWS([.Z5:.Z27])-[.Z3]" office:value-type="float" office:value="23">
            <text:p>23</text:p>
          </table:table-cell>
          <table:table-cell table:style-name="ce76" table:formula="of:=ROWS([.AA5:.AA27])-[.AA3]" office:value-type="float" office:value="23">
            <text:p>23</text:p>
          </table:table-cell>
          <table:table-cell table:style-name="ce76" table:formula="of:=ROWS([.AB5:.AB27])-[.AB3]" office:value-type="float" office:value="21">
            <text:p>21</text:p>
          </table:table-cell>
          <table:table-cell table:style-name="ce76" table:formula="of:=ROWS([.AC5:.AC27])-[.AC3]" office:value-type="float" office:value="23">
            <text:p>23</text:p>
          </table:table-cell>
          <table:table-cell table:style-name="ce76" table:formula="of:=ROWS([.AD5:.AD27])-[.AD3]" office:value-type="float" office:value="23">
            <text:p>23</text:p>
          </table:table-cell>
          <table:table-cell table:style-name="ce76" table:formula="of:=ROWS([.AE5:.AE27])-[.AE3]" office:value-type="float" office:value="22.5">
            <text:p>22.5</text:p>
          </table:table-cell>
          <table:table-cell table:style-name="ce76" table:formula="of:=ROWS([.AF5:.AF27])-[.AF3]" office:value-type="float" office:value="22.5">
            <text:p>22.5</text:p>
          </table:table-cell>
          <table:table-cell table:style-name="ce76" table:formula="of:=ROWS([.AG5:.AG27])-[.AG3]" office:value-type="float" office:value="23">
            <text:p>23</text:p>
          </table:table-cell>
          <table:table-cell table:style-name="ce76" table:formula="of:=ROWS([.AH5:.AH27])-[.AH3]" office:value-type="float" office:value="23">
            <text:p>23</text:p>
          </table:table-cell>
          <table:table-cell table:style-name="ce52" table:number-columns-repeated="952"/>
          <table:table-cell table:number-columns-repeated="8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73" table:formula="of:=SUM([.D5:.AH5])" office:value-type="float" office:value="0">
            <text:p>0</text:p>
          </table:table-cell>
          <table:table-cell table:style-name="ce77" table:number-columns-repeated="3"/>
          <table:table-cell table:style-name="ce73" table:formula="of:=SUM([.H5:.AL5])" office:value-type="float" office:value="0"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73" table:formula="of:=SUM([.D6:.AH6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73" table:formula="of:=SUM([.D7:.AH7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4" draw:text-style-name="P1" svg:width="1.1413in" svg:height="0.3902in" svg:x="10.3169in" svg:y="0.8437in" draw:caption-point-x="-0.2402in" draw:caption-point-y="0.6028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1" svg:width="1.1413in" svg:height="0.2346in" svg:x="12.9031in" svg:y="0.8472in" draw:caption-point-x="-0.2402in" draw:caption-point-y="0.5992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yNM</text:p>
          </table:table-cell>
          <table:table-cell table:style-name="ce73" table:formula="of:=SUM([.D8:.AH8])" office:value-type="float" office:value="1">
            <text:p>1</text:p>
          </table:table-cell>
          <table:table-cell table:style-name="ce77" table:number-columns-repeated="1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1.4252in" svg:y="1.0929in" draw:caption-point-x="-0.2402in" draw:caption-point-y="0.6016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GiauNV</text:p>
          </table:table-cell>
          <table:table-cell table:style-name="ce73" table:formula="of:=SUM([.D9:.AH9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HaTH</text:p>
          </table:table-cell>
          <table:table-cell table:style-name="ce73" table:formula="of:=SUM([.D10:.AH10])" office:value-type="float" office:value="0.5">
            <text:p>0.5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4.7752in" svg:y="1.5791in" draw:caption-point-x="-0.2402in" draw:caption-point-y="0.6106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aiNM</text:p>
          </table:table-cell>
          <table:table-cell table:style-name="ce73" table:formula="of:=SUM([.D11:.AH11])" office:value-type="float" office:value="2.5">
            <text:p>2.5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1.8339in" draw:caption-point-x="-0.2402in" draw:caption-point-y="0.603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4.7752in" svg:y="1.837in" draw:caption-point-x="-0.2402in" draw:caption-point-y="0.6004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8" draw:text-style-name="P1" svg:width="1.1413in" svg:height="0.8567in" svg:x="6.6224in" svg:y="1.839in" draw:caption-point-x="-0.2402in" draw:caption-point-y="0.5984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4" draw:text-style-name="P1" svg:width="1.1413in" svg:height="0.3902in" svg:x="8.8394in" svg:y="1.8425in" draw:caption-point-x="-0.2402in" draw:caption-point-y="0.5949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ienNV</text:p>
          </table:table-cell>
          <table:table-cell table:style-name="ce73" table:formula="of:=SUM([.D12:.AH12])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2.0815in" draw:caption-point-x="-0.2402in" draw:caption-point-y="0.603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pNH</text:p>
          </table:table-cell>
          <table:table-cell table:style-name="ce73" table:formula="of:=SUM([.D13:.AH13])" office:value-type="float" office:value="1">
            <text:p>1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1" svg:width="1.1413in" svg:height="0.2346in" svg:x="4.7752in" svg:y="2.3327in" draw:caption-point-x="-0.2402in" draw:caption-point-y="0.6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6.2531in" svg:y="2.3339in" draw:caption-point-x="-0.2402in" draw:caption-point-y="0.5988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uPT</text:p>
          </table:table-cell>
          <table:table-cell table:style-name="ce73" table:formula="of:=SUM([.D14:.AH14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KhoiNLD</text:p>
          </table:table-cell>
          <table:table-cell table:style-name="ce73" table:formula="of:=SUM([.D15:.AH15])" office:value-type="float" office:value="1.5">
            <text:p>1.5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2.824in" draw:caption-point-x="-0.2402in" draw:caption-point-y="0.6039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6.6224in" svg:y="2.8303in" draw:caption-point-x="-0.2402in" draw:caption-point-y="0.5976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MaiDTP</text:p>
          </table:table-cell>
          <table:table-cell table:style-name="ce73" table:formula="of:=SUM([.D16:.AH16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1.4252in" svg:y="3.0839in" draw:caption-point-x="-0.2402in" draw:caption-point-y="0.5917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NamTV</text:p>
          </table:table-cell>
          <table:table-cell table:style-name="ce73" table:formula="of:=SUM([.D17:.AH17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NguyenHTT</text:p>
          </table:table-cell>
          <table:table-cell table:style-name="ce73" table:formula="of:=SUM([.D18:.AH18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6.2531in" svg:y="3.572in" draw:caption-point-x="-0.2402in" draw:caption-point-y="0.5992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NhanNM</text:p>
          </table:table-cell>
          <table:table-cell table:style-name="ce73" table:formula="of:=SUM([.D19:.AH19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ThachBK</text:p>
          </table:table-cell>
          <table:table-cell table:style-name="ce73" table:formula="of:=SUM([.D20:.AH20])" office:value-type="float" office:value="3">
            <text:p>3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5457in" svg:x="4.7752in" svg:y="4.0665in" draw:caption-point-x="-0.2402in" draw:caption-point-y="0.6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5457in" svg:x="7.7307in" svg:y="4.0709in" draw:caption-point-x="-0.2402in" draw:caption-point-y="0.5957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9.9476in" svg:y="4.0744in" draw:caption-point-x="-0.2402in" draw:caption-point-y="0.5921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12.9031in" svg:y="4.0772in" draw:caption-point-x="-0.2402in" draw:caption-point-y="0.5894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ThaoDTH</text:p>
          </table:table-cell>
          <table:table-cell table:style-name="ce73" table:formula="of:=SUM([.D21:.AH21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ThamDT</text:p>
          </table:table-cell>
          <table:table-cell table:style-name="ce73" table:formula="of:=SUM([.D22:.AH22])" office:value-type="float" office:value="0.5">
            <text:p>0.5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4" draw:text-style-name="P1" svg:width="1.1413in" svg:height="0.3902in" svg:x="8.8394in" svg:y="4.5669in" draw:caption-point-x="-0.2402in" draw:caption-point-y="0.5949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ThinhT</text:p>
          </table:table-cell>
          <table:table-cell table:style-name="ce73" table:formula="of:=SUM([.D23:.AH23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ThuyLTT</text:p>
          </table:table-cell>
          <table:table-cell table:style-name="ce73" table:formula="of:=SUM([.D24:.AH24])" office:value-type="float" office:value="2">
            <text:p>2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6.6224in" svg:y="5.0594in" draw:caption-point-x="-0.2402in" draw:caption-point-y="0.5976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12.5335in" svg:y="5.0669in" draw:caption-point-x="-0.2402in" draw:caption-point-y="0.5902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TuanND</text:p>
          </table:table-cell>
          <table:table-cell table:style-name="ce73" table:formula="of:=SUM([.D25:.AH25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VietBA</text:p>
          </table:table-cell>
          <table:table-cell table:style-name="ce73" table:formula="of:=SUM([.D26:.AH26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VuNA</text:p>
          </table:table-cell>
          <table:table-cell table:style-name="ce73" table:formula="of:=SUM([.D27:.AH27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2" table:number-rows-repeated="65404">
          <table:table-cell table:style-name="ce33" table:number-columns-repeated="986"/>
          <table:table-cell table:number-columns-repeated="8"/>
        </table:table-row>
        <table:table-row table:style-name="ro2" table:number-rows-repeated="983144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98"/>
        <table:table-column table:style-name="co25" table:number-columns-repeated="7" table:default-cell-style-name="ce98"/>
        <table:table-column table:style-name="co24" table:number-columns-repeated="15" table:default-cell-style-name="ce98"/>
        <table:table-column table:style-name="co7" table:number-columns-repeated="949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93" table:number-columns-repeated="8"/>
          <table:table-cell table:style-name="ce99" office:value-type="string" table:number-columns-spanned="2" table:number-rows-spanned="1">
            <text:p>Month</text:p>
          </table:table-cell>
          <table:covered-table-cell table:style-name="ce100"/>
          <table:table-cell table:style-name="ce101" table:content-validation-name="val1" office:value-type="float" office:value="6" table:number-columns-spanned="2" table:number-rows-spanned="1">
            <text:p>6</text:p>
          </table:table-cell>
          <table:covered-table-cell table:style-name="ce100"/>
          <table:table-cell table:style-name="ce99" office:value-type="string" table:number-columns-spanned="2" table:number-rows-spanned="1">
            <text:p>Year</text:p>
          </table:table-cell>
          <table:covered-table-cell table:style-name="ce100"/>
          <table:table-cell table:style-name="ce99" office:value-type="float" office:value="2015" table:number-columns-spanned="2" table:number-rows-spanned="1">
            <text:p>2015</text:p>
          </table:table-cell>
          <table:covered-table-cell table:style-name="ce102"/>
          <table:table-cell table:style-name="ce93" table:number-columns-repeated="14"/>
          <table:table-cell table:style-name="ce52" table:number-columns-repeated="949"/>
        </table:table-row>
        <table:table-row table:style-name="ro2">
          <table:table-cell table:style-name="ce45" table:number-columns-repeated="3"/>
          <table:table-cell table:style-name="ce94" table:formula="of:=DATE([.$R$1];[.N1];1)" office:value-type="date" office:date-value="2015-06-01">
            <text:p>01</text:p>
          </table:table-cell>
          <table:table-cell table:style-name="ce94" table:formula="of:=[.D2]+1" office:value-type="date" office:date-value="2015-06-02">
            <text:p>02</text:p>
          </table:table-cell>
          <table:table-cell table:style-name="ce94" table:formula="of:=[.E2]+1" office:value-type="date" office:date-value="2015-06-03">
            <text:p>03</text:p>
          </table:table-cell>
          <table:table-cell table:style-name="ce94" table:formula="of:=[.F2]+1" office:value-type="date" office:date-value="2015-06-04">
            <text:p>04</text:p>
          </table:table-cell>
          <table:table-cell table:style-name="ce94" table:formula="of:=[.G2]+1" office:value-type="date" office:date-value="2015-06-05">
            <text:p>05</text:p>
          </table:table-cell>
          <table:table-cell table:style-name="ce94" table:formula="of:=[.H2]+1" office:value-type="date" office:date-value="2015-06-06">
            <text:p>06</text:p>
          </table:table-cell>
          <table:table-cell table:style-name="ce94" table:formula="of:=[.I2]+1" office:value-type="date" office:date-value="2015-06-07">
            <text:p>07</text:p>
          </table:table-cell>
          <table:table-cell table:style-name="ce94" table:formula="of:=[.J2]+1" office:value-type="date" office:date-value="2015-06-08">
            <text:p>08</text:p>
          </table:table-cell>
          <table:table-cell table:style-name="ce94" table:formula="of:=[.K2]+1" office:value-type="date" office:date-value="2015-06-09">
            <text:p>09</text:p>
          </table:table-cell>
          <table:table-cell table:style-name="ce94" table:formula="of:=[.L2]+1" office:value-type="date" office:date-value="2015-06-10">
            <text:p>10</text:p>
          </table:table-cell>
          <table:table-cell table:style-name="ce94" table:formula="of:=[.M2]+1" office:value-type="date" office:date-value="2015-06-11">
            <text:p>11</text:p>
          </table:table-cell>
          <table:table-cell table:style-name="ce94" table:formula="of:=[.N2]+1" office:value-type="date" office:date-value="2015-06-12">
            <text:p>12</text:p>
          </table:table-cell>
          <table:table-cell table:style-name="ce94" table:formula="of:=[.O2]+1" office:value-type="date" office:date-value="2015-06-13">
            <text:p>13</text:p>
          </table:table-cell>
          <table:table-cell table:style-name="ce94" table:formula="of:=[.P2]+1" office:value-type="date" office:date-value="2015-06-14">
            <text:p>14</text:p>
          </table:table-cell>
          <table:table-cell table:style-name="ce94" table:formula="of:=[.Q2]+1" office:value-type="date" office:date-value="2015-06-15">
            <text:p>15</text:p>
          </table:table-cell>
          <table:table-cell table:style-name="ce94" table:formula="of:=[.R2]+1" office:value-type="date" office:date-value="2015-06-16">
            <text:p>16</text:p>
          </table:table-cell>
          <table:table-cell table:style-name="ce94" table:formula="of:=[.S2]+1" office:value-type="date" office:date-value="2015-06-17">
            <text:p>17</text:p>
          </table:table-cell>
          <table:table-cell table:style-name="ce94" table:formula="of:=[.T2]+1" office:value-type="date" office:date-value="2015-06-18">
            <text:p>18</text:p>
          </table:table-cell>
          <table:table-cell table:style-name="ce94" table:formula="of:=[.U2]+1" office:value-type="date" office:date-value="2015-06-19">
            <text:p>19</text:p>
          </table:table-cell>
          <table:table-cell table:style-name="ce94" table:formula="of:=[.V2]+1" office:value-type="date" office:date-value="2015-06-20">
            <text:p>20</text:p>
          </table:table-cell>
          <table:table-cell table:style-name="ce94" table:formula="of:=[.W2]+1" office:value-type="date" office:date-value="2015-06-21">
            <text:p>21</text:p>
          </table:table-cell>
          <table:table-cell table:style-name="ce94" table:formula="of:=[.X2]+1" office:value-type="date" office:date-value="2015-06-22">
            <text:p>22</text:p>
          </table:table-cell>
          <table:table-cell table:style-name="ce94" table:formula="of:=[.Y2]+1" office:value-type="date" office:date-value="2015-06-23">
            <text:p>23</text:p>
          </table:table-cell>
          <table:table-cell table:style-name="ce94" table:formula="of:=[.Z2]+1" office:value-type="date" office:date-value="2015-06-24">
            <text:p>24</text:p>
          </table:table-cell>
          <table:table-cell table:style-name="ce94" table:formula="of:=[.AA2]+1" office:value-type="date" office:date-value="2015-06-25">
            <text:p>25</text:p>
          </table:table-cell>
          <table:table-cell table:style-name="ce94" table:formula="of:=[.AB2]+1" office:value-type="date" office:date-value="2015-06-26">
            <text:p>26</text:p>
          </table:table-cell>
          <table:table-cell table:style-name="ce94" table:formula="of:=[.AC2]+1" office:value-type="date" office:date-value="2015-06-27">
            <text:p>27</text:p>
          </table:table-cell>
          <table:table-cell table:style-name="ce94" table:formula="of:=[.AD2]+1" office:value-type="date" office:date-value="2015-06-28">
            <text:p>28</text:p>
          </table:table-cell>
          <table:table-cell table:style-name="ce94" table:formula="of:=[.AE2]+1" office:value-type="date" office:date-value="2015-06-29">
            <text:p>29</text:p>
          </table:table-cell>
          <table:table-cell table:style-name="ce94" table:formula="of:=[.AF2]+1" office:value-type="date" office:date-value="2015-06-30">
            <text:p>30</text:p>
          </table:table-cell>
          <table:table-cell table:style-name="ce52" table:number-columns-repeated="949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9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number-columns-repeated="949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92" table:formula="of:=SUM([.D4:.AG4])" office:value-type="float" office:value="1.5">
            <text:p>1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3.5591in" svg:y="0.098in" draw:caption-point-x="-0.2402in" draw:caption-point-y="0.6201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1.0925in" svg:y="0.1091in" draw:caption-point-x="-0.2402in" draw:caption-point-y="0.6091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92" table:formula="of:=SUM([.D5:.AG5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0.3512in" draw:caption-point-x="-0.2402in" draw:caption-point-y="0.6146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6" draw:text-style-name="P1" svg:width="1.1413in" svg:height="0.2346in" svg:x="12.4622in" svg:y="0.3579in" draw:caption-point-x="-0.2402in" draw:caption-point-y="0.6079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92" table:formula="of:=SUM([.D6:.AG6])" office:value-type="float" office:value="5">
            <text:p>5</text:p>
          </table:table-cell>
          <table:table-cell table:style-name="ce96" office:value-type="float" office:value="0">
            <office:annotation draw:style-name="gr6" draw:text-style-name="P1" svg:width="1.1413in" svg:height="0.2346in" svg:x="2.6457in" svg:y="0.6075in" draw:caption-point-x="-0.2402in" draw:caption-point-y="0.6059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6" draw:text-style-name="P1" svg:width="1.1413in" svg:height="0.2346in" svg:x="4.472in" svg:y="0.6075in" draw:caption-point-x="-0.2402in" draw:caption-point-y="0.6059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5.8421in" svg:y="0.5984in" draw:caption-point-x="-0.2402in" draw:caption-point-y="0.61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6.3311in" svg:y="0.5984in" draw:caption-point-x="-0.2402in" draw:caption-point-y="0.61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6.8205in" svg:y="0.5984in" draw:caption-point-x="-0.2402in" draw:caption-point-y="0.61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7.3094in" svg:y="0.5984in" draw:caption-point-x="-0.2402in" draw:caption-point-y="0.61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7.7988in" svg:y="0.5984in" draw:caption-point-x="-0.2402in" draw:caption-point-y="0.61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yNM</text:p>
          </table:table-cell>
          <table:table-cell table:style-name="ce92" table:formula="of:=SUM([.D7:.AG7])" office:value-type="float" office:value="1.5">
            <text:p>1.5</text:p>
          </table:table-cell>
          <table:table-cell table:style-name="ce96" office:value-type="float" office:value="0.5">
            <office:annotation draw:style-name="gr6" draw:text-style-name="P1" svg:width="1.1413in" svg:height="0.2346in" svg:x="2.6457in" svg:y="0.8394in" draw:caption-point-x="-0.2402in" draw:caption-point-y="0.6217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6.3311in" svg:y="0.8421in" draw:caption-point-x="-0.2402in" draw:caption-point-y="0.6189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3756in" svg:y="0.8543in" draw:caption-point-x="-0.2402in" draw:caption-point-y="0.6067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GiauNV</text:p>
          </table:table-cell>
          <table:table-cell table:style-name="ce92" table:formula="of:=SUM([.D8:.AG8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4.472in" svg:y="1.0858in" draw:caption-point-x="-0.2402in" draw:caption-point-y="0.6228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HaTH</text:p>
          </table:table-cell>
          <table:table-cell table:style-name="ce92" table:formula="of:=SUM([.D9:.AG9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13.8323in" svg:y="1.3504in" draw:caption-point-x="-0.2402in" draw:caption-point-y="0.6063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aiNM</text:p>
          </table:table-cell>
          <table:table-cell table:style-name="ce92" table:formula="of:=SUM([.D10:.AG10])" office:value-type="float" office:value="2">
            <text:p>2</text:p>
          </table:table-cell>
          <table:table-cell table:style-name="ce96" office:value-type="float" office:value="0.5">
            <office:annotation draw:style-name="gr2" draw:text-style-name="P1" svg:width="1.1413in" svg:height="0.5457in" svg:x="2.6457in" svg:y="1.5835in" draw:caption-point-x="-0.2402in" draw:caption-point-y="0.6209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1.5894in" draw:caption-point-x="-0.2402in" draw:caption-point-y="0.615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9.2661in" svg:y="1.5925in" draw:caption-point-x="-0.2402in" draw:caption-point-y="0.6118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0.6358in" svg:y="1.5949in" draw:caption-point-x="-0.2402in" draw:caption-point-y="0.6094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1.0925in" svg:y="1.5949in" draw:caption-point-x="-0.2402in" draw:caption-point-y="0.6094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8323in" svg:y="1.598in" draw:caption-point-x="-0.2402in" draw:caption-point-y="0.6063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14.289in" svg:y="1.598in" draw:caption-point-x="-0.2402in" draw:caption-point-y="0.6063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6.1154in" svg:y="1.6004in" draw:caption-point-x="-0.2402in" draw:caption-point-y="0.6039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ienNV</text:p>
          </table:table-cell>
          <table:table-cell table:style-name="ce92" table:formula="of:=SUM([.D11:.AG11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pNH</text:p>
          </table:table-cell>
          <table:table-cell table:style-name="ce92" table:formula="of:=SUM([.D12:.AG12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15.6587in" svg:y="2.0945in" draw:caption-point-x="-0.2402in" draw:caption-point-y="0.6051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uPT</text:p>
          </table:table-cell>
          <table:table-cell table:style-name="ce92" table:formula="of:=SUM([.D13:.AG13])" office:value-type="float" office:value="1.5">
            <text:p>1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2" draw:text-style-name="P1" svg:width="1.1413in" svg:height="0.5457in" svg:x="9.2661in" svg:y="2.3346in" draw:caption-point-x="-0.2402in" draw:caption-point-y="0.6126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6" office:value-type="float" office:value="0.5">
            <office:annotation draw:style-name="gr2" draw:text-style-name="P1" svg:width="1.1413in" svg:height="0.5457in" svg:x="9.7228in" svg:y="2.3346in" draw:caption-point-x="-0.2402in" draw:caption-point-y="0.6126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KhoiNLD</text:p>
          </table:table-cell>
          <table:table-cell table:style-name="ce92" table:formula="of:=SUM([.D14:.AG14])" office:value-type="float" office:value="1.5">
            <text:p>1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6.3311in" svg:y="2.5799in" draw:caption-point-x="-0.2402in" draw:caption-point-y="0.615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1" svg:width="1.1413in" svg:height="0.8567in" svg:x="9.7228in" svg:y="2.5846in" draw:caption-point-x="-0.2402in" draw:caption-point-y="0.6102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4.289in" svg:y="2.5878in" draw:caption-point-x="-0.2402in" draw:caption-point-y="0.6071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LuanNN</text:p>
          </table:table-cell>
          <table:table-cell table:style-name="ce92" table:formula="of:=SUM([.D15:.AG15])" office:value-type="float" office:value="0">
            <text:p>0</text:p>
          </table:table-cell>
          <table:table-cell table:style-name="ce96" table:number-columns-repeated="7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MaiDTP</text:p>
          </table:table-cell>
          <table:table-cell table:style-name="ce92" table:formula="of:=SUM([.D16:.AG16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15.6587in" svg:y="3.085in" draw:caption-point-x="-0.2402in" draw:caption-point-y="0.6051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MinhTD</text:p>
          </table:table-cell>
          <table:table-cell table:style-name="ce92" table:formula="of:=SUM([.D17:.AG17])" office:value-type="float" office:value="0">
            <text:p>0</text:p>
          </table:table-cell>
          <table:table-cell table:style-name="ce96" table:number-columns-repeated="1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NamTV</text:p>
          </table:table-cell>
          <table:table-cell table:style-name="ce92" table:formula="of:=SUM([.D18:.AG18])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4.472in" svg:y="3.5689in" draw:caption-point-x="-0.2402in" draw:caption-point-y="0.6169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NguyenHTT</text:p>
          </table:table-cell>
          <table:table-cell table:style-name="ce92" table:formula="of:=SUM([.D19:.AG19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13.8323in" svg:y="3.8272in" draw:caption-point-x="-0.2402in" draw:caption-point-y="0.6063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92" table:formula="of:=SUM([.D20:.AG20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ThachBK</text:p>
          </table:table-cell>
          <table:table-cell table:style-name="ce92" table:formula="of:=SUM([.D21:.AG21])" office:value-type="float" office:value="2">
            <text:p>2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2" draw:text-style-name="P1" svg:width="1.1413in" svg:height="0.5457in" svg:x="5.8421in" svg:y="4.3126in" draw:caption-point-x="-0.2402in" draw:caption-point-y="0.6161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6" draw:text-style-name="P1" svg:width="1.1413in" svg:height="0.2346in" svg:x="11.0925in" svg:y="4.3201in" draw:caption-point-x="-0.2402in" draw:caption-point-y="0.6087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4" draw:text-style-name="P1" svg:width="1.1413in" svg:height="0.3902in" svg:x="12.4622in" svg:y="4.3209in" draw:caption-point-x="-0.2402in" draw:caption-point-y="0.6079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3.3756in" svg:y="4.3209in" draw:caption-point-x="-0.2402in" draw:caption-point-y="0.6079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ThaoDTH</text:p>
          </table:table-cell>
          <table:table-cell table:style-name="ce92" table:formula="of:=SUM([.D22:.AG22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ThamDT</text:p>
          </table:table-cell>
          <table:table-cell table:style-name="ce92" table:formula="of:=SUM([.D23:.AG23])" office:value-type="float" office:value="0.5">
            <text:p>0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1.0925in" svg:y="4.8157in" draw:caption-point-x="-0.2402in" draw:caption-point-y="0.6083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ThinhT</text:p>
          </table:table-cell>
          <table:table-cell table:style-name="ce92" table:formula="of:=SUM([.D24:.AG24])" office:value-type="float" office:value="1.5">
            <text:p>1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4.0157in" svg:y="5.0547in" draw:caption-point-x="-0.2402in" draw:caption-point-y="0.6169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6.8205in" svg:y="5.0539in" draw:caption-point-x="-0.2402in" draw:caption-point-y="0.6177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96" office:value-type="float" office:value="0.5">
            <office:annotation draw:style-name="gr2" draw:text-style-name="P1" svg:width="1.1413in" svg:height="0.5457in" svg:x="7.3094in" svg:y="5.0555in" draw:caption-point-x="-0.2402in" draw:caption-point-y="0.6161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ThuyLTT</text:p>
          </table:table-cell>
          <table:table-cell table:style-name="ce92" table:formula="of:=SUM([.D25:.AG25])" office:value-type="float" office:value="1.5">
            <text:p>1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3.1024in" svg:y="5.3004in" draw:caption-point-x="-0.2402in" draw:caption-point-y="0.6189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TuanND</text:p>
          </table:table-cell>
          <table:table-cell table:style-name="ce92" table:formula="of:=SUM([.D26:.AG26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VietBA</text:p>
          </table:table-cell>
          <table:table-cell table:style-name="ce92" table:formula="of:=SUM([.D27:.AG27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VuNA</text:p>
          </table:table-cell>
          <table:table-cell table:style-name="ce92" table:formula="of:=SUM([.D28:.AG28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10.6358in" svg:y="6.0531in" draw:caption-point-x="-0.2402in" draw:caption-point-y="0.6094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3" table:number-columns-repeated="949"/>
        </table:table-row>
        <table:table-row table:style-name="ro2" table:number-rows-repeated="65404">
          <table:table-cell table:style-name="ce33" table:number-columns-repeated="3"/>
          <table:table-cell table:style-name="ce97" table:number-columns-repeated="30"/>
          <table:table-cell table:style-name="ce33" table:number-columns-repeated="949"/>
        </table:table-row>
        <table:table-row table:style-name="ro2" table:number-rows-repeated="983143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09"/>
        <table:table-column table:style-name="co25" table:number-columns-repeated="7" table:default-cell-style-name="ce109"/>
        <table:table-column table:style-name="co24" table:number-columns-repeated="16" table:default-cell-style-name="ce109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104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7" table:number-columns-spanned="2" table:number-rows-spanned="1">
            <text:p>7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5" table:number-columns-spanned="2" table:number-rows-spanned="1">
            <text:p>2015</text:p>
          </table:table-cell>
          <table:covered-table-cell table:style-name="ce113"/>
          <table:table-cell table:style-name="ce104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05" table:formula="of:=DATE([.$R$1];[.N1];1)" office:value-type="date" office:date-value="2015-07-01">
            <text:p>01</text:p>
          </table:table-cell>
          <table:table-cell table:style-name="ce105" table:formula="of:=[.D2]+1" office:value-type="date" office:date-value="2015-07-02">
            <text:p>02</text:p>
          </table:table-cell>
          <table:table-cell table:style-name="ce105" table:formula="of:=[.E2]+1" office:value-type="date" office:date-value="2015-07-03">
            <text:p>03</text:p>
          </table:table-cell>
          <table:table-cell table:style-name="ce105" table:formula="of:=[.F2]+1" office:value-type="date" office:date-value="2015-07-04">
            <text:p>04</text:p>
          </table:table-cell>
          <table:table-cell table:style-name="ce105" table:formula="of:=[.G2]+1" office:value-type="date" office:date-value="2015-07-05">
            <text:p>05</text:p>
          </table:table-cell>
          <table:table-cell table:style-name="ce105" table:formula="of:=[.H2]+1" office:value-type="date" office:date-value="2015-07-06">
            <text:p>06</text:p>
          </table:table-cell>
          <table:table-cell table:style-name="ce105" table:formula="of:=[.I2]+1" office:value-type="date" office:date-value="2015-07-07">
            <text:p>07</text:p>
          </table:table-cell>
          <table:table-cell table:style-name="ce105" table:formula="of:=[.J2]+1" office:value-type="date" office:date-value="2015-07-08">
            <text:p>08</text:p>
          </table:table-cell>
          <table:table-cell table:style-name="ce105" table:formula="of:=[.K2]+1" office:value-type="date" office:date-value="2015-07-09">
            <text:p>09</text:p>
          </table:table-cell>
          <table:table-cell table:style-name="ce105" table:formula="of:=[.L2]+1" office:value-type="date" office:date-value="2015-07-10">
            <text:p>10</text:p>
          </table:table-cell>
          <table:table-cell table:style-name="ce105" table:formula="of:=[.M2]+1" office:value-type="date" office:date-value="2015-07-11">
            <text:p>11</text:p>
          </table:table-cell>
          <table:table-cell table:style-name="ce105" table:formula="of:=[.N2]+1" office:value-type="date" office:date-value="2015-07-12">
            <text:p>12</text:p>
          </table:table-cell>
          <table:table-cell table:style-name="ce105" table:formula="of:=[.O2]+1" office:value-type="date" office:date-value="2015-07-13">
            <text:p>13</text:p>
          </table:table-cell>
          <table:table-cell table:style-name="ce105" table:formula="of:=[.P2]+1" office:value-type="date" office:date-value="2015-07-14">
            <text:p>14</text:p>
          </table:table-cell>
          <table:table-cell table:style-name="ce105" table:formula="of:=[.Q2]+1" office:value-type="date" office:date-value="2015-07-15">
            <text:p>15</text:p>
          </table:table-cell>
          <table:table-cell table:style-name="ce105" table:formula="of:=[.R2]+1" office:value-type="date" office:date-value="2015-07-16">
            <text:p>16</text:p>
          </table:table-cell>
          <table:table-cell table:style-name="ce105" table:formula="of:=[.S2]+1" office:value-type="date" office:date-value="2015-07-17">
            <text:p>17</text:p>
          </table:table-cell>
          <table:table-cell table:style-name="ce105" table:formula="of:=[.T2]+1" office:value-type="date" office:date-value="2015-07-18">
            <text:p>18</text:p>
          </table:table-cell>
          <table:table-cell table:style-name="ce105" table:formula="of:=[.U2]+1" office:value-type="date" office:date-value="2015-07-19">
            <text:p>19</text:p>
          </table:table-cell>
          <table:table-cell table:style-name="ce105" table:formula="of:=[.V2]+1" office:value-type="date" office:date-value="2015-07-20">
            <text:p>20</text:p>
          </table:table-cell>
          <table:table-cell table:style-name="ce105" table:formula="of:=[.W2]+1" office:value-type="date" office:date-value="2015-07-21">
            <text:p>21</text:p>
          </table:table-cell>
          <table:table-cell table:style-name="ce105" table:formula="of:=[.X2]+1" office:value-type="date" office:date-value="2015-07-22">
            <text:p>22</text:p>
          </table:table-cell>
          <table:table-cell table:style-name="ce105" table:formula="of:=[.Y2]+1" office:value-type="date" office:date-value="2015-07-23">
            <text:p>23</text:p>
          </table:table-cell>
          <table:table-cell table:style-name="ce105" table:formula="of:=[.Z2]+1" office:value-type="date" office:date-value="2015-07-24">
            <text:p>24</text:p>
          </table:table-cell>
          <table:table-cell table:style-name="ce105" table:formula="of:=[.AA2]+1" office:value-type="date" office:date-value="2015-07-25">
            <text:p>25</text:p>
          </table:table-cell>
          <table:table-cell table:style-name="ce105" table:formula="of:=[.AB2]+1" office:value-type="date" office:date-value="2015-07-26">
            <text:p>26</text:p>
          </table:table-cell>
          <table:table-cell table:style-name="ce105" table:formula="of:=[.AC2]+1" office:value-type="date" office:date-value="2015-07-27">
            <text:p>27</text:p>
          </table:table-cell>
          <table:table-cell table:style-name="ce105" table:formula="of:=[.AD2]+1" office:value-type="date" office:date-value="2015-07-28">
            <text:p>28</text:p>
          </table:table-cell>
          <table:table-cell table:style-name="ce105" table:formula="of:=[.AE2]+1" office:value-type="date" office:date-value="2015-07-29">
            <text:p>29</text:p>
          </table:table-cell>
          <table:table-cell table:style-name="ce105" table:formula="of:=[.AF2]+1" office:value-type="date" office:date-value="2015-07-30">
            <text:p>30</text:p>
          </table:table-cell>
          <table:table-cell table:style-name="ce105" table:formula="of:=[.AG2]+1" office:value-type="date" office:date-value="2015-07-31">
            <text:p>31</text:p>
          </table:table-cell>
          <table:table-cell table:style-name="ce52" table:number-columns-repeated="95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0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03" table:formula="of:=SUM([.D4:.AH4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03" table:formula="of:=SUM([.D5:.AH5])" office:value-type="float" office:value="1.5">
            <text:p>1.5</text:p>
          </table:table-cell>
          <table:table-cell table:style-name="ce107" table:number-columns-repeated="5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6.3311in" svg:y="0.3531in" draw:caption-point-x="-0.2402in" draw:caption-point-y="0.6126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03" table:formula="of:=SUM([.D6:.AH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1154in" svg:y="0.6102in" draw:caption-point-x="-0.2402in" draw:caption-point-y="0.6031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03" table:formula="of:=SUM([.D7:.AH7])" office:value-type="float" office:value="2">
            <text:p>2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6.8205in" svg:y="0.8484in" draw:caption-point-x="-0.2402in" draw:caption-point-y="0.6126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8.7768in" svg:y="0.85in" draw:caption-point-x="-0.2402in" draw:caption-point-y="0.611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0.8575in" draw:caption-point-x="-0.2402in" draw:caption-point-y="0.6035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7" draw:text-style-name="P1" svg:width="1.1413in" svg:height="0.2634in" svg:x="16.572in" svg:y="0.8571in" draw:caption-point-x="-0.2402in" draw:caption-point-y="0.6039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03" table:formula="of:=SUM([.D8:.AH8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4.7457in" svg:y="1.1016in" draw:caption-point-x="-0.2402in" draw:caption-point-y="0.6071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03" table:formula="of:=SUM([.D9:.AH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03" table:formula="of:=SUM([.D10:.AH10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03" table:formula="of:=SUM([.D11:.AH11])" office:value-type="float" office:value="2">
            <text:p>2</text:p>
          </table:table-cell>
          <table:table-cell table:style-name="ce107" office:value-type="float" office:value="1">
            <office:annotation draw:style-name="gr6" draw:text-style-name="P1" svg:width="1.1413in" svg:height="0.2346in" svg:x="2.6457in" svg:y="1.8343in" draw:caption-point-x="-0.2402in" draw:caption-point-y="0.6177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07" office:value-type="float" office:value="0.5">
            <office:annotation draw:style-name="gr4" draw:text-style-name="P1" svg:width="1.1413in" svg:height="0.3902in" svg:x="3.1024in" svg:y="1.8343in" draw:caption-point-x="-0.2402in" draw:caption-point-y="0.6177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1.8417in" draw:caption-point-x="-0.2402in" draw:caption-point-y="0.6102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2" draw:text-style-name="P1" svg:width="1.1413in" svg:height="0.5457in" svg:x="14.7457in" svg:y="1.8476in" draw:caption-point-x="-0.2402in" draw:caption-point-y="0.6043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03" table:formula="of:=SUM([.D12:.AH12])" office:value-type="float" office:value="3">
            <text:p>3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03" table:formula="of:=SUM([.D13:.AH13])" office:value-type="float" office:value="5">
            <text:p>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1"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103" table:formula="of:=SUM([.D14:.AH14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103" table:formula="of:=SUM([.D15:.AH15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KhoiNLD</text:p>
          </table:table-cell>
          <table:table-cell table:style-name="ce103" table:formula="of:=SUM([.D16:.AH16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6.8205in" svg:y="3.078in" draw:caption-point-x="-0.2402in" draw:caption-point-y="0.6122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12.9189in" svg:y="3.0839in" draw:caption-point-x="-0.2402in" draw:caption-point-y="0.6063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LuanNN</text:p>
          </table:table-cell>
          <table:table-cell table:style-name="ce103" table:formula="of:=SUM([.D17:.AH1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MaiDTP</text:p>
          </table:table-cell>
          <table:table-cell table:style-name="ce103" table:formula="of:=SUM([.D18:.AH18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3.5717in" draw:caption-point-x="-0.2402in" draw:caption-point-y="0.6142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03" table:formula="of:=SUM([.D19:.AH19])" office:value-type="float" office:value="0">
            <text:p>0</text:p>
          </table:table-cell>
          <table:table-cell table:style-name="ce107" table:number-columns-repeated="19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MinhTD</text:p>
          </table:table-cell>
          <table:table-cell table:style-name="ce103" table:formula="of:=SUM([.D20:.AH20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7" draw:text-style-name="P1" svg:width="1.1413in" svg:height="0.2634in" svg:x="15.202in" svg:y="4.0791in" draw:caption-point-x="-0.2402in" draw:caption-point-y="0.602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03" table:formula="of:=SUM([.D21:.AH21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2" draw:text-style-name="P1" svg:width="1.1413in" svg:height="0.5457in" svg:x="11.5492in" svg:y="4.3205in" draw:caption-point-x="-0.2402in" draw:caption-point-y="0.6083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NguyenHTT</text:p>
          </table:table-cell>
          <table:table-cell table:style-name="ce103" table:formula="of:=SUM([.D22:.AH2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8421in" svg:y="4.5634in" draw:caption-point-x="-0.2402in" draw:caption-point-y="0.613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4" draw:text-style-name="P1" svg:width="1.1413in" svg:height="0.3902in" svg:x="11.5492in" svg:y="4.5677in" draw:caption-point-x="-0.2402in" draw:caption-point-y="0.6087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3" draw:text-style-name="P1" svg:width="1.1413in" svg:height="0.7012in" svg:x="16.1154in" svg:y="4.5732in" draw:caption-point-x="-0.2402in" draw:caption-point-y="0.6031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03" table:formula="of:=SUM([.D23:.AH23])" office:value-type="float" office:value="2">
            <text:p>2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346in" svg:x="4.9287in" svg:y="4.8071in" draw:caption-point-x="-0.2402in" draw:caption-point-y="0.6169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12.9189in" svg:y="4.8177in" draw:caption-point-x="-0.2402in" draw:caption-point-y="0.6063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7" draw:text-style-name="P1" svg:width="1.1413in" svg:height="0.2634in" svg:x="14.7457in" svg:y="4.8189in" draw:caption-point-x="-0.2402in" draw:caption-point-y="0.6051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ThachBK</text:p>
          </table:table-cell>
          <table:table-cell table:style-name="ce103" table:formula="of:=SUM([.D24:.AH24])" office:value-type="float" office:value="2.5">
            <text:p>2.5</text:p>
          </table:table-cell>
          <table:table-cell table:style-name="ce107" office:value-type="float" office:value="0.5"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5.8421in" svg:y="5.0591in" draw:caption-point-x="-0.2402in" draw:caption-point-y="0.6126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9.2661in" svg:y="5.0614in" draw:caption-point-x="-0.2402in" draw:caption-point-y="0.6102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7" draw:text-style-name="P1" svg:width="1.1413in" svg:height="0.2634in" svg:x="12.4622in" svg:y="5.0681in" draw:caption-point-x="-0.2402in" draw:caption-point-y="0.6035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7" draw:text-style-name="P1" svg:width="1.1413in" svg:height="0.2634in" svg:x="15.6587in" svg:y="5.0681in" draw:caption-point-x="-0.2402in" draw:caption-point-y="0.6035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ThaoTP</text:p>
          </table:table-cell>
          <table:table-cell table:style-name="ce103" table:formula="of:=SUM([.D25:.AH25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7" draw:text-style-name="P1" svg:width="1.1413in" svg:height="0.2634in" svg:x="15.202in" svg:y="5.3173in" draw:caption-point-x="-0.2402in" draw:caption-point-y="0.602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07" office:value-type="float" office:value="1">
            <office:annotation draw:style-name="gr7" draw:text-style-name="P1" svg:width="1.1413in" svg:height="0.2634in" svg:x="15.6587in" svg:y="5.3157in" draw:caption-point-x="-0.2402in" draw:caption-point-y="0.6035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ThamDT</text:p>
          </table:table-cell>
          <table:table-cell table:style-name="ce103" table:formula="of:=SUM([.D26:.AH2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346in" svg:x="4.9287in" svg:y="5.5516in" draw:caption-point-x="-0.2402in" draw:caption-point-y="0.6157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hinhT</text:p>
          </table:table-cell>
          <table:table-cell table:style-name="ce103" table:formula="of:=SUM([.D27:.AH2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-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ongDN</text:p>
          </table:table-cell>
          <table:table-cell table:style-name="ce103" table:formula="of:=SUM([.D28:.AH28])" office:value-type="float" office:value="1">
            <text:p>1</text:p>
          </table:table-cell>
          <table:table-cell table:style-name="ce107" table:number-columns-repeated="5"/>
          <table:table-cell table:style-name="ce107" office:value-type="float" office:value="0.5">
            <office:annotation draw:style-name="gr6" draw:text-style-name="P1" svg:width="1.1413in" svg:height="0.2346in" svg:x="4.9287in" svg:y="6.0484in" draw:caption-point-x="-0.2402in" draw:caption-point-y="0.614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07" office:value-type="float" office:value="0.5">
            <office:annotation draw:style-name="gr6" draw:text-style-name="P1" svg:width="1.1413in" svg:height="0.2346in" svg:x="5.3854in" svg:y="6.0484in" draw:caption-point-x="-0.2402in" draw:caption-point-y="0.614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uyLTT</text:p>
          </table:table-cell>
          <table:table-cell table:style-name="ce103" table:formula="of:=SUM([.D29:.AH29])" office:value-type="float" office:value="1">
            <text:p>1</text:p>
          </table:table-cell>
          <table:table-cell table:style-name="ce107" office:value-type="float" office:value="0.5"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5.3854in" svg:y="6.2972in" draw:caption-point-x="-0.2402in" draw:caption-point-y="0.613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oiDB</text:p>
          </table:table-cell>
          <table:table-cell table:style-name="ce103" table:formula="of:=SUM([.D30:.AH30])" office:value-type="float" office:value="0">
            <text:p>0</text:p>
          </table:table-cell>
          <table:table-cell table:style-name="ce107" table:number-columns-repeated="20"/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03" table:formula="of:=SUM([.D31:.AH31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346in" svg:x="4.9287in" svg:y="6.7898in" draw:caption-point-x="-0.2402in" draw:caption-point-y="0.6157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03" table:formula="of:=SUM([.D32:.AH3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03" table:formula="of:=SUM([.D33:.AH33])" office:value-type="float" office:value="0">
            <text:p>0</text:p>
          </table:table-cell>
          <table:table-cell table:style-name="ce107" table:number-columns-repeated="6"/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03" table:formula="of:=SUM([.D34:.AH34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65404">
          <table:table-cell table:style-name="ce33" table:number-columns-repeated="3"/>
          <table:table-cell table:style-name="ce108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0"/>
        <table:table-column table:style-name="co25" table:number-columns-repeated="7" table:default-cell-style-name="ce120"/>
        <table:table-column table:style-name="co24" table:number-columns-repeated="16" table:default-cell-style-name="ce120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115" table:number-columns-repeated="8"/>
          <table:table-cell table:style-name="ce121" office:value-type="string" table:number-columns-spanned="2" table:number-rows-spanned="1">
            <text:p>Month</text:p>
          </table:table-cell>
          <table:covered-table-cell table:style-name="ce122"/>
          <table:table-cell table:style-name="ce123" table:content-validation-name="val1" office:value-type="float" office:value="8" table:number-columns-spanned="2" table:number-rows-spanned="1">
            <text:p>8</text:p>
          </table:table-cell>
          <table:covered-table-cell table:style-name="ce122"/>
          <table:table-cell table:style-name="ce121" office:value-type="string" table:number-columns-spanned="2" table:number-rows-spanned="1">
            <text:p>Year</text:p>
          </table:table-cell>
          <table:covered-table-cell table:style-name="ce122"/>
          <table:table-cell table:style-name="ce121" office:value-type="float" office:value="2015" table:number-columns-spanned="2" table:number-rows-spanned="1">
            <text:p>2015</text:p>
          </table:table-cell>
          <table:covered-table-cell table:style-name="ce124"/>
          <table:table-cell table:style-name="ce115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16" table:formula="of:=DATE([.$R$1];[.N1];1)" office:value-type="date" office:date-value="2015-08-01">
            <text:p>01</text:p>
          </table:table-cell>
          <table:table-cell table:style-name="ce116" table:formula="of:=[.D2]+1" office:value-type="date" office:date-value="2015-08-02">
            <text:p>02</text:p>
          </table:table-cell>
          <table:table-cell table:style-name="ce116" table:formula="of:=[.E2]+1" office:value-type="date" office:date-value="2015-08-03">
            <text:p>03</text:p>
          </table:table-cell>
          <table:table-cell table:style-name="ce116" table:formula="of:=[.F2]+1" office:value-type="date" office:date-value="2015-08-04">
            <text:p>04</text:p>
          </table:table-cell>
          <table:table-cell table:style-name="ce116" table:formula="of:=[.G2]+1" office:value-type="date" office:date-value="2015-08-05">
            <text:p>05</text:p>
          </table:table-cell>
          <table:table-cell table:style-name="ce116" table:formula="of:=[.H2]+1" office:value-type="date" office:date-value="2015-08-06">
            <text:p>06</text:p>
          </table:table-cell>
          <table:table-cell table:style-name="ce116" table:formula="of:=[.I2]+1" office:value-type="date" office:date-value="2015-08-07">
            <text:p>07</text:p>
          </table:table-cell>
          <table:table-cell table:style-name="ce116" table:formula="of:=[.J2]+1" office:value-type="date" office:date-value="2015-08-08">
            <text:p>08</text:p>
          </table:table-cell>
          <table:table-cell table:style-name="ce116" table:formula="of:=[.K2]+1" office:value-type="date" office:date-value="2015-08-09">
            <text:p>09</text:p>
          </table:table-cell>
          <table:table-cell table:style-name="ce116" table:formula="of:=[.L2]+1" office:value-type="date" office:date-value="2015-08-10">
            <text:p>10</text:p>
          </table:table-cell>
          <table:table-cell table:style-name="ce116" table:formula="of:=[.M2]+1" office:value-type="date" office:date-value="2015-08-11">
            <text:p>11</text:p>
          </table:table-cell>
          <table:table-cell table:style-name="ce116" table:formula="of:=[.N2]+1" office:value-type="date" office:date-value="2015-08-12">
            <text:p>12</text:p>
          </table:table-cell>
          <table:table-cell table:style-name="ce116" table:formula="of:=[.O2]+1" office:value-type="date" office:date-value="2015-08-13">
            <text:p>13</text:p>
          </table:table-cell>
          <table:table-cell table:style-name="ce116" table:formula="of:=[.P2]+1" office:value-type="date" office:date-value="2015-08-14">
            <text:p>14</text:p>
          </table:table-cell>
          <table:table-cell table:style-name="ce116" table:formula="of:=[.Q2]+1" office:value-type="date" office:date-value="2015-08-15">
            <text:p>15</text:p>
          </table:table-cell>
          <table:table-cell table:style-name="ce116" table:formula="of:=[.R2]+1" office:value-type="date" office:date-value="2015-08-16">
            <text:p>16</text:p>
          </table:table-cell>
          <table:table-cell table:style-name="ce116" table:formula="of:=[.S2]+1" office:value-type="date" office:date-value="2015-08-17">
            <text:p>17</text:p>
          </table:table-cell>
          <table:table-cell table:style-name="ce116" table:formula="of:=[.T2]+1" office:value-type="date" office:date-value="2015-08-18">
            <text:p>18</text:p>
          </table:table-cell>
          <table:table-cell table:style-name="ce116" table:formula="of:=[.U2]+1" office:value-type="date" office:date-value="2015-08-19">
            <text:p>19</text:p>
          </table:table-cell>
          <table:table-cell table:style-name="ce116" table:formula="of:=[.V2]+1" office:value-type="date" office:date-value="2015-08-20">
            <text:p>20</text:p>
          </table:table-cell>
          <table:table-cell table:style-name="ce116" table:formula="of:=[.W2]+1" office:value-type="date" office:date-value="2015-08-21">
            <text:p>21</text:p>
          </table:table-cell>
          <table:table-cell table:style-name="ce116" table:formula="of:=[.X2]+1" office:value-type="date" office:date-value="2015-08-22">
            <text:p>22</text:p>
          </table:table-cell>
          <table:table-cell table:style-name="ce116" table:formula="of:=[.Y2]+1" office:value-type="date" office:date-value="2015-08-23">
            <text:p>23</text:p>
          </table:table-cell>
          <table:table-cell table:style-name="ce116" table:formula="of:=[.Z2]+1" office:value-type="date" office:date-value="2015-08-24">
            <text:p>24</text:p>
          </table:table-cell>
          <table:table-cell table:style-name="ce116" table:formula="of:=[.AA2]+1" office:value-type="date" office:date-value="2015-08-25">
            <text:p>25</text:p>
          </table:table-cell>
          <table:table-cell table:style-name="ce116" table:formula="of:=[.AB2]+1" office:value-type="date" office:date-value="2015-08-26">
            <text:p>26</text:p>
          </table:table-cell>
          <table:table-cell table:style-name="ce116" table:formula="of:=[.AC2]+1" office:value-type="date" office:date-value="2015-08-27">
            <text:p>27</text:p>
          </table:table-cell>
          <table:table-cell table:style-name="ce116" table:formula="of:=[.AD2]+1" office:value-type="date" office:date-value="2015-08-28">
            <text:p>28</text:p>
          </table:table-cell>
          <table:table-cell table:style-name="ce116" table:formula="of:=[.AE2]+1" office:value-type="date" office:date-value="2015-08-29">
            <text:p>29</text:p>
          </table:table-cell>
          <table:table-cell table:style-name="ce116" table:formula="of:=[.AF2]+1" office:value-type="date" office:date-value="2015-08-30">
            <text:p>30</text:p>
          </table:table-cell>
          <table:table-cell table:style-name="ce116" table:formula="of:=[.AG2]+1" office:value-type="date" office:date-value="2015-08-31">
            <text:p>31</text:p>
          </table:table-cell>
          <table:table-cell table:style-name="ce52" table:number-columns-repeated="95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14" table:formula="of:=SUM([.D4:.AH4])" office:value-type="float" office:value="0.5"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3.8323in" svg:y="0.115in" draw:caption-point-x="-0.2402in" draw:caption-point-y="0.6031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14" table:formula="of:=SUM([.D5:.AH5])" office:value-type="float" office:value="1.5">
            <text:p>1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2878in" svg:y="0.3559in" draw:caption-point-x="-0.2402in" draw:caption-point-y="0.6098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12.0059in" svg:y="0.3606in" draw:caption-point-x="-0.2402in" draw:caption-point-y="0.6051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3.8323in" svg:y="0.3626in" draw:caption-point-x="-0.2402in" draw:caption-point-y="0.6031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7" draw:text-style-name="P1" svg:width="1.1413in" svg:height="0.2634in" svg:x="14.7457in" svg:y="0.3638in" draw:caption-point-x="-0.2402in" draw:caption-point-y="0.602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14" table:formula="of:=SUM([.D6:.AH6])" office:value-type="float" office:value="1"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7" draw:text-style-name="P1" svg:width="1.1413in" svg:height="0.2634in" svg:x="6.8205in" svg:y="0.602in" draw:caption-point-x="-0.2402in" draw:caption-point-y="0.6114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14" table:formula="of:=SUM([.D7:.AH7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14" table:formula="of:=SUM([.D8:.AH8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14" table:formula="of:=SUM([.D9:.AH9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4.0157in" svg:y="1.3433in" draw:caption-point-x="-0.2402in" draw:caption-point-y="0.6134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7" draw:text-style-name="P1" svg:width="1.1413in" svg:height="0.2634in" svg:x="6.8205in" svg:y="1.3453in" draw:caption-point-x="-0.2402in" draw:caption-point-y="0.6114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14" table:formula="of:=SUM([.D10:.AH10])" office:value-type="float" office:value="1.5">
            <text:p>1.5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4.0157in" svg:y="1.5921in" draw:caption-point-x="-0.2402in" draw:caption-point-y="0.6122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12.0059in" svg:y="1.6004in" draw:caption-point-x="-0.2402in" draw:caption-point-y="0.6039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">
            <office:annotation draw:style-name="gr12" draw:text-style-name="P1" svg:width="1.1413in" svg:height="1.0122in" svg:x="13.3756in" svg:y="1.5921in" draw:caption-point-x="-0.2402in" draw:caption-point-y="0.6122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1.6016in" draw:caption-point-x="-0.2402in" draw:caption-point-y="0.6028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14" table:formula="of:=SUM([.D11:.AH11])" office:value-type="float" office:value="2">
            <text:p>2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7.7988in" svg:y="1.8413in" draw:caption-point-x="-0.2402in" draw:caption-point-y="0.6106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1" svg:width="1.1413in" svg:height="0.3902in" svg:x="10.1791in" svg:y="1.8437in" draw:caption-point-x="-0.2402in" draw:caption-point-y="0.6083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5457in" svg:x="11.5492in" svg:y="1.8457in" draw:caption-point-x="-0.2402in" draw:caption-point-y="0.6063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14" table:formula="of:=SUM([.D12:.AH12])" office:value-type="float" office:value="3">
            <text:p>3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14" table:formula="of:=SUM([.D13:.AH13])" office:value-type="float" office:value="0.5">
            <text:p>0.5</text:p>
          </table:table-cell>
          <table:table-cell table:style-name="ce118" table:number-columns-repeated="2"/>
          <table:table-cell table:style-name="ce118" office:value-type="float" office:value="0">
            <office:annotation draw:style-name="gr7" draw:text-style-name="P1" svg:width="1.1413in" svg:height="0.2634in" svg:x="3.5591in" svg:y="2.3331in" draw:caption-point-x="-0.2402in" draw:caption-point-y="0.6142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7" draw:text-style-name="P1" svg:width="1.1413in" svg:height="0.2634in" svg:x="10.1791in" svg:y="2.339in" draw:caption-point-x="-0.2402in" draw:caption-point-y="0.6083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1" svg:width="1.1413in" svg:height="0.3902in" svg:x="13.3756in" svg:y="2.3437in" draw:caption-point-x="-0.2402in" draw:caption-point-y="0.6035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114" table:formula="of:=SUM([.D14:.AH14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9287in" svg:y="2.5827in" draw:caption-point-x="-0.2402in" draw:caption-point-y="0.6122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114" table:formula="of:=SUM([.D15:.AH15])" office:value-type="float" office:value="1.5">
            <text:p>1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7.3094in" svg:y="2.8315in" draw:caption-point-x="-0.2402in" draw:caption-point-y="0.611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5457in" svg:x="10.6358in" svg:y="2.835in" draw:caption-point-x="-0.2402in" draw:caption-point-y="0.6075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KhoiNLD</text:p>
          </table:table-cell>
          <table:table-cell table:style-name="ce114" table:formula="of:=SUM([.D16:.AH16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1">
            <office:annotation draw:style-name="gr7" draw:text-style-name="P1" svg:width="1.1413in" svg:height="0.2634in" svg:x="3.5591in" svg:y="3.076in" draw:caption-point-x="-0.2402in" draw:caption-point-y="0.6142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18" office:value-type="float" office:value="0">
            <office:annotation draw:style-name="gr7" draw:text-style-name="P1" svg:width="1.1413in" svg:height="0.2634in" svg:x="4.0157in" svg:y="3.0772in" draw:caption-point-x="-0.2402in" draw:caption-point-y="0.613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12" draw:text-style-name="P1" svg:width="1.1413in" svg:height="1.0122in" svg:x="4.9287in" svg:y="3.078in" draw:caption-point-x="-0.2402in" draw:caption-point-y="0.6122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LuanNN</text:p>
          </table:table-cell>
          <table:table-cell table:style-name="ce114" table:formula="of:=SUM([.D17:.AH17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1">
            <office:annotation draw:style-name="gr4" draw:text-style-name="P1" svg:width="1.1413in" svg:height="0.3902in" svg:x="3.5591in" svg:y="3.324in" draw:caption-point-x="-0.2402in" draw:caption-point-y="0.6142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MaiDTP</text:p>
          </table:table-cell>
          <table:table-cell table:style-name="ce114" table:formula="of:=SUM([.D18:.AH18])" office:value-type="float" office:value="2">
            <text:p>2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7.3094in" svg:y="3.5744in" draw:caption-point-x="-0.2402in" draw:caption-point-y="0.6114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8.2878in" svg:y="3.576in" draw:caption-point-x="-0.2402in" draw:caption-point-y="0.6098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14" table:formula="of:=SUM([.D19:.AH19])" office:value-type="float" office:value="1"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12.0059in" svg:y="3.8287in" draw:caption-point-x="-0.2402in" draw:caption-point-y="0.6047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MinhTD</text:p>
          </table:table-cell>
          <table:table-cell table:style-name="ce114" table:formula="of:=SUM([.D20:.AH20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14" table:formula="of:=SUM([.D21:.AH21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NguyenHTT</text:p>
          </table:table-cell>
          <table:table-cell table:style-name="ce114" table:formula="of:=SUM([.D22:.AH22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7.3094in" svg:y="4.565in" draw:caption-point-x="-0.2402in" draw:caption-point-y="0.6114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7" draw:text-style-name="P1" svg:width="1.1413in" svg:height="0.2634in" svg:x="11.5492in" svg:y="4.5701in" draw:caption-point-x="-0.2402in" draw:caption-point-y="0.6063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18">
            <office:annotation draw:style-name="gr4" draw:text-style-name="P1" svg:width="1.1413in" svg:height="0.3902in" svg:x="12.0059in" svg:y="4.5713in" draw:caption-point-x="-0.2402in" draw:caption-point-y="0.6051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18" table:number-columns-repeated="10"/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14" table:formula="of:=SUM([.D23:.AH23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4.8213in" draw:caption-point-x="-0.2402in" draw:caption-point-y="0.6028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1" svg:width="1.1413in" svg:height="0.3902in" svg:x="16.572in" svg:y="4.8228in" draw:caption-point-x="-0.2402in" draw:caption-point-y="0.6012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ThachBK</text:p>
          </table:table-cell>
          <table:table-cell table:style-name="ce114" table:formula="of:=SUM([.D24:.AH24])" office:value-type="float" office:value="2.5">
            <text:p>2.5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7" draw:text-style-name="P1" svg:width="1.1413in" svg:height="0.2634in" svg:x="4.472in" svg:y="5.0587in" draw:caption-point-x="-0.2402in" draw:caption-point-y="0.613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7" draw:text-style-name="P1" svg:width="1.1413in" svg:height="0.2634in" svg:x="7.7988in" svg:y="5.0587in" draw:caption-point-x="-0.2402in" draw:caption-point-y="0.613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7" draw:text-style-name="P1" svg:width="1.1413in" svg:height="0.2634in" svg:x="11.0925in" svg:y="5.0587in" draw:caption-point-x="-0.2402in" draw:caption-point-y="0.613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2.0059in" svg:y="5.0677in" draw:caption-point-x="-0.2402in" draw:caption-point-y="0.6039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7" draw:text-style-name="P1" svg:width="1.1413in" svg:height="0.2634in" svg:x="15.202in" svg:y="5.0709in" draw:caption-point-x="-0.2402in" draw:caption-point-y="0.6008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ThaoDTH</text:p>
          </table:table-cell>
          <table:table-cell table:style-name="ce114" table:formula="of:=SUM([.D25:.AH25])" office:value-type="float" office:value="4">
            <text:p>4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472in" svg:y="5.3067in" draw:caption-point-x="-0.2402in" draw:caption-point-y="0.6126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4.9287in" svg:y="5.3055in" draw:caption-point-x="-0.2402in" draw:caption-point-y="0.6138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18" office:value-type="float" office:value="1">
            <office:annotation draw:style-name="gr7" draw:text-style-name="P1" svg:width="1.1413in" svg:height="0.2634in" svg:x="5.3854in" svg:y="5.3055in" draw:caption-point-x="-0.2402in" draw:caption-point-y="0.6138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1">
            <office:annotation draw:style-name="gr7" draw:text-style-name="P1" svg:width="1.1413in" svg:height="0.2634in" svg:x="6.8205in" svg:y="5.3079in" draw:caption-point-x="-0.2402in" draw:caption-point-y="0.6114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7" draw:text-style-name="P1" svg:width="1.1413in" svg:height="0.2634in" svg:x="10.6358in" svg:y="5.3118in" draw:caption-point-x="-0.2402in" draw:caption-point-y="0.6075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ThamDT</text:p>
          </table:table-cell>
          <table:table-cell table:style-name="ce114" table:formula="of:=SUM([.D26:.AH26])" office:value-type="float" office:value="1"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7" draw:text-style-name="P1" svg:width="1.1413in" svg:height="0.2634in" svg:x="6.8205in" svg:y="5.5559in" draw:caption-point-x="-0.2402in" draw:caption-point-y="0.6114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2878in" svg:y="5.5594in" draw:caption-point-x="-0.2402in" draw:caption-point-y="0.6079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hinhT</text:p>
          </table:table-cell>
          <table:table-cell table:style-name="ce114" table:formula="of:=SUM([.D27:.AH27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ongDN</text:p>
          </table:table-cell>
          <table:table-cell table:style-name="ce114" table:formula="of:=SUM([.D28:.AH28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1">
            <office:annotation draw:style-name="gr4" draw:text-style-name="P1" svg:width="1.1413in" svg:height="0.3902in" svg:x="3.5591in" svg:y="6.0484in" draw:caption-point-x="-0.2402in" draw:caption-point-y="0.6142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7" draw:text-style-name="P1" svg:width="1.1413in" svg:height="0.2634in" svg:x="14.7457in" svg:y="6.0606in" draw:caption-point-x="-0.2402in" draw:caption-point-y="0.602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uyLTT</text:p>
          </table:table-cell>
          <table:table-cell table:style-name="ce114" table:formula="of:=SUM([.D29:.AH29])" office:value-type="float" office:value="1"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1" svg:width="1.1413in" svg:height="0.3902in" svg:x="10.1791in" svg:y="6.3016in" draw:caption-point-x="-0.2402in" draw:caption-point-y="0.6087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18" office:value-type="float" office:value="0.5">
            <office:annotation draw:style-name="gr4" draw:text-style-name="P1" svg:width="1.1413in" svg:height="0.3902in" svg:x="10.6358in" svg:y="6.3016in" draw:caption-point-x="-0.2402in" draw:caption-point-y="0.6087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1.5492in" svg:y="6.3039in" draw:caption-point-x="-0.2402in" draw:caption-point-y="0.6063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oiDB</text:p>
          </table:table-cell>
          <table:table-cell table:style-name="ce114" table:formula="of:=SUM([.D30:.AH30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7768in" svg:y="6.5488in" draw:caption-point-x="-0.2402in" draw:caption-point-y="0.6091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1.5492in" svg:y="6.5516in" draw:caption-point-x="-0.2402in" draw:caption-point-y="0.6063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7" draw:text-style-name="P1" svg:width="1.1413in" svg:height="0.2634in" svg:x="13.8323in" svg:y="6.5551in" draw:caption-point-x="-0.2402in" draw:caption-point-y="0.6028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14" table:formula="of:=SUM([.D31:.AH31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14" table:formula="of:=SUM([.D32:.AH32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14" table:formula="of:=SUM([.D33:.AH33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14" table:formula="of:=SUM([.D34:.AH34])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65404">
          <table:table-cell table:style-name="ce33" table:number-columns-repeated="3"/>
          <table:table-cell table:style-name="ce119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31"/>
        <table:table-column table:style-name="co25" table:number-columns-repeated="7" table:default-cell-style-name="ce131"/>
        <table:table-column table:style-name="co24" table:number-columns-repeated="15" table:default-cell-style-name="ce131"/>
        <table:table-column table:style-name="co7" table:number-columns-repeated="949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126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9" table:number-columns-spanned="2" table:number-rows-spanned="1">
            <text:p>9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5" table:number-columns-spanned="2" table:number-rows-spanned="1">
            <text:p>2015</text:p>
          </table:table-cell>
          <table:covered-table-cell table:style-name="ce137"/>
          <table:table-cell table:style-name="ce126" table:number-columns-repeated="14"/>
          <table:table-cell table:style-name="ce52" table:number-columns-repeated="949"/>
        </table:table-row>
        <table:table-row table:style-name="ro2">
          <table:table-cell table:style-name="ce45" table:number-columns-repeated="3"/>
          <table:table-cell table:style-name="ce127" table:formula="of:=DATE([.$R$1];[.N1];1)" office:value-type="date" office:date-value="2015-09-01">
            <text:p>01</text:p>
          </table:table-cell>
          <table:table-cell table:style-name="ce127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27" table:formula="of:=[.E2]+1" office:value-type="date" office:date-value="2015-09-03">
            <text:p>03</text:p>
          </table:table-cell>
          <table:table-cell table:style-name="ce127" table:formula="of:=[.F2]+1" office:value-type="date" office:date-value="2015-09-04">
            <text:p>04</text:p>
          </table:table-cell>
          <table:table-cell table:style-name="ce127" table:formula="of:=[.G2]+1" office:value-type="date" office:date-value="2015-09-05">
            <text:p>05</text:p>
          </table:table-cell>
          <table:table-cell table:style-name="ce127" table:formula="of:=[.H2]+1" office:value-type="date" office:date-value="2015-09-06">
            <text:p>06</text:p>
          </table:table-cell>
          <table:table-cell table:style-name="ce127" table:formula="of:=[.I2]+1" office:value-type="date" office:date-value="2015-09-07">
            <text:p>07</text:p>
          </table:table-cell>
          <table:table-cell table:style-name="ce127" table:formula="of:=[.J2]+1" office:value-type="date" office:date-value="2015-09-08">
            <text:p>08</text:p>
          </table:table-cell>
          <table:table-cell table:style-name="ce127" table:formula="of:=[.K2]+1" office:value-type="date" office:date-value="2015-09-09">
            <text:p>09</text:p>
          </table:table-cell>
          <table:table-cell table:style-name="ce127" table:formula="of:=[.L2]+1" office:value-type="date" office:date-value="2015-09-10">
            <text:p>10</text:p>
          </table:table-cell>
          <table:table-cell table:style-name="ce127" table:formula="of:=[.M2]+1" office:value-type="date" office:date-value="2015-09-11">
            <text:p>11</text:p>
          </table:table-cell>
          <table:table-cell table:style-name="ce127" table:formula="of:=[.N2]+1" office:value-type="date" office:date-value="2015-09-12">
            <text:p>12</text:p>
          </table:table-cell>
          <table:table-cell table:style-name="ce127" table:formula="of:=[.O2]+1" office:value-type="date" office:date-value="2015-09-13">
            <text:p>13</text:p>
          </table:table-cell>
          <table:table-cell table:style-name="ce127" table:formula="of:=[.P2]+1" office:value-type="date" office:date-value="2015-09-14">
            <text:p>14</text:p>
          </table:table-cell>
          <table:table-cell table:style-name="ce127" table:formula="of:=[.Q2]+1" office:value-type="date" office:date-value="2015-09-15">
            <text:p>15</text:p>
          </table:table-cell>
          <table:table-cell table:style-name="ce127" table:formula="of:=[.R2]+1" office:value-type="date" office:date-value="2015-09-16">
            <text:p>16</text:p>
          </table:table-cell>
          <table:table-cell table:style-name="ce127" table:formula="of:=[.S2]+1" office:value-type="date" office:date-value="2015-09-17">
            <text:p>17</text:p>
          </table:table-cell>
          <table:table-cell table:style-name="ce127" table:formula="of:=[.T2]+1" office:value-type="date" office:date-value="2015-09-18">
            <text:p>18</text:p>
          </table:table-cell>
          <table:table-cell table:style-name="ce127" table:formula="of:=[.U2]+1" office:value-type="date" office:date-value="2015-09-19">
            <text:p>19</text:p>
          </table:table-cell>
          <table:table-cell table:style-name="ce127" table:formula="of:=[.V2]+1" office:value-type="date" office:date-value="2015-09-20">
            <text:p>20</text:p>
          </table:table-cell>
          <table:table-cell table:style-name="ce127" table:formula="of:=[.W2]+1" office:value-type="date" office:date-value="2015-09-21">
            <text:p>21</text:p>
          </table:table-cell>
          <table:table-cell table:style-name="ce127" table:formula="of:=[.X2]+1" office:value-type="date" office:date-value="2015-09-22">
            <text:p>22</text:p>
          </table:table-cell>
          <table:table-cell table:style-name="ce127" table:formula="of:=[.Y2]+1" office:value-type="date" office:date-value="2015-09-23">
            <text:p>23</text:p>
          </table:table-cell>
          <table:table-cell table:style-name="ce127" table:formula="of:=[.Z2]+1" office:value-type="date" office:date-value="2015-09-24">
            <text:p>24</text:p>
          </table:table-cell>
          <table:table-cell table:style-name="ce127" table:formula="of:=[.AA2]+1" office:value-type="date" office:date-value="2015-09-25">
            <text:p>25</text:p>
          </table:table-cell>
          <table:table-cell table:style-name="ce127" table:formula="of:=[.AB2]+1" office:value-type="date" office:date-value="2015-09-26">
            <text:p>26</text:p>
          </table:table-cell>
          <table:table-cell table:style-name="ce127" table:formula="of:=[.AC2]+1" office:value-type="date" office:date-value="2015-09-27">
            <text:p>27</text:p>
          </table:table-cell>
          <table:table-cell table:style-name="ce127" table:formula="of:=[.AD2]+1" office:value-type="date" office:date-value="2015-09-28">
            <text:p>28</text:p>
          </table:table-cell>
          <table:table-cell table:style-name="ce127" table:formula="of:=[.AE2]+1" office:value-type="date" office:date-value="2015-09-29">
            <text:p>29</text:p>
          </table:table-cell>
          <table:table-cell table:style-name="ce127" table:formula="of:=[.AF2]+1" office:value-type="date" office:date-value="2015-09-30">
            <text:p>30</text:p>
          </table:table-cell>
          <table:table-cell table:style-name="ce52" table:number-columns-repeated="949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2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number-columns-repeated="949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25" table:formula="of:=SUM([.D4:.AG4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25" table:formula="of:=SUM([.D5:.AG5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4"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3902in" svg:x="13.8323in" svg:y="0.3642in" draw:caption-point-x="-0.2402in" draw:caption-point-y="0.6016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25" table:formula="of:=SUM([.D6:.AG6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3902in" svg:x="9.7228in" svg:y="0.6075in" draw:caption-point-x="-0.2402in" draw:caption-point-y="0.6059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25" table:formula="of:=SUM([.D7:.AG7])" office:value-type="float" office:value="3.5">
            <text:p>3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4.0157in" svg:y="0.8476in" draw:caption-point-x="-0.2402in" draw:caption-point-y="0.6134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29" table:number-columns-repeated="2"/>
          <table:table-cell table:style-name="ce129" office:value-type="float" office:value="1">
            <office:annotation draw:style-name="gr7" draw:text-style-name="P1" svg:width="1.1413in" svg:height="0.2634in" svg:x="5.3854in" svg:y="0.8476in" draw:caption-point-x="-0.2402in" draw:caption-point-y="0.6134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5.8421in" svg:y="0.8476in" draw:caption-point-x="-0.2402in" draw:caption-point-y="0.6134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7" draw:text-style-name="P1" svg:width="1.1413in" svg:height="0.2634in" svg:x="10.1791in" svg:y="0.8551in" draw:caption-point-x="-0.2402in" draw:caption-point-y="0.6059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.5">
            <office:annotation draw:style-name="gr7" draw:text-style-name="P1" svg:width="1.1413in" svg:height="0.2634in" svg:x="12.0059in" svg:y="0.8567in" draw:caption-point-x="-0.2402in" draw:caption-point-y="0.6043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29" office:value-type="float" office:value="0">
            <office:annotation draw:style-name="gr4" draw:text-style-name="P3" svg:width="1.1413in" svg:height="0.3902in" svg:x="12.4622in" svg:y="0.8571in" draw:caption-point-x="-0.2402in" draw:caption-point-y="0.6039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29" office:value-type="float" office:value="0">
            <office:annotation draw:style-name="gr4" draw:text-style-name="P3" svg:width="1.1413in" svg:height="0.3902in" svg:x="12.9189in" svg:y="0.8571in" draw:caption-point-x="-0.2402in" draw:caption-point-y="0.6039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29" office:value-type="float" office:value="0">
            <office:annotation draw:style-name="gr4" draw:text-style-name="P3" svg:width="1.1413in" svg:height="0.3902in" svg:x="13.3756in" svg:y="0.8571in" draw:caption-point-x="-0.2402in" draw:caption-point-y="0.6039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29" office:value-type="float" office:value="0">
            <office:annotation draw:style-name="gr4" draw:text-style-name="P3" svg:width="1.1413in" svg:height="0.3902in" svg:x="13.8323in" svg:y="0.8571in" draw:caption-point-x="-0.2402in" draw:caption-point-y="0.6039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3902in" svg:x="15.6587in" svg:y="0.861in" draw:caption-point-x="-0.2402in" draw:caption-point-y="0.6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25" table:formula="of:=SUM([.D8:.AG8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25" table:formula="of:=SUM([.D9:.AG9])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1">
            <office:annotation draw:style-name="gr7" draw:text-style-name="P1" svg:width="1.1413in" svg:height="0.2634in" svg:x="12.9189in" svg:y="1.3543in" draw:caption-point-x="-0.2402in" draw:caption-point-y="0.6024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25" table:formula="of:=SUM([.D10:.AG10])" office:value-type="float" office:value="0.5">
            <text:p>0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9" office:value-type="float" office:value="0"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4.0157in" svg:y="1.5933in" draw:caption-point-x="-0.2402in" draw:caption-point-y="0.611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29" table:number-columns-repeated="2"/>
          <table:table-cell table:style-name="ce129" office:value-type="float" office:value="0.5">
            <office:annotation draw:style-name="gr4" draw:text-style-name="P1" svg:width="1.1413in" svg:height="0.3902in" svg:x="5.3854in" svg:y="1.5945in" draw:caption-point-x="-0.2402in" draw:caption-point-y="0.6098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29" office:value-type="float" office:value="0">
            <office:annotation draw:style-name="gr7" draw:text-style-name="P1" svg:width="1.1413in" svg:height="0.2634in" svg:x="5.8421in" svg:y="1.5949in" draw:caption-point-x="-0.2402in" draw:caption-point-y="0.6094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25" table:formula="of:=SUM([.D11:.AG11])" office:value-type="float" office:value="1.5">
            <text:p>1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.5">
            <office:annotation draw:style-name="gr4" draw:text-style-name="P1" svg:width="1.1413in" svg:height="0.3902in" svg:x="5.3854in" svg:y="1.8417in" draw:caption-point-x="-0.2402in" draw:caption-point-y="0.6102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1">
            <office:annotation draw:style-name="gr7" draw:text-style-name="P1" svg:width="1.1413in" svg:height="0.2634in" svg:x="15.6587in" svg:y="1.8516in" draw:caption-point-x="-0.2402in" draw:caption-point-y="0.6004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25" table:formula="of:=SUM([.D12:.AG12])" office:value-type="float" office:value="0.5">
            <text:p>0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4" table:style-name="ce129" office:value-type="float" office:value="0">
            <text:p>0</text:p>
          </table:table-cell>
          <table:table-cell table:style-name="ce129" office:value-type="float" office:value="0.5">
            <text:p>0.5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25" table:formula="of:=SUM([.D13:.AG13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9" office:value-type="float" office:value="0">
            <office:annotation draw:style-name="gr7" draw:text-style-name="P1" svg:width="1.1413in" svg:height="0.2634in" svg:x="3.5591in" svg:y="2.3354in" draw:caption-point-x="-0.2402in" draw:caption-point-y="0.6118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4.0157in" svg:y="2.3354in" draw:caption-point-x="-0.2402in" draw:caption-point-y="0.6118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29" table:number-columns-repeated="2"/>
          <table:table-cell table:style-name="ce129" office:value-type="float" office:value="0">
            <office:annotation draw:style-name="gr4" draw:text-style-name="P1" svg:width="1.1413in" svg:height="0.3902in" svg:x="5.3854in" svg:y="2.337in" draw:caption-point-x="-0.2402in" draw:caption-point-y="0.6102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125" table:formula="of:=SUM([.D14:.AG14])" office:value-type="float" office:value="0.5">
            <text:p>0.5</text:p>
          </table:table-cell>
          <table:table-cell table:style-name="ce129" table:number-columns-repeated="15"/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16.1154in" svg:y="2.5957in" draw:caption-point-x="-0.2402in" draw:caption-point-y="0.5992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25" table:formula="of:=SUM([.D15:.AG15])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1">
            <office:annotation draw:style-name="gr7" draw:text-style-name="P1" svg:width="1.1413in" svg:height="0.2634in" svg:x="12.0059in" svg:y="2.8386in" draw:caption-point-x="-0.2402in" draw:caption-point-y="0.6039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25" table:formula="of:=SUM([.D16:.AG16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uyenHT</text:p>
          </table:table-cell>
          <table:table-cell table:style-name="ce125" table:formula="of:=SUM([.D17:.AG17])" office:value-type="float" office:value="0">
            <text:p>0</text:p>
          </table:table-cell>
          <table:table-cell table:style-name="ce129" table:number-columns-repeated="6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4"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3902in" svg:x="13.8323in" svg:y="3.3362in" draw:caption-point-x="-0.2402in" draw:caption-point-y="0.602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KhoiNLD</text:p>
          </table:table-cell>
          <table:table-cell table:style-name="ce125" table:formula="of:=SUM([.D18:.AG18])" office:value-type="float" office:value="2">
            <text:p>2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9" office:value-type="float" office:value="1">
            <office:annotation draw:style-name="gr7" draw:text-style-name="P1" svg:width="1.1413in" svg:height="0.2634in" svg:x="3.5591in" svg:y="3.5736in" draw:caption-point-x="-0.2402in" draw:caption-point-y="0.6122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5.8421in" svg:y="3.576in" draw:caption-point-x="-0.2402in" draw:caption-point-y="0.6098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1">
            <office:annotation draw:style-name="gr7" draw:text-style-name="P1" svg:width="1.1413in" svg:height="0.2634in" svg:x="7.3094in" svg:y="3.576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125" table:formula="of:=SUM([.D19:.AG19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5.8421in" svg:y="3.8236in" draw:caption-point-x="-0.2402in" draw:caption-point-y="0.6098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MaiDTP</text:p>
          </table:table-cell>
          <table:table-cell table:style-name="ce125" table:formula="of:=SUM([.D20:.AG20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office:annotation draw:style-name="gr4" draw:text-style-name="P1" svg:width="1.1413in" svg:height="0.3902in" svg:x="5.3854in" svg:y="4.0709in" draw:caption-point-x="-0.2402in" draw:caption-point-y="0.6102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25" table:formula="of:=SUM([.D21:.AG21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3902in" svg:x="9.7228in" svg:y="4.3224in" draw:caption-point-x="-0.2402in" draw:caption-point-y="0.6063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12.9189in" svg:y="4.3256in" draw:caption-point-x="-0.2402in" draw:caption-point-y="0.6031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13.3756in" svg:y="4.3256in" draw:caption-point-x="-0.2402in" draw:caption-point-y="0.6031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25" table:formula="of:=SUM([.D22:.AG22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25" table:formula="of:=SUM([.D23:.AG23])" office:value-type="float" office:value="0.5">
            <text:p>0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16.1154in" svg:y="4.8256in" draw:caption-point-x="-0.2402in" draw:caption-point-y="0.5984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guyenHTT</text:p>
          </table:table-cell>
          <table:table-cell table:style-name="ce125" table:formula="of:=SUM([.D24:.AG24])" office:value-type="float" office:value="0">
            <text:p>0</text:p>
          </table:table-cell>
          <table:table-cell table:style-name="ce129" table:number-columns-repeated="30"/>
          <table:table-cell table:style-name="ce33" table:number-columns-repeated="949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hanNM</text:p>
          </table:table-cell>
          <table:table-cell table:style-name="ce125" table:formula="of:=SUM([.D25:.AG25])" office:value-type="float" office:value="0.5">
            <text:p>0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7" draw:text-style-name="P1" svg:width="1.1413in" svg:height="0.2634in" svg:x="12.4622in" svg:y="5.3181in" draw:caption-point-x="-0.2402in" draw:caption-point-y="0.6012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25" table:formula="of:=SUM([.D26:.AG26])" office:value-type="float" office:value="0">
            <text:p>0</text:p>
          </table:table-cell>
          <table:table-cell table:style-name="ce129" table:number-columns-repeated="27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25" table:formula="of:=SUM([.D27:.AG27])" office:value-type="float" office:value="0">
            <text:p>0</text:p>
          </table:table-cell>
          <table:table-cell table:style-name="ce129" table:number-columns-repeated="14"/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25" table:formula="of:=SUM([.D28:.AG28])" office:value-type="float" office:value="3.5">
            <text:p>3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9" office:value-type="float" office:value="1">
            <office:annotation draw:style-name="gr7" draw:text-style-name="P1" svg:width="1.1413in" svg:height="0.2634in" svg:x="3.5591in" svg:y="6.048in" draw:caption-point-x="-0.2402in" draw:caption-point-y="0.614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4.0157in" svg:y="6.048in" draw:caption-point-x="-0.2402in" draw:caption-point-y="0.614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29" table:number-columns-repeated="2"/>
          <table:table-cell table:number-columns-repeated="4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7.3094in" svg:y="6.0547in" draw:caption-point-x="-0.2402in" draw:caption-point-y="0.6079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29" table:number-columns-repeated="2"/>
          <table:table-cell table:number-columns-repeated="4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10.6358in" svg:y="6.0547in" draw:caption-point-x="-0.2402in" draw:caption-point-y="0.6079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13.8323in" svg:y="6.0547in" draw:caption-point-x="-0.2402in" draw:caption-point-y="0.6079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25" table:formula="of:=SUM([.D29:.AG29])" office:value-type="float" office:value="0.5">
            <text:p>0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5.8421in" svg:y="6.3004in" draw:caption-point-x="-0.2402in" draw:caption-point-y="0.6098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">
            <office:annotation draw:style-name="gr2" draw:text-style-name="P1" svg:width="1.1413in" svg:height="0.5457in" svg:x="13.3756in" svg:y="6.3079in" draw:caption-point-x="-0.2402in" draw:caption-point-y="0.6024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25" table:formula="of:=SUM([.D30:.AG30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25" table:formula="of:=SUM([.D31:.AG31])" office:value-type="float" office:value="2.5">
            <text:p>2.5</text:p>
          </table:table-cell>
          <table:table-cell table:style-name="ce129" office:value-type="float" office:value="0.5">
            <office:annotation draw:style-name="gr4" draw:text-style-name="P1" svg:width="1.1413in" svg:height="0.3902in" svg:x="2.6457in" svg:y="6.7921in" draw:caption-point-x="-0.2402in" draw:caption-point-y="0.6134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29"/>
          <table:table-cell table:style-name="ce129" office:value-type="float" office:value="1">
            <office:annotation draw:style-name="gr7" draw:text-style-name="P1" svg:width="1.1413in" svg:height="0.2634in" svg:x="3.5591in" svg:y="6.7909in" draw:caption-point-x="-0.2402in" draw:caption-point-y="0.614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4.0157in" svg:y="6.7909in" draw:caption-point-x="-0.2402in" draw:caption-point-y="0.614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25" table:formula="of:=SUM([.D32:.AG32])" office:value-type="float" office:value="1.5">
            <text:p>1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2" draw:text-style-name="P1" svg:width="1.1413in" svg:height="0.5457in" svg:x="5.8421in" svg:y="7.0433in" draw:caption-point-x="-0.2402in" draw:caption-point-y="0.6098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4" table:style-name="ce129" office:value-type="float" office:value="0">
            <text:p>0</text:p>
          </table:table-cell>
          <table:table-cell table:style-name="ce129" office:value-type="float" office:value="0">
            <office:annotation draw:style-name="gr7" draw:text-style-name="P1" svg:width="1.1413in" svg:height="0.2634in" svg:x="13.8323in" svg:y="7.0512in" draw:caption-point-x="-0.2402in" draw:caption-point-y="0.602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29" table:number-columns-repeated="2"/>
          <table:table-cell table:style-name="ce129" office:value-type="float" office:value="1">
            <office:annotation draw:style-name="gr7" draw:text-style-name="P1" svg:width="1.1413in" svg:height="0.2634in" svg:x="15.202in" svg:y="7.052in" draw:caption-point-x="-0.2402in" draw:caption-point-y="0.6012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25" table:formula="of:=SUM([.D33:.AG33])" office:value-type="float" office:value="2.5">
            <text:p>2.5</text:p>
          </table:table-cell>
          <table:table-cell table:style-name="ce129" office:value-type="float" office:value="0.5">
            <office:annotation draw:style-name="gr4" draw:text-style-name="P1" svg:width="1.1413in" svg:height="0.3902in" svg:x="2.6457in" svg:y="7.2878in" draw:caption-point-x="-0.2402in" draw:caption-point-y="0.613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3902in" svg:x="6.3311in" svg:y="7.2917in" draw:caption-point-x="-0.2402in" draw:caption-point-y="0.6091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7" draw:text-style-name="P1" svg:width="1.1413in" svg:height="0.2634in" svg:x="10.1791in" svg:y="7.2953in" draw:caption-point-x="-0.2402in" draw:caption-point-y="0.6055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12.9189in" svg:y="7.3016in" draw:caption-point-x="-0.2402in" draw:caption-point-y="0.5992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29" office:value-type="float" office:value="0.5">
            <office:annotation draw:style-name="gr4" draw:text-style-name="P1" svg:width="1.1413in" svg:height="0.3902in" svg:x="13.3756in" svg:y="7.3016in" draw:caption-point-x="-0.2402in" draw:caption-point-y="0.5992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16.1154in" svg:y="7.3016in" draw:caption-point-x="-0.2402in" draw:caption-point-y="0.5992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25" table:formula="of:=SUM([.D34:.AG34])" office:value-type="float" office:value="0.5">
            <text:p>0.5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4" draw:text-style-name="P1" svg:width="1.1413in" svg:height="0.3902in" svg:x="6.8205in" svg:y="7.5398in" draw:caption-point-x="-0.2402in" draw:caption-point-y="0.6087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25" table:formula="of:=SUM([.D35:.AG35])" office:value-type="float" office:value="0">
            <text:p>0</text:p>
          </table:table-cell>
          <table:table-cell table:style-name="ce129" table:number-columns-repeated="27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25" table:formula="of:=SUM([.D36:.AG36])" office:value-type="float" office:value="2">
            <text:p>2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9" office:value-type="float" office:value="1">
            <office:annotation draw:style-name="gr7" draw:text-style-name="P1" svg:width="1.1413in" svg:height="0.2634in" svg:x="3.5591in" svg:y="8.0295in" draw:caption-point-x="-0.2402in" draw:caption-point-y="0.614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4.0157in" svg:y="8.0295in" draw:caption-point-x="-0.2402in" draw:caption-point-y="0.614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">
            <office:annotation draw:style-name="gr2" draw:text-style-name="P1" svg:width="1.1413in" svg:height="0.5457in" svg:x="13.3756in" svg:y="8.0417in" draw:caption-point-x="-0.2402in" draw:caption-point-y="0.6024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25" table:formula="of:=SUM([.D37:.AG37])" office:value-type="float" office:value="10">
            <text:p>1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1">
            <office:annotation draw:style-name="gr7" draw:text-style-name="P1" svg:width="1.1413in" svg:height="0.2634in" svg:x="5.3854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5.8421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6.3311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6.8205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7.3094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table:number-columns-repeated="2"/>
          <table:table-cell table:style-name="ce129" office:value-type="float" office:value="1">
            <office:annotation draw:style-name="gr7" draw:text-style-name="P1" svg:width="1.1413in" svg:height="0.2634in" svg:x="8.7768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9.2661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9.7228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10.1791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10.6358in" svg:y="8.2819in" draw:caption-point-x="-0.2402in" draw:caption-point-y="0.6098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25" table:formula="of:=SUM([.D38:.AG38])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33" table:number-columns-repeated="949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25" table:formula="of:=SUM([.D39:.AG39])" office:value-type="float" office:value="2">
            <text:p>2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number-columns-repeated="2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1">
            <office:annotation draw:style-name="gr7" draw:text-style-name="P1" svg:width="1.1413in" svg:height="0.2634in" svg:x="15.6587in" svg:y="8.7874in" draw:caption-point-x="-0.2402in" draw:caption-point-y="0.5996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29" office:value-type="float" office:value="1">
            <office:annotation draw:style-name="gr7" draw:text-style-name="P1" svg:width="1.1413in" svg:height="0.2634in" svg:x="16.1154in" svg:y="8.7874in" draw:caption-point-x="-0.2402in" draw:caption-point-y="0.5996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49"/>
        </table:table-row>
        <table:table-row table:style-name="ro2" table:number-rows-repeated="5">
          <table:table-cell table:style-name="ce33" table:number-columns-repeated="3"/>
          <table:table-cell table:style-name="ce130" table:number-columns-repeated="30"/>
          <table:table-cell table:style-name="ce33" table:number-columns-repeated="949"/>
        </table:table-row>
        <table:table-row table:style-name="ro2">
          <table:table-cell table:style-name="ce33" table:number-columns-repeated="3"/>
          <table:table-cell table:style-name="ce130" table:number-columns-repeated="4"/>
          <table:table-cell table:style-name="ce132"/>
          <table:table-cell table:style-name="ce130" table:number-columns-repeated="25"/>
          <table:table-cell table:style-name="ce33" table:number-columns-repeated="949"/>
        </table:table-row>
        <table:table-row table:style-name="ro2" table:number-rows-repeated="4">
          <table:table-cell table:style-name="ce33" table:number-columns-repeated="3"/>
          <table:table-cell table:style-name="ce130" table:number-columns-repeated="30"/>
          <table:table-cell table:style-name="ce33" table:number-columns-repeated="949"/>
        </table:table-row>
        <table:table-row table:style-name="ro2">
          <table:table-cell table:style-name="ce33" table:number-columns-repeated="3"/>
          <table:table-cell table:style-name="ce130" table:number-columns-repeated="4"/>
          <table:table-cell table:style-name="ce133" table:number-columns-repeated="7"/>
          <table:table-cell table:style-name="ce130" table:number-columns-repeated="19"/>
          <table:table-cell table:style-name="ce33" table:number-columns-repeated="949"/>
        </table:table-row>
        <table:table-row table:style-name="ro2" table:number-rows-repeated="65393">
          <table:table-cell table:style-name="ce33" table:number-columns-repeated="3"/>
          <table:table-cell table:style-name="ce130" table:number-columns-repeated="30"/>
          <table:table-cell table:style-name="ce33" table:number-columns-repeated="949"/>
        </table:table-row>
        <table:table-row table:style-name="ro2" table:number-rows-repeated="983132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44"/>
        <table:table-column table:style-name="co25" table:number-columns-repeated="7" table:default-cell-style-name="ce144"/>
        <table:table-column table:style-name="co24" table:number-columns-repeated="14" table:default-cell-style-name="ce144"/>
        <table:table-column table:style-name="co26" table:number-columns-repeated="2" table:default-cell-style-name="ce144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139" table:number-columns-repeated="8"/>
          <table:table-cell table:style-name="ce147" office:value-type="string" table:number-columns-spanned="2" table:number-rows-spanned="1">
            <text:p>Month</text:p>
          </table:table-cell>
          <table:covered-table-cell table:style-name="ce148"/>
          <table:table-cell table:style-name="ce149" table:content-validation-name="val1" office:value-type="float" office:value="10" table:number-columns-spanned="2" table:number-rows-spanned="1">
            <text:p>10</text:p>
          </table:table-cell>
          <table:covered-table-cell table:style-name="ce148"/>
          <table:table-cell table:style-name="ce147" office:value-type="string" table:number-columns-spanned="2" table:number-rows-spanned="1">
            <text:p>Year</text:p>
          </table:table-cell>
          <table:covered-table-cell table:style-name="ce148"/>
          <table:table-cell table:style-name="ce147" office:value-type="float" office:value="2015" table:number-columns-spanned="2" table:number-rows-spanned="1">
            <text:p>2015</text:p>
          </table:table-cell>
          <table:covered-table-cell table:style-name="ce150"/>
          <table:table-cell table:style-name="ce139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40" table:formula="of:=DATE([.$R$1];[.N1];1)" office:value-type="date" office:date-value="2015-10-01">
            <text:p>01</text:p>
          </table:table-cell>
          <table:table-cell table:style-name="ce140" table:formula="of:=[.D2]+1" office:value-type="date" office:date-value="2015-10-02">
            <text:p>02</text:p>
          </table:table-cell>
          <table:table-cell table:style-name="ce140" table:formula="of:=[.E2]+1" office:value-type="date" office:date-value="2015-10-03">
            <text:p>03</text:p>
          </table:table-cell>
          <table:table-cell table:style-name="ce140" table:formula="of:=[.F2]+1" office:value-type="date" office:date-value="2015-10-04">
            <text:p>04</text:p>
          </table:table-cell>
          <table:table-cell table:style-name="ce140" table:formula="of:=[.G2]+1" office:value-type="date" office:date-value="2015-10-05">
            <text:p>05</text:p>
          </table:table-cell>
          <table:table-cell table:style-name="ce140" table:formula="of:=[.H2]+1" office:value-type="date" office:date-value="2015-10-06">
            <text:p>06</text:p>
          </table:table-cell>
          <table:table-cell table:style-name="ce140" table:formula="of:=[.I2]+1" office:value-type="date" office:date-value="2015-10-07">
            <text:p>07</text:p>
          </table:table-cell>
          <table:table-cell table:style-name="ce140" table:formula="of:=[.J2]+1" office:value-type="date" office:date-value="2015-10-08">
            <text:p>08</text:p>
          </table:table-cell>
          <table:table-cell table:style-name="ce140" table:formula="of:=[.K2]+1" office:value-type="date" office:date-value="2015-10-09">
            <text:p>09</text:p>
          </table:table-cell>
          <table:table-cell table:style-name="ce140" table:formula="of:=[.L2]+1" office:value-type="date" office:date-value="2015-10-10">
            <text:p>10</text:p>
          </table:table-cell>
          <table:table-cell table:style-name="ce140" table:formula="of:=[.M2]+1" office:value-type="date" office:date-value="2015-10-11">
            <text:p>11</text:p>
          </table:table-cell>
          <table:table-cell table:style-name="ce140" table:formula="of:=[.N2]+1" office:value-type="date" office:date-value="2015-10-12">
            <text:p>12</text:p>
          </table:table-cell>
          <table:table-cell table:style-name="ce140" table:formula="of:=[.O2]+1" office:value-type="date" office:date-value="2015-10-13">
            <text:p>13</text:p>
          </table:table-cell>
          <table:table-cell table:style-name="ce140" table:formula="of:=[.P2]+1" office:value-type="date" office:date-value="2015-10-14">
            <text:p>14</text:p>
          </table:table-cell>
          <table:table-cell table:style-name="ce140" table:formula="of:=[.Q2]+1" office:value-type="date" office:date-value="2015-10-15">
            <text:p>15</text:p>
          </table:table-cell>
          <table:table-cell table:style-name="ce140" table:formula="of:=[.R2]+1" office:value-type="date" office:date-value="2015-10-16">
            <text:p>16</text:p>
          </table:table-cell>
          <table:table-cell table:style-name="ce140" table:formula="of:=[.S2]+1" office:value-type="date" office:date-value="2015-10-17">
            <text:p>17</text:p>
          </table:table-cell>
          <table:table-cell table:style-name="ce140" table:formula="of:=[.T2]+1" office:value-type="date" office:date-value="2015-10-18">
            <text:p>18</text:p>
          </table:table-cell>
          <table:table-cell table:style-name="ce140" table:formula="of:=[.U2]+1" office:value-type="date" office:date-value="2015-10-19">
            <text:p>19</text:p>
          </table:table-cell>
          <table:table-cell table:style-name="ce140" table:formula="of:=[.V2]+1" office:value-type="date" office:date-value="2015-10-20">
            <text:p>20</text:p>
          </table:table-cell>
          <table:table-cell table:style-name="ce140" table:formula="of:=[.W2]+1" office:value-type="date" office:date-value="2015-10-21">
            <text:p>21</text:p>
          </table:table-cell>
          <table:table-cell table:style-name="ce140" table:formula="of:=[.X2]+1" office:value-type="date" office:date-value="2015-10-22">
            <text:p>22</text:p>
          </table:table-cell>
          <table:table-cell table:style-name="ce140" table:formula="of:=[.Y2]+1" office:value-type="date" office:date-value="2015-10-23">
            <text:p>23</text:p>
          </table:table-cell>
          <table:table-cell table:style-name="ce140" table:formula="of:=[.Z2]+1" office:value-type="date" office:date-value="2015-10-24">
            <text:p>24</text:p>
          </table:table-cell>
          <table:table-cell table:style-name="ce140" table:formula="of:=[.AA2]+1" office:value-type="date" office:date-value="2015-10-25">
            <text:p>25</text:p>
          </table:table-cell>
          <table:table-cell table:style-name="ce140" table:formula="of:=[.AB2]+1" office:value-type="date" office:date-value="2015-10-26">
            <text:p>26</text:p>
          </table:table-cell>
          <table:table-cell table:style-name="ce140" table:formula="of:=[.AC2]+1" office:value-type="date" office:date-value="2015-10-27">
            <text:p>27</text:p>
          </table:table-cell>
          <table:table-cell table:style-name="ce140" table:formula="of:=[.AD2]+1" office:value-type="date" office:date-value="2015-10-28">
            <text:p>28</text:p>
          </table:table-cell>
          <table:table-cell table:style-name="ce140" table:formula="of:=[.AE2]+1" office:value-type="date" office:date-value="2015-10-29">
            <text:p>29</text:p>
          </table:table-cell>
          <table:table-cell table:style-name="ce140" table:formula="of:=[.AF2]+1" office:value-type="date" office:date-value="2015-10-30">
            <text:p>30</text:p>
          </table:table-cell>
          <table:table-cell table:style-name="ce140" table:formula="of:=[.AG2]+1" office:value-type="date" office:date-value="2015-10-31">
            <text:p>31</text:p>
          </table:table-cell>
          <table:table-cell table:style-name="ce52" table:number-columns-repeated="95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38" table:formula="of:=SUM([.D4:.AG4])" office:value-type="float" office:value="2.5">
            <text:p>2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1">
            <office:annotation draw:style-name="gr4" draw:text-style-name="P1" svg:width="1.1413in" svg:height="0.3902in" svg:x="3.1024in" svg:y="0.1047in" draw:caption-point-x="-0.2402in" draw:caption-point-y="0.6134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5.8421in" svg:y="0.1079in" draw:caption-point-x="-0.2402in" draw:caption-point-y="0.6102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2" draw:text-style-name="P1" svg:width="1.1413in" svg:height="0.5457in" svg:x="7.7988in" svg:y="0.1087in" draw:caption-point-x="-0.2402in" draw:caption-point-y="0.6094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4.7457in" svg:y="0.1173in" draw:caption-point-x="-0.2402in" draw:caption-point-y="0.6008in">
              <dc:date>2015-10-26T00:00:00</dc:date>
              <text:p text:style-name="P1"><text:span text:style-name="T1">Chở mẹ đi khám bệnh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2" draw:text-style-name="P1" svg:width="1.1413in" svg:height="0.5457in" svg:x="16.1346in" svg:y="0.1189in" draw:caption-point-x="-0.2402in" draw:caption-point-y="0.5992in">
              <dc:date>2015-10-30T00:00:00</dc:date>
              <text:p text:style-name="P1"><text:span text:style-name="T1">Nghỉ buổi sáng, dự lễ tốt nghiệp của bạn</text:span></text:p>
            </office:annotation>
            <text:p>0.5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38" table:formula="of:=SUM([.D5:.AG5])" office:value-type="float" office:value="1.5">
            <text:p>1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1" svg:width="1.1413in" svg:height="0.2634in" svg:x="14.289in" svg:y="0.3638in" draw:caption-point-x="-0.2402in" draw:caption-point-y="0.602in">
              <dc:date>2015-10-26T00:00:00</dc:date>
              <text:p text:style-name="P1"><text:span text:style-name="T1">Đi trễ</text:span></text:p>
            </office:annotation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14.7457in" svg:y="0.3638in" draw:caption-point-x="-0.2402in" draw:caption-point-y="0.602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38" table:formula="of:=SUM([.D6:.AG6])" office:value-type="float" office:value="2.5">
            <text:p>2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5.8421in" svg:y="0.6028in" draw:caption-point-x="-0.2402in" draw:caption-point-y="0.6106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9.2661in" svg:y="0.6067in" draw:caption-point-x="-0.2402in" draw:caption-point-y="0.6067in">
              <dc:date>2015-10-19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42" office:value-type="float" office:value="0.5">
            <office:annotation draw:style-name="gr7" draw:text-style-name="P1" svg:width="1.1413in" svg:height="0.2634in" svg:x="9.7228in" svg:y="0.6067in" draw:caption-point-x="-0.2402in" draw:caption-point-y="0.6067in">
              <dc:date>2015-10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2.0059in" svg:y="0.6094in" draw:caption-point-x="-0.2402in" draw:caption-point-y="0.6039in">
              <dc:date>2015-10-21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7" draw:text-style-name="P1" svg:width="1.1413in" svg:height="0.2634in" svg:x="14.289in" svg:y="0.6114in" draw:caption-point-x="-0.2402in" draw:caption-point-y="0.602in">
              <dc:date>2015-10-26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38" table:formula="of:=SUM([.D7:.AG7])" office:value-type="float" office:value="3">
            <text:p>3</text:p>
          </table:table-cell>
          <table:table-cell table:style-name="ce142" office:value-type="float" office:value="0">
            <office:annotation draw:style-name="gr7" draw:text-style-name="P1" svg:width="1.1413in" svg:height="0.2634in" svg:x="2.6457in" svg:y="0.8472in" draw:caption-point-x="-0.2402in" draw:caption-point-y="0.6138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5.8421in" svg:y="0.8504in" draw:caption-point-x="-0.2402in" draw:caption-point-y="0.6106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8.2878in" svg:y="0.8524in" draw:caption-point-x="-0.2402in" draw:caption-point-y="0.6087in">
              <dc:date>2015-11-30T00:00:00</dc:date>
              <text:p text:style-name="P1"><text:span text:style-name="T1">Đi học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9.2661in" svg:y="0.8535in" draw:caption-point-x="-0.2402in" draw:caption-point-y="0.6075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12.4622in" svg:y="0.8575in" draw:caption-point-x="-0.2402in" draw:caption-point-y="0.6035in">
              <dc:date>2015-10-22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4.7457in" svg:y="0.861in" draw:caption-point-x="-0.2402in" draw:caption-point-y="0.6in">
              <dc:date>2015-10-27T00:00:00</dc:date>
              <text:p text:style-name="P1"><text:span text:style-name="T1">Đi học</text:span></text:p>
              <text:p text:style-name="P1"><text:span text:style-name="T1"/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15.6587in" svg:y="0.8614in" draw:caption-point-x="-0.2402in" draw:caption-point-y="0.5996in">
              <dc:date>2015-10-2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38" table:formula="of:=SUM([.D8:.AG8])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4" draw:text-style-name="P1" svg:width="1.1413in" svg:height="0.3902in" svg:x="4.472in" svg:y="1.0992in" draw:caption-point-x="-0.2402in" draw:caption-point-y="0.6094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38" table:formula="of:=SUM([.D9:.AG9])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12.0059in" svg:y="1.352in" draw:caption-point-x="-0.2402in" draw:caption-point-y="0.6047in">
              <dc:date>2015-10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38" table:formula="of:=SUM([.D10:.AG10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4" draw:text-style-name="P1" svg:width="1.1413in" svg:height="0.3902in" svg:x="14.289in" svg:y="1.6024in" draw:caption-point-x="-0.2402in" draw:caption-point-y="0.602in">
              <dc:date>2015-10-26T00:00:00</dc:date>
              <text:p text:style-name="P1"><text:span text:style-name="T1">Đi trễ (8h40 vào cty)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38" table:formula="of:=SUM([.D11:.AG11])" office:value-type="float" office:value="2.5">
            <text:p>2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">
            <office:annotation draw:style-name="gr4" draw:text-style-name="P1" svg:width="1.1413in" svg:height="0.3902in" svg:x="5.3854in" svg:y="1.8406in" draw:caption-point-x="-0.2402in" draw:caption-point-y="0.6114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42" office:value-type="float" office:value="0">
            <office:annotation draw:style-name="gr2" draw:text-style-name="P1" svg:width="1.1413in" svg:height="0.5457in" svg:x="5.8421in" svg:y="1.8413in" draw:caption-point-x="-0.2402in" draw:caption-point-y="0.6106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2" draw:text-style-name="P1" svg:width="1.1413in" svg:height="0.5457in" svg:x="7.7988in" svg:y="1.8421in" draw:caption-point-x="-0.2402in" draw:caption-point-y="0.6098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8.7768in" svg:y="1.8453in" draw:caption-point-x="-0.2402in" draw:caption-point-y="0.6067in">
              <dc:date>2015-10-19T00:00:00</dc:date>
              <text:p text:style-name="P1"><text:span text:style-name="T1">Bậnở trường nghỉ buổi chiều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">
            <office:annotation draw:style-name="gr4" draw:text-style-name="P1" svg:width="1.1413in" svg:height="0.3902in" svg:x="11.5492in" svg:y="1.8465in" draw:caption-point-x="-0.2402in" draw:caption-point-y="0.6055in">
              <dc:date>2015-10-20T00:00:00</dc:date>
              <text:p text:style-name="P1"><text:span text:style-name="T1">Bận việc nhà, tới trễ `1h</text:span></text:p>
            </office:annotation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2.0059in" svg:y="1.8484in" draw:caption-point-x="-0.2402in" draw:caption-point-y="0.6035in">
              <dc:date>2015-11-02T00:00:00</dc:date>
              <text:p text:style-name="P1"><text:span text:style-name="T1">Nghỉ buổi chiều, bận việc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4.7457in" svg:y="1.8535in" draw:caption-point-x="-0.2402in" draw:caption-point-y="0.5984in">
              <dc:date>2015-11-02T00:00:00</dc:date>
              <text:p text:style-name="P1"><text:span text:style-name="T1">Có việc bận, off buổi chiều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6.1346in" svg:y="1.8528in" draw:caption-point-x="-0.2402in" draw:caption-point-y="0.5992in">
              <dc:date>2015-10-30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38" table:formula="of:=SUM([.D12:.AG12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38" table:formula="of:=SUM([.D13:.AG13])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5.3854in" svg:y="2.3362in" draw:caption-point-x="-0.2402in" draw:caption-point-y="0.611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">
            <office:annotation draw:style-name="gr12" draw:text-style-name="P1" svg:width="1.1413in" svg:height="1.0122in" svg:x="9.7228in" svg:y="2.3512in" draw:caption-point-x="-0.2402in" draw:caption-point-y="0.5961in">
              <dc:date>2015-11-17T00:00:00</dc:date>
              <text:p text:style-name="P1"><text:span text:style-name="T1">Nghỉ về quê, nhưng do dự án có yêu cầu làm để kip deadline (8hrs nên ko tính nghỉ nữa)</text:span></text:p>
            </office:annotation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4" draw:text-style-name="P1" svg:width="1.1413in" svg:height="0.3902in" svg:x="14.289in" svg:y="2.3457in" draw:caption-point-x="-0.2402in" draw:caption-point-y="0.6016in">
              <dc:date>2015-10-26T00:00:00</dc:date>
              <text:p text:style-name="P1"><text:span text:style-name="T1">Ngủ quên, đi trễ &gt;1h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138" table:formula="of:=SUM([.D14:.AG14])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draw:style-name="gr4" draw:text-style-name="P1" svg:width="1.1413in" svg:height="0.3902in" svg:x="12.9189in" svg:y="2.5921in" draw:caption-point-x="-0.2402in" draw:caption-point-y="0.6028in">
              <dc:date>2015-10-23T00:00:00</dc:date>
              <text:p text:style-name="P1"><text:span text:style-name="T1">Về dự đám cưới ở quê</text:span></text:p>
            </office:annotation>
            <text:p>1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38" table:formula="of:=SUM([.D15:.AG15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38" table:formula="of:=SUM([.D16:.AG16])" office:value-type="float" office:value="2.5">
            <text:p>2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9.2661in" svg:y="3.0768in" draw:caption-point-x="-0.2402in" draw:caption-point-y="0.6134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2" office:value-type="float" office:value="1">
            <office:annotation draw:style-name="gr7" draw:text-style-name="P1" svg:width="1.1413in" svg:height="0.2634in" svg:x="9.7228in" svg:y="3.0768in" draw:caption-point-x="-0.2402in" draw:caption-point-y="0.6134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2" table:number-columns-repeated="2"/>
          <table:table-cell table:style-name="ce142" office:value-type="float" office:value="0.5">
            <office:annotation draw:style-name="gr7" draw:text-style-name="P1" svg:width="1.1413in" svg:height="0.2634in" svg:x="11.0925in" svg:y="3.0839in" draw:caption-point-x="-0.2402in" draw:caption-point-y="0.6063in">
              <dc:date>2015-10-19T00:00:00</dc:date>
              <text:p text:style-name="P1"><text:span text:style-name="T1">Về quê, vào trễ</text:span></text:p>
            </office:annotation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uyenHT</text:p>
          </table:table-cell>
          <table:table-cell table:style-name="ce138" table:formula="of:=SUM([.D17:.AG17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KhoiNLD</text:p>
          </table:table-cell>
          <table:table-cell table:style-name="ce138" table:formula="of:=SUM([.D18:.AG18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138" table:formula="of:=SUM([.D19:.AG19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">
            <office:annotation draw:style-name="gr4" draw:text-style-name="P1" svg:width="1.1413in" svg:height="0.3902in" svg:x="12.9189in" svg:y="3.8307in" draw:caption-point-x="-0.2402in" draw:caption-point-y="0.6028in">
              <dc:date>2015-10-23T00:00:00</dc:date>
              <text:p text:style-name="P1"><text:span text:style-name="T1">Đi trễ (8h30 vào Công ty)</text:span></text:p>
            </office:annotation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MaiDTP</text:p>
          </table:table-cell>
          <table:table-cell table:style-name="ce138" table:formula="of:=SUM([.D20:.AG20])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4.9287in" svg:y="4.0689in" draw:caption-point-x="-0.2402in" draw:caption-point-y="0.6122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0">
            <office:annotation draw:style-name="gr4" draw:text-style-name="P1" svg:width="1.1413in" svg:height="0.3902in" svg:x="5.8421in" svg:y="4.0705in" draw:caption-point-x="-0.2402in" draw:caption-point-y="0.6106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38" table:formula="of:=SUM([.D21:.AG21])" office:value-type="float" office:value="2">
            <text:p>2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15.6587in" svg:y="4.3146in" draw:caption-point-x="-0.2402in" draw:caption-point-y="0.6142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2" office:value-type="float" office:value="1">
            <office:annotation draw:style-name="gr7" draw:text-style-name="P1" svg:width="1.1413in" svg:height="0.2634in" svg:x="16.1346in" svg:y="4.3146in" draw:caption-point-x="-0.2402in" draw:caption-point-y="0.6142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38" table:formula="of:=SUM([.D22:.AG22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38" table:formula="of:=SUM([.D23:.AG23])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5.3854in" svg:y="4.8126in" draw:caption-point-x="-0.2402in" draw:caption-point-y="0.6114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8.7768in" svg:y="4.8169in" draw:caption-point-x="-0.2402in" draw:caption-point-y="0.6071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12.0059in" svg:y="4.8248in" draw:caption-point-x="-0.2402in" draw:caption-point-y="0.5992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12.4622in" svg:y="4.8248in" draw:caption-point-x="-0.2402in" draw:caption-point-y="0.5992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12.9189in" svg:y="4.8248in" draw:caption-point-x="-0.2402in" draw:caption-point-y="0.5992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guyenHTT</text:p>
          </table:table-cell>
          <table:table-cell table:style-name="ce138" table:formula="of:=SUM([.D24:.AG24])" office:value-type="float" office:value="0">
            <text:p>0</text:p>
          </table:table-cell>
          <table:table-cell table:style-name="ce142" table:number-columns-repeated="31"/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hanNM</text:p>
          </table:table-cell>
          <table:table-cell table:style-name="ce138" table:formula="of:=SUM([.D25:.AG25])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7" draw:text-style-name="P1" svg:width="1.1413in" svg:height="0.2634in" svg:x="7.7988in" svg:y="5.3098in" draw:caption-point-x="-0.2402in" draw:caption-point-y="0.6094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38" table:formula="of:=SUM([.D26:.AG26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38" table:formula="of:=SUM([.D27:.AG27])" office:value-type="float" office:value="0.5">
            <text:p>0.5</text:p>
          </table:table-cell>
          <table:table-cell table:style-name="ce142" office:value-type="float" office:value="0.5">
            <office:annotation draw:style-name="gr2" draw:text-style-name="P1" svg:width="1.1413in" svg:height="0.5457in" svg:x="2.6457in" svg:y="5.8012in" draw:caption-point-x="-0.2402in" draw:caption-point-y="0.6138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">
            <office:annotation draw:style-name="gr2" draw:text-style-name="P1" svg:width="1.1413in" svg:height="0.5457in" svg:x="16.1346in" svg:y="5.8161in" draw:caption-point-x="-0.2402in" draw:caption-point-y="0.5988in">
              <dc:date>2015-10-30T00:00:00</dc:date>
              <text:p text:style-name="P1"><text:span text:style-name="T1">Đi trễ &gt; 1h, ra ngân hàng làm thẻ ATM</text:span></text:p>
            </office:annotation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38" table:formula="of:=SUM([.D28:.AG28])" office:value-type="float" office:value="4">
            <text:p>4</text:p>
          </table:table-cell>
          <table:table-cell table:style-name="ce142" office:value-type="float" office:value="0">
            <office:annotation draw:style-name="gr2" draw:text-style-name="P1" svg:width="1.1413in" svg:height="0.5457in" svg:x="2.6457in" svg:y="6.0488in" draw:caption-point-x="-0.2402in" draw:caption-point-y="0.6138in">
              <dc:date>2015-10-20T00:00:00</dc:date>
              <text:p text:style-name="P1"><text:span text:style-name="T1"><text:s/></text:span><text:span text:style-name="T1">ngủ quên, vào trễ &gt; 2h, đã làm bù</text:span></text:p>
            </office:annotation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3.1024in" svg:y="6.0524in" draw:caption-point-x="-0.2402in" draw:caption-point-y="0.6102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4.9287in" svg:y="6.0488in" draw:caption-point-x="-0.2402in" draw:caption-point-y="0.6138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1" svg:width="1.1413in" svg:height="0.2634in" svg:x="7.7988in" svg:y="6.0528in" draw:caption-point-x="-0.2402in" draw:caption-point-y="0.6098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8.2878in" svg:y="6.0528in" draw:caption-point-x="-0.2402in" draw:caption-point-y="0.6098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8.7768in" svg:y="6.0528in" draw:caption-point-x="-0.2402in" draw:caption-point-y="0.6098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9.2661in" svg:y="6.0551in" draw:caption-point-x="-0.2402in" draw:caption-point-y="0.6075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2" office:value-type="float" office:value="1">
            <office:annotation draw:style-name="gr7" draw:text-style-name="P1" svg:width="1.1413in" svg:height="0.2634in" svg:x="9.7228in" svg:y="6.0551in" draw:caption-point-x="-0.2402in" draw:caption-point-y="0.6075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12.9189in" svg:y="6.0614in" draw:caption-point-x="-0.2402in" draw:caption-point-y="0.6012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16.1346in" svg:y="6.0614in" draw:caption-point-x="-0.2402in" draw:caption-point-y="0.6012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38" table:formula="of:=SUM([.D29:.AG29])" office:value-type="float" office:value="1.5">
            <text:p>1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3.1024in" svg:y="6.2969in" draw:caption-point-x="-0.2402in" draw:caption-point-y="0.6134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">
            <office:annotation draw:style-name="gr7" draw:text-style-name="P1" svg:width="1.1413in" svg:height="0.2634in" svg:x="8.2878in" svg:y="6.3012in" draw:caption-point-x="-0.2402in" draw:caption-point-y="0.6091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16.1346in" svg:y="6.3118in" draw:caption-point-x="-0.2402in" draw:caption-point-y="0.5984in">
              <dc:date>2015-11-02T00:00:00</dc:date>
              <text:p text:style-name="P1"><text:span text:style-name="T1">Bị đau bụng</text:span></text:p>
            </office:annotation>
            <text:p>0.5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38" table:formula="of:=SUM([.D30:.AG30])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12.4622in" svg:y="6.5551in" draw:caption-point-x="-0.2402in" draw:caption-point-y="0.6028in">
              <dc:date>2015-10-23T00:00:00</dc:date>
              <text:p text:style-name="P1"><text:span text:style-name="T1">Bị ốm,nghỉ buổi chiều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38" table:formula="of:=SUM([.D31:.AG31])" office:value-type="float" office:value="0.5">
            <text:p>0.5</text:p>
          </table:table-cell>
          <table:table-cell table:style-name="ce142" office:value-type="float" office:value="0.5">
            <office:annotation draw:style-name="gr7" draw:text-style-name="P1" svg:width="1.1413in" svg:height="0.2634in" svg:x="2.6457in" svg:y="6.7921in" draw:caption-point-x="-0.2402in" draw:caption-point-y="0.6134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38" table:formula="of:=SUM([.D32:.AG32])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1">
            <office:annotation draw:style-name="gr7" draw:text-style-name="P1" svg:width="1.1413in" svg:height="0.2634in" svg:x="14.7457in" svg:y="7.0512in" draw:caption-point-x="-0.2402in" draw:caption-point-y="0.602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38" table:formula="of:=SUM([.D33:.AG33])" office:value-type="float" office:value="3.5">
            <text:p>3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3.1024in" svg:y="7.2878in" draw:caption-point-x="-0.2402in" draw:caption-point-y="0.613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.5">
            <office:annotation draw:style-name="gr4" draw:text-style-name="P1" svg:width="1.1413in" svg:height="0.3902in" svg:x="4.472in" svg:y="7.2949in" draw:caption-point-x="-0.2402in" draw:caption-point-y="0.6059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6.3311in" svg:y="7.2949in" draw:caption-point-x="-0.2402in" draw:caption-point-y="0.6059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4" draw:text-style-name="P1" svg:width="1.1413in" svg:height="0.3902in" svg:x="8.2878in" svg:y="7.2949in" draw:caption-point-x="-0.2402in" draw:caption-point-y="0.6059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7" draw:text-style-name="P1" svg:width="1.1413in" svg:height="0.2634in" svg:x="14.289in" svg:y="7.2992in" draw:caption-point-x="-0.2402in" draw:caption-point-y="0.6016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2" office:value-type="float" office:value="0.5">
            <office:annotation draw:style-name="gr7" draw:text-style-name="P1" svg:width="1.1413in" svg:height="0.2634in" svg:x="14.7457in" svg:y="7.2992in" draw:caption-point-x="-0.2402in" draw:caption-point-y="0.6016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38" table:formula="of:=SUM([.D34:.AG34])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office:annotation draw:style-name="gr7" draw:text-style-name="P1" svg:width="1.1413in" svg:height="0.2634in" svg:x="4.472in" svg:y="7.5358in" draw:caption-point-x="-0.2402in" draw:caption-point-y="0.6126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38" table:formula="of:=SUM([.D35:.AG35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38" table:formula="of:=SUM([.D36:.AG36])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1" svg:width="1.1413in" svg:height="0.2634in" svg:x="9.7228in" svg:y="8.037in" draw:caption-point-x="-0.2402in" draw:caption-point-y="0.6071in">
              <dc:date>2015-10-16T00:00:00</dc:date>
              <text:p text:style-name="P1"><text:span text:style-name="T1">Bị mệt, đau đầu</text:span></text:p>
            </office:annotation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38" table:formula="of:=SUM([.D37:.AG37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38" table:formula="of:=SUM([.D38:.AG38])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1">
            <office:annotation draw:style-name="gr7" draw:text-style-name="P1" svg:width="1.1413in" svg:height="0.2634in" svg:x="4.472in" svg:y="8.5264in" draw:caption-point-x="-0.2402in" draw:caption-point-y="0.613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38" table:formula="of:=SUM([.D39:.AG39])" office:value-type="float" office:value="0"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4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43" table:number-columns-repeated="4"/>
          <table:table-cell table:style-name="ce145"/>
          <table:table-cell table:style-name="ce143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4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43" table:number-columns-repeated="4"/>
          <table:table-cell table:style-name="ce146" table:number-columns-repeated="7"/>
          <table:table-cell table:style-name="ce143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43" table:number-columns-repeated="31"/>
          <table:table-cell table:style-name="ce3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1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57"/>
        <table:table-column table:style-name="co25" table:number-columns-repeated="7" table:default-cell-style-name="ce157"/>
        <table:table-column table:style-name="co24" table:number-columns-repeated="14" table:default-cell-style-name="ce157"/>
        <table:table-column table:style-name="co26" table:default-cell-style-name="ce157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152" table:number-columns-repeated="8"/>
          <table:table-cell table:style-name="ce160" office:value-type="string" table:number-columns-spanned="2" table:number-rows-spanned="1">
            <text:p>Month</text:p>
          </table:table-cell>
          <table:covered-table-cell table:style-name="ce161"/>
          <table:table-cell table:style-name="ce162" table:content-validation-name="val1" office:value-type="float" office:value="11" table:number-columns-spanned="2" table:number-rows-spanned="1">
            <text:p>11</text:p>
          </table:table-cell>
          <table:covered-table-cell table:style-name="ce161"/>
          <table:table-cell table:style-name="ce160" office:value-type="string" table:number-columns-spanned="2" table:number-rows-spanned="1">
            <text:p>Year</text:p>
          </table:table-cell>
          <table:covered-table-cell table:style-name="ce161"/>
          <table:table-cell table:style-name="ce160" office:value-type="float" office:value="2015" table:number-columns-spanned="2" table:number-rows-spanned="1">
            <text:p>2015</text:p>
          </table:table-cell>
          <table:covered-table-cell table:style-name="ce163"/>
          <table:table-cell table:style-name="ce152" table:number-columns-repeated="14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53" table:formula="of:=DATE([.$R$1];[.N1];1)" office:value-type="date" office:date-value="2015-11-01">
            <text:p>01</text:p>
          </table:table-cell>
          <table:table-cell table:style-name="ce153" table:formula="of:=[.D2]+1" office:value-type="date" office:date-value="2015-11-02">
            <text:p>02</text:p>
          </table:table-cell>
          <table:table-cell table:style-name="ce153" table:formula="of:=[.E2]+1" office:value-type="date" office:date-value="2015-11-03">
            <text:p>03</text:p>
          </table:table-cell>
          <table:table-cell table:style-name="ce153" table:formula="of:=[.F2]+1" office:value-type="date" office:date-value="2015-11-04">
            <text:p>04</text:p>
          </table:table-cell>
          <table:table-cell table:style-name="ce153" table:formula="of:=[.G2]+1" office:value-type="date" office:date-value="2015-11-05">
            <text:p>05</text:p>
          </table:table-cell>
          <table:table-cell table:style-name="ce153" table:formula="of:=[.H2]+1" office:value-type="date" office:date-value="2015-11-06">
            <text:p>06</text:p>
          </table:table-cell>
          <table:table-cell table:style-name="ce153" table:formula="of:=[.I2]+1" office:value-type="date" office:date-value="2015-11-07">
            <text:p>07</text:p>
          </table:table-cell>
          <table:table-cell table:style-name="ce153" table:formula="of:=[.J2]+1" office:value-type="date" office:date-value="2015-11-08">
            <text:p>08</text:p>
          </table:table-cell>
          <table:table-cell table:style-name="ce153" table:formula="of:=[.K2]+1" office:value-type="date" office:date-value="2015-11-09">
            <text:p>09</text:p>
          </table:table-cell>
          <table:table-cell table:style-name="ce153" table:formula="of:=[.L2]+1" office:value-type="date" office:date-value="2015-11-10">
            <text:p>10</text:p>
          </table:table-cell>
          <table:table-cell table:style-name="ce153" table:formula="of:=[.M2]+1" office:value-type="date" office:date-value="2015-11-11">
            <text:p>11</text:p>
          </table:table-cell>
          <table:table-cell table:style-name="ce153" table:formula="of:=[.N2]+1" office:value-type="date" office:date-value="2015-11-12">
            <text:p>12</text:p>
          </table:table-cell>
          <table:table-cell table:style-name="ce153" table:formula="of:=[.O2]+1" office:value-type="date" office:date-value="2015-11-13">
            <text:p>13</text:p>
          </table:table-cell>
          <table:table-cell table:style-name="ce153" table:formula="of:=[.P2]+1" office:value-type="date" office:date-value="2015-11-14">
            <text:p>14</text:p>
          </table:table-cell>
          <table:table-cell table:style-name="ce153" table:formula="of:=[.Q2]+1" office:value-type="date" office:date-value="2015-11-15">
            <text:p>15</text:p>
          </table:table-cell>
          <table:table-cell table:style-name="ce153" table:formula="of:=[.R2]+1" office:value-type="date" office:date-value="2015-11-16">
            <text:p>16</text:p>
          </table:table-cell>
          <table:table-cell table:style-name="ce153" table:formula="of:=[.S2]+1" office:value-type="date" office:date-value="2015-11-17">
            <text:p>17</text:p>
          </table:table-cell>
          <table:table-cell table:style-name="ce153" table:formula="of:=[.T2]+1" office:value-type="date" office:date-value="2015-11-18">
            <text:p>18</text:p>
          </table:table-cell>
          <table:table-cell table:style-name="ce153" table:formula="of:=[.U2]+1" office:value-type="date" office:date-value="2015-11-19">
            <text:p>19</text:p>
          </table:table-cell>
          <table:table-cell table:style-name="ce153" table:formula="of:=[.V2]+1" office:value-type="date" office:date-value="2015-11-20">
            <text:p>20</text:p>
          </table:table-cell>
          <table:table-cell table:style-name="ce153" table:formula="of:=[.W2]+1" office:value-type="date" office:date-value="2015-11-21">
            <text:p>21</text:p>
          </table:table-cell>
          <table:table-cell table:style-name="ce153" table:formula="of:=[.X2]+1" office:value-type="date" office:date-value="2015-11-22">
            <text:p>22</text:p>
          </table:table-cell>
          <table:table-cell table:style-name="ce153" table:formula="of:=[.Y2]+1" office:value-type="date" office:date-value="2015-11-23">
            <text:p>23</text:p>
          </table:table-cell>
          <table:table-cell table:style-name="ce153" table:formula="of:=[.Z2]+1" office:value-type="date" office:date-value="2015-11-24">
            <text:p>24</text:p>
          </table:table-cell>
          <table:table-cell table:style-name="ce153" table:formula="of:=[.AA2]+1" office:value-type="date" office:date-value="2015-11-25">
            <text:p>25</text:p>
          </table:table-cell>
          <table:table-cell table:style-name="ce153" table:formula="of:=[.AB2]+1" office:value-type="date" office:date-value="2015-11-26">
            <text:p>26</text:p>
          </table:table-cell>
          <table:table-cell table:style-name="ce153" table:formula="of:=[.AC2]+1" office:value-type="date" office:date-value="2015-11-27">
            <text:p>27</text:p>
          </table:table-cell>
          <table:table-cell table:style-name="ce153" table:formula="of:=[.AD2]+1" office:value-type="date" office:date-value="2015-11-28">
            <text:p>28</text:p>
          </table:table-cell>
          <table:table-cell table:style-name="ce153" table:formula="of:=[.AE2]+1" office:value-type="date" office:date-value="2015-11-29">
            <text:p>29</text:p>
          </table:table-cell>
          <table:table-cell table:style-name="ce153" table:formula="of:=[.AF2]+1" office:value-type="date" office:date-value="2015-11-30">
            <text:p>30</text:p>
          </table:table-cell>
          <table:table-cell table:style-name="ce52" table:number-columns-repeated="95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5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51" table:formula="of:=SUM([.D4:.AG4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51" table:formula="of:=SUM([.D5:.AG5])" office:value-type="float" office:value="1">
            <text:p>1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8.2878in" svg:y="0.3587in" draw:caption-point-x="-0.2402in" draw:caption-point-y="0.6071in">
              <dc:date>2015-11-13T00:00:00</dc:date>
              <text:p text:style-name="P1"><text:span text:style-name="T1">Bị ốm</text:span></text:p>
            </office:annotation>
            <text:p>0.5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10.1791in" svg:y="0.3606in" draw:caption-point-x="-0.2402in" draw:caption-point-y="0.6051in">
              <dc:date>2015-11-17T00:00:00</dc:date>
              <text:p text:style-name="P1"><text:span text:style-name="T1">Bị ốm</text:span></text:p>
            </office:annotation>
            <text:p>0.5</text:p>
          </table:table-cell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7" draw:text-style-name="P1" svg:width="1.1413in" svg:height="0.2634in" svg:x="11.0925in" svg:y="0.3614in" draw:caption-point-x="-0.2402in" draw:caption-point-y="0.6043in">
              <dc:date>2015-11-19T00:00:00</dc:date>
              <text:p text:style-name="P1"><text:span text:style-name="T1">Đi làm trễ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table:number-columns-repeated="2"/>
          <table:table-cell table:number-columns-repeated="3"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14.289in" svg:y="0.3654in" draw:caption-point-x="-0.2402in" draw:caption-point-y="0.6004in">
              <dc:date>2015-11-26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51" table:formula="of:=SUM([.D6:.AG6])" office:value-type="float" office:value="1">
            <text:p>1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1">
            <office:annotation draw:style-name="gr7" draw:text-style-name="P1" svg:width="1.1413in" svg:height="0.2634in" svg:x="9.7228in" svg:y="0.6075in" draw:caption-point-x="-0.2402in" draw:caption-point-y="0.6059in">
              <dc:date>2015-11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51" table:formula="of:=SUM([.D7:.AG7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51" table:formula="of:=SUM([.D8:.AG8])" office:value-type="float" office:value="1">
            <text:p>1</text:p>
          </table:table-cell>
          <table:table-cell table:style-name="ce155"/>
          <table:table-cell table:number-columns-repeated="3" table:style-name="ce155" office:value-type="float" office:value="0">
            <text:p>0</text:p>
          </table:table-cell>
          <table:table-cell table:style-name="ce155" office:value-type="float" office:value="0">
            <office:annotation draw:style-name="gr2" draw:text-style-name="P1" svg:width="1.1413in" svg:height="0.5457in" svg:x="4.472in" svg:y="1.0984in" draw:caption-point-x="-0.2402in" draw:caption-point-y="0.6102in">
              <dc:date>2015-12-25T00:00:00</dc:date>
              <text:p text:style-name="P1"><text:span text:style-name="T1">Đi học buổi sáng, nhưng có làm bù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6.8205in" svg:y="1.111in" draw:caption-point-x="-0.2402in" draw:caption-point-y="0.5976in">
              <dc:date>2015-11-30T00:00:00</dc:date>
              <text:p text:style-name="P1"><text:span text:style-name="T1">Đi làm trễ 1h nhưng có làm bù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2" draw:text-style-name="P1" svg:width="1.1413in" svg:height="0.5457in" svg:x="7.7988in" svg:y="1.1114in" draw:caption-point-x="-0.2402in" draw:caption-point-y="0.5972in">
              <dc:date>2015-11-30T00:00:00</dc:date>
              <text:p text:style-name="P1"><text:span text:style-name="T1">Đi học, nghỉ buổi sáng nhưng có làm bù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10.1791in" svg:y="1.1035in" draw:caption-point-x="-0.2402in" draw:caption-point-y="0.6051in">
              <dc:date>2015-11-30T00:00:00</dc:date>
              <text:p text:style-name="P1"><text:span text:style-name="T1">Đi học 1 ngày nhưng có làm bù</text:span></text:p>
            </office:annotation>
            <text:p>0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3"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14.289in" svg:y="1.1091in" draw:caption-point-x="-0.2402in" draw:caption-point-y="0.5996in">
              <dc:date>2015-11-30T00:00:00</dc:date>
              <text:p text:style-name="P1"><text:span text:style-name="T1">Đi học buổi sáng nhưng có làm bù</text:span></text:p>
            </office:annotation>
            <text:p>0</text:p>
          </table:table-cell>
          <table:table-cell table:style-name="ce155" office:value-type="float" office:value="1">
            <office:annotation draw:style-name="gr4" draw:text-style-name="P1" svg:width="1.1413in" svg:height="0.3902in" svg:x="14.7457in" svg:y="1.1083in" draw:caption-point-x="-0.2402in" draw:caption-point-y="0.6004in">
              <dc:date>2015-11-25T00:00:00</dc:date>
              <text:p text:style-name="P1"><text:span text:style-name="T1">Đi du lịch vs công ty vợ</text:span></text:p>
            </office:annotation>
            <text:p>1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51" table:formula="of:=SUM([.D9:.AG9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151" table:formula="of:=SUM([.D10:.AG10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151" table:formula="of:=SUM([.D11:.AG11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151" table:formula="of:=SUM([.D12:.AG12])" office:value-type="float" office:value="2">
            <text:p>2</text:p>
          </table:table-cell>
          <table:table-cell table:style-name="ce155"/>
          <table:table-cell table:number-columns-repeated="3"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4.472in" svg:y="2.0894in" draw:caption-point-x="-0.2402in" draw:caption-point-y="0.6102in">
              <dc:date>2015-11-05T00:00:00</dc:date>
              <text:p text:style-name="P1"><text:span text:style-name="T1">Có việc bận đi trễ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.5">
            <office:annotation draw:style-name="gr4" draw:text-style-name="P1" svg:width="1.1413in" svg:height="0.3902in" svg:x="6.3311in" svg:y="2.0906in" draw:caption-point-x="-0.2402in" draw:caption-point-y="0.6091in">
              <dc:date>2015-11-09T00:00:00</dc:date>
              <text:p text:style-name="P1"><text:span text:style-name="T1">Bận việc trên trường</text:span></text:p>
            </office:annotation>
            <text:p>0.5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10.1791in" svg:y="2.0945in" draw:caption-point-x="-0.2402in" draw:caption-point-y="0.6051in">
              <dc:date>2015-11-17T00:00:00</dc:date>
              <text:p text:style-name="P1"><text:span text:style-name="T1">Bận việc , vào trễ ~ 1h</text:span></text:p>
            </office:annotation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10.6358in" svg:y="2.0957in" draw:caption-point-x="-0.2402in" draw:caption-point-y="0.6039in">
              <dc:date>2015-11-19T00:00:00</dc:date>
              <text:p text:style-name="P1"><text:span text:style-name="T1">Đi ra ngoài ~ 2h, nhưng có làm bù</text:span></text:p>
            </office:annotation>
            <text:p>0</text:p>
          </table:table-cell>
          <table:table-cell table:style-name="ce155" office:value-type="float" office:value="0">
            <text:p>0</text:p>
          </table:table-cell>
          <table:table-cell table:style-name="ce155" office:value-type="float" office:value="1">
            <office:annotation draw:style-name="gr2" draw:text-style-name="P1" svg:width="1.1413in" svg:height="0.5457in" svg:x="11.5492in" svg:y="2.0965in" draw:caption-point-x="-0.2402in" draw:caption-point-y="0.6031in">
              <dc:date>2015-11-20T00:00:00</dc:date>
              <text:p text:style-name="P1"><text:span text:style-name="T1">Qua trường có việc</text:span></text:p>
              <text:p text:style-name="P1"><text:span text:style-name="T1"/></text:p>
            </office:annotation>
            <text:p>1</text:p>
          </table:table-cell>
          <table:table-cell table:style-name="ce155" table:number-columns-repeated="2"/>
          <table:table-cell table:style-name="ce155" office:value-type="float" office:value="0.5">
            <text:p>0.5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151" table:formula="of:=SUM([.D13:.AG13])" office:value-type="float" office:value="2">
            <text:p>2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3" table:style-name="ce155" office:value-type="float" office:value="0">
            <text:p>0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151" table:formula="of:=SUM([.D14:.AG14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151" table:formula="of:=SUM([.D15:.AG15])" office:value-type="float" office:value="0.5">
            <text:p>0.5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8.2878in" svg:y="2.8362in" draw:caption-point-x="-0.2402in" draw:caption-point-y="0.6063in">
              <dc:date>2015-11-13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office:annotation draw:style-name="gr7" draw:text-style-name="P1" svg:width="1.1413in" svg:height="0.2634in" svg:x="12.9189in" svg:y="2.8394in" draw:caption-point-x="-0.2402in" draw:caption-point-y="0.6031in">
              <dc:date>2015-11-2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151" table:formula="of:=SUM([.D16:.AG16])" office:value-type="float" office:value="1">
            <text:p>1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2" table:style-name="ce155" office:value-type="float" office:value="0">
            <text:p>0</text:p>
          </table:table-cell>
          <table:table-cell table:style-name="ce155" office:value-type="float" office:value="1">
            <office:annotation draw:style-name="gr2" draw:text-style-name="P1" svg:width="1.1413in" svg:height="0.5457in" svg:x="13.8323in" svg:y="3.0886in" draw:caption-point-x="-0.2402in" draw:caption-point-y="0.6016in">
              <dc:date>2015-11-2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ungPN</text:p>
          </table:table-cell>
          <table:table-cell table:style-name="ce151" table:formula="of:=SUM([.D17:.AG17])" office:value-type="float" office:value="1.5">
            <text:p>1.5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6.8205in" svg:y="3.3291in" draw:caption-point-x="-0.2402in" draw:caption-point-y="0.6091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1">
            <office:annotation draw:style-name="gr4" draw:text-style-name="P1" svg:width="1.1413in" svg:height="0.3902in" svg:x="13.3756in" svg:y="3.3366in" draw:caption-point-x="-0.2402in" draw:caption-point-y="0.6016in">
              <dc:date>2015-11-24T00:00:00</dc:date>
              <text:p text:style-name="P1"><text:span text:style-name="T1">Chở e đi khám bệnh</text:span></text:p>
            </office:annotation>
            <text:p>1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yenHT</text:p>
          </table:table-cell>
          <table:table-cell table:style-name="ce151" table:formula="of:=SUM([.D18:.AG18])" office:value-type="float" office:value="2">
            <text:p>2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1">
            <text:p>1</text:p>
          </table:table-cell>
          <table:table-cell table:style-name="ce155" table:number-columns-repeated="2"/>
          <table:table-cell table:style-name="ce155" office:value-type="float" office:value="1">
            <text:p>1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hoiNLD</text:p>
          </table:table-cell>
          <table:table-cell table:style-name="ce151" table:formula="of:=SUM([.D19:.AG19])" office:value-type="float" office:value="1">
            <text:p>1</text:p>
          </table:table-cell>
          <table:table-cell table:style-name="ce155"/>
          <table:table-cell table:style-name="ce155" office:value-type="float" office:value="0">
            <office:annotation draw:style-name="gr7" draw:text-style-name="P1" svg:width="1.1413in" svg:height="0.2634in" svg:x="3.1024in" svg:y="3.822in" draw:caption-point-x="-0.2402in" draw:caption-point-y="0.6114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7" draw:text-style-name="P1" svg:width="1.1413in" svg:height="0.2634in" svg:x="6.8205in" svg:y="3.8248in" draw:caption-point-x="-0.2402in" draw:caption-point-y="0.6087in">
              <dc:date>2015-11-10T00:00:00</dc:date>
              <text:p text:style-name="P1"><text:span text:style-name="T1">Đi trễ</text:span></text:p>
            </office:annotation>
            <text:p>0</text:p>
          </table:table-cell>
          <table:table-cell table:style-name="ce155" office:value-type="float" office:value="0.5">
            <text:p>0.5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4" draw:text-style-name="P1" svg:width="1.1413in" svg:height="0.3902in" svg:x="14.7457in" svg:y="3.8339in" draw:caption-point-x="-0.2402in" draw:caption-point-y="0.5996in">
              <dc:date>2015-11-27T00:00:00</dc:date>
              <text:p text:style-name="P1"><text:span text:style-name="T1">Nghỉ buổi sáng, đi sửa máy tính</text:span></text:p>
            </office:annotation>
            <text:p>0.5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151" table:formula="of:=SUM([.D20:.AG20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151" table:formula="of:=SUM([.D21:.AG21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aiDTP</text:p>
          </table:table-cell>
          <table:table-cell table:style-name="ce151" table:formula="of:=SUM([.D22:.AG22])" office:value-type="float" office:value="2">
            <text:p>2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">
            <office:annotation draw:style-name="gr7" draw:text-style-name="P1" svg:width="1.1413in" svg:height="0.2634in" svg:x="8.2878in" svg:y="4.572in" draw:caption-point-x="-0.2402in" draw:caption-point-y="0.6043in">
              <dc:date>2015-11-19T00:00:00</dc:date>
              <text:p text:style-name="P1"><text:span text:style-name="T1">Đám cưới</text:span></text:p>
            </office:annotation>
            <text:p>0</text:p>
          </table:table-cell>
          <table:table-cell table:style-name="ce155" table:number-columns-repeated="2"/>
          <table:table-cell table:style-name="ce155" office:value-type="float" office:value="0">
            <office:annotation draw:style-name="gr7" draw:text-style-name="P1" svg:width="1.1413in" svg:height="0.2634in" svg:x="9.7228in" svg:y="4.5705in" draw:caption-point-x="-0.2402in" draw:caption-point-y="0.6059in">
              <dc:date>2015-11-16T00:00:00</dc:date>
              <text:p text:style-name="P1"><text:span text:style-name="T1">Đám cưới</text:span></text:p>
            </office:annotation>
            <text:p>0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office:value-type="float" office:value="0">
            <office:annotation draw:style-name="gr7" draw:text-style-name="P1" svg:width="1.1413in" svg:height="0.2634in" svg:x="11.0925in" svg:y="4.572in" draw:caption-point-x="-0.2402in" draw:caption-point-y="0.6043in">
              <dc:date>2015-11-19T00:00:00</dc:date>
              <text:p text:style-name="P1"><text:span text:style-name="T1">Đám cưới</text:span></text:p>
            </office:annotation>
            <text:p>0</text:p>
          </table:table-cell>
          <table:table-cell table:style-name="ce155" office:value-type="float" office:value="1">
            <text:p>1</text:p>
          </table:table-cell>
          <table:table-cell table:style-name="ce155" table:number-columns-repeated="2"/>
          <table:table-cell table:style-name="ce155" office:value-type="float" office:value="1">
            <text:p>1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MaiNTT</text:p>
          </table:table-cell>
          <table:table-cell table:style-name="ce151" table:formula="of:=SUM([.D23:.AG23])" office:value-type="float" office:value="1">
            <text:p>1</text:p>
          </table:table-cell>
          <table:table-cell table:style-name="ce155"/>
          <table:table-cell table:style-name="ce155" office:value-type="float" office:value="0">
            <office:annotation draw:style-name="gr7" draw:text-style-name="P1" svg:width="1.1413in" svg:height="0.2634in" svg:x="3.1024in" svg:y="4.8126in" draw:caption-point-x="-0.2402in" draw:caption-point-y="0.6114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1">
            <office:annotation draw:style-name="gr7" draw:text-style-name="P1" svg:width="1.1413in" svg:height="0.2634in" svg:x="12.9189in" svg:y="4.8209in" draw:caption-point-x="-0.2402in" draw:caption-point-y="0.6031in">
              <dc:date>2015-11-2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MinhTD</text:p>
          </table:table-cell>
          <table:table-cell table:style-name="ce151" table:formula="of:=SUM([.D24:.AG24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amTV</text:p>
          </table:table-cell>
          <table:table-cell table:style-name="ce151" table:formula="of:=SUM([.D25:.AG25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NguyenHTT</text:p>
          </table:table-cell>
          <table:table-cell table:style-name="ce151" table:formula="of:=SUM([.D26:.AG26])" office:value-type="float" office:value="0">
            <text:p>0</text:p>
          </table:table-cell>
          <table:table-cell table:style-name="ce155" table:number-columns-repeated="30"/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NhanNM</text:p>
          </table:table-cell>
          <table:table-cell table:style-name="ce151" table:formula="of:=SUM([.D27:.AG27])" office:value-type="float" office:value="0.5">
            <text:p>0.5</text:p>
          </table:table-cell>
          <table:table-cell table:style-name="ce155"/>
          <table:table-cell table:style-name="ce155" office:value-type="float" office:value="0">
            <office:annotation draw:style-name="gr4" draw:text-style-name="P1" svg:width="1.1413in" svg:height="0.3902in" svg:x="3.1024in" svg:y="5.8035in" draw:caption-point-x="-0.2402in" draw:caption-point-y="0.6114in">
              <dc:date>2015-11-02T00:00:00</dc:date>
              <text:p text:style-name="P1"><text:span text:style-name="T1">Bận việc riêng. Đi trễ</text:span></text:p>
            </office:annotation>
            <text:p>0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6.8205in" svg:y="5.8063in" draw:caption-point-x="-0.2402in" draw:caption-point-y="0.6087in">
              <dc:date>2015-11-10T00:00:00</dc:date>
              <text:p text:style-name="P1"><text:span text:style-name="T1">Bận việc riêng, vào trẽ</text:span></text:p>
            </office:annotation>
            <text:p>0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.5">
            <office:annotation draw:style-name="gr4" draw:text-style-name="P1" svg:width="1.1413in" svg:height="0.3902in" svg:x="12.9189in" svg:y="5.8122in" draw:caption-point-x="-0.2402in" draw:caption-point-y="0.6028in">
              <dc:date>2015-11-23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PhuongTH</text:p>
          </table:table-cell>
          <table:table-cell table:style-name="ce151" table:formula="of:=SUM([.D28:.AG28])" office:value-type="float" office:value="0">
            <text:p>0</text:p>
          </table:table-cell>
          <table:table-cell table:style-name="ce155"/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3.5591in" svg:y="6.052in" draw:caption-point-x="-0.2402in" draw:caption-point-y="0.6106in">
              <dc:date>2015-11-03T00:00:00</dc:date>
              <text:p text:style-name="P1"><text:span text:style-name="T1">Vào trễ, đi lấy thẻ ngân hàng</text:span></text:p>
            </office:annotation>
            <text:p>0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SonPX</text:p>
          </table:table-cell>
          <table:table-cell table:style-name="ce151" table:formula="of:=SUM([.D29:.AG29])" office:value-type="float" office:value="0.5">
            <text:p>0.5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.5">
            <office:annotation draw:style-name="gr7" draw:text-style-name="P1" svg:width="1.1413in" svg:height="0.2634in" svg:x="16.1346in" svg:y="6.3118in" draw:caption-point-x="-0.2402in" draw:caption-point-y="0.5984in">
              <dc:date>2015-11-3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chBK</text:p>
          </table:table-cell>
          <table:table-cell table:style-name="ce151" table:formula="of:=SUM([.D30:.AG30])" office:value-type="float" office:value="4.5">
            <text:p>4.5</text:p>
          </table:table-cell>
          <table:table-cell table:style-name="ce155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4.9287in" svg:y="6.5488in" draw:caption-point-x="-0.2402in" draw:caption-point-y="0.6091in">
              <dc:date>2015-11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6.8205in" svg:y="6.5492in" draw:caption-point-x="-0.2402in" draw:caption-point-y="0.6087in">
              <dc:date>2015-11-10T00:00:00</dc:date>
              <text:p text:style-name="P1"><text:span text:style-name="T1">Thi lái xe</text:span></text:p>
            </office:annotation>
            <text:p>0.5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office:value-type="float" office:value="1">
            <text:p>1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11.5492in" svg:y="6.5543in" draw:caption-point-x="-0.2402in" draw:caption-point-y="0.6035in">
              <dc:date>2015-11-20T00:00:00</dc:date>
              <text:p text:style-name="P1"><text:span text:style-name="T1">Đi học lái xe</text:span></text:p>
            </office:annotation>
            <text:p>0.5</text:p>
          </table:table-cell>
          <table:table-cell table:style-name="ce155" table:number-columns-repeated="2"/>
          <table:table-cell table:style-name="ce155" office:value-type="float" office:value="1">
            <office:annotation draw:style-name="gr4" draw:text-style-name="P1" svg:width="1.1413in" svg:height="0.3902in" svg:x="12.9189in" svg:y="6.5551in" draw:caption-point-x="-0.2402in" draw:caption-point-y="0.6028in">
              <dc:date>2015-11-23T00:00:00</dc:date>
              <text:p text:style-name="P1"><text:span text:style-name="T1">Thi sát hạch lái xe</text:span></text:p>
            </office:annotation>
            <text:p>1</text:p>
          </table:table-cell>
          <table:table-cell table:style-name="ce155" office:value-type="float" office:value="1">
            <office:annotation draw:style-name="gr4" draw:text-style-name="P1" svg:width="1.1413in" svg:height="0.3902in" svg:x="13.3756in" svg:y="6.5551in" draw:caption-point-x="-0.2402in" draw:caption-point-y="0.6028in">
              <dc:date>2015-11-23T00:00:00</dc:date>
              <text:p text:style-name="P1"><text:span text:style-name="T1">Thi sát hạch lái xe</text:span></text:p>
            </office:annotation>
            <text:p>1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anhBTN</text:p>
          </table:table-cell>
          <table:table-cell table:style-name="ce151" table:formula="of:=SUM([.D31:.AG31])" office:value-type="float" office:value="2">
            <text:p>2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2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4" draw:text-style-name="P1" svg:width="1.1413in" svg:height="0.3902in" svg:x="7.3094in" svg:y="6.7972in" draw:caption-point-x="-0.2402in" draw:caption-point-y="0.6083in">
              <dc:date>2015-11-11T00:00:00</dc:date>
              <text:p text:style-name="P1"><text:span text:style-name="T1">Nghỉ buổi chiều, qua trường</text:span></text:p>
            </office:annotation>
            <text:p>0.5</text:p>
          </table:table-cell>
          <table:table-cell table:style-name="ce155" office:value-type="float" office:value="0.5">
            <office:annotation draw:style-name="gr4" draw:text-style-name="P1" svg:width="1.1413in" svg:height="0.3902in" svg:x="7.7988in" svg:y="6.7976in" draw:caption-point-x="-0.2402in" draw:caption-point-y="0.6079in">
              <dc:date>2015-11-11T00:00:00</dc:date>
              <text:p text:style-name="P1"><text:span text:style-name="T1">Lên trường làm lễ tốt nghiệp</text:span></text:p>
            </office:annotation>
            <text:p>0.5</text:p>
          </table:table-cell>
          <table:table-cell table:style-name="ce155" office:value-type="float" office:value="1">
            <office:annotation draw:style-name="gr7" draw:text-style-name="P1" svg:width="1.1413in" svg:height="0.2634in" svg:x="8.2878in" svg:y="6.7965in" draw:caption-point-x="-0.2402in" draw:caption-point-y="0.6091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151" table:formula="of:=SUM([.D32:.AG32])" office:value-type="float" office:value="1">
            <text:p>1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2" table:style-name="ce155" office:value-type="float" office:value="0">
            <text:p>0</text:p>
          </table:table-cell>
          <table:table-cell table:style-name="ce155" office:value-type="float" office:value="1">
            <office:annotation draw:style-name="gr7" draw:text-style-name="P1" svg:width="1.1413in" svg:height="0.2634in" svg:x="13.8323in" svg:y="7.052in" draw:caption-point-x="-0.2402in" draw:caption-point-y="0.6012in">
              <dc:date>2015-11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151" table:formula="of:=SUM([.D33:.AG33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151" table:formula="of:=SUM([.D34:.AG34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151" table:formula="of:=SUM([.D35:.AG35])" office:value-type="float" office:value="0.5">
            <text:p>0.5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4" draw:text-style-name="P1" svg:width="1.1413in" svg:height="0.3902in" svg:x="14.7457in" svg:y="7.7969in" draw:caption-point-x="-0.2402in" draw:caption-point-y="0.5996in">
              <dc:date>2015-11-27T00:00:00</dc:date>
              <text:p text:style-name="P1"><text:span text:style-name="T1">Đi khám nghĩa vụ quân sự</text:span></text:p>
            </office:annotation>
            <text:p>0.5</text:p>
          </table:table-cell>
          <table:table-cell table:style-name="ce155" table:number-columns-repeated="2"/>
          <table:table-cell table:style-name="ce155" office:value-type="float" office:value="0">
            <office:annotation draw:style-name="gr7" draw:text-style-name="P1" svg:width="1.1413in" svg:height="0.2634in" svg:x="16.1346in" svg:y="7.7976in" draw:caption-point-x="-0.2402in" draw:caption-point-y="0.5988in">
              <dc:date>2015-11-30T00:00:00</dc:date>
              <text:p text:style-name="P1"><text:span text:style-name="T1">Đi trễ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151" table:formula="of:=SUM([.D36:.AG36])" office:value-type="float" office:value="4">
            <text:p>4</text:p>
          </table:table-cell>
          <table:table-cell table:style-name="ce155"/>
          <table:table-cell table:style-name="ce155" office:value-type="float" office:value="1">
            <office:annotation draw:style-name="gr4" draw:text-style-name="P1" svg:width="1.1413in" svg:height="0.3902in" svg:x="3.1024in" svg:y="8.0327in" draw:caption-point-x="-0.2402in" draw:caption-point-y="0.6114in">
              <dc:date>2015-11-02T00:00:00</dc:date>
              <text:p text:style-name="P1"><text:span text:style-name="T1">Bị ốm, nghỉ nguyên ngày</text:span></text:p>
            </office:annotation>
            <text:p>1</text:p>
          </table:table-cell>
          <table:table-cell table:style-name="ce155" office:value-type="float" office:value="0">
            <office:annotation draw:style-name="gr4" draw:text-style-name="P1" svg:width="1.1413in" svg:height="0.3902in" svg:x="3.5591in" svg:y="8.0335in" draw:caption-point-x="-0.2402in" draw:caption-point-y="0.6106in">
              <dc:date>2015-11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5" office:value-type="float" office:value="0.5">
            <text:p>0.5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.5">
            <office:annotation draw:style-name="gr7" draw:text-style-name="P1" svg:width="1.1413in" svg:height="0.2634in" svg:x="6.3311in" svg:y="8.035in" draw:caption-point-x="-0.2402in" draw:caption-point-y="0.6091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8.2878in" svg:y="8.0382in" draw:caption-point-x="-0.2402in" draw:caption-point-y="0.6059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4" draw:text-style-name="P1" svg:width="1.1413in" svg:height="0.3902in" svg:x="13.3756in" svg:y="8.0417in" draw:caption-point-x="-0.2402in" draw:caption-point-y="0.6024in">
              <dc:date>2015-11-24T00:00:00</dc:date>
              <text:p text:style-name="P1"><text:span text:style-name="T1">Bị ốm, off buổi sáng</text:span></text:p>
            </office:annotation>
            <text:p>0.5</text:p>
          </table:table-cell>
          <table:table-cell table:style-name="ce155" office:value-type="float" office:value="0">
            <text:p>0</text:p>
          </table:table-cell>
          <table:table-cell table:style-name="ce155" office:value-type="float" office:value="0">
            <office:annotation draw:style-name="gr7" draw:text-style-name="P1" svg:width="1.1413in" svg:height="0.2634in" svg:x="14.289in" svg:y="8.0437in" draw:caption-point-x="-0.2402in" draw:caption-point-y="0.6004in">
              <dc:date>2015-11-26T00:00:00</dc:date>
              <text:p text:style-name="P1"><text:span text:style-name="T1">Đi trễ</text:span></text:p>
            </office:annotation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14.7457in" svg:y="8.0449in" draw:caption-point-x="-0.2402in" draw:caption-point-y="0.5992in">
              <dc:date>2015-11-2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55" table:number-columns-repeated="2"/>
          <table:table-cell table:style-name="ce155" office:value-type="float" office:value="0.5">
            <text:p>0.5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151" table:formula="of:=SUM([.D37:.AG37])" office:value-type="float" office:value="1">
            <text:p>1</text:p>
          </table:table-cell>
          <table:table-cell table:style-name="ce155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">
            <office:annotation draw:style-name="gr4" draw:text-style-name="P1" svg:width="1.1413in" svg:height="0.3902in" svg:x="4.9287in" svg:y="8.2819in" draw:caption-point-x="-0.2402in" draw:caption-point-y="0.6098in">
              <dc:creator>Tl</dc:creator>
              <dc:date>2015-11-06T00:00:00</dc:date>
              <text:p text:style-name="P1"><text:span text:style-name="T1">Có việc đi trễ 30' (có báo admin).</text:span></text:p>
            </office:annotation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.5">
            <office:annotation draw:style-name="gr7" draw:text-style-name="P1" svg:width="1.1413in" svg:height="0.2634in" svg:x="8.2878in" svg:y="8.2846in" draw:caption-point-x="-0.2402in" draw:caption-point-y="0.6071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.5">
            <office:annotation draw:style-name="gr4" draw:text-style-name="P1" svg:width="1.1413in" svg:height="0.3902in" svg:x="12.9189in" svg:y="8.2886in" draw:caption-point-x="-0.2402in" draw:caption-point-y="0.6031in">
              <dc:date>2015-11-23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151" table:formula="of:=SUM([.D38:.AG38])" office:value-type="float" office:value="2">
            <text:p>2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1">
            <office:annotation draw:style-name="gr7" draw:text-style-name="P1" svg:width="1.1413in" svg:height="0.2634in" svg:x="8.2878in" svg:y="8.5303in" draw:caption-point-x="-0.2402in" draw:caption-point-y="0.6091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55" table:number-columns-repeated="2"/>
          <table:table-cell table:style-name="ce155" office:value-type="float" office:value="1">
            <office:annotation draw:style-name="gr7" draw:text-style-name="P1" svg:width="1.1413in" svg:height="0.2634in" svg:x="9.7228in" svg:y="8.5303in" draw:caption-point-x="-0.2402in" draw:caption-point-y="0.6091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151" table:formula="of:=SUM([.D39:.AG39])" office:value-type="float" office:value="1">
            <text:p>1</text:p>
          </table:table-cell>
          <table:table-cell table:style-name="ce155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0">
            <office:annotation draw:style-name="gr7" draw:text-style-name="P1" svg:width="1.1413in" svg:height="0.2634in" svg:x="4.9287in" svg:y="8.7772in" draw:caption-point-x="-0.2402in" draw:caption-point-y="0.6098in">
              <dc:creator>Tl</dc:creator>
              <dc:date>2015-11-06T00:00:00</dc:date>
              <text:p text:style-name="P1"><text:span text:style-name="T1">Đi trễ 8.30 </text:span></text:p>
            </office:annotation>
            <text:p>0</text:p>
          </table:table-cell>
          <table:table-cell table:style-name="ce155" table:number-columns-repeated="2"/>
          <table:table-cell table:number-columns-repeated="4" table:style-name="ce155" office:value-type="float" office:value="0">
            <text:p>0</text:p>
          </table:table-cell>
          <table:table-cell table:style-name="ce155" office:value-type="float" office:value="1">
            <office:annotation draw:style-name="gr7" draw:text-style-name="P1" svg:width="1.1413in" svg:height="0.2634in" svg:x="8.2878in" svg:y="8.7799in" draw:caption-point-x="-0.2402in" draw:caption-point-y="0.6071in">
              <dc:date>2015-11-12T00:00:00</dc:date>
              <text:p text:style-name="P1"><text:span text:style-name="T1">Về quê</text:span></text:p>
            </office:annotation>
            <text:p>1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151" table:formula="of:=SUM([.D40:.AG40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34" office:value-type="string">
            <text:p>VinhP</text:p>
          </table:table-cell>
          <table:table-cell table:style-name="ce151" table:formula="of:=SUM([.D41:.AG41])" office:value-type="float" office:value="1">
            <text:p>1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1">
            <office:annotation draw:style-name="gr2" draw:text-style-name="P1" svg:width="1.1413in" svg:height="0.5457in" svg:x="16.1346in" svg:y="9.2807in" draw:caption-point-x="-0.2402in" draw:caption-point-y="0.6016in">
              <dc:date>2015-11-2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151" table:formula="of:=SUM([.D42:.AG42])" office:value-type="float" office:value="0">
            <text:p>0</text:p>
          </table:table-cell>
          <table:table-cell table:style-name="ce155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number-columns-repeated="5" table:style-name="ce155" office:value-type="float" office:value="0">
            <text:p>0</text:p>
          </table:table-cell>
          <table:table-cell table:style-name="ce155" table:number-columns-repeated="2"/>
          <table:table-cell table:style-name="ce155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56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56" table:number-columns-repeated="4"/>
          <table:table-cell table:style-name="ce158"/>
          <table:table-cell table:style-name="ce156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56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56" table:number-columns-repeated="4"/>
          <table:table-cell table:style-name="ce159" table:number-columns-repeated="7"/>
          <table:table-cell table:style-name="ce156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56" table:number-columns-repeated="30"/>
          <table:table-cell table:style-name="ce33" table:number-columns-repeated="952"/>
        </table:table-row>
        <table:table-row table:style-name="ro2" table:number-rows-repeated="98312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51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70"/>
        <table:table-column table:style-name="co25" table:number-columns-repeated="7" table:default-cell-style-name="ce170"/>
        <table:table-column table:style-name="co24" table:number-columns-repeated="14" table:default-cell-style-name="ce170"/>
        <table:table-column table:style-name="co26" table:number-columns-repeated="2" table:default-cell-style-name="ce170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1" table:number-columns-repeated="2"/>
          <table:table-cell table:style-name="ce165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12" table:number-columns-spanned="2" table:number-rows-spanned="1">
            <text:p>12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5" table:number-columns-spanned="2" table:number-rows-spanned="1">
            <text:p>2015</text:p>
          </table:table-cell>
          <table:covered-table-cell table:style-name="ce176"/>
          <table:table-cell table:style-name="ce165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66" table:formula="of:=DATE([.$R$1];[.N1];1)" office:value-type="date" office:date-value="2015-12-01">
            <text:p>01</text:p>
          </table:table-cell>
          <table:table-cell table:style-name="ce166" table:formula="of:=[.D2]+1" office:value-type="date" office:date-value="2015-12-02">
            <text:p>02</text:p>
          </table:table-cell>
          <table:table-cell table:style-name="ce166" table:formula="of:=[.E2]+1" office:value-type="date" office:date-value="2015-12-03">
            <text:p>03</text:p>
          </table:table-cell>
          <table:table-cell table:style-name="ce166" table:formula="of:=[.F2]+1" office:value-type="date" office:date-value="2015-12-04">
            <text:p>04</text:p>
          </table:table-cell>
          <table:table-cell table:style-name="ce166" table:formula="of:=[.G2]+1" office:value-type="date" office:date-value="2015-12-05">
            <text:p>05</text:p>
          </table:table-cell>
          <table:table-cell table:style-name="ce166" table:formula="of:=[.H2]+1" office:value-type="date" office:date-value="2015-12-06">
            <text:p>06</text:p>
          </table:table-cell>
          <table:table-cell table:style-name="ce166" table:formula="of:=[.I2]+1" office:value-type="date" office:date-value="2015-12-07">
            <text:p>07</text:p>
          </table:table-cell>
          <table:table-cell table:style-name="ce166" table:formula="of:=[.J2]+1" office:value-type="date" office:date-value="2015-12-08">
            <text:p>08</text:p>
          </table:table-cell>
          <table:table-cell table:style-name="ce166" table:formula="of:=[.K2]+1" office:value-type="date" office:date-value="2015-12-09">
            <text:p>09</text:p>
          </table:table-cell>
          <table:table-cell table:style-name="ce166" table:formula="of:=[.L2]+1" office:value-type="date" office:date-value="2015-12-10">
            <text:p>10</text:p>
          </table:table-cell>
          <table:table-cell table:style-name="ce166" table:formula="of:=[.M2]+1" office:value-type="date" office:date-value="2015-12-11">
            <text:p>11</text:p>
          </table:table-cell>
          <table:table-cell table:style-name="ce166" table:formula="of:=[.N2]+1" office:value-type="date" office:date-value="2015-12-12">
            <text:p>12</text:p>
          </table:table-cell>
          <table:table-cell table:style-name="ce166" table:formula="of:=[.O2]+1" office:value-type="date" office:date-value="2015-12-13">
            <text:p>13</text:p>
          </table:table-cell>
          <table:table-cell table:style-name="ce166" table:formula="of:=[.P2]+1" office:value-type="date" office:date-value="2015-12-14">
            <text:p>14</text:p>
          </table:table-cell>
          <table:table-cell table:style-name="ce166" table:formula="of:=[.Q2]+1" office:value-type="date" office:date-value="2015-12-15">
            <text:p>15</text:p>
          </table:table-cell>
          <table:table-cell table:style-name="ce166" table:formula="of:=[.R2]+1" office:value-type="date" office:date-value="2015-12-16">
            <text:p>16</text:p>
          </table:table-cell>
          <table:table-cell table:style-name="ce166" table:formula="of:=[.S2]+1" office:value-type="date" office:date-value="2015-12-17">
            <text:p>17</text:p>
          </table:table-cell>
          <table:table-cell table:style-name="ce166" table:formula="of:=[.T2]+1" office:value-type="date" office:date-value="2015-12-18">
            <text:p>18</text:p>
          </table:table-cell>
          <table:table-cell table:style-name="ce166" table:formula="of:=[.U2]+1" office:value-type="date" office:date-value="2015-12-19">
            <text:p>19</text:p>
          </table:table-cell>
          <table:table-cell table:style-name="ce166" table:formula="of:=[.V2]+1" office:value-type="date" office:date-value="2015-12-20">
            <text:p>20</text:p>
          </table:table-cell>
          <table:table-cell table:style-name="ce166" table:formula="of:=[.W2]+1" office:value-type="date" office:date-value="2015-12-21">
            <text:p>21</text:p>
          </table:table-cell>
          <table:table-cell table:style-name="ce166" table:formula="of:=[.X2]+1" office:value-type="date" office:date-value="2015-12-22">
            <text:p>22</text:p>
          </table:table-cell>
          <table:table-cell table:style-name="ce166" table:formula="of:=[.Y2]+1" office:value-type="date" office:date-value="2015-12-23">
            <text:p>23</text:p>
          </table:table-cell>
          <table:table-cell table:style-name="ce166" table:formula="of:=[.Z2]+1" office:value-type="date" office:date-value="2015-12-24">
            <text:p>24</text:p>
          </table:table-cell>
          <table:table-cell table:style-name="ce166" table:formula="of:=[.AA2]+1" office:value-type="date" office:date-value="2015-12-25">
            <text:p>25</text:p>
          </table:table-cell>
          <table:table-cell table:style-name="ce166" table:formula="of:=[.AB2]+1" office:value-type="date" office:date-value="2015-12-26">
            <text:p>26</text:p>
          </table:table-cell>
          <table:table-cell table:style-name="ce166" table:formula="of:=[.AC2]+1" office:value-type="date" office:date-value="2015-12-27">
            <text:p>27</text:p>
          </table:table-cell>
          <table:table-cell table:style-name="ce166" table:formula="of:=[.AD2]+1" office:value-type="date" office:date-value="2015-12-28">
            <text:p>28</text:p>
          </table:table-cell>
          <table:table-cell table:style-name="ce166" table:formula="of:=[.AE2]+1" office:value-type="date" office:date-value="2015-12-29">
            <text:p>29</text:p>
          </table:table-cell>
          <table:table-cell table:style-name="ce166" table:formula="of:=[.AF2]+1" office:value-type="date" office:date-value="2015-12-30">
            <text:p>30</text:p>
          </table:table-cell>
          <table:table-cell table:style-name="ce166" table:formula="of:=[.AG2]+1" office:value-type="date" office:date-value="2015-12-31">
            <text:p>31</text:p>
          </table:table-cell>
          <table:table-cell table:style-name="ce52" table:number-columns-repeated="952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6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64" table:formula="of:=SUM([.D4:.AH4])" office:value-type="float" office:value="1">
            <text:p>1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4" draw:text-style-name="P1" svg:width="1.1413in" svg:height="0.3902in" svg:x="9.2661in" svg:y="0.1146in" draw:caption-point-x="-0.2402in" draw:caption-point-y="0.6035in">
              <dc:date>2015-12-15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.5">
            <text:p>0.5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64" table:formula="of:=SUM([.D5:.AH5])" office:value-type="float" office:value="1.5">
            <text:p>1.5</text:p>
          </table:table-cell>
          <table:table-cell table:style-name="ce168" office:value-type="float" office:value="0.5">
            <office:annotation draw:style-name="gr4" draw:text-style-name="P1" svg:width="1.1413in" svg:height="0.3902in" svg:x="2.6457in" svg:y="0.3571in" draw:caption-point-x="-0.2402in" draw:caption-point-y="0.6087in">
              <dc:date>2015-12-01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0">
            <office:annotation draw:style-name="gr7" draw:text-style-name="P1" svg:width="1.1413in" svg:height="0.2634in" svg:x="3.5591in" svg:y="0.3583in" draw:caption-point-x="-0.2402in" draw:caption-point-y="0.6075in">
              <dc:date>2015-12-03T00:00:00</dc:date>
              <text:p text:style-name="P1"><text:span text:style-name="T1">Đi trễ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4" draw:text-style-name="P1" svg:width="1.1413in" svg:height="0.3902in" svg:x="7.3094in" svg:y="0.3614in" draw:caption-point-x="-0.2402in" draw:caption-point-y="0.6043in">
              <dc:date>2015-12-11T00:00:00</dc:date>
              <text:p text:style-name="P1"><text:span text:style-name="T1">Bị rối loạn tiêu hóa</text:span></text:p>
            </office:annotation>
            <text:p>0.5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2" draw:text-style-name="P1" svg:width="1.1413in" svg:height="0.5457in" svg:x="10.1791in" svg:y="0.3626in" draw:caption-point-x="-0.2402in" draw:caption-point-y="0.6031in">
              <dc:date>2015-12-17T00:00:00</dc:date>
              <text:p text:style-name="P1"><text:span text:style-name="T1">Khám nghĩa vụ quân sự, nghỉ buổi chiều</text:span></text:p>
            </office:annotation>
            <text:p>0.5</text:p>
          </table:table-cell>
          <table:table-cell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64" table:formula="of:=SUM([.D6:.AH6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64" table:formula="of:=SUM([.D7:.AH7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64" table:formula="of:=SUM([.D8:.AH8])" office:value-type="float" office:value="0">
            <text:p>0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">
            <office:annotation draw:style-name="gr4" draw:text-style-name="P1" svg:width="1.1413in" svg:height="0.3902in" svg:x="3.5591in" svg:y="1.1012in" draw:caption-point-x="-0.2402in" draw:caption-point-y="0.6075in">
              <dc:date>2015-12-25T00:00:00</dc:date>
              <text:p text:style-name="P1"><text:span text:style-name="T1">Đi học buổi sáng nhưng có làm bù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">
            <office:annotation draw:style-name="gr2" draw:text-style-name="P1" svg:width="1.1413in" svg:height="0.5457in" svg:x="12.0059in" svg:y="1.1012in" draw:caption-point-x="-0.2402in" draw:caption-point-y="0.6075in">
              <dc:date>2016-01-04T00:00:00</dc:date>
              <text:p text:style-name="P1"><text:span text:style-name="T1">Đi thi nghỉ buổi sáng nhưng có làm bù</text:span></text:p>
            </office:annotation>
            <text:p>0</text:p>
          </table:table-cell>
          <table:table-cell table:style-name="ce168" office:value-type="float" office:value="0">
            <office:annotation draw:style-name="gr2" draw:text-style-name="P1" svg:width="1.1413in" svg:height="0.5457in" svg:x="12.4622in" svg:y="1.1012in" draw:caption-point-x="-0.2402in" draw:caption-point-y="0.6075in">
              <dc:date>2016-01-04T00:00:00</dc:date>
              <text:p text:style-name="P1"><text:span text:style-name="T1">Đi thi nghỉ buổi chiều nhưng có làm bù</text:span></text:p>
            </office:annotation>
            <text:p>0</text:p>
          </table:table-cell>
          <table:table-cell table:style-name="ce168" office:value-type="float" office:value="0">
            <office:annotation draw:style-name="gr2" draw:text-style-name="P1" svg:width="1.1413in" svg:height="0.5457in" svg:x="12.9189in" svg:y="1.1012in" draw:caption-point-x="-0.2402in" draw:caption-point-y="0.6075in">
              <dc:date>2016-01-04T00:00:00</dc:date>
              <text:p text:style-name="P1"><text:span text:style-name="T1">Đi thi nghỉ buổi sáng nhưng có làm bù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0">
            <office:annotation draw:style-name="gr7" draw:text-style-name="P1" svg:width="1.1413in" svg:height="0.2634in" svg:x="13.8323in" svg:y="1.1094in" draw:caption-point-x="-0.2402in" draw:caption-point-y="0.5992in">
              <dc:date>2015-12-25T00:00:00</dc:date>
              <text:p text:style-name="P1"><text:span text:style-name="T1">Đi trễ</text:span></text:p>
            </office:annotation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64" table:formula="of:=SUM([.D9:.AH9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164" table:formula="of:=SUM([.D10:.AH10])" office:value-type="float" office:value="1">
            <text:p>1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.5">
            <office:annotation draw:style-name="gr4" draw:text-style-name="P1" svg:width="1.1413in" svg:height="0.3902in" svg:x="12.0059in" svg:y="1.6035in" draw:caption-point-x="-0.2402in" draw:caption-point-y="0.6008in">
              <dc:date>2015-12-22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2" draw:text-style-name="P1" svg:width="1.1413in" svg:height="0.5457in" svg:x="16.6106in" svg:y="1.6091in" draw:caption-point-x="-0.2402in" draw:caption-point-y="0.5953in">
              <dc:date>2016-01-04T00:00:00</dc:date>
              <text:p text:style-name="P1"><text:span text:style-name="T1">Bận việc riêng về từ 3h, tính nghỉ buổi chiều</text:span></text:p>
            </office:annotation>
            <text:p>0.5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164" table:formula="of:=SUM([.D11:.AH11])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">
            <office:annotation draw:style-name="gr7" draw:text-style-name="P1" svg:width="1.1413in" svg:height="0.2634in" svg:x="3.5591in" svg:y="1.8445in" draw:caption-point-x="-0.2402in" draw:caption-point-y="0.6075in">
              <dc:date>2015-12-03T00:00:00</dc:date>
              <text:p text:style-name="P1"><text:span text:style-name="T1">Đi trễ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1">
            <office:annotation draw:style-name="gr7" draw:text-style-name="P1" svg:width="1.1413in" svg:height="0.2634in" svg:x="13.8323in" svg:y="1.8528in" draw:caption-point-x="-0.2402in" draw:caption-point-y="0.5992in">
              <dc:date>2015-12-25T00:00:00</dc:date>
              <text:p text:style-name="P1"><text:span text:style-name="T1">Bận việc nhà</text:span></text:p>
            </office:annotation>
            <text:p>1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164" table:formula="of:=SUM([.D12:.AH12])" office:value-type="float" office:value="3.5">
            <text:p>3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2" draw:text-style-name="P1" svg:width="1.1413in" svg:height="0.5457in" svg:x="6.3311in" svg:y="2.0937in" draw:caption-point-x="-0.2402in" draw:caption-point-y="0.6059in">
              <dc:date>2015-12-09T00:00:00</dc:date>
              <text:p text:style-name="P1"><text:span text:style-name="T1">Đi trê 2h (tính nghỉ 1 buổi sáng)</text:span></text:p>
            </office:annotation>
            <text:p>0.5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">
            <office:annotation draw:style-name="gr4" draw:text-style-name="P1" svg:width="1.1413in" svg:height="0.3902in" svg:x="9.7228in" svg:y="2.0965in" draw:caption-point-x="-0.2402in" draw:caption-point-y="0.6031in">
              <dc:date>2015-12-16T00:00:00</dc:date>
              <text:p text:style-name="P1"><text:span text:style-name="T1">Bận việc nhà, v6 trễ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office:annotation draw:style-name="gr7" draw:text-style-name="P1" svg:width="1.1413in" svg:height="0.2634in" svg:x="10.6358in" svg:y="2.0976in" draw:caption-point-x="-0.2402in" draw:caption-point-y="0.602in">
              <dc:date>2015-12-18T00:00:00</dc:date>
              <text:p text:style-name="P1"><text:span text:style-name="T1">Con bị ốm</text:span></text:p>
            </office:annotation>
            <text:p>1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1">
            <office:annotation draw:style-name="gr4" draw:text-style-name="P1" svg:width="1.1413in" svg:height="0.3902in" svg:x="13.8323in" svg:y="2.1004in" draw:caption-point-x="-0.2402in" draw:caption-point-y="0.5992in">
              <dc:date>2015-12-25T00:00:00</dc:date>
              <text:p text:style-name="P1"><text:span text:style-name="T1">Bận họp ở trường</text:span></text:p>
            </office:annotation>
            <text:p>1</text:p>
          </table:table-cell>
          <table:table-cell table:style-name="ce168" table:number-columns-repeated="2"/>
          <table:table-cell table:style-name="ce168" office:value-type="float" office:value="0">
            <text:p>0</text:p>
          </table:table-cell>
          <table:table-cell table:style-name="ce168" office:value-type="float" office:value="1">
            <office:annotation draw:style-name="gr4" draw:text-style-name="P1" svg:width="1.1413in" svg:height="0.3902in" svg:x="15.6587in" svg:y="2.102in" draw:caption-point-x="-0.2402in" draw:caption-point-y="0.5976in">
              <dc:date>2015-12-29T00:00:00</dc:date>
              <text:p text:style-name="P1"><text:span text:style-name="T1">Đi coi thi trên trường</text:span></text:p>
            </office:annotation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164" table:formula="of:=SUM([.D13:.AH13])" office:value-type="float" office:value="3">
            <text:p>3</text:p>
          </table:table-cell>
          <table:table-cell table:style-name="ce168" office:value-type="float" office:value="0.5">
            <text:p>0.5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">
            <text:p>0</text:p>
          </table:table-cell>
          <table:table-cell table:style-name="ce168" office:value-type="float" office:value="0.5">
            <text:p>0.5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164" table:formula="of:=SUM([.D14:.AH14])" office:value-type="float" office:value="0.5">
            <text:p>0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.5">
            <office:annotation draw:style-name="gr4" draw:text-style-name="P1" svg:width="1.1413in" svg:height="0.3902in" svg:x="5.3854in" svg:y="2.589in" draw:caption-point-x="-0.2402in" draw:caption-point-y="0.6059in">
              <dc:date>2015-12-09T00:00:00</dc:date>
              <text:p text:style-name="P1"><text:span text:style-name="T1">Đi trễ 2h15', tính nghỉ 1 buổi</text:span></text:p>
            </office:annotation>
            <text:p>0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164" table:formula="of:=SUM([.D15:.AH15])" office:value-type="float" office:value="0.5">
            <text:p>0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4" draw:text-style-name="P1" svg:width="1.1413in" svg:height="0.3902in" svg:x="7.3094in" svg:y="2.8386in" draw:caption-point-x="-0.2402in" draw:caption-point-y="0.6039in">
              <dc:date>2015-12-14T00:00:00</dc:date>
              <text:p text:style-name="P1"><text:span text:style-name="T1">Bận việc riêng, ngh3 buổi chiều</text:span></text:p>
            </office:annotation>
            <text:p>0.5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164" table:formula="of:=SUM([.D16:.AH16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ungPN</text:p>
          </table:table-cell>
          <table:table-cell table:style-name="ce164" table:formula="of:=SUM([.D17:.AH17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yenHT</text:p>
          </table:table-cell>
          <table:table-cell table:style-name="ce164" table:formula="of:=SUM([.D18:.AH18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0">
            <office:annotation draw:style-name="gr7" draw:text-style-name="P1" svg:width="1.1413in" svg:height="0.2634in" svg:x="16.6106in" svg:y="3.5898in" draw:caption-point-x="-0.2402in" draw:caption-point-y="0.5961in">
              <dc:date>2015-12-31T00:00:00</dc:date>
              <text:p text:style-name="P1"><text:span text:style-name="T1">Đi trễ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hoiNLD</text:p>
          </table:table-cell>
          <table:table-cell table:style-name="ce164" table:formula="of:=SUM([.D19:.AH19])" office:value-type="float" office:value="3">
            <text:p>3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7" draw:text-style-name="P1" svg:width="1.1413in" svg:height="0.2634in" svg:x="10.6358in" svg:y="3.8323in" draw:caption-point-x="-0.2402in" draw:caption-point-y="0.6012in">
              <dc:date>2015-12-18T00:00:00</dc:date>
              <text:p text:style-name="P1"><text:span text:style-name="T1">Bận việc riêng</text:span></text:p>
            </office:annotation>
            <text:p>0.5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2" draw:text-style-name="P1" svg:width="1.1413in" svg:height="0.5457in" svg:x="12.9189in" svg:y="3.8339in" draw:caption-point-x="-0.2402in" draw:caption-point-y="0.5996in">
              <dc:date>2015-12-30T00:00:00</dc:date>
              <text:p text:style-name="P1"><text:span text:style-name="T1">Nghỉ làm &gt; 2h, nhưng có làm bù</text:span></text:p>
              <text:p text:style-name="P1"><text:span text:style-name="T1"/></text:p>
            </office:annotation>
            <text:p>0.5</text:p>
          </table:table-cell>
          <table:table-cell table:style-name="ce168" office:value-type="float" office:value="1">
            <office:annotation draw:style-name="gr7" draw:text-style-name="P1" svg:width="1.1413in" svg:height="0.2634in" svg:x="13.3756in" svg:y="3.8295in" draw:caption-point-x="-0.2402in" draw:caption-point-y="0.6039in">
              <dc:date>2015-12-14T00:00:00</dc:date>
              <text:p text:style-name="P1"><text:span text:style-name="T1">Về quê</text:span></text:p>
            </office:annotation>
            <text:p>1</text:p>
          </table:table-cell>
          <table:table-cell table:style-name="ce168" office:value-type="float" office:value="1">
            <office:annotation draw:style-name="gr7" draw:text-style-name="P1" svg:width="1.1413in" svg:height="0.2634in" svg:x="13.8323in" svg:y="3.8295in" draw:caption-point-x="-0.2402in" draw:caption-point-y="0.6039in">
              <dc:date>2015-12-14T00:00:00</dc:date>
              <text:p text:style-name="P1"><text:span text:style-name="T1">Về quê</text:span></text:p>
            </office:annotation>
            <text:p>1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164" table:formula="of:=SUM([.D20:.AH20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0">
            <office:annotation draw:style-name="gr2" draw:text-style-name="P1" svg:width="1.1413in" svg:height="0.5457in" svg:x="16.6106in" svg:y="4.085in" draw:caption-point-x="-0.2402in" draw:caption-point-y="0.5961in">
              <dc:date>2015-12-31T00:00:00</dc:date>
              <text:p text:style-name="P1"><text:span text:style-name="T1">Đi trễ, ~8h45 vào cty, tối làm việc trễ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164" table:formula="of:=SUM([.D21:.AH21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aiDTP</text:p>
          </table:table-cell>
          <table:table-cell table:style-name="ce164" table:formula="of:=SUM([.D22:.AH22])" office:value-type="float" office:value="0">
            <text:p>0</text:p>
          </table:table-cell>
          <table:table-cell table:style-name="ce168" table:number-columns-repeated="31"/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MaiNTT</text:p>
          </table:table-cell>
          <table:table-cell table:style-name="ce164" table:formula="of:=SUM([.D23:.AH23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MinhTD</text:p>
          </table:table-cell>
          <table:table-cell table:style-name="ce164" table:formula="of:=SUM([.D24:.AH24])" office:value-type="float" office:value="1">
            <text:p>1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1">
            <office:annotation draw:style-name="gr7" draw:text-style-name="P1" svg:width="1.1413in" svg:height="0.2634in" svg:x="12.0059in" svg:y="5.0705in" draw:caption-point-x="-0.2402in" draw:caption-point-y="0.6012in">
              <dc:date>2015-12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amTV</text:p>
          </table:table-cell>
          <table:table-cell table:style-name="ce164" table:formula="of:=SUM([.D25:.AH25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NguyenHTT</text:p>
          </table:table-cell>
          <table:table-cell table:style-name="ce164" table:formula="of:=SUM([.D26:.AH26])" office:value-type="float" office:value="0">
            <text:p>0</text:p>
          </table:table-cell>
          <table:table-cell table:style-name="ce168" table:number-columns-repeated="31"/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NhanNM</text:p>
          </table:table-cell>
          <table:table-cell table:style-name="ce164" table:formula="of:=SUM([.D27:.AH27])" office:value-type="float" office:value="0.5">
            <text:p>0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4" draw:text-style-name="P1" svg:width="1.1413in" svg:height="0.3902in" svg:x="13.8323in" svg:y="5.8157in" draw:caption-point-x="-0.2402in" draw:caption-point-y="0.5992in">
              <dc:date>2015-12-25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PhuongTH</text:p>
          </table:table-cell>
          <table:table-cell table:style-name="ce164" table:formula="of:=SUM([.D28:.AH28])" office:value-type="float" office:value="0.5">
            <text:p>0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168" office:value-type="float" office:value="0">
            <office:annotation draw:style-name="gr4" draw:text-style-name="P1" svg:width="1.1413in" svg:height="0.3902in" svg:x="13.8323in" svg:y="6.0634in" draw:caption-point-x="-0.2402in" draw:caption-point-y="0.5992in">
              <dc:date>2015-12-25T00:00:00</dc:date>
              <text:p text:style-name="P1"><text:span text:style-name="T1">Đi trễ, 10h mới vào cty</text:span></text:p>
            </office:annotation>
            <text:p>0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7" draw:text-style-name="P1" svg:width="1.1413in" svg:height="0.2634in" svg:x="16.6106in" svg:y="6.0677in" draw:caption-point-x="-0.2402in" draw:caption-point-y="0.5949in">
              <dc:date>2016-01-05T00:00:00</dc:date>
              <text:p text:style-name="P1"><text:span text:style-name="T1">Bị ốm</text:span></text:p>
            </office:annotation>
            <text:p>0.5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SonPX</text:p>
          </table:table-cell>
          <table:table-cell table:style-name="ce164" table:formula="of:=SUM([.D29:.AH29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chBK</text:p>
          </table:table-cell>
          <table:table-cell table:style-name="ce164" table:formula="of:=SUM([.D30:.AH30])" office:value-type="float" office:value="7.5">
            <text:p>7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1">
            <text:p>1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1">
            <office:annotation draw:style-name="gr7" draw:text-style-name="P1" svg:width="1.1413in" svg:height="0.2634in" svg:x="12.0059in" svg:y="6.5571in" draw:caption-point-x="-0.2402in" draw:caption-point-y="0.6008in">
              <dc:date>2015-12-21T00:00:00</dc:date>
              <text:p text:style-name="P1"><text:span text:style-name="T1">Về quê</text:span></text:p>
            </office:annotation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0">
            <office:annotation draw:style-name="gr4" draw:text-style-name="P1" svg:width="1.1413in" svg:height="0.3902in" svg:x="12.9189in" svg:y="6.5579in" draw:caption-point-x="-0.2402in" draw:caption-point-y="0.6in">
              <dc:date>2015-12-23T00:00:00</dc:date>
              <text:p text:style-name="P1"><text:span text:style-name="T1">Bận việc riêng, vào trễ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office:annotation draw:style-name="gr7" draw:text-style-name="P1" svg:width="1.1413in" svg:height="0.2634in" svg:x="13.8323in" svg:y="6.5587in" draw:caption-point-x="-0.2402in" draw:caption-point-y="0.5992in">
              <dc:date>2015-12-25T00:00:00</dc:date>
              <text:p text:style-name="P1"><text:span text:style-name="T1">Về quê</text:span></text:p>
            </office:annotation>
            <text:p>1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4" draw:text-style-name="P1" svg:width="1.1413in" svg:height="0.3902in" svg:x="16.1346in" svg:y="6.5614in" draw:caption-point-x="-0.2402in" draw:caption-point-y="0.5965in">
              <dc:date>2015-12-30T00:00:00</dc:date>
              <text:p text:style-name="P1"><text:span text:style-name="T1">Ngủ quên, nghỉ buổi sáng</text:span></text:p>
            </office:annotation>
            <text:p>0.5</text:p>
          </table:table-cell>
          <table:table-cell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anhBTN</text:p>
          </table:table-cell>
          <table:table-cell table:style-name="ce164" table:formula="of:=SUM([.D31:.AH31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164" table:formula="of:=SUM([.D32:.AH32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164" table:formula="of:=SUM([.D33:.AH33])" office:value-type="float" office:value="1.5">
            <text:p>1.5</text:p>
          </table:table-cell>
          <table:table-cell table:style-name="ce168" office:value-type="float" office:value="0.5">
            <office:annotation draw:style-name="gr4" draw:text-style-name="P1" svg:width="1.1413in" svg:height="0.3902in" svg:x="2.6457in" svg:y="7.2929in" draw:caption-point-x="-0.2402in" draw:caption-point-y="0.6079in">
              <dc:date>2015-12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7" draw:text-style-name="P1" svg:width="1.1413in" svg:height="0.2634in" svg:x="13.3756in" svg:y="7.3012in" draw:caption-point-x="-0.2402in" draw:caption-point-y="0.5996in">
              <dc:date>2015-12-24T00:00:00</dc:date>
              <text:p text:style-name="P1"><text:span text:style-name="T1">Đi khám bệnh</text:span></text:p>
            </office:annotation>
            <text:p>0.5</text:p>
          </table:table-cell>
          <table:table-cell table:style-name="ce168" office:value-type="float" office:value="0.5">
            <office:annotation draw:style-name="gr4" draw:text-style-name="P1" svg:width="1.1413in" svg:height="0.3902in" svg:x="13.8323in" svg:y="7.3016in" draw:caption-point-x="-0.2402in" draw:caption-point-y="0.5992in">
              <dc:date>2015-12-25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164" table:formula="of:=SUM([.D34:.AH34])" office:value-type="float" office:value="1.5">
            <text:p>1.5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.5">
            <office:annotation draw:style-name="gr7" draw:text-style-name="P1" svg:width="1.1413in" svg:height="0.2634in" svg:x="16.1346in" svg:y="7.552in" draw:caption-point-x="-0.2402in" draw:caption-point-y="0.5965in">
              <dc:date>2015-12-30T00:00:00</dc:date>
              <text:p text:style-name="P1"><text:span text:style-name="T1">Về quê</text:span></text:p>
            </office:annotation>
            <text:p>0.5</text:p>
          </table:table-cell>
          <table:table-cell table:style-name="ce168" office:value-type="float" office:value="1">
            <office:annotation draw:style-name="gr4" draw:text-style-name="P1" svg:width="1.1413in" svg:height="0.3902in" svg:x="16.6106in" svg:y="7.5445in" draw:caption-point-x="-0.2402in" draw:caption-point-y="0.6039in">
              <dc:date>2015-12-14T00:00:00</dc:date>
              <text:p text:style-name="P1"><text:span text:style-name="T1">Về quê, nghỉ buổi chiều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164" table:formula="of:=SUM([.D35:.AH35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164" table:formula="of:=SUM([.D36:.AH36])" office:value-type="float" office:value="4">
            <text:p>4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">
            <office:annotation draw:style-name="gr4" draw:text-style-name="P1" svg:width="1.1413in" svg:height="0.3902in" svg:x="3.5591in" svg:y="8.0366in" draw:caption-point-x="-0.2402in" draw:caption-point-y="0.6075in">
              <dc:date>2015-12-03T00:00:00</dc:date>
              <text:p text:style-name="P1"><text:span text:style-name="T1">Đi khám bệnh, vô trễ</text:span></text:p>
            </office:annotation>
            <text:p>0</text:p>
          </table:table-cell>
          <table:table-cell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">
            <text:p>0</text:p>
          </table:table-cell>
          <table:table-cell table:style-name="ce168" office:value-type="float" office:value="1">
            <office:annotation draw:style-name="gr4" draw:text-style-name="P1" svg:width="1.1413in" svg:height="0.3902in" svg:x="12.4622in" svg:y="8.0441in" draw:caption-point-x="-0.2402in" draw:caption-point-y="0.6in">
              <dc:date>2015-12-22T00:00:00</dc:date>
              <text:p text:style-name="P1"><text:span text:style-name="T1">Bận việc nhà</text:span></text:p>
              <text:p text:style-name="P1"><text:span text:style-name="T1"/></text:p>
            </office:annotation>
            <text:p>1</text:p>
          </table:table-cell>
          <table:table-cell table:style-name="ce168" office:value-type="float" office:value="0">
            <office:annotation draw:style-name="gr4" draw:text-style-name="P1" svg:width="1.1413in" svg:height="0.3902in" svg:x="12.9189in" svg:y="8.0441in" draw:caption-point-x="-0.2402in" draw:caption-point-y="0.6in">
              <dc:date>2015-12-23T00:00:00</dc:date>
              <text:p text:style-name="P1"><text:span text:style-name="T1">Chở mẹ ra bến xe</text:span></text:p>
            </office:annotation>
            <text:p>0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">
            <text:p>0</text:p>
          </table:table-cell>
          <table:table-cell table:style-name="ce168" office:value-type="float" office:value="1">
            <office:annotation draw:style-name="gr7" draw:text-style-name="P1" svg:width="1.1413in" svg:height="0.2634in" svg:x="15.6587in" svg:y="8.0465in" draw:caption-point-x="-0.2402in" draw:caption-point-y="0.5976in">
              <dc:date>2015-12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8" office:value-type="float" office:value="1">
            <office:annotation draw:style-name="gr7" draw:text-style-name="P1" svg:width="1.1413in" svg:height="0.2634in" svg:x="16.1346in" svg:y="8.0465in" draw:caption-point-x="-0.2402in" draw:caption-point-y="0.5976in">
              <dc:date>2015-12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8" office:value-type="float" office:value="1">
            <office:annotation draw:style-name="gr7" draw:text-style-name="P1" svg:width="1.1413in" svg:height="0.2634in" svg:x="16.6106in" svg:y="8.0465in" draw:caption-point-x="-0.2402in" draw:caption-point-y="0.5976in">
              <dc:date>2015-12-29T00:00:00</dc:date>
              <text:p text:style-name="P1"><text:span text:style-name="T1">Bận việc nhà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164" table:formula="of:=SUM([.D37:.AH37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0">
            <office:annotation draw:style-name="gr7" draw:text-style-name="P1" svg:width="1.1413in" svg:height="0.2634in" svg:x="12.9189in" svg:y="8.2917in" draw:caption-point-x="-0.2402in" draw:caption-point-y="0.6in">
              <dc:date>2015-12-23T00:00:00</dc:date>
              <text:p text:style-name="P1"><text:span text:style-name="T1">Xe bị hư</text:span></text:p>
            </office:annotation>
            <text:p>0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164" table:formula="of:=SUM([.D38:.AH38])" office:value-type="float" office:value="1">
            <text:p>1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2" table:style-name="ce168" office:value-type="float" office:value="0">
            <text:p>0</text:p>
          </table:table-cell>
          <table:table-cell table:style-name="ce168" office:value-type="float" office:value="1">
            <office:annotation draw:style-name="gr7" draw:text-style-name="P1" svg:width="1.1413in" svg:height="0.2634in" svg:x="12.9189in" svg:y="8.5398in" draw:caption-point-x="-0.2402in" draw:caption-point-y="0.5996in">
              <dc:date>2015-12-23T00:00:00</dc:date>
              <text:p text:style-name="P1"><text:span text:style-name="T1">Bị ôm</text:span></text:p>
            </office:annotation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168" table:number-columns-repeated="2"/>
          <table:table-cell table:style-name="ce168" office:value-type="float" office:value="0">
            <text:p>0</text:p>
          </table:table-cell>
          <table:table-cell table:style-name="ce168" office:value-type="float" office:value="0">
            <office:annotation draw:style-name="gr3" draw:text-style-name="P1" svg:width="1.1413in" svg:height="0.7012in" svg:x="15.6587in" svg:y="8.5417in" draw:caption-point-x="-0.2402in" draw:caption-point-y="0.5976in">
              <dc:date>2015-12-30T00:00:00</dc:date>
              <text:p text:style-name="P1"><text:span text:style-name="T1">Bận việc nhà, nghỉ buổi chiều, Nhưng có làm bù</text:span></text:p>
            </office:annotation>
            <text:p>0</text:p>
          </table:table-cell>
          <table:table-cell table:number-columns-repeated="2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164" table:formula="of:=SUM([.D39:.AH39])" office:value-type="float" office:value="1">
            <text:p>1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1">
            <office:annotation draw:style-name="gr7" draw:text-style-name="P1" svg:width="1.1413in" svg:height="0.2634in" svg:x="16.6106in" svg:y="8.7913in" draw:caption-point-x="-0.2402in" draw:caption-point-y="0.5957in">
              <dc:date>2015-12-31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164" table:formula="of:=SUM([.D40:.AH40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34" office:value-type="string">
            <text:p>VinhP</text:p>
          </table:table-cell>
          <table:table-cell table:style-name="ce164" table:formula="of:=SUM([.D41:.AH41])" office:value-type="float" office:value="1">
            <text:p>1</text:p>
          </table:table-cell>
          <table:table-cell table:style-name="ce168" office:value-type="float" office:value="1">
            <office:annotation draw:style-name="gr4" draw:text-style-name="P1" svg:width="1.1413in" svg:height="0.3902in" svg:x="2.6457in" svg:y="9.274in" draw:caption-point-x="-0.2402in" draw:caption-point-y="0.6083in">
              <dc:date>2015-12-01T00:00:00</dc:date>
              <text:p text:style-name="P1"><text:span text:style-name="T1">Về quê khám nghĩ vụ quân sự</text:span></text:p>
            </office:annotation>
            <text:p>1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164" table:formula="of:=SUM([.D42:.AH42])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5" table:style-name="ce168" office:value-type="float" office:value="0">
            <text:p>0</text:p>
          </table:table-cell>
          <table:table-cell table:style-name="ce168" table:number-columns-repeated="2"/>
          <table:table-cell table:number-columns-repeated="4" table:style-name="ce168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69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69" table:number-columns-repeated="4"/>
          <table:table-cell table:style-name="ce171"/>
          <table:table-cell table:style-name="ce169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69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69" table:number-columns-repeated="4"/>
          <table:table-cell table:style-name="ce172" table:number-columns-repeated="7"/>
          <table:table-cell table:style-name="ce169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69" table:number-columns-repeated="31"/>
          <table:table-cell table:style-name="ce3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18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2-05">02/05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03</meta:editing-cycles>
    <meta:editing-duration>P13DT2H45M28S</meta:editing-duration>
    <meta:generator>OpenOffice/4.1.1$Win32 OpenOffice.org_project/411m6$Build-9775</meta:generator>
    <dc:date>2016-02-05T18:20:34.92</dc:date>
    <dc:creator>Thuy Le</dc:creator>
    <meta:document-statistic meta:table-count="15" meta:cell-count="9239" meta:object-count="0"/>
    <meta:user-defined meta:name="Info 1"/>
    <meta:user-defined meta:name="Info 2"/>
    <meta:user-defined meta:name="Info 3"/>
    <meta:user-defined meta:name="Info 4"/>
  </office:meta>
</office:document-meta>
</file>